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5.09mm" svg:height="69.59mm" svg:x="273.96mm" svg:y="19.06mm">
            <draw:object draw:notify-on-update-of-ranges="Sheet1.C2:Sheet1.C299 Sheet1.K1:Sheet1.K1 Sheet1.K2:Sheet1.K2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8.02mm" svg:height="51.79mm" svg:x="214.21mm" svg:y="106.25mm">
            <draw:object draw:notify-on-update-of-ranges="Sheet1.B2:Sheet1.B299 Sheet1.K1:Sheet1.K1 Sheet1.K2:Sheet1.K2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6.38mm" svg:height="64.81mm" svg:x="333.16mm" svg:y="104.13mm">
            <draw:object draw:notify-on-update-of-ranges="Sheet1.A2:Sheet1.A299 Sheet1.K1:Sheet1.K1 Sheet1.K2:Sheet1.K2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8.84mm" svg:height="68.79mm" svg:x="236.85mm" svg:y="246.39mm">
            <draw:object draw:notify-on-update-of-ranges="Sheet1.D2:Sheet1.D299 Sheet1.K1:Sheet1.K1 Sheet1.K2:Sheet1.K2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0.08mm" svg:height="61.96mm" svg:x="493.4mm" svg:y="238.11mm">
            <draw:object draw:notify-on-update-of-ranges="Sheet1.E2:Sheet1.E299 Sheet1.K1:Sheet1.K1 Sheet1.K2:Sheet1.K2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97.98mm" svg:height="72.25mm" svg:x="369.76mm" svg:y="322.65mm">
            <draw:object draw:notify-on-update-of-ranges="Sheet1.F2:Sheet1.F299 Sheet1.K1:Sheet1.K1 Sheet1.K2:Sheet1.K2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5.85mm" svg:height="64.86mm" svg:x="368.48mm" svg:y="187.6mm">
            <draw:object draw:notify-on-update-of-ranges="Sheet1.G2:Sheet1.G299 Sheet1.K1:Sheet1.K1 Sheet1.K2:Sheet1.K2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16.73mm" svg:height="65.81mm" svg:x="342.93mm" svg:y="247.81mm">
            <draw:object draw:notify-on-update-of-ranges="Sheet1.H2:Sheet1.H299 Sheet1.K1:Sheet1.K1 Sheet1.K2:Sheet1.K29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3mm" svg:height="78.99mm" svg:x="399.74mm" svg:y="5.43mm">
            <draw:object draw:notify-on-update-of-ranges="Sheet1.I1:Sheet1.I1 Sheet1.I2:Sheet1.I299 Sheet1.K1:Sheet1.K1 Sheet1.K2:Sheet1.K2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60.18mm" svg:height="90.31mm" svg:x="474.99mm" svg:y="98.52mm">
            <draw:object draw:notify-on-update-of-ranges="Sheet1.J1:Sheet1.J1 Sheet1.J2:Sheet1.J299 Sheet1.K1:Sheet1.K1 Sheet1.K2:Sheet1.K29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667.87mm" svg:y="38.26mm">
            <draw:object draw:notify-on-update-of-ranges="Sheet1.C1:Sheet1.C1 Sheet1.C2:Sheet1.C2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7mm" svg:height="89.75mm" svg:x="671.27mm" svg:y="184.01mm">
            <draw:object draw:notify-on-update-of-ranges="Sheet1.K1:Sheet1.K1 Sheet1.K2:Sheet1.K29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69mm" svg:height="89.75mm" svg:x="562.24mm" svg:y="357.86mm">
            <draw:object draw:notify-on-update-of-ranges="Sheet1.H1:Sheet1.H1 Sheet1.H2:Sheet1.H29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7mm" svg:height="89.75mm" svg:x="736.25mm" svg:y="361.81mm">
            <draw:object draw:notify-on-update-of-ranges="Sheet1.B1:Sheet1.B1 Sheet1.B2:Sheet1.B29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c/h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fw</text:p>
          </table:table-cell>
          <table:table-cell office:value-type="string" calcext:value-type="string">
            <text:p>pfe</text:p>
          </table:table-cell>
          <table:table-cell office:value-type="string" calcext:value-type="string">
            <text:p>qfs</text:p>
          </table:table-cell>
          <table:table-cell office:value-type="string" calcext:value-type="string">
            <text:p>qfn</text:p>
          </table:table-cell>
          <table:table-cell office:value-type="string" calcext:value-type="string">
            <text:p>flow_sum</text:p>
          </table:table-cell>
          <table:table-cell office:value-type="string" calcext:value-type="string">
            <text:p>Pfwe – pfe</text:p>
          </table:table-cell>
          <table:table-cell office:value-type="string" calcext:value-type="string">
            <text:p>Qfs-qfn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-0.003358" calcext:value-type="float">
            <text:p>-0.003358</text:p>
          </table:table-cell>
          <table:table-cell office:value-type="float" office:value="-0.003341" calcext:value-type="float">
            <text:p>-0.003341</text:p>
          </table:table-cell>
          <table:table-cell office:value-type="float" office:value="0.995037" calcext:value-type="float">
            <text:p>0.995037</text:p>
          </table:table-cell>
          <table:table-cell office:value-type="float" office:value="-0.010672" calcext:value-type="float">
            <text:p>-0.010672</text:p>
          </table:table-cell>
          <table:table-cell office:value-type="float" office:value="0.132667" calcext:value-type="float">
            <text:p>0.132667</text:p>
          </table:table-cell>
          <table:table-cell office:value-type="float" office:value="-0.025325" calcext:value-type="float">
            <text:p>-0.025325</text:p>
          </table:table-cell>
          <table:table-cell office:value-type="float" office:value="0.033917" calcext:value-type="float">
            <text:p>0.033917</text:p>
          </table:table-cell>
          <table:table-cell table:formula="of:=[.D2]-[.E2]+[.F2]-[.G2]" office:value-type="float" office:value="-0.202581" calcext:value-type="float">
            <text:p>-0.202581</text:p>
          </table:table-cell>
          <table:table-cell table:formula="of:=[.D2]-[.E2]" office:value-type="float" office:value="-0.143339" calcext:value-type="float">
            <text:p>-0.143339</text:p>
          </table:table-cell>
          <table:table-cell table:formula="of:=[.F2]-[.G2]" office:value-type="float" office:value="-0.059242" calcext:value-type="float">
            <text:p>-0.059242</text:p>
          </table:table-cell>
          <table:table-cell office:value-type="float" office:value="9.996642" calcext:value-type="float">
            <text:p>9.996642</text:p>
          </table:table-cell>
        </table:table-row>
        <table:table-row table:style-name="ro1">
          <table:table-cell office:value-type="float" office:value="-0.036002" calcext:value-type="float">
            <text:p>-0.036002</text:p>
          </table:table-cell>
          <table:table-cell office:value-type="float" office:value="-0.034735" calcext:value-type="float">
            <text:p>-0.034735</text:p>
          </table:table-cell>
          <table:table-cell office:value-type="float" office:value="0.96482" calcext:value-type="float">
            <text:p>0.96482</text:p>
          </table:table-cell>
          <table:table-cell office:value-type="float" office:value="-0.040723" calcext:value-type="float">
            <text:p>-0.040723</text:p>
          </table:table-cell>
          <table:table-cell office:value-type="float" office:value="0.494052" calcext:value-type="float">
            <text:p>0.494052</text:p>
          </table:table-cell>
          <table:table-cell office:value-type="float" office:value="-0.080061" calcext:value-type="float">
            <text:p>-0.080061</text:p>
          </table:table-cell>
          <table:table-cell office:value-type="float" office:value="0.095092" calcext:value-type="float">
            <text:p>0.095092</text:p>
          </table:table-cell>
          <table:table-cell table:formula="of:=[.D3]-[.E3]+[.F3]-[.G3]" office:value-type="float" office:value="-0.709928" calcext:value-type="float">
            <text:p>-0.709928</text:p>
          </table:table-cell>
          <table:table-cell table:formula="of:=[.D3]-[.E3]" office:value-type="float" office:value="-0.534775" calcext:value-type="float">
            <text:p>-0.534775</text:p>
          </table:table-cell>
          <table:table-cell table:formula="of:=[.F3]-[.G3]" office:value-type="float" office:value="-0.175153" calcext:value-type="float">
            <text:p>-0.175153</text:p>
          </table:table-cell>
          <table:table-cell office:value-type="float" office:value="10.27372" calcext:value-type="float">
            <text:p>10.27372</text:p>
          </table:table-cell>
        </table:table-row>
        <table:table-row table:style-name="ro1">
          <table:table-cell office:value-type="float" office:value="-0.044389" calcext:value-type="float">
            <text:p>-0.044389</text:p>
          </table:table-cell>
          <table:table-cell office:value-type="float" office:value="-0.041665" calcext:value-type="float">
            <text:p>-0.041665</text:p>
          </table:table-cell>
          <table:table-cell office:value-type="float" office:value="0.938632" calcext:value-type="float">
            <text:p>0.938632</text:p>
          </table:table-cell>
          <table:table-cell office:value-type="float" office:value="-0.048898" calcext:value-type="float">
            <text:p>-0.048898</text:p>
          </table:table-cell>
          <table:table-cell office:value-type="float" office:value="0.703823" calcext:value-type="float">
            <text:p>0.703823</text:p>
          </table:table-cell>
          <table:table-cell office:value-type="float" office:value="-0.101083" calcext:value-type="float">
            <text:p>-0.101083</text:p>
          </table:table-cell>
          <table:table-cell office:value-type="float" office:value="0.0581" calcext:value-type="float">
            <text:p>0.0581</text:p>
          </table:table-cell>
          <table:table-cell table:formula="of:=[.D4]-[.E4]+[.F4]-[.G4]" office:value-type="float" office:value="-0.911904" calcext:value-type="float">
            <text:p>-0.911904</text:p>
          </table:table-cell>
          <table:table-cell table:formula="of:=[.D4]-[.E4]" office:value-type="float" office:value="-0.752721" calcext:value-type="float">
            <text:p>-0.752721</text:p>
          </table:table-cell>
          <table:table-cell table:formula="of:=[.F4]-[.G4]" office:value-type="float" office:value="-0.159183" calcext:value-type="float">
            <text:p>-0.159183</text:p>
          </table:table-cell>
          <table:table-cell office:value-type="float" office:value="10.515971" calcext:value-type="float">
            <text:p>10.515971</text:p>
          </table:table-cell>
        </table:table-row>
        <table:table-row table:style-name="ro1">
          <table:table-cell table:number-columns-repeated="7"/>
          <table:table-cell table:formula="of:=[.D5]-[.E5]+[.F5]-[.G5]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formula="of:=[.F5]-[.G5]" office:value-type="float" office:value="0" calcext:value-type="float">
            <text:p>0</text:p>
          </table:table-cell>
          <table:table-cell office:value-type="string" calcext:value-type="string">
            <text:p>Result Results/1.txt saved</text:p>
          </table:table-cell>
        </table:table-row>
        <table:table-row table:style-name="ro1">
          <table:table-cell office:value-type="float" office:value="-0.106147" calcext:value-type="float">
            <text:p>-0.106147</text:p>
          </table:table-cell>
          <table:table-cell office:value-type="float" office:value="-0.094807" calcext:value-type="float">
            <text:p>-0.094807</text:p>
          </table:table-cell>
          <table:table-cell office:value-type="float" office:value="0.893167" calcext:value-type="float">
            <text:p>0.893167</text:p>
          </table:table-cell>
          <table:table-cell office:value-type="float" office:value="-0.083283" calcext:value-type="float">
            <text:p>-0.083283</text:p>
          </table:table-cell>
          <table:table-cell office:value-type="float" office:value="0.982816" calcext:value-type="float">
            <text:p>0.982816</text:p>
          </table:table-cell>
          <table:table-cell office:value-type="float" office:value="-0.221167" calcext:value-type="float">
            <text:p>-0.221167</text:p>
          </table:table-cell>
          <table:table-cell office:value-type="float" office:value="-0.113632" calcext:value-type="float">
            <text:p>-0.113632</text:p>
          </table:table-cell>
          <table:table-cell table:formula="of:=[.D6]-[.E6]+[.F6]-[.G6]" office:value-type="float" office:value="-1.173634" calcext:value-type="float">
            <text:p>-1.173634</text:p>
          </table:table-cell>
          <table:table-cell table:formula="of:=[.D6]-[.E6]" office:value-type="float" office:value="-1.066099" calcext:value-type="float">
            <text:p>-1.066099</text:p>
          </table:table-cell>
          <table:table-cell table:formula="of:=[.F6]-[.G6]" office:value-type="float" office:value="-0.107535" calcext:value-type="float">
            <text:p>-0.107535</text:p>
          </table:table-cell>
          <table:table-cell office:value-type="float" office:value="10.94512" calcext:value-type="float">
            <text:p>10.94512</text:p>
          </table:table-cell>
        </table:table-row>
        <table:table-row table:style-name="ro1">
          <table:table-cell office:value-type="float" office:value="-0.030558" calcext:value-type="float">
            <text:p>-0.030558</text:p>
          </table:table-cell>
          <table:table-cell office:value-type="float" office:value="-0.026792" calcext:value-type="float">
            <text:p>-0.026792</text:p>
          </table:table-cell>
          <table:table-cell office:value-type="float" office:value="0.876766" calcext:value-type="float">
            <text:p>0.876766</text:p>
          </table:table-cell>
          <table:table-cell office:value-type="float" office:value="-0.077766" calcext:value-type="float">
            <text:p>-0.077766</text:p>
          </table:table-cell>
          <table:table-cell office:value-type="float" office:value="0.760697" calcext:value-type="float">
            <text:p>0.760697</text:p>
          </table:table-cell>
          <table:table-cell office:value-type="float" office:value="-0.263252" calcext:value-type="float">
            <text:p>-0.263252</text:p>
          </table:table-cell>
          <table:table-cell office:value-type="float" office:value="-0.218366" calcext:value-type="float">
            <text:p>-0.218366</text:p>
          </table:table-cell>
          <table:table-cell table:formula="of:=[.D7]-[.E7]+[.F7]-[.G7]" office:value-type="float" office:value="-0.883349" calcext:value-type="float">
            <text:p>-0.883349</text:p>
          </table:table-cell>
          <table:table-cell table:formula="of:=[.D7]-[.E7]" office:value-type="float" office:value="-0.838463" calcext:value-type="float">
            <text:p>-0.838463</text:p>
          </table:table-cell>
          <table:table-cell table:formula="of:=[.F7]-[.G7]" office:value-type="float" office:value="-0.044886" calcext:value-type="float">
            <text:p>-0.044886</text:p>
          </table:table-cell>
          <table:table-cell office:value-type="float" office:value="11.119299" calcext:value-type="float">
            <text:p>11.119299</text:p>
          </table:table-cell>
        </table:table-row>
        <table:table-row table:style-name="ro1">
          <table:table-cell table:number-columns-repeated="7"/>
          <table:table-cell table:formula="of:=[.D8]-[.E8]+[.F8]-[.G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.F8]-[.G8]" office:value-type="float" office:value="0" calcext:value-type="float">
            <text:p>0</text:p>
          </table:table-cell>
          <table:table-cell office:value-type="string" calcext:value-type="string">
            <text:p>Result Results/2.txt saved</text:p>
          </table:table-cell>
        </table:table-row>
        <table:table-row table:style-name="ro1">
          <table:table-cell office:value-type="float" office:value="-0.033302" calcext:value-type="float">
            <text:p>-0.033302</text:p>
          </table:table-cell>
          <table:table-cell office:value-type="float" office:value="-0.02777" calcext:value-type="float">
            <text:p>-0.02777</text:p>
          </table:table-cell>
          <table:table-cell office:value-type="float" office:value="0.833893" calcext:value-type="float">
            <text:p>0.833893</text:p>
          </table:table-cell>
          <table:table-cell office:value-type="float" office:value="-0.09899" calcext:value-type="float">
            <text:p>-0.09899</text:p>
          </table:table-cell>
          <table:table-cell office:value-type="float" office:value="0.352966" calcext:value-type="float">
            <text:p>0.352966</text:p>
          </table:table-cell>
          <table:table-cell office:value-type="float" office:value="-0.462863" calcext:value-type="float">
            <text:p>-0.462863</text:p>
          </table:table-cell>
          <table:table-cell office:value-type="float" office:value="-0.5774" calcext:value-type="float">
            <text:p>-0.5774</text:p>
          </table:table-cell>
          <table:table-cell table:formula="of:=[.D9]-[.E9]+[.F9]-[.G9]" office:value-type="float" office:value="-0.337419" calcext:value-type="float">
            <text:p>-0.337419</text:p>
          </table:table-cell>
          <table:table-cell table:formula="of:=[.D9]-[.E9]" office:value-type="float" office:value="-0.451956" calcext:value-type="float">
            <text:p>-0.451956</text:p>
          </table:table-cell>
          <table:table-cell table:formula="of:=[.F9]-[.G9]" office:value-type="float" office:value="0.114537" calcext:value-type="float">
            <text:p>0.114537</text:p>
          </table:table-cell>
          <table:table-cell office:value-type="float" office:value="11.657669" calcext:value-type="float">
            <text:p>11.657669</text:p>
          </table:table-cell>
        </table:table-row>
        <table:table-row table:style-name="ro1">
          <table:table-cell office:value-type="float" office:value="0.001408" calcext:value-type="float">
            <text:p>0.001408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819586" calcext:value-type="float">
            <text:p>0.819586</text:p>
          </table:table-cell>
          <table:table-cell office:value-type="float" office:value="-0.118188" calcext:value-type="float">
            <text:p>-0.118188</text:p>
          </table:table-cell>
          <table:table-cell office:value-type="float" office:value="0.030836" calcext:value-type="float">
            <text:p>0.030836</text:p>
          </table:table-cell>
          <table:table-cell office:value-type="float" office:value="-0.449316" calcext:value-type="float">
            <text:p>-0.449316</text:p>
          </table:table-cell>
          <table:table-cell office:value-type="float" office:value="-0.638394" calcext:value-type="float">
            <text:p>-0.638394</text:p>
          </table:table-cell>
          <table:table-cell table:formula="of:=[.D10]-[.E10]+[.F10]-[.G10]" office:value-type="float" office:value="0.040054" calcext:value-type="float">
            <text:p>0.040054</text:p>
          </table:table-cell>
          <table:table-cell table:formula="of:=[.D10]-[.E10]" office:value-type="float" office:value="-0.149024" calcext:value-type="float">
            <text:p>-0.149024</text:p>
          </table:table-cell>
          <table:table-cell table:formula="of:=[.F10]-[.G10]" office:value-type="float" office:value="0.189078" calcext:value-type="float">
            <text:p>0.189078</text:p>
          </table:table-cell>
          <table:table-cell office:value-type="float" office:value="11.862591" calcext:value-type="float">
            <text:p>11.862591</text:p>
          </table:table-cell>
        </table:table-row>
        <table:table-row table:style-name="ro1">
          <table:table-cell table:number-columns-repeated="7"/>
          <table:table-cell table:formula="of:=[.D11]-[.E11]+[.F11]-[.G11]" office:value-type="float" office:value="0" calcext:value-type="float">
            <text:p>0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[.F11]-[.G11]" office:value-type="float" office:value="0" calcext:value-type="float">
            <text:p>0</text:p>
          </table:table-cell>
          <table:table-cell office:value-type="string" calcext:value-type="string">
            <text:p>Result Results/3.txt saved</text:p>
          </table:table-cell>
        </table:table-row>
        <table:table-row table:style-name="ro1">
          <table:table-cell office:value-type="float" office:value="0.082286" calcext:value-type="float">
            <text:p>0.082286</text:p>
          </table:table-cell>
          <table:table-cell office:value-type="float" office:value="0.064829" calcext:value-type="float">
            <text:p>0.064829</text:p>
          </table:table-cell>
          <table:table-cell office:value-type="float" office:value="0.787847" calcext:value-type="float">
            <text:p>0.787847</text:p>
          </table:table-cell>
          <table:table-cell office:value-type="float" office:value="-0.168141" calcext:value-type="float">
            <text:p>-0.168141</text:p>
          </table:table-cell>
          <table:table-cell office:value-type="float" office:value="-0.683349" calcext:value-type="float">
            <text:p>-0.683349</text:p>
          </table:table-cell>
          <table:table-cell office:value-type="float" office:value="-0.51256" calcext:value-type="float">
            <text:p>-0.51256</text:p>
          </table:table-cell>
          <table:table-cell office:value-type="float" office:value="-0.94788" calcext:value-type="float">
            <text:p>-0.94788</text:p>
          </table:table-cell>
          <table:table-cell table:formula="of:=[.D12]-[.E12]+[.F12]-[.G12]" office:value-type="float" office:value="0.950528" calcext:value-type="float">
            <text:p>0.950528</text:p>
          </table:table-cell>
          <table:table-cell table:formula="of:=[.D12]-[.E12]" office:value-type="float" office:value="0.515208" calcext:value-type="float">
            <text:p>0.515208</text:p>
          </table:table-cell>
          <table:table-cell table:formula="of:=[.F12]-[.G12]" office:value-type="float" office:value="0.43532" calcext:value-type="float">
            <text:p>0.43532</text:p>
          </table:table-cell>
          <table:table-cell office:value-type="float" office:value="12.422767" calcext:value-type="float">
            <text:p>12.422767</text:p>
          </table:table-cell>
        </table:table-row>
        <table:table-row table:style-name="ro1">
          <table:table-cell office:value-type="float" office:value="0.082003" calcext:value-type="float">
            <text:p>0.082003</text:p>
          </table:table-cell>
          <table:table-cell office:value-type="float" office:value="0.063502" calcext:value-type="float">
            <text:p>0.063502</text:p>
          </table:table-cell>
          <table:table-cell office:value-type="float" office:value="0.774386" calcext:value-type="float">
            <text:p>0.774386</text:p>
          </table:table-cell>
          <table:table-cell office:value-type="float" office:value="-0.224509" calcext:value-type="float">
            <text:p>-0.224509</text:p>
          </table:table-cell>
          <table:table-cell office:value-type="float" office:value="-1.150133" calcext:value-type="float">
            <text:p>-1.150133</text:p>
          </table:table-cell>
          <table:table-cell office:value-type="float" office:value="-0.449541" calcext:value-type="float">
            <text:p>-0.449541</text:p>
          </table:table-cell>
          <table:table-cell office:value-type="float" office:value="-1.003857" calcext:value-type="float">
            <text:p>-1.003857</text:p>
          </table:table-cell>
          <table:table-cell table:formula="of:=[.D13]-[.E13]+[.F13]-[.G13]" office:value-type="float" office:value="1.47994" calcext:value-type="float">
            <text:p>1.47994</text:p>
          </table:table-cell>
          <table:table-cell table:formula="of:=[.D13]-[.E13]" office:value-type="float" office:value="0.925624" calcext:value-type="float">
            <text:p>0.925624</text:p>
          </table:table-cell>
          <table:table-cell table:formula="of:=[.F13]-[.G13]" office:value-type="float" office:value="0.554316" calcext:value-type="float">
            <text:p>0.554316</text:p>
          </table:table-cell>
          <table:table-cell office:value-type="float" office:value="12.720705" calcext:value-type="float">
            <text:p>12.720705</text:p>
          </table:table-cell>
        </table:table-row>
        <table:table-row table:style-name="ro1">
          <table:table-cell table:number-columns-repeated="7"/>
          <table:table-cell table:formula="of:=[.D14]-[.E14]+[.F14]-[.G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[.F14]-[.G14]" office:value-type="float" office:value="0" calcext:value-type="float">
            <text:p>0</text:p>
          </table:table-cell>
          <table:table-cell office:value-type="string" calcext:value-type="string">
            <text:p>Result Results/4.txt saved</text:p>
          </table:table-cell>
        </table:table-row>
        <table:table-row table:style-name="ro1">
          <table:table-cell office:value-type="float" office:value="0.179823" calcext:value-type="float">
            <text:p>0.179823</text:p>
          </table:table-cell>
          <table:table-cell office:value-type="float" office:value="0.136041" calcext:value-type="float">
            <text:p>0.136041</text:p>
          </table:table-cell>
          <table:table-cell office:value-type="float" office:value="0.756525" calcext:value-type="float">
            <text:p>0.756525</text:p>
          </table:table-cell>
          <table:table-cell office:value-type="float" office:value="-0.482294" calcext:value-type="float">
            <text:p>-0.482294</text:p>
          </table:table-cell>
          <table:table-cell office:value-type="float" office:value="-1.96129" calcext:value-type="float">
            <text:p>-1.96129</text:p>
          </table:table-cell>
          <table:table-cell office:value-type="float" office:value="-0.464142" calcext:value-type="float">
            <text:p>-0.464142</text:p>
          </table:table-cell>
          <table:table-cell office:value-type="float" office:value="-1.165421" calcext:value-type="float">
            <text:p>-1.165421</text:p>
          </table:table-cell>
          <table:table-cell table:formula="of:=[.D15]-[.E15]+[.F15]-[.G15]" office:value-type="float" office:value="2.180275" calcext:value-type="float">
            <text:p>2.180275</text:p>
          </table:table-cell>
          <table:table-cell table:formula="of:=[.D15]-[.E15]" office:value-type="float" office:value="1.478996" calcext:value-type="float">
            <text:p>1.478996</text:p>
          </table:table-cell>
          <table:table-cell table:formula="of:=[.F15]-[.G15]" office:value-type="float" office:value="0.701279" calcext:value-type="float">
            <text:p>0.701279</text:p>
          </table:table-cell>
          <table:table-cell office:value-type="float" office:value="13.200852" calcext:value-type="float">
            <text:p>13.200852</text:p>
          </table:table-cell>
        </table:table-row>
        <table:table-row table:style-name="ro1">
          <table:table-cell office:value-type="float" office:value="0.132126" calcext:value-type="float">
            <text:p>0.132126</text:p>
          </table:table-cell>
          <table:table-cell office:value-type="float" office:value="0.098666" calcext:value-type="float">
            <text:p>0.098666</text:p>
          </table:table-cell>
          <table:table-cell office:value-type="float" office:value="0.746758" calcext:value-type="float">
            <text:p>0.746758</text:p>
          </table:table-cell>
          <table:table-cell office:value-type="float" office:value="-0.733551" calcext:value-type="float">
            <text:p>-0.733551</text:p>
          </table:table-cell>
          <table:table-cell office:value-type="float" office:value="-2.416869" calcext:value-type="float">
            <text:p>-2.416869</text:p>
          </table:table-cell>
          <table:table-cell office:value-type="float" office:value="-0.488718" calcext:value-type="float">
            <text:p>-0.488718</text:p>
          </table:table-cell>
          <table:table-cell office:value-type="float" office:value="-1.198861" calcext:value-type="float">
            <text:p>-1.198861</text:p>
          </table:table-cell>
          <table:table-cell table:formula="of:=[.D16]-[.E16]+[.F16]-[.G16]" office:value-type="float" office:value="2.393461" calcext:value-type="float">
            <text:p>2.393461</text:p>
          </table:table-cell>
          <table:table-cell table:formula="of:=[.D16]-[.E16]" office:value-type="float" office:value="1.683318" calcext:value-type="float">
            <text:p>1.683318</text:p>
          </table:table-cell>
          <table:table-cell table:formula="of:=[.F16]-[.G16]" office:value-type="float" office:value="0.710143" calcext:value-type="float">
            <text:p>0.710143</text:p>
          </table:table-cell>
          <table:table-cell office:value-type="float" office:value="13.50564" calcext:value-type="float">
            <text:p>13.50564</text:p>
          </table:table-cell>
        </table:table-row>
        <table:table-row table:style-name="ro1">
          <table:table-cell office:value-type="float" office:value="0.020576" calcext:value-type="float">
            <text:p>0.020576</text:p>
          </table:table-cell>
          <table:table-cell office:value-type="float" office:value="0.01533" calcext:value-type="float">
            <text:p>0.01533</text:p>
          </table:table-cell>
          <table:table-cell office:value-type="float" office:value="0.745052" calcext:value-type="float">
            <text:p>0.745052</text:p>
          </table:table-cell>
          <table:table-cell office:value-type="float" office:value="-0.665475" calcext:value-type="float">
            <text:p>-0.665475</text:p>
          </table:table-cell>
          <table:table-cell office:value-type="float" office:value="-2.115078" calcext:value-type="float">
            <text:p>-2.115078</text:p>
          </table:table-cell>
          <table:table-cell office:value-type="float" office:value="-0.418102" calcext:value-type="float">
            <text:p>-0.418102</text:p>
          </table:table-cell>
          <table:table-cell office:value-type="float" office:value="-1.01471" calcext:value-type="float">
            <text:p>-1.01471</text:p>
          </table:table-cell>
          <table:table-cell table:formula="of:=[.D17]-[.E17]+[.F17]-[.G17]" office:value-type="float" office:value="2.046211" calcext:value-type="float">
            <text:p>2.046211</text:p>
          </table:table-cell>
          <table:table-cell table:formula="of:=[.D17]-[.E17]" office:value-type="float" office:value="1.449603" calcext:value-type="float">
            <text:p>1.449603</text:p>
          </table:table-cell>
          <table:table-cell table:formula="of:=[.F17]-[.G17]" office:value-type="float" office:value="0.596608" calcext:value-type="float">
            <text:p>0.596608</text:p>
          </table:table-cell>
          <table:table-cell office:value-type="float" office:value="13.557146" calcext:value-type="float">
            <text:p>13.557146</text:p>
          </table:table-cell>
        </table:table-row>
        <table:table-row table:style-name="ro1">
          <table:table-cell table:number-columns-repeated="7"/>
          <table:table-cell table:formula="of:=[.D18]-[.E18]+[.F18]-[.G18]" office:value-type="float" office:value="0" calcext:value-type="float">
            <text:p>0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[.F18]-[.G18]" office:value-type="float" office:value="0" calcext:value-type="float">
            <text:p>0</text:p>
          </table:table-cell>
          <table:table-cell office:value-type="string" calcext:value-type="string">
            <text:p>Result Results/5.txt saved</text:p>
          </table:table-cell>
        </table:table-row>
        <table:table-row table:style-name="ro1">
          <table:table-cell office:value-type="float" office:value="0.332709" calcext:value-type="float">
            <text:p>0.332709</text:p>
          </table:table-cell>
          <table:table-cell office:value-type="float" office:value="0.240987" calcext:value-type="float">
            <text:p>0.240987</text:p>
          </table:table-cell>
          <table:table-cell office:value-type="float" office:value="0.724319" calcext:value-type="float">
            <text:p>0.724319</text:p>
          </table:table-cell>
          <table:table-cell office:value-type="float" office:value="-1.289334" calcext:value-type="float">
            <text:p>-1.289334</text:p>
          </table:table-cell>
          <table:table-cell office:value-type="float" office:value="-3.452519" calcext:value-type="float">
            <text:p>-3.452519</text:p>
          </table:table-cell>
          <table:table-cell office:value-type="float" office:value="-0.569713" calcext:value-type="float">
            <text:p>-0.569713</text:p>
          </table:table-cell>
          <table:table-cell office:value-type="float" office:value="-1.3778" calcext:value-type="float">
            <text:p>-1.3778</text:p>
          </table:table-cell>
          <table:table-cell table:formula="of:=[.D19]-[.E19]+[.F19]-[.G19]" office:value-type="float" office:value="2.971272" calcext:value-type="float">
            <text:p>2.971272</text:p>
          </table:table-cell>
          <table:table-cell table:formula="of:=[.D19]-[.E19]" office:value-type="float" office:value="2.163185" calcext:value-type="float">
            <text:p>2.163185</text:p>
          </table:table-cell>
          <table:table-cell table:formula="of:=[.F19]-[.G19]" office:value-type="float" office:value="0.808087" calcext:value-type="float">
            <text:p>0.808087</text:p>
          </table:table-cell>
          <table:table-cell office:value-type="float" office:value="14.277917" calcext:value-type="float">
            <text:p>14.277917</text:p>
          </table:table-cell>
        </table:table-row>
        <table:table-row table:style-name="ro1">
          <table:table-cell office:value-type="float" office:value="0.122284" calcext:value-type="float">
            <text:p>0.122284</text:p>
          </table:table-cell>
          <table:table-cell office:value-type="float" office:value="0.087887" calcext:value-type="float">
            <text:p>0.087887</text:p>
          </table:table-cell>
          <table:table-cell office:value-type="float" office:value="0.718711" calcext:value-type="float">
            <text:p>0.718711</text:p>
          </table:table-cell>
          <table:table-cell office:value-type="float" office:value="-1.431331" calcext:value-type="float">
            <text:p>-1.431331</text:p>
          </table:table-cell>
          <table:table-cell office:value-type="float" office:value="-3.602614" calcext:value-type="float">
            <text:p>-3.602614</text:p>
          </table:table-cell>
          <table:table-cell office:value-type="float" office:value="-0.601395" calcext:value-type="float">
            <text:p>-0.601395</text:p>
          </table:table-cell>
          <table:table-cell office:value-type="float" office:value="-1.359152" calcext:value-type="float">
            <text:p>-1.359152</text:p>
          </table:table-cell>
          <table:table-cell table:formula="of:=[.D20]-[.E20]+[.F20]-[.G20]" office:value-type="float" office:value="2.92904" calcext:value-type="float">
            <text:p>2.92904</text:p>
          </table:table-cell>
          <table:table-cell table:formula="of:=[.D20]-[.E20]" office:value-type="float" office:value="2.171283" calcext:value-type="float">
            <text:p>2.171283</text:p>
          </table:table-cell>
          <table:table-cell table:formula="of:=[.F20]-[.G20]" office:value-type="float" office:value="0.757757" calcext:value-type="float">
            <text:p>0.757757</text:p>
          </table:table-cell>
          <table:table-cell office:value-type="float" office:value="14.511603" calcext:value-type="float">
            <text:p>14.511603</text:p>
          </table:table-cell>
        </table:table-row>
        <table:table-row table:style-name="ro1">
          <table:table-cell table:number-columns-repeated="7"/>
          <table:table-cell table:formula="of:=[.D21]-[.E21]+[.F21]-[.G21]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[.F21]-[.G21]" office:value-type="float" office:value="0" calcext:value-type="float">
            <text:p>0</text:p>
          </table:table-cell>
          <table:table-cell office:value-type="string" calcext:value-type="string">
            <text:p>Result Results/6.txt saved</text:p>
          </table:table-cell>
        </table:table-row>
        <table:table-row table:style-name="ro1">
          <table:table-cell office:value-type="float" office:value="0.134961" calcext:value-type="float">
            <text:p>0.134961</text:p>
          </table:table-cell>
          <table:table-cell office:value-type="float" office:value="0.096137" calcext:value-type="float">
            <text:p>0.096137</text:p>
          </table:table-cell>
          <table:table-cell office:value-type="float" office:value="0.712329" calcext:value-type="float">
            <text:p>0.712329</text:p>
          </table:table-cell>
          <table:table-cell office:value-type="float" office:value="-1.575966" calcext:value-type="float">
            <text:p>-1.575966</text:p>
          </table:table-cell>
          <table:table-cell office:value-type="float" office:value="-3.783163" calcext:value-type="float">
            <text:p>-3.783163</text:p>
          </table:table-cell>
          <table:table-cell office:value-type="float" office:value="-0.631384" calcext:value-type="float">
            <text:p>-0.631384</text:p>
          </table:table-cell>
          <table:table-cell office:value-type="float" office:value="-1.365187" calcext:value-type="float">
            <text:p>-1.365187</text:p>
          </table:table-cell>
          <table:table-cell table:formula="of:=[.D22]-[.E22]+[.F22]-[.G22]" office:value-type="float" office:value="2.941" calcext:value-type="float">
            <text:p>2.941</text:p>
          </table:table-cell>
          <table:table-cell table:formula="of:=[.D22]-[.E22]" office:value-type="float" office:value="2.207197" calcext:value-type="float">
            <text:p>2.207197</text:p>
          </table:table-cell>
          <table:table-cell table:formula="of:=[.F22]-[.G22]" office:value-type="float" office:value="0.733803" calcext:value-type="float">
            <text:p>0.733803</text:p>
          </table:table-cell>
          <table:table-cell office:value-type="float" office:value="14.776579" calcext:value-type="float">
            <text:p>14.776579</text:p>
          </table:table-cell>
        </table:table-row>
        <table:table-row table:style-name="ro1">
          <table:table-cell office:value-type="float" office:value="0.431923" calcext:value-type="float">
            <text:p>0.431923</text:p>
          </table:table-cell>
          <table:table-cell office:value-type="float" office:value="0.301033" calcext:value-type="float">
            <text:p>0.301033</text:p>
          </table:table-cell>
          <table:table-cell office:value-type="float" office:value="0.69696" calcext:value-type="float">
            <text:p>0.69696</text:p>
          </table:table-cell>
          <table:table-cell office:value-type="float" office:value="-2.329624" calcext:value-type="float">
            <text:p>-2.329624</text:p>
          </table:table-cell>
          <table:table-cell office:value-type="float" office:value="-5.262765" calcext:value-type="float">
            <text:p>-5.262765</text:p>
          </table:table-cell>
          <table:table-cell office:value-type="float" office:value="-0.876344" calcext:value-type="float">
            <text:p>-0.876344</text:p>
          </table:table-cell>
          <table:table-cell office:value-type="float" office:value="-1.7818" calcext:value-type="float">
            <text:p>-1.7818</text:p>
          </table:table-cell>
          <table:table-cell table:formula="of:=[.D23]-[.E23]+[.F23]-[.G23]" office:value-type="float" office:value="3.838597" calcext:value-type="float">
            <text:p>3.838597</text:p>
          </table:table-cell>
          <table:table-cell table:formula="of:=[.D23]-[.E23]" office:value-type="float" office:value="2.933141" calcext:value-type="float">
            <text:p>2.933141</text:p>
          </table:table-cell>
          <table:table-cell table:formula="of:=[.F23]-[.G23]" office:value-type="float" office:value="0.905456" calcext:value-type="float">
            <text:p>0.905456</text:p>
          </table:table-cell>
          <table:table-cell office:value-type="float" office:value="15.53434" calcext:value-type="float">
            <text:p>15.53434</text:p>
          </table:table-cell>
        </table:table-row>
        <table:table-row table:style-name="ro1">
          <table:table-cell table:number-columns-repeated="7"/>
          <table:table-cell table:formula="of:=[.D24]-[.E24]+[.F24]-[.G24]" office:value-type="float" office:value="0" calcext:value-type="float">
            <text:p>0</text:p>
          </table:table-cell>
          <table:table-cell table:formula="of:=[.D24]-[.E24]" office:value-type="float" office:value="0" calcext:value-type="float">
            <text:p>0</text:p>
          </table:table-cell>
          <table:table-cell table:formula="of:=[.F24]-[.G24]" office:value-type="float" office:value="0" calcext:value-type="float">
            <text:p>0</text:p>
          </table:table-cell>
          <table:table-cell office:value-type="string" calcext:value-type="string">
            <text:p>Result Results/7.txt saved</text:p>
          </table:table-cell>
        </table:table-row>
        <table:table-row table:style-name="ro1">
          <table:table-cell office:value-type="float" office:value="0.245576" calcext:value-type="float">
            <text:p>0.245576</text:p>
          </table:table-cell>
          <table:table-cell office:value-type="float" office:value="0.169739" calcext:value-type="float">
            <text:p>0.169739</text:p>
          </table:table-cell>
          <table:table-cell office:value-type="float" office:value="0.691187" calcext:value-type="float">
            <text:p>0.691187</text:p>
          </table:table-cell>
          <table:table-cell office:value-type="float" office:value="-2.614718" calcext:value-type="float">
            <text:p>-2.614718</text:p>
          </table:table-cell>
          <table:table-cell office:value-type="float" office:value="-5.708607" calcext:value-type="float">
            <text:p>-5.708607</text:p>
          </table:table-cell>
          <table:table-cell office:value-type="float" office:value="-0.974592" calcext:value-type="float">
            <text:p>-0.974592</text:p>
          </table:table-cell>
          <table:table-cell office:value-type="float" office:value="-1.857114" calcext:value-type="float">
            <text:p>-1.857114</text:p>
          </table:table-cell>
          <table:table-cell table:formula="of:=[.D25]-[.E25]+[.F25]-[.G25]" office:value-type="float" office:value="3.976411" calcext:value-type="float">
            <text:p>3.976411</text:p>
          </table:table-cell>
          <table:table-cell table:formula="of:=[.D25]-[.E25]" office:value-type="float" office:value="3.093889" calcext:value-type="float">
            <text:p>3.093889</text:p>
          </table:table-cell>
          <table:table-cell table:formula="of:=[.F25]-[.G25]" office:value-type="float" office:value="0.882522" calcext:value-type="float">
            <text:p>0.882522</text:p>
          </table:table-cell>
          <table:table-cell office:value-type="float" office:value="15.909681" calcext:value-type="float">
            <text:p>15.909681</text:p>
          </table:table-cell>
        </table:table-row>
        <table:table-row table:style-name="ro1">
          <table:table-cell office:value-type="float" office:value="0.314157" calcext:value-type="float">
            <text:p>0.314157</text:p>
          </table:table-cell>
          <table:table-cell office:value-type="float" office:value="0.21499" calcext:value-type="float">
            <text:p>0.21499</text:p>
          </table:table-cell>
          <table:table-cell office:value-type="float" office:value="0.684341" calcext:value-type="float">
            <text:p>0.684341</text:p>
          </table:table-cell>
          <table:table-cell office:value-type="float" office:value="-3.006673" calcext:value-type="float">
            <text:p>-3.006673</text:p>
          </table:table-cell>
          <table:table-cell office:value-type="float" office:value="-6.348603" calcext:value-type="float">
            <text:p>-6.348603</text:p>
          </table:table-cell>
          <table:table-cell office:value-type="float" office:value="-1.099781" calcext:value-type="float">
            <text:p>-1.099781</text:p>
          </table:table-cell>
          <table:table-cell office:value-type="float" office:value="-1.994478" calcext:value-type="float">
            <text:p>-1.994478</text:p>
          </table:table-cell>
          <table:table-cell table:formula="of:=[.D26]-[.E26]+[.F26]-[.G26]" office:value-type="float" office:value="4.236627" calcext:value-type="float">
            <text:p>4.236627</text:p>
          </table:table-cell>
          <table:table-cell table:formula="of:=[.D26]-[.E26]" office:value-type="float" office:value="3.34193" calcext:value-type="float">
            <text:p>3.34193</text:p>
          </table:table-cell>
          <table:table-cell table:formula="of:=[.F26]-[.G26]" office:value-type="float" office:value="0.894697" calcext:value-type="float">
            <text:p>0.894697</text:p>
          </table:table-cell>
          <table:table-cell office:value-type="float" office:value="16.382992" calcext:value-type="float">
            <text:p>16.382992</text:p>
          </table:table-cell>
        </table:table-row>
        <table:table-row table:style-name="ro1">
          <table:table-cell office:value-type="float" office:value="0.09825" calcext:value-type="float">
            <text:p>0.09825</text:p>
          </table:table-cell>
          <table:table-cell office:value-type="float" office:value="0.067016" calcext:value-type="float">
            <text:p>0.067016</text:p>
          </table:table-cell>
          <table:table-cell office:value-type="float" office:value="0.682096" calcext:value-type="float">
            <text:p>0.682096</text:p>
          </table:table-cell>
          <table:table-cell office:value-type="float" office:value="-2.782203" calcext:value-type="float">
            <text:p>-2.782203</text:p>
          </table:table-cell>
          <table:table-cell office:value-type="float" office:value="-5.789694" calcext:value-type="float">
            <text:p>-5.789694</text:p>
          </table:table-cell>
          <table:table-cell office:value-type="float" office:value="-1.004056" calcext:value-type="float">
            <text:p>-1.004056</text:p>
          </table:table-cell>
          <table:table-cell office:value-type="float" office:value="-1.787261" calcext:value-type="float">
            <text:p>-1.787261</text:p>
          </table:table-cell>
          <table:table-cell table:formula="of:=[.D27]-[.E27]+[.F27]-[.G27]" office:value-type="float" office:value="3.790696" calcext:value-type="float">
            <text:p>3.790696</text:p>
          </table:table-cell>
          <table:table-cell table:formula="of:=[.D27]-[.E27]" office:value-type="float" office:value="3.007491" calcext:value-type="float">
            <text:p>3.007491</text:p>
          </table:table-cell>
          <table:table-cell table:formula="of:=[.F27]-[.G27]" office:value-type="float" office:value="0.783205" calcext:value-type="float">
            <text:p>0.783205</text:p>
          </table:table-cell>
          <table:table-cell office:value-type="float" office:value="16.535151" calcext:value-type="float">
            <text:p>16.535151</text:p>
          </table:table-cell>
        </table:table-row>
        <table:table-row table:style-name="ro1">
          <table:table-cell table:number-columns-repeated="7"/>
          <table:table-cell table:formula="of:=[.D28]-[.E28]+[.F28]-[.G28]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table:formula="of:=[.F28]-[.G28]" office:value-type="float" office:value="0" calcext:value-type="float">
            <text:p>0</text:p>
          </table:table-cell>
          <table:table-cell office:value-type="string" calcext:value-type="string">
            <text:p>Result Results/8.txt saved</text:p>
          </table:table-cell>
        </table:table-row>
        <table:table-row table:style-name="ro1">
          <table:table-cell office:value-type="float" office:value="0.542373" calcext:value-type="float">
            <text:p>0.542373</text:p>
          </table:table-cell>
          <table:table-cell office:value-type="float" office:value="0.363106" calcext:value-type="float">
            <text:p>0.363106</text:p>
          </table:table-cell>
          <table:table-cell office:value-type="float" office:value="0.669476" calcext:value-type="float">
            <text:p>0.669476</text:p>
          </table:table-cell>
          <table:table-cell office:value-type="float" office:value="-3.638042" calcext:value-type="float">
            <text:p>-3.638042</text:p>
          </table:table-cell>
          <table:table-cell office:value-type="float" office:value="-7.34972" calcext:value-type="float">
            <text:p>-7.34972</text:p>
          </table:table-cell>
          <table:table-cell office:value-type="float" office:value="-1.238901" calcext:value-type="float">
            <text:p>-1.238901</text:p>
          </table:table-cell>
          <table:table-cell office:value-type="float" office:value="-2.168414" calcext:value-type="float">
            <text:p>-2.168414</text:p>
          </table:table-cell>
          <table:table-cell table:formula="of:=[.D29]-[.E29]+[.F29]-[.G29]" office:value-type="float" office:value="4.641191" calcext:value-type="float">
            <text:p>4.641191</text:p>
          </table:table-cell>
          <table:table-cell table:formula="of:=[.D29]-[.E29]" office:value-type="float" office:value="3.711678" calcext:value-type="float">
            <text:p>3.711678</text:p>
          </table:table-cell>
          <table:table-cell table:formula="of:=[.F29]-[.G29]" office:value-type="float" office:value="0.929513" calcext:value-type="float">
            <text:p>0.929513</text:p>
          </table:table-cell>
          <table:table-cell office:value-type="float" office:value="17.389232" calcext:value-type="float">
            <text:p>17.389232</text:p>
          </table:table-cell>
        </table:table-row>
        <table:table-row table:style-name="ro1">
          <table:table-cell office:value-type="float" office:value="0.22122" calcext:value-type="float">
            <text:p>0.22122</text:p>
          </table:table-cell>
          <table:table-cell office:value-type="float" office:value="0.147276" calcext:value-type="float">
            <text:p>0.147276</text:p>
          </table:table-cell>
          <table:table-cell office:value-type="float" office:value="0.665746" calcext:value-type="float">
            <text:p>0.665746</text:p>
          </table:table-cell>
          <table:table-cell office:value-type="float" office:value="-3.677418" calcext:value-type="float">
            <text:p>-3.677418</text:p>
          </table:table-cell>
          <table:table-cell office:value-type="float" office:value="-7.291507" calcext:value-type="float">
            <text:p>-7.291507</text:p>
          </table:table-cell>
          <table:table-cell office:value-type="float" office:value="-1.195052" calcext:value-type="float">
            <text:p>-1.195052</text:p>
          </table:table-cell>
          <table:table-cell office:value-type="float" office:value="-2.06076" calcext:value-type="float">
            <text:p>-2.06076</text:p>
          </table:table-cell>
          <table:table-cell table:formula="of:=[.D30]-[.E30]+[.F30]-[.G30]" office:value-type="float" office:value="4.479797" calcext:value-type="float">
            <text:p>4.479797</text:p>
          </table:table-cell>
          <table:table-cell table:formula="of:=[.D30]-[.E30]" office:value-type="float" office:value="3.614089" calcext:value-type="float">
            <text:p>3.614089</text:p>
          </table:table-cell>
          <table:table-cell table:formula="of:=[.F30]-[.G30]" office:value-type="float" office:value="0.865708" calcext:value-type="float">
            <text:p>0.865708</text:p>
          </table:table-cell>
          <table:table-cell office:value-type="float" office:value="17.707876" calcext:value-type="float">
            <text:p>17.707876</text:p>
          </table:table-cell>
        </table:table-row>
        <table:table-row table:style-name="ro1">
          <table:table-cell table:number-columns-repeated="7"/>
          <table:table-cell table:formula="of:=[.D31]-[.E31]+[.F31]-[.G31]" office:value-type="float" office:value="0" calcext:value-type="float">
            <text:p>0</text:p>
          </table:table-cell>
          <table:table-cell table:formula="of:=[.D31]-[.E31]" office:value-type="float" office:value="0" calcext:value-type="float">
            <text:p>0</text:p>
          </table:table-cell>
          <table:table-cell table:formula="of:=[.F31]-[.G31]" office:value-type="float" office:value="0" calcext:value-type="float">
            <text:p>0</text:p>
          </table:table-cell>
          <table:table-cell office:value-type="string" calcext:value-type="string">
            <text:p>Result Results/9.txt saved</text:p>
          </table:table-cell>
        </table:table-row>
        <table:table-row table:style-name="ro1">
          <table:table-cell office:value-type="float" office:value="0.62658" calcext:value-type="float">
            <text:p>0.62658</text:p>
          </table:table-cell>
          <table:table-cell office:value-type="float" office:value="0.410892" calcext:value-type="float">
            <text:p>0.410892</text:p>
          </table:table-cell>
          <table:table-cell office:value-type="float" office:value="0.655768" calcext:value-type="float">
            <text:p>0.655768</text:p>
          </table:table-cell>
          <table:table-cell office:value-type="float" office:value="-4.537165" calcext:value-type="float">
            <text:p>-4.537165</text:p>
          </table:table-cell>
          <table:table-cell office:value-type="float" office:value="-8.842213" calcext:value-type="float">
            <text:p>-8.842213</text:p>
          </table:table-cell>
          <table:table-cell office:value-type="float" office:value="-1.298784" calcext:value-type="float">
            <text:p>-1.298784</text:p>
          </table:table-cell>
          <table:table-cell office:value-type="float" office:value="-2.298302" calcext:value-type="float">
            <text:p>-2.298302</text:p>
          </table:table-cell>
          <table:table-cell table:formula="of:=[.D32]-[.E32]+[.F32]-[.G32]" office:value-type="float" office:value="5.304566" calcext:value-type="float">
            <text:p>5.304566</text:p>
          </table:table-cell>
          <table:table-cell table:formula="of:=[.D32]-[.E32]" office:value-type="float" office:value="4.305048" calcext:value-type="float">
            <text:p>4.305048</text:p>
          </table:table-cell>
          <table:table-cell table:formula="of:=[.F32]-[.G32]" office:value-type="float" office:value="0.999518" calcext:value-type="float">
            <text:p>0.999518</text:p>
          </table:table-cell>
          <table:table-cell office:value-type="float" office:value="18.603882" calcext:value-type="float">
            <text:p>18.603882</text:p>
          </table:table-cell>
        </table:table-row>
        <table:table-row table:style-name="ro1">
          <table:table-cell office:value-type="float" office:value="0.263207" calcext:value-type="float">
            <text:p>0.263207</text:p>
          </table:table-cell>
          <table:table-cell office:value-type="float" office:value="0.171862" calcext:value-type="float">
            <text:p>0.171862</text:p>
          </table:table-cell>
          <table:table-cell office:value-type="float" office:value="0.652955" calcext:value-type="float">
            <text:p>0.652955</text:p>
          </table:table-cell>
          <table:table-cell office:value-type="float" office:value="-4.495617" calcext:value-type="float">
            <text:p>-4.495617</text:p>
          </table:table-cell>
          <table:table-cell office:value-type="float" office:value="-8.653989" calcext:value-type="float">
            <text:p>-8.653989</text:p>
          </table:table-cell>
          <table:table-cell office:value-type="float" office:value="-1.175439" calcext:value-type="float">
            <text:p>-1.175439</text:p>
          </table:table-cell>
          <table:table-cell office:value-type="float" office:value="-2.12425" calcext:value-type="float">
            <text:p>-2.12425</text:p>
          </table:table-cell>
          <table:table-cell table:formula="of:=[.D33]-[.E33]+[.F33]-[.G33]" office:value-type="float" office:value="5.107183" calcext:value-type="float">
            <text:p>5.107183</text:p>
          </table:table-cell>
          <table:table-cell table:formula="of:=[.D33]-[.E33]" office:value-type="float" office:value="4.158372" calcext:value-type="float">
            <text:p>4.158372</text:p>
          </table:table-cell>
          <table:table-cell table:formula="of:=[.F33]-[.G33]" office:value-type="float" office:value="0.948811" calcext:value-type="float">
            <text:p>0.948811</text:p>
          </table:table-cell>
          <table:table-cell office:value-type="float" office:value="18.947238" calcext:value-type="float">
            <text:p>18.947238</text:p>
          </table:table-cell>
        </table:table-row>
        <table:table-row table:style-name="ro1">
          <table:table-cell table:number-columns-repeated="7"/>
          <table:table-cell table:formula="of:=[.D34]-[.E34]+[.F34]-[.G34]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formula="of:=[.F34]-[.G34]" office:value-type="float" office:value="0" calcext:value-type="float">
            <text:p>0</text:p>
          </table:table-cell>
          <table:table-cell office:value-type="string" calcext:value-type="string">
            <text:p>Result Results/10.txt saved</text:p>
          </table:table-cell>
        </table:table-row>
        <table:table-row table:style-name="ro1">
          <table:table-cell office:value-type="float" office:value="0.251454" calcext:value-type="float">
            <text:p>0.251454</text:p>
          </table:table-cell>
          <table:table-cell office:value-type="float" office:value="0.163332" calcext:value-type="float">
            <text:p>0.163332</text:p>
          </table:table-cell>
          <table:table-cell office:value-type="float" office:value="0.649549" calcext:value-type="float">
            <text:p>0.649549</text:p>
          </table:table-cell>
          <table:table-cell office:value-type="float" office:value="-4.335847" calcext:value-type="float">
            <text:p>-4.335847</text:p>
          </table:table-cell>
          <table:table-cell office:value-type="float" office:value="-8.321292" calcext:value-type="float">
            <text:p>-8.321292</text:p>
          </table:table-cell>
          <table:table-cell office:value-type="float" office:value="-1.01802" calcext:value-type="float">
            <text:p>-1.01802</text:p>
          </table:table-cell>
          <table:table-cell office:value-type="float" office:value="-1.927884" calcext:value-type="float">
            <text:p>-1.927884</text:p>
          </table:table-cell>
          <table:table-cell table:formula="of:=[.D35]-[.E35]+[.F35]-[.G35]" office:value-type="float" office:value="4.895309" calcext:value-type="float">
            <text:p>4.895309</text:p>
          </table:table-cell>
          <table:table-cell table:formula="of:=[.D35]-[.E35]" office:value-type="float" office:value="3.985445" calcext:value-type="float">
            <text:p>3.985445</text:p>
          </table:table-cell>
          <table:table-cell table:formula="of:=[.F35]-[.G35]" office:value-type="float" office:value="0.909864" calcext:value-type="float">
            <text:p>0.909864</text:p>
          </table:table-cell>
          <table:table-cell office:value-type="float" office:value="19.298054" calcext:value-type="float">
            <text:p>19.298054</text:p>
          </table:table-cell>
        </table:table-row>
        <table:table-row table:style-name="ro1">
          <table:table-cell office:value-type="float" office:value="0.703326" calcext:value-type="float">
            <text:p>0.703326</text:p>
          </table:table-cell>
          <table:table-cell office:value-type="float" office:value="0.450475" calcext:value-type="float">
            <text:p>0.450475</text:p>
          </table:table-cell>
          <table:table-cell office:value-type="float" office:value="0.640492" calcext:value-type="float">
            <text:p>0.640492</text:p>
          </table:table-cell>
          <table:table-cell office:value-type="float" office:value="-5.015233" calcext:value-type="float">
            <text:p>-5.015233</text:p>
          </table:table-cell>
          <table:table-cell office:value-type="float" office:value="-9.71703" calcext:value-type="float">
            <text:p>-9.71703</text:p>
          </table:table-cell>
          <table:table-cell office:value-type="float" office:value="-0.91406" calcext:value-type="float">
            <text:p>-0.91406</text:p>
          </table:table-cell>
          <table:table-cell office:value-type="float" office:value="-2.00644" calcext:value-type="float">
            <text:p>-2.00644</text:p>
          </table:table-cell>
          <table:table-cell table:formula="of:=[.D36]-[.E36]+[.F36]-[.G36]" office:value-type="float" office:value="5.794177" calcext:value-type="float">
            <text:p>5.794177</text:p>
          </table:table-cell>
          <table:table-cell table:formula="of:=[.D36]-[.E36]" office:value-type="float" office:value="4.701797" calcext:value-type="float">
            <text:p>4.701797</text:p>
          </table:table-cell>
          <table:table-cell table:formula="of:=[.F36]-[.G36]" office:value-type="float" office:value="1.09238" calcext:value-type="float">
            <text:p>1.09238</text:p>
          </table:table-cell>
          <table:table-cell office:value-type="float" office:value="20.274262" calcext:value-type="float">
            <text:p>20.274262</text:p>
          </table:table-cell>
        </table:table-row>
        <table:table-row table:style-name="ro1">
          <table:table-cell table:number-columns-repeated="7"/>
          <table:table-cell table:formula="of:=[.D37]-[.E37]+[.F37]-[.G37]" office:value-type="float" office:value="0" calcext:value-type="float">
            <text:p>0</text:p>
          </table:table-cell>
          <table:table-cell table:formula="of:=[.D37]-[.E37]" office:value-type="float" office:value="0" calcext:value-type="float">
            <text:p>0</text:p>
          </table:table-cell>
          <table:table-cell table:formula="of:=[.F37]-[.G37]" office:value-type="float" office:value="0" calcext:value-type="float">
            <text:p>0</text:p>
          </table:table-cell>
          <table:table-cell office:value-type="string" calcext:value-type="string">
            <text:p>Result Results/11.txt saved</text:p>
          </table:table-cell>
        </table:table-row>
        <table:table-row table:style-name="ro1">
          <table:table-cell office:value-type="float" office:value="0.216791" calcext:value-type="float">
            <text:p>0.216791</text:p>
          </table:table-cell>
          <table:table-cell office:value-type="float" office:value="0.138474" calcext:value-type="float">
            <text:p>0.138474</text:p>
          </table:table-cell>
          <table:table-cell office:value-type="float" office:value="0.638744" calcext:value-type="float">
            <text:p>0.638744</text:p>
          </table:table-cell>
          <table:table-cell office:value-type="float" office:value="-4.672451" calcext:value-type="float">
            <text:p>-4.672451</text:p>
          </table:table-cell>
          <table:table-cell office:value-type="float" office:value="-9.013279" calcext:value-type="float">
            <text:p>-9.013279</text:p>
          </table:table-cell>
          <table:table-cell office:value-type="float" office:value="-0.770977" calcext:value-type="float">
            <text:p>-0.770977</text:p>
          </table:table-cell>
          <table:table-cell office:value-type="float" office:value="-1.773856" calcext:value-type="float">
            <text:p>-1.773856</text:p>
          </table:table-cell>
          <table:table-cell table:formula="of:=[.D38]-[.E38]+[.F38]-[.G38]" office:value-type="float" office:value="5.343707" calcext:value-type="float">
            <text:p>5.343707</text:p>
          </table:table-cell>
          <table:table-cell table:formula="of:=[.D38]-[.E38]" office:value-type="float" office:value="4.340828" calcext:value-type="float">
            <text:p>4.340828</text:p>
          </table:table-cell>
          <table:table-cell table:formula="of:=[.F38]-[.G38]" office:value-type="float" office:value="1.002879" calcext:value-type="float">
            <text:p>1.002879</text:p>
          </table:table-cell>
          <table:table-cell office:value-type="float" office:value="20.546526" calcext:value-type="float">
            <text:p>20.546526</text:p>
          </table:table-cell>
        </table:table-row>
        <table:table-row table:style-name="ro1">
          <table:table-cell office:value-type="float" office:value="0.698663" calcext:value-type="float">
            <text:p>0.698663</text:p>
          </table:table-cell>
          <table:table-cell office:value-type="float" office:value="0.441369" calcext:value-type="float">
            <text:p>0.441369</text:p>
          </table:table-cell>
          <table:table-cell office:value-type="float" office:value="0.631734" calcext:value-type="float">
            <text:p>0.631734</text:p>
          </table:table-cell>
          <table:table-cell office:value-type="float" office:value="-5.041233" calcext:value-type="float">
            <text:p>-5.041233</text:p>
          </table:table-cell>
          <table:table-cell office:value-type="float" office:value="-10.007432" calcext:value-type="float">
            <text:p>-10.007432</text:p>
          </table:table-cell>
          <table:table-cell office:value-type="float" office:value="-0.618095" calcext:value-type="float">
            <text:p>-0.618095</text:p>
          </table:table-cell>
          <table:table-cell office:value-type="float" office:value="-1.756296" calcext:value-type="float">
            <text:p>-1.756296</text:p>
          </table:table-cell>
          <table:table-cell table:formula="of:=[.D39]-[.E39]+[.F39]-[.G39]" office:value-type="float" office:value="6.1044" calcext:value-type="float">
            <text:p>6.1044</text:p>
          </table:table-cell>
          <table:table-cell table:formula="of:=[.D39]-[.E39]" office:value-type="float" office:value="4.966199" calcext:value-type="float">
            <text:p>4.966199</text:p>
          </table:table-cell>
          <table:table-cell table:formula="of:=[.F39]-[.G39]" office:value-type="float" office:value="1.138201" calcext:value-type="float">
            <text:p>1.138201</text:p>
          </table:table-cell>
          <table:table-cell office:value-type="float" office:value="21.473205" calcext:value-type="float">
            <text:p>21.473205</text:p>
          </table:table-cell>
        </table:table-row>
        <table:table-row table:style-name="ro1">
          <table:table-cell office:value-type="float" office:value="0.107881" calcext:value-type="float">
            <text:p>0.107881</text:p>
          </table:table-cell>
          <table:table-cell office:value-type="float" office:value="0.068069" calcext:value-type="float">
            <text:p>0.068069</text:p>
          </table:table-cell>
          <table:table-cell office:value-type="float" office:value="0.630965" calcext:value-type="float">
            <text:p>0.630965</text:p>
          </table:table-cell>
          <table:table-cell office:value-type="float" office:value="-4.397786" calcext:value-type="float">
            <text:p>-4.397786</text:p>
          </table:table-cell>
          <table:table-cell office:value-type="float" office:value="-8.6943" calcext:value-type="float">
            <text:p>-8.6943</text:p>
          </table:table-cell>
          <table:table-cell office:value-type="float" office:value="-0.508973" calcext:value-type="float">
            <text:p>-0.508973</text:p>
          </table:table-cell>
          <table:table-cell office:value-type="float" office:value="-1.491469" calcext:value-type="float">
            <text:p>-1.491469</text:p>
          </table:table-cell>
          <table:table-cell table:formula="of:=[.D40]-[.E40]+[.F40]-[.G40]" office:value-type="float" office:value="5.27901" calcext:value-type="float">
            <text:p>5.27901</text:p>
          </table:table-cell>
          <table:table-cell table:formula="of:=[.D40]-[.E40]" office:value-type="float" office:value="4.296514" calcext:value-type="float">
            <text:p>4.296514</text:p>
          </table:table-cell>
          <table:table-cell table:formula="of:=[.F40]-[.G40]" office:value-type="float" office:value="0.982496" calcext:value-type="float">
            <text:p>0.982496</text:p>
          </table:table-cell>
          <table:table-cell office:value-type="float" office:value="21.60726" calcext:value-type="float">
            <text:p>21.60726</text:p>
          </table:table-cell>
        </table:table-row>
        <table:table-row table:style-name="ro1">
          <table:table-cell table:number-columns-repeated="7"/>
          <table:table-cell table:formula="of:=[.D41]-[.E41]+[.F41]-[.G41]" office:value-type="float" office:value="0" calcext:value-type="float">
            <text:p>0</text:p>
          </table:table-cell>
          <table:table-cell table:formula="of:=[.D41]-[.E41]" office:value-type="float" office:value="0" calcext:value-type="float">
            <text:p>0</text:p>
          </table:table-cell>
          <table:table-cell table:formula="of:=[.F41]-[.G41]" office:value-type="float" office:value="0" calcext:value-type="float">
            <text:p>0</text:p>
          </table:table-cell>
          <table:table-cell office:value-type="string" calcext:value-type="string">
            <text:p>Result Results/12.txt saved</text:p>
          </table:table-cell>
        </table:table-row>
        <table:table-row table:style-name="ro1">
          <table:table-cell office:value-type="float" office:value="0.575095" calcext:value-type="float">
            <text:p>0.575095</text:p>
          </table:table-cell>
          <table:table-cell office:value-type="float" office:value="0.359066" calcext:value-type="float">
            <text:p>0.359066</text:p>
          </table:table-cell>
          <table:table-cell office:value-type="float" office:value="0.62436" calcext:value-type="float">
            <text:p>0.62436</text:p>
          </table:table-cell>
          <table:table-cell office:value-type="float" office:value="-4.405864" calcext:value-type="float">
            <text:p>-4.405864</text:p>
          </table:table-cell>
          <table:table-cell office:value-type="float" office:value="-9.165096" calcext:value-type="float">
            <text:p>-9.165096</text:p>
          </table:table-cell>
          <table:table-cell office:value-type="float" office:value="-0.358872" calcext:value-type="float">
            <text:p>-0.358872</text:p>
          </table:table-cell>
          <table:table-cell office:value-type="float" office:value="-1.433168" calcext:value-type="float">
            <text:p>-1.433168</text:p>
          </table:table-cell>
          <table:table-cell table:formula="of:=[.D42]-[.E42]+[.F42]-[.G42]" office:value-type="float" office:value="5.833528" calcext:value-type="float">
            <text:p>5.833528</text:p>
          </table:table-cell>
          <table:table-cell table:formula="of:=[.D42]-[.E42]" office:value-type="float" office:value="4.759232" calcext:value-type="float">
            <text:p>4.759232</text:p>
          </table:table-cell>
          <table:table-cell table:formula="of:=[.F42]-[.G42]" office:value-type="float" office:value="1.074296" calcext:value-type="float">
            <text:p>1.074296</text:p>
          </table:table-cell>
          <table:table-cell office:value-type="float" office:value="22.410925" calcext:value-type="float">
            <text:p>22.410925</text:p>
          </table:table-cell>
        </table:table-row>
        <table:table-row table:style-name="ro1">
          <table:table-cell office:value-type="float" office:value="0.48581" calcext:value-type="float">
            <text:p>0.48581</text:p>
          </table:table-cell>
          <table:table-cell office:value-type="float" office:value="0.301391" calcext:value-type="float">
            <text:p>0.301391</text:p>
          </table:table-cell>
          <table:table-cell office:value-type="float" office:value="0.620389" calcext:value-type="float">
            <text:p>0.620389</text:p>
          </table:table-cell>
          <table:table-cell office:value-type="float" office:value="-4.256983" calcext:value-type="float">
            <text:p>-4.256983</text:p>
          </table:table-cell>
          <table:table-cell office:value-type="float" office:value="-9.2312" calcext:value-type="float">
            <text:p>-9.2312</text:p>
          </table:table-cell>
          <table:table-cell office:value-type="float" office:value="-0.243979" calcext:value-type="float">
            <text:p>-0.243979</text:p>
          </table:table-cell>
          <table:table-cell office:value-type="float" office:value="-1.351226" calcext:value-type="float">
            <text:p>-1.351226</text:p>
          </table:table-cell>
          <table:table-cell table:formula="of:=[.D43]-[.E43]+[.F43]-[.G43]" office:value-type="float" office:value="6.081464" calcext:value-type="float">
            <text:p>6.081464</text:p>
          </table:table-cell>
          <table:table-cell table:formula="of:=[.D43]-[.E43]" office:value-type="float" office:value="4.974217" calcext:value-type="float">
            <text:p>4.974217</text:p>
          </table:table-cell>
          <table:table-cell table:formula="of:=[.F43]-[.G43]" office:value-type="float" office:value="1.107247" calcext:value-type="float">
            <text:p>1.107247</text:p>
          </table:table-cell>
          <table:table-cell office:value-type="float" office:value="23.040198" calcext:value-type="float">
            <text:p>23.040198</text:p>
          </table:table-cell>
        </table:table-row>
        <table:table-row table:style-name="ro1">
          <table:table-cell table:number-columns-repeated="7"/>
          <table:table-cell table:formula="of:=[.D44]-[.E44]+[.F44]-[.G44]" office:value-type="float" office:value="0" calcext:value-type="float">
            <text:p>0</text:p>
          </table:table-cell>
          <table:table-cell table:formula="of:=[.D44]-[.E44]" office:value-type="float" office:value="0" calcext:value-type="float">
            <text:p>0</text:p>
          </table:table-cell>
          <table:table-cell table:formula="of:=[.F44]-[.G44]" office:value-type="float" office:value="0" calcext:value-type="float">
            <text:p>0</text:p>
          </table:table-cell>
          <table:table-cell office:value-type="string" calcext:value-type="string">
            <text:p>Result Results/13.txt saved</text:p>
          </table:table-cell>
        </table:table-row>
        <table:table-row table:style-name="ro1">
          <table:table-cell office:value-type="float" office:value="0.901479" calcext:value-type="float">
            <text:p>0.901479</text:p>
          </table:table-cell>
          <table:table-cell office:value-type="float" office:value="0.554294" calcext:value-type="float">
            <text:p>0.554294</text:p>
          </table:table-cell>
          <table:table-cell office:value-type="float" office:value="0.614872" calcext:value-type="float">
            <text:p>0.614872</text:p>
          </table:table-cell>
          <table:table-cell office:value-type="float" office:value="-4.327689" calcext:value-type="float">
            <text:p>-4.327689</text:p>
          </table:table-cell>
          <table:table-cell office:value-type="float" office:value="-10.215393" calcext:value-type="float">
            <text:p>-10.215393</text:p>
          </table:table-cell>
          <table:table-cell office:value-type="float" office:value="-0.089859" calcext:value-type="float">
            <text:p>-0.089859</text:p>
          </table:table-cell>
          <table:table-cell office:value-type="float" office:value="-1.380601" calcext:value-type="float">
            <text:p>-1.380601</text:p>
          </table:table-cell>
          <table:table-cell table:formula="of:=[.D45]-[.E45]+[.F45]-[.G45]" office:value-type="float" office:value="7.178446" calcext:value-type="float">
            <text:p>7.178446</text:p>
          </table:table-cell>
          <table:table-cell table:formula="of:=[.D45]-[.E45]" office:value-type="float" office:value="5.887704" calcext:value-type="float">
            <text:p>5.887704</text:p>
          </table:table-cell>
          <table:table-cell table:formula="of:=[.F45]-[.G45]" office:value-type="float" office:value="1.290742" calcext:value-type="float">
            <text:p>1.290742</text:p>
          </table:table-cell>
          <table:table-cell office:value-type="float" office:value="24.148406" calcext:value-type="float">
            <text:p>24.148406</text:p>
          </table:table-cell>
        </table:table-row>
        <table:table-row table:style-name="ro1">
          <table:table-cell office:value-type="float" office:value="0.382504" calcext:value-type="float">
            <text:p>0.382504</text:p>
          </table:table-cell>
          <table:table-cell office:value-type="float" office:value="0.234852" calcext:value-type="float">
            <text:p>0.234852</text:p>
          </table:table-cell>
          <table:table-cell office:value-type="float" office:value="0.613986" calcext:value-type="float">
            <text:p>0.613986</text:p>
          </table:table-cell>
          <table:table-cell office:value-type="float" office:value="-3.926705" calcext:value-type="float">
            <text:p>-3.926705</text:p>
          </table:table-cell>
          <table:table-cell office:value-type="float" office:value="-9.616143" calcext:value-type="float">
            <text:p>-9.616143</text:p>
          </table:table-cell>
          <table:table-cell office:value-type="float" office:value="-0.008531" calcext:value-type="float">
            <text:p>-0.008531</text:p>
          </table:table-cell>
          <table:table-cell office:value-type="float" office:value="-1.247971" calcext:value-type="float">
            <text:p>-1.247971</text:p>
          </table:table-cell>
          <table:table-cell table:formula="of:=[.D46]-[.E46]+[.F46]-[.G46]" office:value-type="float" office:value="6.928878" calcext:value-type="float">
            <text:p>6.928878</text:p>
          </table:table-cell>
          <table:table-cell table:formula="of:=[.D46]-[.E46]" office:value-type="float" office:value="5.689438" calcext:value-type="float">
            <text:p>5.689438</text:p>
          </table:table-cell>
          <table:table-cell table:formula="of:=[.F46]-[.G46]" office:value-type="float" office:value="1.23944" calcext:value-type="float">
            <text:p>1.23944</text:p>
          </table:table-cell>
          <table:table-cell office:value-type="float" office:value="24.565731" calcext:value-type="float">
            <text:p>24.565731</text:p>
          </table:table-cell>
        </table:table-row>
        <table:table-row table:style-name="ro1">
          <table:table-cell table:number-columns-repeated="7"/>
          <table:table-cell table:formula="of:=[.D47]-[.E47]+[.F47]-[.G47]" office:value-type="float" office:value="0" calcext:value-type="float">
            <text:p>0</text:p>
          </table:table-cell>
          <table:table-cell table:formula="of:=[.D47]-[.E47]" office:value-type="float" office:value="0" calcext:value-type="float">
            <text:p>0</text:p>
          </table:table-cell>
          <table:table-cell table:formula="of:=[.F47]-[.G47]" office:value-type="float" office:value="0" calcext:value-type="float">
            <text:p>0</text:p>
          </table:table-cell>
          <table:table-cell office:value-type="string" calcext:value-type="string">
            <text:p>Result Results/14.txt saved</text:p>
          </table:table-cell>
        </table:table-row>
        <table:table-row table:style-name="ro1">
          <table:table-cell office:value-type="float" office:value="0.808115" calcext:value-type="float">
            <text:p>0.808115</text:p>
          </table:table-cell>
          <table:table-cell office:value-type="float" office:value="0.493701" calcext:value-type="float">
            <text:p>0.493701</text:p>
          </table:table-cell>
          <table:table-cell office:value-type="float" office:value="0.610929" calcext:value-type="float">
            <text:p>0.610929</text:p>
          </table:table-cell>
          <table:table-cell office:value-type="float" office:value="-3.634559" calcext:value-type="float">
            <text:p>-3.634559</text:p>
          </table:table-cell>
          <table:table-cell office:value-type="float" office:value="-9.950774" calcext:value-type="float">
            <text:p>-9.950774</text:p>
          </table:table-cell>
          <table:table-cell office:value-type="float" office:value="0.156779" calcext:value-type="float">
            <text:p>0.156779</text:p>
          </table:table-cell>
          <table:table-cell office:value-type="float" office:value="-1.198436" calcext:value-type="float">
            <text:p>-1.198436</text:p>
          </table:table-cell>
          <table:table-cell table:formula="of:=[.D48]-[.E48]+[.F48]-[.G48]" office:value-type="float" office:value="7.67143" calcext:value-type="float">
            <text:p>7.67143</text:p>
          </table:table-cell>
          <table:table-cell table:formula="of:=[.D48]-[.E48]" office:value-type="float" office:value="6.316215" calcext:value-type="float">
            <text:p>6.316215</text:p>
          </table:table-cell>
          <table:table-cell table:formula="of:=[.F48]-[.G48]" office:value-type="float" office:value="1.355215" calcext:value-type="float">
            <text:p>1.355215</text:p>
          </table:table-cell>
          <table:table-cell office:value-type="float" office:value="25.496764" calcext:value-type="float">
            <text:p>25.496764</text:p>
          </table:table-cell>
        </table:table-row>
        <table:table-row table:style-name="ro1">
          <table:table-cell office:value-type="float" office:value="0.271611" calcext:value-type="float">
            <text:p>0.271611</text:p>
          </table:table-cell>
          <table:table-cell office:value-type="float" office:value="0.165805" calcext:value-type="float">
            <text:p>0.165805</text:p>
          </table:table-cell>
          <table:table-cell office:value-type="float" office:value="0.610451" calcext:value-type="float">
            <text:p>0.610451</text:p>
          </table:table-cell>
          <table:table-cell office:value-type="float" office:value="-3.119992" calcext:value-type="float">
            <text:p>-3.119992</text:p>
          </table:table-cell>
          <table:table-cell office:value-type="float" office:value="-8.910438" calcext:value-type="float">
            <text:p>-8.910438</text:p>
          </table:table-cell>
          <table:table-cell office:value-type="float" office:value="0.204589" calcext:value-type="float">
            <text:p>0.204589</text:p>
          </table:table-cell>
          <table:table-cell office:value-type="float" office:value="-1.03618" calcext:value-type="float">
            <text:p>-1.03618</text:p>
          </table:table-cell>
          <table:table-cell table:formula="of:=[.D49]-[.E49]+[.F49]-[.G49]" office:value-type="float" office:value="7.031215" calcext:value-type="float">
            <text:p>7.031215</text:p>
          </table:table-cell>
          <table:table-cell table:formula="of:=[.D49]-[.E49]" office:value-type="float" office:value="5.790446" calcext:value-type="float">
            <text:p>5.790446</text:p>
          </table:table-cell>
          <table:table-cell table:formula="of:=[.F49]-[.G49]" office:value-type="float" office:value="1.240769" calcext:value-type="float">
            <text:p>1.240769</text:p>
          </table:table-cell>
          <table:table-cell office:value-type="float" office:value="25.788358" calcext:value-type="float">
            <text:p>25.788358</text:p>
          </table:table-cell>
        </table:table-row>
        <table:table-row table:style-name="ro1">
          <table:table-cell office:value-type="float" office:value="0.244138" calcext:value-type="float">
            <text:p>0.244138</text:p>
          </table:table-cell>
          <table:table-cell office:value-type="float" office:value="0.14871" calcext:value-type="float">
            <text:p>0.14871</text:p>
          </table:table-cell>
          <table:table-cell office:value-type="float" office:value="0.609122" calcext:value-type="float">
            <text:p>0.609122</text:p>
          </table:table-cell>
          <table:table-cell office:value-type="float" office:value="-2.573319" calcext:value-type="float">
            <text:p>-2.573319</text:p>
          </table:table-cell>
          <table:table-cell office:value-type="float" office:value="-7.859354" calcext:value-type="float">
            <text:p>-7.859354</text:p>
          </table:table-cell>
          <table:table-cell office:value-type="float" office:value="0.247327" calcext:value-type="float">
            <text:p>0.247327</text:p>
          </table:table-cell>
          <table:table-cell office:value-type="float" office:value="-0.883748" calcext:value-type="float">
            <text:p>-0.883748</text:p>
          </table:table-cell>
          <table:table-cell table:formula="of:=[.D50]-[.E50]+[.F50]-[.G50]" office:value-type="float" office:value="6.41711" calcext:value-type="float">
            <text:p>6.41711</text:p>
          </table:table-cell>
          <table:table-cell table:formula="of:=[.D50]-[.E50]" office:value-type="float" office:value="5.286035" calcext:value-type="float">
            <text:p>5.286035</text:p>
          </table:table-cell>
          <table:table-cell table:formula="of:=[.F50]-[.G50]" office:value-type="float" office:value="1.131075" calcext:value-type="float">
            <text:p>1.131075</text:p>
          </table:table-cell>
          <table:table-cell office:value-type="float" office:value="26.088747" calcext:value-type="float">
            <text:p>26.088747</text:p>
          </table:table-cell>
        </table:table-row>
        <table:table-row table:style-name="ro1">
          <table:table-cell table:number-columns-repeated="7"/>
          <table:table-cell table:formula="of:=[.D51]-[.E51]+[.F51]-[.G51]" office:value-type="float" office:value="0" calcext:value-type="float">
            <text:p>0</text:p>
          </table:table-cell>
          <table:table-cell table:formula="of:=[.D51]-[.E51]" office:value-type="float" office:value="0" calcext:value-type="float">
            <text:p>0</text:p>
          </table:table-cell>
          <table:table-cell table:formula="of:=[.F51]-[.G51]" office:value-type="float" office:value="0" calcext:value-type="float">
            <text:p>0</text:p>
          </table:table-cell>
          <table:table-cell office:value-type="string" calcext:value-type="string">
            <text:p>Result Results/15.txt saved</text:p>
          </table:table-cell>
        </table:table-row>
        <table:table-row table:style-name="ro1">
          <table:table-cell office:value-type="float" office:value="1.016674" calcext:value-type="float">
            <text:p>1.016674</text:p>
          </table:table-cell>
          <table:table-cell office:value-type="float" office:value="0.612284" calcext:value-type="float">
            <text:p>0.612284</text:p>
          </table:table-cell>
          <table:table-cell office:value-type="float" office:value="0.602242" calcext:value-type="float">
            <text:p>0.602242</text:p>
          </table:table-cell>
          <table:table-cell office:value-type="float" office:value="-2.065938" calcext:value-type="float">
            <text:p>-2.065938</text:p>
          </table:table-cell>
          <table:table-cell office:value-type="float" office:value="-8.456175" calcext:value-type="float">
            <text:p>-8.456175</text:p>
          </table:table-cell>
          <table:table-cell office:value-type="float" office:value="0.515711" calcext:value-type="float">
            <text:p>0.515711</text:p>
          </table:table-cell>
          <table:table-cell office:value-type="float" office:value="-0.890293" calcext:value-type="float">
            <text:p>-0.890293</text:p>
          </table:table-cell>
          <table:table-cell table:formula="of:=[.D52]-[.E52]+[.F52]-[.G52]" office:value-type="float" office:value="7.796241" calcext:value-type="float">
            <text:p>7.796241</text:p>
          </table:table-cell>
          <table:table-cell table:formula="of:=[.D52]-[.E52]" office:value-type="float" office:value="6.390237" calcext:value-type="float">
            <text:p>6.390237</text:p>
          </table:table-cell>
          <table:table-cell table:formula="of:=[.F52]-[.G52]" office:value-type="float" office:value="1.406004" calcext:value-type="float">
            <text:p>1.406004</text:p>
          </table:table-cell>
          <table:table-cell office:value-type="float" office:value="27.403483" calcext:value-type="float">
            <text:p>27.403483</text:p>
          </table:table-cell>
        </table:table-row>
        <table:table-row table:style-name="ro1">
          <table:table-cell office:value-type="float" office:value="0.410023" calcext:value-type="float">
            <text:p>0.410023</text:p>
          </table:table-cell>
          <table:table-cell office:value-type="float" office:value="0.246507" calcext:value-type="float">
            <text:p>0.246507</text:p>
          </table:table-cell>
          <table:table-cell office:value-type="float" office:value="0.601202" calcext:value-type="float">
            <text:p>0.601202</text:p>
          </table:table-cell>
          <table:table-cell office:value-type="float" office:value="-1.643114" calcext:value-type="float">
            <text:p>-1.643114</text:p>
          </table:table-cell>
          <table:table-cell office:value-type="float" office:value="-7.824468" calcext:value-type="float">
            <text:p>-7.824468</text:p>
          </table:table-cell>
          <table:table-cell office:value-type="float" office:value="0.594692" calcext:value-type="float">
            <text:p>0.594692</text:p>
          </table:table-cell>
          <table:table-cell office:value-type="float" office:value="-0.79124" calcext:value-type="float">
            <text:p>-0.79124</text:p>
          </table:table-cell>
          <table:table-cell table:formula="of:=[.D53]-[.E53]+[.F53]-[.G53]" office:value-type="float" office:value="7.567286" calcext:value-type="float">
            <text:p>7.567286</text:p>
          </table:table-cell>
          <table:table-cell table:formula="of:=[.D53]-[.E53]" office:value-type="float" office:value="6.181354" calcext:value-type="float">
            <text:p>6.181354</text:p>
          </table:table-cell>
          <table:table-cell table:formula="of:=[.F53]-[.G53]" office:value-type="float" office:value="1.385932" calcext:value-type="float">
            <text:p>1.385932</text:p>
          </table:table-cell>
          <table:table-cell office:value-type="float" office:value="27.860888" calcext:value-type="float">
            <text:p>27.860888</text:p>
          </table:table-cell>
        </table:table-row>
        <table:table-row table:style-name="ro1">
          <table:table-cell table:number-columns-repeated="7"/>
          <table:table-cell table:formula="of:=[.D54]-[.E54]+[.F54]-[.G54]" office:value-type="float" office:value="0" calcext:value-type="float">
            <text:p>0</text:p>
          </table:table-cell>
          <table:table-cell table:formula="of:=[.D54]-[.E54]" office:value-type="float" office:value="0" calcext:value-type="float">
            <text:p>0</text:p>
          </table:table-cell>
          <table:table-cell table:formula="of:=[.F54]-[.G54]" office:value-type="float" office:value="0" calcext:value-type="float">
            <text:p>0</text:p>
          </table:table-cell>
          <table:table-cell office:value-type="string" calcext:value-type="string">
            <text:p>Result Results/16.txt saved</text:p>
          </table:table-cell>
        </table:table-row>
        <table:table-row table:style-name="ro1">
          <table:table-cell office:value-type="float" office:value="0.544896" calcext:value-type="float">
            <text:p>0.544896</text:p>
          </table:table-cell>
          <table:table-cell office:value-type="float" office:value="0.326461" calcext:value-type="float">
            <text:p>0.326461</text:p>
          </table:table-cell>
          <table:table-cell office:value-type="float" office:value="0.599126" calcext:value-type="float">
            <text:p>0.599126</text:p>
          </table:table-cell>
          <table:table-cell office:value-type="float" office:value="-1.147663" calcext:value-type="float">
            <text:p>-1.147663</text:p>
          </table:table-cell>
          <table:table-cell office:value-type="float" office:value="-7.413885" calcext:value-type="float">
            <text:p>-7.413885</text:p>
          </table:table-cell>
          <table:table-cell office:value-type="float" office:value="0.711839" calcext:value-type="float">
            <text:p>0.711839</text:p>
          </table:table-cell>
          <table:table-cell office:value-type="float" office:value="-0.709093" calcext:value-type="float">
            <text:p>-0.709093</text:p>
          </table:table-cell>
          <table:table-cell table:formula="of:=[.D55]-[.E55]+[.F55]-[.G55]" office:value-type="float" office:value="7.687154" calcext:value-type="float">
            <text:p>7.687154</text:p>
          </table:table-cell>
          <table:table-cell table:formula="of:=[.D55]-[.E55]" office:value-type="float" office:value="6.266222" calcext:value-type="float">
            <text:p>6.266222</text:p>
          </table:table-cell>
          <table:table-cell table:formula="of:=[.F55]-[.G55]" office:value-type="float" office:value="1.420932" calcext:value-type="float">
            <text:p>1.420932</text:p>
          </table:table-cell>
          <table:table-cell office:value-type="float" office:value="28.502343" calcext:value-type="float">
            <text:p>28.502343</text:p>
          </table:table-cell>
        </table:table-row>
        <table:table-row table:style-name="ro1">
          <table:table-cell office:value-type="float" office:value="0.933581" calcext:value-type="float">
            <text:p>0.933581</text:p>
          </table:table-cell>
          <table:table-cell office:value-type="float" office:value="0.556469" calcext:value-type="float">
            <text:p>0.556469</text:p>
          </table:table-cell>
          <table:table-cell office:value-type="float" office:value="0.596059" calcext:value-type="float">
            <text:p>0.596059</text:p>
          </table:table-cell>
          <table:table-cell office:value-type="float" office:value="-0.534661" calcext:value-type="float">
            <text:p>-0.534661</text:p>
          </table:table-cell>
          <table:table-cell office:value-type="float" office:value="-7.627639" calcext:value-type="float">
            <text:p>-7.627639</text:p>
          </table:table-cell>
          <table:table-cell office:value-type="float" office:value="0.944448" calcext:value-type="float">
            <text:p>0.944448</text:p>
          </table:table-cell>
          <table:table-cell office:value-type="float" office:value="-0.653128" calcext:value-type="float">
            <text:p>-0.653128</text:p>
          </table:table-cell>
          <table:table-cell table:formula="of:=[.D56]-[.E56]+[.F56]-[.G56]" office:value-type="float" office:value="8.690554" calcext:value-type="float">
            <text:p>8.690554</text:p>
          </table:table-cell>
          <table:table-cell table:formula="of:=[.D56]-[.E56]" office:value-type="float" office:value="7.092978" calcext:value-type="float">
            <text:p>7.092978</text:p>
          </table:table-cell>
          <table:table-cell table:formula="of:=[.F56]-[.G56]" office:value-type="float" office:value="1.597576" calcext:value-type="float">
            <text:p>1.597576</text:p>
          </table:table-cell>
          <table:table-cell office:value-type="float" office:value="29.582591" calcext:value-type="float">
            <text:p>29.582591</text:p>
          </table:table-cell>
        </table:table-row>
        <table:table-row table:style-name="ro1">
          <table:table-cell office:value-type="float" office:value="0.056286" calcext:value-type="float">
            <text:p>0.056286</text:p>
          </table:table-cell>
          <table:table-cell office:value-type="float" office:value="0.033546" calcext:value-type="float">
            <text:p>0.033546</text:p>
          </table:table-cell>
          <table:table-cell office:value-type="float" office:value="0.595994" calcext:value-type="float">
            <text:p>0.595994</text:p>
          </table:table-cell>
          <table:table-cell office:value-type="float" office:value="-0.406969" calcext:value-type="float">
            <text:p>-0.406969</text:p>
          </table:table-cell>
          <table:table-cell office:value-type="float" office:value="-6.346933" calcext:value-type="float">
            <text:p>-6.346933</text:p>
          </table:table-cell>
          <table:table-cell office:value-type="float" office:value="0.808131" calcext:value-type="float">
            <text:p>0.808131</text:p>
          </table:table-cell>
          <table:table-cell office:value-type="float" office:value="-0.52676" calcext:value-type="float">
            <text:p>-0.52676</text:p>
          </table:table-cell>
          <table:table-cell table:formula="of:=[.D57]-[.E57]+[.F57]-[.G57]" office:value-type="float" office:value="7.274855" calcext:value-type="float">
            <text:p>7.274855</text:p>
          </table:table-cell>
          <table:table-cell table:formula="of:=[.D57]-[.E57]" office:value-type="float" office:value="5.939964" calcext:value-type="float">
            <text:p>5.939964</text:p>
          </table:table-cell>
          <table:table-cell table:formula="of:=[.F57]-[.G57]" office:value-type="float" office:value="1.334891" calcext:value-type="float">
            <text:p>1.334891</text:p>
          </table:table-cell>
          <table:table-cell office:value-type="float" office:value="29.642098" calcext:value-type="float">
            <text:p>29.642098</text:p>
          </table:table-cell>
        </table:table-row>
        <table:table-row table:style-name="ro1">
          <table:table-cell table:number-columns-repeated="7"/>
          <table:table-cell table:formula="of:=[.D58]-[.E58]+[.F58]-[.G58]" office:value-type="float" office:value="0" calcext:value-type="float">
            <text:p>0</text:p>
          </table:table-cell>
          <table:table-cell table:formula="of:=[.D58]-[.E58]" office:value-type="float" office:value="0" calcext:value-type="float">
            <text:p>0</text:p>
          </table:table-cell>
          <table:table-cell table:formula="of:=[.F58]-[.G58]" office:value-type="float" office:value="0" calcext:value-type="float">
            <text:p>0</text:p>
          </table:table-cell>
          <table:table-cell office:value-type="string" calcext:value-type="string">
            <text:p>Result Results/17.txt saved</text:p>
          </table:table-cell>
        </table:table-row>
        <table:table-row table:style-name="ro1">
          <table:table-cell office:value-type="float" office:value="1.170799" calcext:value-type="float">
            <text:p>1.170799</text:p>
          </table:table-cell>
          <table:table-cell office:value-type="float" office:value="0.690807" calcext:value-type="float">
            <text:p>0.690807</text:p>
          </table:table-cell>
          <table:table-cell office:value-type="float" office:value="0.590031" calcext:value-type="float">
            <text:p>0.590031</text:p>
          </table:table-cell>
          <table:table-cell office:value-type="float" office:value="0.376364" calcext:value-type="float">
            <text:p>0.376364</text:p>
          </table:table-cell>
          <table:table-cell office:value-type="float" office:value="-6.898531" calcext:value-type="float">
            <text:p>-6.898531</text:p>
          </table:table-cell>
          <table:table-cell office:value-type="float" office:value="1.086272" calcext:value-type="float">
            <text:p>1.086272</text:p>
          </table:table-cell>
          <table:table-cell office:value-type="float" office:value="-0.47343" calcext:value-type="float">
            <text:p>-0.47343</text:p>
          </table:table-cell>
          <table:table-cell table:formula="of:=[.D59]-[.E59]+[.F59]-[.G59]" office:value-type="float" office:value="8.834597" calcext:value-type="float">
            <text:p>8.834597</text:p>
          </table:table-cell>
          <table:table-cell table:formula="of:=[.D59]-[.E59]" office:value-type="float" office:value="7.274895" calcext:value-type="float">
            <text:p>7.274895</text:p>
          </table:table-cell>
          <table:table-cell table:formula="of:=[.F59]-[.G59]" office:value-type="float" office:value="1.559702" calcext:value-type="float">
            <text:p>1.559702</text:p>
          </table:table-cell>
          <table:table-cell office:value-type="float" office:value="31.112473" calcext:value-type="float">
            <text:p>31.112473</text:p>
          </table:table-cell>
        </table:table-row>
        <table:table-row table:style-name="ro1">
          <table:table-cell office:value-type="float" office:value="0.478422" calcext:value-type="float">
            <text:p>0.478422</text:p>
          </table:table-cell>
          <table:table-cell office:value-type="float" office:value="0.282009" calcext:value-type="float">
            <text:p>0.282009</text:p>
          </table:table-cell>
          <table:table-cell office:value-type="float" office:value="0.589457" calcext:value-type="float">
            <text:p>0.589457</text:p>
          </table:table-cell>
          <table:table-cell office:value-type="float" office:value="0.63028" calcext:value-type="float">
            <text:p>0.63028</text:p>
          </table:table-cell>
          <table:table-cell office:value-type="float" office:value="-6.487276" calcext:value-type="float">
            <text:p>-6.487276</text:p>
          </table:table-cell>
          <table:table-cell office:value-type="float" office:value="1.069514" calcext:value-type="float">
            <text:p>1.069514</text:p>
          </table:table-cell>
          <table:table-cell office:value-type="float" office:value="-0.380026" calcext:value-type="float">
            <text:p>-0.380026</text:p>
          </table:table-cell>
          <table:table-cell table:formula="of:=[.D60]-[.E60]+[.F60]-[.G60]" office:value-type="float" office:value="8.567096" calcext:value-type="float">
            <text:p>8.567096</text:p>
          </table:table-cell>
          <table:table-cell table:formula="of:=[.D60]-[.E60]" office:value-type="float" office:value="7.117556" calcext:value-type="float">
            <text:p>7.117556</text:p>
          </table:table-cell>
          <table:table-cell table:formula="of:=[.F60]-[.G60]" office:value-type="float" office:value="1.44954" calcext:value-type="float">
            <text:p>1.44954</text:p>
          </table:table-cell>
          <table:table-cell office:value-type="float" office:value="31.621192" calcext:value-type="float">
            <text:p>31.621192</text:p>
          </table:table-cell>
        </table:table-row>
        <table:table-row table:style-name="ro1">
          <table:table-cell table:number-columns-repeated="7"/>
          <table:table-cell table:formula="of:=[.D61]-[.E61]+[.F61]-[.G61]" office:value-type="float" office:value="0" calcext:value-type="float">
            <text:p>0</text:p>
          </table:table-cell>
          <table:table-cell table:formula="of:=[.D61]-[.E61]" office:value-type="float" office:value="0" calcext:value-type="float">
            <text:p>0</text:p>
          </table:table-cell>
          <table:table-cell table:formula="of:=[.F61]-[.G61]" office:value-type="float" office:value="0" calcext:value-type="float">
            <text:p>0</text:p>
          </table:table-cell>
          <table:table-cell office:value-type="string" calcext:value-type="string">
            <text:p>Result Results/18.txt saved</text:p>
          </table:table-cell>
        </table:table-row>
        <table:table-row table:style-name="ro1">
          <table:table-cell office:value-type="float" office:value="1.294694" calcext:value-type="float">
            <text:p>1.294694</text:p>
          </table:table-cell>
          <table:table-cell office:value-type="float" office:value="0.759456" calcext:value-type="float">
            <text:p>0.759456</text:p>
          </table:table-cell>
          <table:table-cell office:value-type="float" office:value="0.586591" calcext:value-type="float">
            <text:p>0.586591</text:p>
          </table:table-cell>
          <table:table-cell office:value-type="float" office:value="1.287081" calcext:value-type="float">
            <text:p>1.287081</text:p>
          </table:table-cell>
          <table:table-cell office:value-type="float" office:value="-7.124775" calcext:value-type="float">
            <text:p>-7.124775</text:p>
          </table:table-cell>
          <table:table-cell office:value-type="float" office:value="1.185252" calcext:value-type="float">
            <text:p>1.185252</text:p>
          </table:table-cell>
          <table:table-cell office:value-type="float" office:value="-0.311664" calcext:value-type="float">
            <text:p>-0.311664</text:p>
          </table:table-cell>
          <table:table-cell table:formula="of:=[.D62]-[.E62]+[.F62]-[.G62]" office:value-type="float" office:value="9.908772" calcext:value-type="float">
            <text:p>9.908772</text:p>
          </table:table-cell>
          <table:table-cell table:formula="of:=[.D62]-[.E62]" office:value-type="float" office:value="8.411856" calcext:value-type="float">
            <text:p>8.411856</text:p>
          </table:table-cell>
          <table:table-cell table:formula="of:=[.F62]-[.G62]" office:value-type="float" office:value="1.496916" calcext:value-type="float">
            <text:p>1.496916</text:p>
          </table:table-cell>
          <table:table-cell office:value-type="float" office:value="33.070348" calcext:value-type="float">
            <text:p>33.070348</text:p>
          </table:table-cell>
        </table:table-row>
        <table:table-row table:style-name="ro1">
          <table:table-cell office:value-type="float" office:value="0.562316" calcext:value-type="float">
            <text:p>0.562316</text:p>
          </table:table-cell>
          <table:table-cell office:value-type="float" office:value="0.329983" calcext:value-type="float">
            <text:p>0.329983</text:p>
          </table:table-cell>
          <table:table-cell office:value-type="float" office:value="0.586828" calcext:value-type="float">
            <text:p>0.586828</text:p>
          </table:table-cell>
          <table:table-cell office:value-type="float" office:value="1.428633" calcext:value-type="float">
            <text:p>1.428633</text:p>
          </table:table-cell>
          <table:table-cell office:value-type="float" office:value="-6.777134" calcext:value-type="float">
            <text:p>-6.777134</text:p>
          </table:table-cell>
          <table:table-cell office:value-type="float" office:value="1.110732" calcext:value-type="float">
            <text:p>1.110732</text:p>
          </table:table-cell>
          <table:table-cell office:value-type="float" office:value="-0.257583" calcext:value-type="float">
            <text:p>-0.257583</text:p>
          </table:table-cell>
          <table:table-cell table:formula="of:=[.D63]-[.E63]+[.F63]-[.G63]" office:value-type="float" office:value="9.574082" calcext:value-type="float">
            <text:p>9.574082</text:p>
          </table:table-cell>
          <table:table-cell table:formula="of:=[.D63]-[.E63]" office:value-type="float" office:value="8.205767" calcext:value-type="float">
            <text:p>8.205767</text:p>
          </table:table-cell>
          <table:table-cell table:formula="of:=[.F63]-[.G63]" office:value-type="float" office:value="1.368315" calcext:value-type="float">
            <text:p>1.368315</text:p>
          </table:table-cell>
          <table:table-cell office:value-type="float" office:value="33.619314" calcext:value-type="float">
            <text:p>33.619314</text:p>
          </table:table-cell>
        </table:table-row>
        <table:table-row table:style-name="ro1">
          <table:table-cell table:number-columns-repeated="7"/>
          <table:table-cell table:formula="of:=[.D64]-[.E64]+[.F64]-[.G64]" office:value-type="float" office:value="0" calcext:value-type="float">
            <text:p>0</text:p>
          </table:table-cell>
          <table:table-cell table:formula="of:=[.D64]-[.E64]" office:value-type="float" office:value="0" calcext:value-type="float">
            <text:p>0</text:p>
          </table:table-cell>
          <table:table-cell table:formula="of:=[.F64]-[.G64]" office:value-type="float" office:value="0" calcext:value-type="float">
            <text:p>0</text:p>
          </table:table-cell>
          <table:table-cell office:value-type="string" calcext:value-type="string">
            <text:p>Result Results/19.txt saved</text:p>
          </table:table-cell>
        </table:table-row>
        <table:table-row table:style-name="ro1">
          <table:table-cell office:value-type="float" office:value="1.406548" calcext:value-type="float">
            <text:p>1.406548</text:p>
          </table:table-cell>
          <table:table-cell office:value-type="float" office:value="0.823504" calcext:value-type="float">
            <text:p>0.823504</text:p>
          </table:table-cell>
          <table:table-cell office:value-type="float" office:value="0.585479" calcext:value-type="float">
            <text:p>0.585479</text:p>
          </table:table-cell>
          <table:table-cell office:value-type="float" office:value="1.97527" calcext:value-type="float">
            <text:p>1.97527</text:p>
          </table:table-cell>
          <table:table-cell office:value-type="float" office:value="-7.452098" calcext:value-type="float">
            <text:p>-7.452098</text:p>
          </table:table-cell>
          <table:table-cell office:value-type="float" office:value="1.155579" calcext:value-type="float">
            <text:p>1.155579</text:p>
          </table:table-cell>
          <table:table-cell office:value-type="float" office:value="-0.253028" calcext:value-type="float">
            <text:p>-0.253028</text:p>
          </table:table-cell>
          <table:table-cell table:formula="of:=[.D65]-[.E65]+[.F65]-[.G65]" office:value-type="float" office:value="10.835975" calcext:value-type="float">
            <text:p>10.835975</text:p>
          </table:table-cell>
          <table:table-cell table:formula="of:=[.D65]-[.E65]" office:value-type="float" office:value="9.427368" calcext:value-type="float">
            <text:p>9.427368</text:p>
          </table:table-cell>
          <table:table-cell table:formula="of:=[.F65]-[.G65]" office:value-type="float" office:value="1.408607" calcext:value-type="float">
            <text:p>1.408607</text:p>
          </table:table-cell>
          <table:table-cell office:value-type="float" office:value="35.103333" calcext:value-type="float">
            <text:p>35.103333</text:p>
          </table:table-cell>
        </table:table-row>
        <table:table-row table:style-name="ro1">
          <table:table-cell office:value-type="float" office:value="0.627565" calcext:value-type="float">
            <text:p>0.627565</text:p>
          </table:table-cell>
          <table:table-cell office:value-type="float" office:value="0.367765" calcext:value-type="float">
            <text:p>0.367765</text:p>
          </table:table-cell>
          <table:table-cell office:value-type="float" office:value="0.586019" calcext:value-type="float">
            <text:p>0.586019</text:p>
          </table:table-cell>
          <table:table-cell office:value-type="float" office:value="2.044266" calcext:value-type="float">
            <text:p>2.044266</text:p>
          </table:table-cell>
          <table:table-cell office:value-type="float" office:value="-7.071333" calcext:value-type="float">
            <text:p>-7.071333</text:p>
          </table:table-cell>
          <table:table-cell office:value-type="float" office:value="1.12208" calcext:value-type="float">
            <text:p>1.12208</text:p>
          </table:table-cell>
          <table:table-cell office:value-type="float" office:value="-0.23583" calcext:value-type="float">
            <text:p>-0.23583</text:p>
          </table:table-cell>
          <table:table-cell table:formula="of:=[.D66]-[.E66]+[.F66]-[.G66]" office:value-type="float" office:value="10.473509" calcext:value-type="float">
            <text:p>10.473509</text:p>
          </table:table-cell>
          <table:table-cell table:formula="of:=[.D66]-[.E66]" office:value-type="float" office:value="9.115599" calcext:value-type="float">
            <text:p>9.115599</text:p>
          </table:table-cell>
          <table:table-cell table:formula="of:=[.F66]-[.G66]" office:value-type="float" office:value="1.35791" calcext:value-type="float">
            <text:p>1.35791</text:p>
          </table:table-cell>
          <table:table-cell office:value-type="float" office:value="35.698545" calcext:value-type="float">
            <text:p>35.698545</text:p>
          </table:table-cell>
        </table:table-row>
        <table:table-row table:style-name="ro1">
          <table:table-cell table:number-columns-repeated="7"/>
          <table:table-cell table:formula="of:=[.D67]-[.E67]+[.F67]-[.G67]" office:value-type="float" office:value="0" calcext:value-type="float">
            <text:p>0</text:p>
          </table:table-cell>
          <table:table-cell table:formula="of:=[.D67]-[.E67]" office:value-type="float" office:value="0" calcext:value-type="float">
            <text:p>0</text:p>
          </table:table-cell>
          <table:table-cell table:formula="of:=[.F67]-[.G67]" office:value-type="float" office:value="0" calcext:value-type="float">
            <text:p>0</text:p>
          </table:table-cell>
          <table:table-cell office:value-type="string" calcext:value-type="string">
            <text:p>Result Results/20.txt saved</text:p>
          </table:table-cell>
        </table:table-row>
        <table:table-row table:style-name="ro1">
          <table:table-cell office:value-type="float" office:value="0.736594" calcext:value-type="float">
            <text:p>0.736594</text:p>
          </table:table-cell>
          <table:table-cell office:value-type="float" office:value="0.431341" calcext:value-type="float">
            <text:p>0.431341</text:p>
          </table:table-cell>
          <table:table-cell office:value-type="float" office:value="0.585589" calcext:value-type="float">
            <text:p>0.585589</text:p>
          </table:table-cell>
          <table:table-cell office:value-type="float" office:value="2.163774" calcext:value-type="float">
            <text:p>2.163774</text:p>
          </table:table-cell>
          <table:table-cell office:value-type="float" office:value="-6.797612" calcext:value-type="float">
            <text:p>-6.797612</text:p>
          </table:table-cell>
          <table:table-cell office:value-type="float" office:value="1.103323" calcext:value-type="float">
            <text:p>1.103323</text:p>
          </table:table-cell>
          <table:table-cell office:value-type="float" office:value="-0.233561" calcext:value-type="float">
            <text:p>-0.233561</text:p>
          </table:table-cell>
          <table:table-cell table:formula="of:=[.D68]-[.E68]+[.F68]-[.G68]" office:value-type="float" office:value="10.29827" calcext:value-type="float">
            <text:p>10.29827</text:p>
          </table:table-cell>
          <table:table-cell table:formula="of:=[.D68]-[.E68]" office:value-type="float" office:value="8.961386" calcext:value-type="float">
            <text:p>8.961386</text:p>
          </table:table-cell>
          <table:table-cell table:formula="of:=[.F68]-[.G68]" office:value-type="float" office:value="1.336884" calcext:value-type="float">
            <text:p>1.336884</text:p>
          </table:table-cell>
          <table:table-cell office:value-type="float" office:value="36.461386" calcext:value-type="float">
            <text:p>36.461386</text:p>
          </table:table-cell>
        </table:table-row>
        <table:table-row table:style-name="ro1">
          <table:table-cell office:value-type="float" office:value="1.355092" calcext:value-type="float">
            <text:p>1.355092</text:p>
          </table:table-cell>
          <table:table-cell office:value-type="float" office:value="0.791622" calcext:value-type="float">
            <text:p>0.791622</text:p>
          </table:table-cell>
          <table:table-cell office:value-type="float" office:value="0.584183" calcext:value-type="float">
            <text:p>0.584183</text:p>
          </table:table-cell>
          <table:table-cell office:value-type="float" office:value="2.653785" calcext:value-type="float">
            <text:p>2.653785</text:p>
          </table:table-cell>
          <table:table-cell office:value-type="float" office:value="-7.245388" calcext:value-type="float">
            <text:p>-7.245388</text:p>
          </table:table-cell>
          <table:table-cell office:value-type="float" office:value="1.247527" calcext:value-type="float">
            <text:p>1.247527</text:p>
          </table:table-cell>
          <table:table-cell office:value-type="float" office:value="-0.28858" calcext:value-type="float">
            <text:p>-0.28858</text:p>
          </table:table-cell>
          <table:table-cell table:formula="of:=[.D69]-[.E69]+[.F69]-[.G69]" office:value-type="float" office:value="11.43528" calcext:value-type="float">
            <text:p>11.43528</text:p>
          </table:table-cell>
          <table:table-cell table:formula="of:=[.D69]-[.E69]" office:value-type="float" office:value="9.899173" calcext:value-type="float">
            <text:p>9.899173</text:p>
          </table:table-cell>
          <table:table-cell table:formula="of:=[.F69]-[.G69]" office:value-type="float" office:value="1.536107" calcext:value-type="float">
            <text:p>1.536107</text:p>
          </table:table-cell>
          <table:table-cell office:value-type="float" office:value="37.904194" calcext:value-type="float">
            <text:p>37.904194</text:p>
          </table:table-cell>
        </table:table-row>
        <table:table-row table:style-name="ro1">
          <table:table-cell table:number-columns-repeated="7"/>
          <table:table-cell table:formula="of:=[.D70]-[.E70]+[.F70]-[.G70]" office:value-type="float" office:value="0" calcext:value-type="float">
            <text:p>0</text:p>
          </table:table-cell>
          <table:table-cell table:formula="of:=[.D70]-[.E70]" office:value-type="float" office:value="0" calcext:value-type="float">
            <text:p>0</text:p>
          </table:table-cell>
          <table:table-cell table:formula="of:=[.F70]-[.G70]" office:value-type="float" office:value="0" calcext:value-type="float">
            <text:p>0</text:p>
          </table:table-cell>
          <table:table-cell office:value-type="string" calcext:value-type="string">
            <text:p>Result Results/21.txt saved</text:p>
          </table:table-cell>
        </table:table-row>
        <table:table-row table:style-name="ro1">
          <table:table-cell office:value-type="float" office:value="1.193065" calcext:value-type="float">
            <text:p>1.193065</text:p>
          </table:table-cell>
          <table:table-cell office:value-type="float" office:value="0.697655" calcext:value-type="float">
            <text:p>0.697655</text:p>
          </table:table-cell>
          <table:table-cell office:value-type="float" office:value="0.584759" calcext:value-type="float">
            <text:p>0.584759</text:p>
          </table:table-cell>
          <table:table-cell office:value-type="float" office:value="3.027657" calcext:value-type="float">
            <text:p>3.027657</text:p>
          </table:table-cell>
          <table:table-cell office:value-type="float" office:value="-7.414596" calcext:value-type="float">
            <text:p>-7.414596</text:p>
          </table:table-cell>
          <table:table-cell office:value-type="float" office:value="1.379583" calcext:value-type="float">
            <text:p>1.379583</text:p>
          </table:table-cell>
          <table:table-cell office:value-type="float" office:value="-0.324235" calcext:value-type="float">
            <text:p>-0.324235</text:p>
          </table:table-cell>
          <table:table-cell table:formula="of:=[.D71]-[.E71]+[.F71]-[.G71]" office:value-type="float" office:value="12.146071" calcext:value-type="float">
            <text:p>12.146071</text:p>
          </table:table-cell>
          <table:table-cell table:formula="of:=[.D71]-[.E71]" office:value-type="float" office:value="10.442253" calcext:value-type="float">
            <text:p>10.442253</text:p>
          </table:table-cell>
          <table:table-cell table:formula="of:=[.F71]-[.G71]" office:value-type="float" office:value="1.703818" calcext:value-type="float">
            <text:p>1.703818</text:p>
          </table:table-cell>
          <table:table-cell office:value-type="float" office:value="39.059951" calcext:value-type="float">
            <text:p>39.059951</text:p>
          </table:table-cell>
        </table:table-row>
        <table:table-row table:style-name="ro1">
          <table:table-cell office:value-type="float" office:value="1.153868" calcext:value-type="float">
            <text:p>1.153868</text:p>
          </table:table-cell>
          <table:table-cell office:value-type="float" office:value="0.675879" calcext:value-type="float">
            <text:p>0.675879</text:p>
          </table:table-cell>
          <table:table-cell office:value-type="float" office:value="0.585751" calcext:value-type="float">
            <text:p>0.585751</text:p>
          </table:table-cell>
          <table:table-cell office:value-type="float" office:value="3.359758" calcext:value-type="float">
            <text:p>3.359758</text:p>
          </table:table-cell>
          <table:table-cell office:value-type="float" office:value="-7.433656" calcext:value-type="float">
            <text:p>-7.433656</text:p>
          </table:table-cell>
          <table:table-cell office:value-type="float" office:value="1.465672" calcext:value-type="float">
            <text:p>1.465672</text:p>
          </table:table-cell>
          <table:table-cell office:value-type="float" office:value="-0.333598" calcext:value-type="float">
            <text:p>-0.333598</text:p>
          </table:table-cell>
          <table:table-cell table:formula="of:=[.D72]-[.E72]+[.F72]-[.G72]" office:value-type="float" office:value="12.592684" calcext:value-type="float">
            <text:p>12.592684</text:p>
          </table:table-cell>
          <table:table-cell table:formula="of:=[.D72]-[.E72]" office:value-type="float" office:value="10.793414" calcext:value-type="float">
            <text:p>10.793414</text:p>
          </table:table-cell>
          <table:table-cell table:formula="of:=[.F72]-[.G72]" office:value-type="float" office:value="1.79927" calcext:value-type="float">
            <text:p>1.79927</text:p>
          </table:table-cell>
          <table:table-cell office:value-type="float" office:value="40.147658" calcext:value-type="float">
            <text:p>40.147658</text:p>
          </table:table-cell>
        </table:table-row>
        <table:table-row table:style-name="ro1">
          <table:table-cell table:number-columns-repeated="7"/>
          <table:table-cell table:formula="of:=[.D73]-[.E73]+[.F73]-[.G73]" office:value-type="float" office:value="0" calcext:value-type="float">
            <text:p>0</text:p>
          </table:table-cell>
          <table:table-cell table:formula="of:=[.D73]-[.E73]" office:value-type="float" office:value="0" calcext:value-type="float">
            <text:p>0</text:p>
          </table:table-cell>
          <table:table-cell table:formula="of:=[.F73]-[.G73]" office:value-type="float" office:value="0" calcext:value-type="float">
            <text:p>0</text:p>
          </table:table-cell>
          <table:table-cell office:value-type="string" calcext:value-type="string">
            <text:p>Result Results/22.txt saved</text:p>
          </table:table-cell>
        </table:table-row>
        <table:table-row table:style-name="ro1">
          <table:table-cell office:value-type="float" office:value="1.518661" calcext:value-type="float">
            <text:p>1.518661</text:p>
          </table:table-cell>
          <table:table-cell office:value-type="float" office:value="0.891418" calcext:value-type="float">
            <text:p>0.891418</text:p>
          </table:table-cell>
          <table:table-cell office:value-type="float" office:value="0.586977" calcext:value-type="float">
            <text:p>0.586977</text:p>
          </table:table-cell>
          <table:table-cell office:value-type="float" office:value="3.948975" calcext:value-type="float">
            <text:p>3.948975</text:p>
          </table:table-cell>
          <table:table-cell office:value-type="float" office:value="-7.693246" calcext:value-type="float">
            <text:p>-7.693246</text:p>
          </table:table-cell>
          <table:table-cell office:value-type="float" office:value="1.636743" calcext:value-type="float">
            <text:p>1.636743</text:p>
          </table:table-cell>
          <table:table-cell office:value-type="float" office:value="-0.340954" calcext:value-type="float">
            <text:p>-0.340954</text:p>
          </table:table-cell>
          <table:table-cell table:formula="of:=[.D74]-[.E74]+[.F74]-[.G74]" office:value-type="float" office:value="13.619918" calcext:value-type="float">
            <text:p>13.619918</text:p>
          </table:table-cell>
          <table:table-cell table:formula="of:=[.D74]-[.E74]" office:value-type="float" office:value="11.642221" calcext:value-type="float">
            <text:p>11.642221</text:p>
          </table:table-cell>
          <table:table-cell table:formula="of:=[.F74]-[.G74]" office:value-type="float" office:value="1.977697" calcext:value-type="float">
            <text:p>1.977697</text:p>
          </table:table-cell>
          <table:table-cell office:value-type="float" office:value="41.582491" calcext:value-type="float">
            <text:p>41.582491</text:p>
          </table:table-cell>
        </table:table-row>
        <table:table-row table:style-name="ro1">
          <table:table-cell office:value-type="float" office:value="1.057948" calcext:value-type="float">
            <text:p>1.057948</text:p>
          </table:table-cell>
          <table:table-cell office:value-type="float" office:value="0.622732" calcext:value-type="float">
            <text:p>0.622732</text:p>
          </table:table-cell>
          <table:table-cell office:value-type="float" office:value="0.588622" calcext:value-type="float">
            <text:p>0.588622</text:p>
          </table:table-cell>
          <table:table-cell office:value-type="float" office:value="4.236043" calcext:value-type="float">
            <text:p>4.236043</text:p>
          </table:table-cell>
          <table:table-cell office:value-type="float" office:value="-7.38874" calcext:value-type="float">
            <text:p>-7.38874</text:p>
          </table:table-cell>
          <table:table-cell office:value-type="float" office:value="1.715034" calcext:value-type="float">
            <text:p>1.715034</text:p>
          </table:table-cell>
          <table:table-cell office:value-type="float" office:value="-0.298185" calcext:value-type="float">
            <text:p>-0.298185</text:p>
          </table:table-cell>
          <table:table-cell table:formula="of:=[.D75]-[.E75]+[.F75]-[.G75]" office:value-type="float" office:value="13.638002" calcext:value-type="float">
            <text:p>13.638002</text:p>
          </table:table-cell>
          <table:table-cell table:formula="of:=[.D75]-[.E75]" office:value-type="float" office:value="11.624783" calcext:value-type="float">
            <text:p>11.624783</text:p>
          </table:table-cell>
          <table:table-cell table:formula="of:=[.F75]-[.G75]" office:value-type="float" office:value="2.013219" calcext:value-type="float">
            <text:p>2.013219</text:p>
          </table:table-cell>
          <table:table-cell office:value-type="float" office:value="42.524169" calcext:value-type="float">
            <text:p>42.524169</text:p>
          </table:table-cell>
        </table:table-row>
        <table:table-row table:style-name="ro1">
          <table:table-cell table:number-columns-repeated="7"/>
          <table:table-cell table:formula="of:=[.D76]-[.E76]+[.F76]-[.G76]" office:value-type="float" office:value="0" calcext:value-type="float">
            <text:p>0</text:p>
          </table:table-cell>
          <table:table-cell table:formula="of:=[.D76]-[.E76]" office:value-type="float" office:value="0" calcext:value-type="float">
            <text:p>0</text:p>
          </table:table-cell>
          <table:table-cell table:formula="of:=[.F76]-[.G76]" office:value-type="float" office:value="0" calcext:value-type="float">
            <text:p>0</text:p>
          </table:table-cell>
          <table:table-cell office:value-type="string" calcext:value-type="string">
            <text:p>Result Results/23.txt saved</text:p>
          </table:table-cell>
        </table:table-row>
        <table:table-row table:style-name="ro1">
          <table:table-cell office:value-type="float" office:value="1.901608" calcext:value-type="float">
            <text:p>1.901608</text:p>
          </table:table-cell>
          <table:table-cell office:value-type="float" office:value="1.122406" calcext:value-type="float">
            <text:p>1.122406</text:p>
          </table:table-cell>
          <table:table-cell office:value-type="float" office:value="0.590241" calcext:value-type="float">
            <text:p>0.590241</text:p>
          </table:table-cell>
          <table:table-cell office:value-type="float" office:value="5.153868" calcext:value-type="float">
            <text:p>5.153868</text:p>
          </table:table-cell>
          <table:table-cell office:value-type="float" office:value="-7.647895" calcext:value-type="float">
            <text:p>-7.647895</text:p>
          </table:table-cell>
          <table:table-cell office:value-type="float" office:value="2.004411" calcext:value-type="float">
            <text:p>2.004411</text:p>
          </table:table-cell>
          <table:table-cell office:value-type="float" office:value="-0.258813" calcext:value-type="float">
            <text:p>-0.258813</text:p>
          </table:table-cell>
          <table:table-cell table:formula="of:=[.D77]-[.E77]+[.F77]-[.G77]" office:value-type="float" office:value="15.064987" calcext:value-type="float">
            <text:p>15.064987</text:p>
          </table:table-cell>
          <table:table-cell table:formula="of:=[.D77]-[.E77]" office:value-type="float" office:value="12.801763" calcext:value-type="float">
            <text:p>12.801763</text:p>
          </table:table-cell>
          <table:table-cell table:formula="of:=[.F77]-[.G77]" office:value-type="float" office:value="2.263224" calcext:value-type="float">
            <text:p>2.263224</text:p>
          </table:table-cell>
          <table:table-cell office:value-type="float" office:value="44.309197" calcext:value-type="float">
            <text:p>44.309197</text:p>
          </table:table-cell>
        </table:table-row>
        <table:table-row table:style-name="ro1">
          <table:table-cell office:value-type="float" office:value="0.897946" calcext:value-type="float">
            <text:p>0.897946</text:p>
          </table:table-cell>
          <table:table-cell office:value-type="float" office:value="0.531624" calcext:value-type="float">
            <text:p>0.531624</text:p>
          </table:table-cell>
          <table:table-cell office:value-type="float" office:value="0.592044" calcext:value-type="float">
            <text:p>0.592044</text:p>
          </table:table-cell>
          <table:table-cell office:value-type="float" office:value="5.266329" calcext:value-type="float">
            <text:p>5.266329</text:p>
          </table:table-cell>
          <table:table-cell office:value-type="float" office:value="-7.031636" calcext:value-type="float">
            <text:p>-7.031636</text:p>
          </table:table-cell>
          <table:table-cell office:value-type="float" office:value="2.035837" calcext:value-type="float">
            <text:p>2.035837</text:p>
          </table:table-cell>
          <table:table-cell office:value-type="float" office:value="-0.188727" calcext:value-type="float">
            <text:p>-0.188727</text:p>
          </table:table-cell>
          <table:table-cell table:formula="of:=[.D78]-[.E78]+[.F78]-[.G78]" office:value-type="float" office:value="14.522529" calcext:value-type="float">
            <text:p>14.522529</text:p>
          </table:table-cell>
          <table:table-cell table:formula="of:=[.D78]-[.E78]" office:value-type="float" office:value="12.297965" calcext:value-type="float">
            <text:p>12.297965</text:p>
          </table:table-cell>
          <table:table-cell table:formula="of:=[.F78]-[.G78]" office:value-type="float" office:value="2.224564" calcext:value-type="float">
            <text:p>2.224564</text:p>
          </table:table-cell>
          <table:table-cell office:value-type="float" office:value="45.072163" calcext:value-type="float">
            <text:p>45.072163</text:p>
          </table:table-cell>
        </table:table-row>
        <table:table-row table:style-name="ro1">
          <table:table-cell table:number-columns-repeated="7"/>
          <table:table-cell table:formula="of:=[.D79]-[.E79]+[.F79]-[.G79]" office:value-type="float" office:value="0" calcext:value-type="float">
            <text:p>0</text:p>
          </table:table-cell>
          <table:table-cell table:formula="of:=[.D79]-[.E79]" office:value-type="float" office:value="0" calcext:value-type="float">
            <text:p>0</text:p>
          </table:table-cell>
          <table:table-cell table:formula="of:=[.F79]-[.G79]" office:value-type="float" office:value="0" calcext:value-type="float">
            <text:p>0</text:p>
          </table:table-cell>
          <table:table-cell office:value-type="string" calcext:value-type="string">
            <text:p>Result Results/24.txt saved</text:p>
          </table:table-cell>
        </table:table-row>
        <table:table-row table:style-name="ro1">
          <table:table-cell office:value-type="float" office:value="1.998117" calcext:value-type="float">
            <text:p>1.998117</text:p>
          </table:table-cell>
          <table:table-cell office:value-type="float" office:value="1.185783" calcext:value-type="float">
            <text:p>1.185783</text:p>
          </table:table-cell>
          <table:table-cell office:value-type="float" office:value="0.59345" calcext:value-type="float">
            <text:p>0.59345</text:p>
          </table:table-cell>
          <table:table-cell office:value-type="float" office:value="6.323247" calcext:value-type="float">
            <text:p>6.323247</text:p>
          </table:table-cell>
          <table:table-cell office:value-type="float" office:value="-7.074892" calcext:value-type="float">
            <text:p>-7.074892</text:p>
          </table:table-cell>
          <table:table-cell office:value-type="float" office:value="2.356208" calcext:value-type="float">
            <text:p>2.356208</text:p>
          </table:table-cell>
          <table:table-cell office:value-type="float" office:value="-0.111138" calcext:value-type="float">
            <text:p>-0.111138</text:p>
          </table:table-cell>
          <table:table-cell table:formula="of:=[.D80]-[.E80]+[.F80]-[.G80]" office:value-type="float" office:value="15.865485" calcext:value-type="float">
            <text:p>15.865485</text:p>
          </table:table-cell>
          <table:table-cell table:formula="of:=[.D80]-[.E80]" office:value-type="float" office:value="13.398139" calcext:value-type="float">
            <text:p>13.398139</text:p>
          </table:table-cell>
          <table:table-cell table:formula="of:=[.F80]-[.G80]" office:value-type="float" office:value="2.467346" calcext:value-type="float">
            <text:p>2.467346</text:p>
          </table:table-cell>
          <table:table-cell office:value-type="float" office:value="46.963496" calcext:value-type="float">
            <text:p>46.963496</text:p>
          </table:table-cell>
        </table:table-row>
        <table:table-row table:style-name="ro1">
          <table:table-cell office:value-type="float" office:value="0.931381" calcext:value-type="float">
            <text:p>0.931381</text:p>
          </table:table-cell>
          <table:table-cell office:value-type="float" office:value="0.554179" calcext:value-type="float">
            <text:p>0.554179</text:p>
          </table:table-cell>
          <table:table-cell office:value-type="float" office:value="0.595008" calcext:value-type="float">
            <text:p>0.595008</text:p>
          </table:table-cell>
          <table:table-cell office:value-type="float" office:value="6.410362" calcext:value-type="float">
            <text:p>6.410362</text:p>
          </table:table-cell>
          <table:table-cell office:value-type="float" office:value="-6.417988" calcext:value-type="float">
            <text:p>-6.417988</text:p>
          </table:table-cell>
          <table:table-cell office:value-type="float" office:value="2.373412" calcext:value-type="float">
            <text:p>2.373412</text:p>
          </table:table-cell>
          <table:table-cell office:value-type="float" office:value="-0.034948" calcext:value-type="float">
            <text:p>-0.034948</text:p>
          </table:table-cell>
          <table:table-cell table:formula="of:=[.D81]-[.E81]+[.F81]-[.G81]" office:value-type="float" office:value="15.23671" calcext:value-type="float">
            <text:p>15.23671</text:p>
          </table:table-cell>
          <table:table-cell table:formula="of:=[.D81]-[.E81]" office:value-type="float" office:value="12.82835" calcext:value-type="float">
            <text:p>12.82835</text:p>
          </table:table-cell>
          <table:table-cell table:formula="of:=[.F81]-[.G81]" office:value-type="float" office:value="2.40836" calcext:value-type="float">
            <text:p>2.40836</text:p>
          </table:table-cell>
          <table:table-cell office:value-type="float" office:value="47.771882" calcext:value-type="float">
            <text:p>47.771882</text:p>
          </table:table-cell>
        </table:table-row>
        <table:table-row table:style-name="ro1">
          <table:table-cell table:number-columns-repeated="7"/>
          <table:table-cell table:formula="of:=[.D82]-[.E82]+[.F82]-[.G82]" office:value-type="float" office:value="0" calcext:value-type="float">
            <text:p>0</text:p>
          </table:table-cell>
          <table:table-cell table:formula="of:=[.D82]-[.E82]" office:value-type="float" office:value="0" calcext:value-type="float">
            <text:p>0</text:p>
          </table:table-cell>
          <table:table-cell table:formula="of:=[.F82]-[.G82]" office:value-type="float" office:value="0" calcext:value-type="float">
            <text:p>0</text:p>
          </table:table-cell>
          <table:table-cell office:value-type="string" calcext:value-type="string">
            <text:p>Result Results/25.txt saved</text:p>
          </table:table-cell>
        </table:table-row>
        <table:table-row table:style-name="ro1">
          <table:table-cell office:value-type="float" office:value="1.601373" calcext:value-type="float">
            <text:p>1.601373</text:p>
          </table:table-cell>
          <table:table-cell office:value-type="float" office:value="0.95393" calcext:value-type="float">
            <text:p>0.95393</text:p>
          </table:table-cell>
          <table:table-cell office:value-type="float" office:value="0.595695" calcext:value-type="float">
            <text:p>0.595695</text:p>
          </table:table-cell>
          <table:table-cell office:value-type="float" office:value="7.163888" calcext:value-type="float">
            <text:p>7.163888</text:p>
          </table:table-cell>
          <table:table-cell office:value-type="float" office:value="-6.100607" calcext:value-type="float">
            <text:p>-6.100607</text:p>
          </table:table-cell>
          <table:table-cell office:value-type="float" office:value="2.570487" calcext:value-type="float">
            <text:p>2.570487</text:p>
          </table:table-cell>
          <table:table-cell office:value-type="float" office:value="0.061889" calcext:value-type="float">
            <text:p>0.061889</text:p>
          </table:table-cell>
          <table:table-cell table:formula="of:=[.D83]-[.E83]+[.F83]-[.G83]" office:value-type="float" office:value="15.773093" calcext:value-type="float">
            <text:p>15.773093</text:p>
          </table:table-cell>
          <table:table-cell table:formula="of:=[.D83]-[.E83]" office:value-type="float" office:value="13.264495" calcext:value-type="float">
            <text:p>13.264495</text:p>
          </table:table-cell>
          <table:table-cell table:formula="of:=[.F83]-[.G83]" office:value-type="float" office:value="2.508598" calcext:value-type="float">
            <text:p>2.508598</text:p>
          </table:table-cell>
          <table:table-cell office:value-type="float" office:value="49.318155" calcext:value-type="float">
            <text:p>49.318155</text:p>
          </table:table-cell>
        </table:table-row>
        <table:table-row table:style-name="ro1">
          <table:table-cell office:value-type="float" office:value="1.350687" calcext:value-type="float">
            <text:p>1.350687</text:p>
          </table:table-cell>
          <table:table-cell office:value-type="float" office:value="0.805617" calcext:value-type="float">
            <text:p>0.805617</text:p>
          </table:table-cell>
          <table:table-cell office:value-type="float" office:value="0.59645" calcext:value-type="float">
            <text:p>0.59645</text:p>
          </table:table-cell>
          <table:table-cell office:value-type="float" office:value="7.689162" calcext:value-type="float">
            <text:p>7.689162</text:p>
          </table:table-cell>
          <table:table-cell office:value-type="float" office:value="-5.662158" calcext:value-type="float">
            <text:p>-5.662158</text:p>
          </table:table-cell>
          <table:table-cell office:value-type="float" office:value="2.716502" calcext:value-type="float">
            <text:p>2.716502</text:p>
          </table:table-cell>
          <table:table-cell office:value-type="float" office:value="0.156846" calcext:value-type="float">
            <text:p>0.156846</text:p>
          </table:table-cell>
          <table:table-cell table:formula="of:=[.D84]-[.E84]+[.F84]-[.G84]" office:value-type="float" office:value="15.910976" calcext:value-type="float">
            <text:p>15.910976</text:p>
          </table:table-cell>
          <table:table-cell table:formula="of:=[.D84]-[.E84]" office:value-type="float" office:value="13.35132" calcext:value-type="float">
            <text:p>13.35132</text:p>
          </table:table-cell>
          <table:table-cell table:formula="of:=[.F84]-[.G84]" office:value-type="float" office:value="2.559656" calcext:value-type="float">
            <text:p>2.559656</text:p>
          </table:table-cell>
          <table:table-cell office:value-type="float" office:value="50.606453" calcext:value-type="float">
            <text:p>50.606453</text:p>
          </table:table-cell>
        </table:table-row>
        <table:table-row table:style-name="ro1">
          <table:table-cell table:number-columns-repeated="7"/>
          <table:table-cell table:formula="of:=[.D85]-[.E85]+[.F85]-[.G85]" office:value-type="float" office:value="0" calcext:value-type="float">
            <text:p>0</text:p>
          </table:table-cell>
          <table:table-cell table:formula="of:=[.D85]-[.E85]" office:value-type="float" office:value="0" calcext:value-type="float">
            <text:p>0</text:p>
          </table:table-cell>
          <table:table-cell table:formula="of:=[.F85]-[.G85]" office:value-type="float" office:value="0" calcext:value-type="float">
            <text:p>0</text:p>
          </table:table-cell>
          <table:table-cell office:value-type="string" calcext:value-type="string">
            <text:p>Result Results/26.txt saved</text:p>
          </table:table-cell>
        </table:table-row>
        <table:table-row table:style-name="ro1">
          <table:table-cell office:value-type="float" office:value="2.195739" calcext:value-type="float">
            <text:p>2.195739</text:p>
          </table:table-cell>
          <table:table-cell office:value-type="float" office:value="1.310574" calcext:value-type="float">
            <text:p>1.310574</text:p>
          </table:table-cell>
          <table:table-cell office:value-type="float" office:value="0.596871" calcext:value-type="float">
            <text:p>0.596871</text:p>
          </table:table-cell>
          <table:table-cell office:value-type="float" office:value="9.089167" calcext:value-type="float">
            <text:p>9.089167</text:p>
          </table:table-cell>
          <table:table-cell office:value-type="float" office:value="-5.545284" calcext:value-type="float">
            <text:p>-5.545284</text:p>
          </table:table-cell>
          <table:table-cell office:value-type="float" office:value="3.127471" calcext:value-type="float">
            <text:p>3.127471</text:p>
          </table:table-cell>
          <table:table-cell office:value-type="float" office:value="0.30766" calcext:value-type="float">
            <text:p>0.30766</text:p>
          </table:table-cell>
          <table:table-cell table:formula="of:=[.D86]-[.E86]+[.F86]-[.G86]" office:value-type="float" office:value="17.454262" calcext:value-type="float">
            <text:p>17.454262</text:p>
          </table:table-cell>
          <table:table-cell table:formula="of:=[.D86]-[.E86]" office:value-type="float" office:value="14.634451" calcext:value-type="float">
            <text:p>14.634451</text:p>
          </table:table-cell>
          <table:table-cell table:formula="of:=[.F86]-[.G86]" office:value-type="float" office:value="2.819811" calcext:value-type="float">
            <text:p>2.819811</text:p>
          </table:table-cell>
          <table:table-cell office:value-type="float" office:value="52.766465" calcext:value-type="float">
            <text:p>52.766465</text:p>
          </table:table-cell>
        </table:table-row>
        <table:table-row table:style-name="ro1">
          <table:table-cell office:value-type="float" office:value="0.519219" calcext:value-type="float">
            <text:p>0.519219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597448" calcext:value-type="float">
            <text:p>0.597448</text:p>
          </table:table-cell>
          <table:table-cell office:value-type="float" office:value="8.375129" calcext:value-type="float">
            <text:p>8.375129</text:p>
          </table:table-cell>
          <table:table-cell office:value-type="float" office:value="-4.756031" calcext:value-type="float">
            <text:p>-4.756031</text:p>
          </table:table-cell>
          <table:table-cell office:value-type="float" office:value="2.904135" calcext:value-type="float">
            <text:p>2.904135</text:p>
          </table:table-cell>
          <table:table-cell office:value-type="float" office:value="0.343187" calcext:value-type="float">
            <text:p>0.343187</text:p>
          </table:table-cell>
          <table:table-cell table:formula="of:=[.D87]-[.E87]+[.F87]-[.G87]" office:value-type="float" office:value="15.692108" calcext:value-type="float">
            <text:p>15.692108</text:p>
          </table:table-cell>
          <table:table-cell table:formula="of:=[.D87]-[.E87]" office:value-type="float" office:value="13.13116" calcext:value-type="float">
            <text:p>13.13116</text:p>
          </table:table-cell>
          <table:table-cell table:formula="of:=[.F87]-[.G87]" office:value-type="float" office:value="2.560948" calcext:value-type="float">
            <text:p>2.560948</text:p>
          </table:table-cell>
          <table:table-cell office:value-type="float" office:value="53.234728" calcext:value-type="float">
            <text:p>53.234728</text:p>
          </table:table-cell>
        </table:table-row>
        <table:table-row table:style-name="ro1">
          <table:table-cell office:value-type="float" office:value="0.369241" calcext:value-type="float">
            <text:p>0.369241</text:p>
          </table:table-cell>
          <table:table-cell office:value-type="float" office:value="0.220462" calcext:value-type="float">
            <text:p>0.220462</text:p>
          </table:table-cell>
          <table:table-cell office:value-type="float" office:value="0.597067" calcext:value-type="float">
            <text:p>0.597067</text:p>
          </table:table-cell>
          <table:table-cell office:value-type="float" office:value="7.39985" calcext:value-type="float">
            <text:p>7.39985</text:p>
          </table:table-cell>
          <table:table-cell office:value-type="float" office:value="-3.95061" calcext:value-type="float">
            <text:p>-3.95061</text:p>
          </table:table-cell>
          <table:table-cell office:value-type="float" office:value="2.558628" calcext:value-type="float">
            <text:p>2.558628</text:p>
          </table:table-cell>
          <table:table-cell office:value-type="float" office:value="0.347736" calcext:value-type="float">
            <text:p>0.347736</text:p>
          </table:table-cell>
          <table:table-cell table:formula="of:=[.D88]-[.E88]+[.F88]-[.G88]" office:value-type="float" office:value="13.561352" calcext:value-type="float">
            <text:p>13.561352</text:p>
          </table:table-cell>
          <table:table-cell table:formula="of:=[.D88]-[.E88]" office:value-type="float" office:value="11.35046" calcext:value-type="float">
            <text:p>11.35046</text:p>
          </table:table-cell>
          <table:table-cell table:formula="of:=[.F88]-[.G88]" office:value-type="float" office:value="2.210892" calcext:value-type="float">
            <text:p>2.210892</text:p>
          </table:table-cell>
          <table:table-cell office:value-type="float" office:value="53.637936" calcext:value-type="float">
            <text:p>53.637936</text:p>
          </table:table-cell>
        </table:table-row>
        <table:table-row table:style-name="ro1">
          <table:table-cell table:number-columns-repeated="7"/>
          <table:table-cell table:formula="of:=[.D89]-[.E89]+[.F89]-[.G89]" office:value-type="float" office:value="0" calcext:value-type="float">
            <text:p>0</text:p>
          </table:table-cell>
          <table:table-cell table:formula="of:=[.D89]-[.E89]" office:value-type="float" office:value="0" calcext:value-type="float">
            <text:p>0</text:p>
          </table:table-cell>
          <table:table-cell table:formula="of:=[.F89]-[.G89]" office:value-type="float" office:value="0" calcext:value-type="float">
            <text:p>0</text:p>
          </table:table-cell>
          <table:table-cell office:value-type="string" calcext:value-type="string">
            <text:p>Result Results/27.txt saved</text:p>
          </table:table-cell>
        </table:table-row>
        <table:table-row table:style-name="ro1">
          <table:table-cell office:value-type="float" office:value="1.147183" calcext:value-type="float">
            <text:p>1.147183</text:p>
          </table:table-cell>
          <table:table-cell office:value-type="float" office:value="0.680845" calcext:value-type="float">
            <text:p>0.680845</text:p>
          </table:table-cell>
          <table:table-cell office:value-type="float" office:value="0.593494" calcext:value-type="float">
            <text:p>0.593494</text:p>
          </table:table-cell>
          <table:table-cell office:value-type="float" office:value="7.854816" calcext:value-type="float">
            <text:p>7.854816</text:p>
          </table:table-cell>
          <table:table-cell office:value-type="float" office:value="-3.613333" calcext:value-type="float">
            <text:p>-3.613333</text:p>
          </table:table-cell>
          <table:table-cell office:value-type="float" office:value="2.6566" calcext:value-type="float">
            <text:p>2.6566</text:p>
          </table:table-cell>
          <table:table-cell office:value-type="float" office:value="0.415121" calcext:value-type="float">
            <text:p>0.415121</text:p>
          </table:table-cell>
          <table:table-cell table:formula="of:=[.D90]-[.E90]+[.F90]-[.G90]" office:value-type="float" office:value="13.709628" calcext:value-type="float">
            <text:p>13.709628</text:p>
          </table:table-cell>
          <table:table-cell table:formula="of:=[.D90]-[.E90]" office:value-type="float" office:value="11.468149" calcext:value-type="float">
            <text:p>11.468149</text:p>
          </table:table-cell>
          <table:table-cell table:formula="of:=[.F90]-[.G90]" office:value-type="float" office:value="2.241479" calcext:value-type="float">
            <text:p>2.241479</text:p>
          </table:table-cell>
          <table:table-cell office:value-type="float" office:value="55.108107" calcext:value-type="float">
            <text:p>55.108107</text:p>
          </table:table-cell>
        </table:table-row>
        <table:table-row table:style-name="ro1">
          <table:table-cell office:value-type="float" office:value="1.442208" calcext:value-type="float">
            <text:p>1.442208</text:p>
          </table:table-cell>
          <table:table-cell office:value-type="float" office:value="0.849734" calcext:value-type="float">
            <text:p>0.849734</text:p>
          </table:table-cell>
          <table:table-cell office:value-type="float" office:value="0.58919" calcext:value-type="float">
            <text:p>0.58919</text:p>
          </table:table-cell>
          <table:table-cell office:value-type="float" office:value="8.683714" calcext:value-type="float">
            <text:p>8.683714</text:p>
          </table:table-cell>
          <table:table-cell office:value-type="float" office:value="-3.460635" calcext:value-type="float">
            <text:p>-3.460635</text:p>
          </table:table-cell>
          <table:table-cell office:value-type="float" office:value="2.929013" calcext:value-type="float">
            <text:p>2.929013</text:p>
          </table:table-cell>
          <table:table-cell office:value-type="float" office:value="0.478462" calcext:value-type="float">
            <text:p>0.478462</text:p>
          </table:table-cell>
          <table:table-cell table:formula="of:=[.D91]-[.E91]+[.F91]-[.G91]" office:value-type="float" office:value="14.5949" calcext:value-type="float">
            <text:p>14.5949</text:p>
          </table:table-cell>
          <table:table-cell table:formula="of:=[.D91]-[.E91]" office:value-type="float" office:value="12.144349" calcext:value-type="float">
            <text:p>12.144349</text:p>
          </table:table-cell>
          <table:table-cell table:formula="of:=[.F91]-[.G91]" office:value-type="float" office:value="2.450551" calcext:value-type="float">
            <text:p>2.450551</text:p>
          </table:table-cell>
          <table:table-cell office:value-type="float" office:value="56.952856" calcext:value-type="float">
            <text:p>56.952856</text:p>
          </table:table-cell>
        </table:table-row>
        <table:table-row table:style-name="ro1">
          <table:table-cell office:value-type="float" office:value="0.06602" calcext:value-type="float">
            <text:p>0.06602</text:p>
          </table:table-cell>
          <table:table-cell office:value-type="float" office:value="0.038885" calcext:value-type="float">
            <text:p>0.038885</text:p>
          </table:table-cell>
          <table:table-cell office:value-type="float" office:value="0.588985" calcext:value-type="float">
            <text:p>0.588985</text:p>
          </table:table-cell>
          <table:table-cell office:value-type="float" office:value="7.227058" calcext:value-type="float">
            <text:p>7.227058</text:p>
          </table:table-cell>
          <table:table-cell office:value-type="float" office:value="-2.786253" calcext:value-type="float">
            <text:p>-2.786253</text:p>
          </table:table-cell>
          <table:table-cell office:value-type="float" office:value="2.464437" calcext:value-type="float">
            <text:p>2.464437</text:p>
          </table:table-cell>
          <table:table-cell office:value-type="float" office:value="0.431513" calcext:value-type="float">
            <text:p>0.431513</text:p>
          </table:table-cell>
          <table:table-cell table:formula="of:=[.D92]-[.E92]+[.F92]-[.G92]" office:value-type="float" office:value="12.046235" calcext:value-type="float">
            <text:p>12.046235</text:p>
          </table:table-cell>
          <table:table-cell table:formula="of:=[.D92]-[.E92]" office:value-type="float" office:value="10.013311" calcext:value-type="float">
            <text:p>10.013311</text:p>
          </table:table-cell>
          <table:table-cell table:formula="of:=[.F92]-[.G92]" office:value-type="float" office:value="2.032924" calcext:value-type="float">
            <text:p>2.032924</text:p>
          </table:table-cell>
          <table:table-cell office:value-type="float" office:value="57.038696" calcext:value-type="float">
            <text:p>57.038696</text:p>
          </table:table-cell>
        </table:table-row>
        <table:table-row table:style-name="ro1">
          <table:table-cell table:number-columns-repeated="7"/>
          <table:table-cell table:formula="of:=[.D93]-[.E93]+[.F93]-[.G93]" office:value-type="float" office:value="0" calcext:value-type="float">
            <text:p>0</text:p>
          </table:table-cell>
          <table:table-cell table:formula="of:=[.D93]-[.E93]" office:value-type="float" office:value="0" calcext:value-type="float">
            <text:p>0</text:p>
          </table:table-cell>
          <table:table-cell table:formula="of:=[.F93]-[.G93]" office:value-type="float" office:value="0" calcext:value-type="float">
            <text:p>0</text:p>
          </table:table-cell>
          <table:table-cell office:value-type="string" calcext:value-type="string">
            <text:p>Result Results/28.txt saved</text:p>
          </table:table-cell>
        </table:table-row>
        <table:table-row table:style-name="ro1">
          <table:table-cell office:value-type="float" office:value="1.906673" calcext:value-type="float">
            <text:p>1.906673</text:p>
          </table:table-cell>
          <table:table-cell office:value-type="float" office:value="1.105333" calcext:value-type="float">
            <text:p>1.105333</text:p>
          </table:table-cell>
          <table:table-cell office:value-type="float" office:value="0.579718" calcext:value-type="float">
            <text:p>0.579718</text:p>
          </table:table-cell>
          <table:table-cell office:value-type="float" office:value="8.783483" calcext:value-type="float">
            <text:p>8.783483</text:p>
          </table:table-cell>
          <table:table-cell office:value-type="float" office:value="-3.002513" calcext:value-type="float">
            <text:p>-3.002513</text:p>
          </table:table-cell>
          <table:table-cell office:value-type="float" office:value="2.898943" calcext:value-type="float">
            <text:p>2.898943</text:p>
          </table:table-cell>
          <table:table-cell office:value-type="float" office:value="0.452926" calcext:value-type="float">
            <text:p>0.452926</text:p>
          </table:table-cell>
          <table:table-cell table:formula="of:=[.D94]-[.E94]+[.F94]-[.G94]" office:value-type="float" office:value="14.232013" calcext:value-type="float">
            <text:p>14.232013</text:p>
          </table:table-cell>
          <table:table-cell table:formula="of:=[.D94]-[.E94]" office:value-type="float" office:value="11.785996" calcext:value-type="float">
            <text:p>11.785996</text:p>
          </table:table-cell>
          <table:table-cell table:formula="of:=[.F94]-[.G94]" office:value-type="float" office:value="2.446017" calcext:value-type="float">
            <text:p>2.446017</text:p>
          </table:table-cell>
          <table:table-cell office:value-type="float" office:value="59.857124" calcext:value-type="float">
            <text:p>59.857124</text:p>
          </table:table-cell>
        </table:table-row>
        <table:table-row table:style-name="ro1">
          <table:table-cell office:value-type="float" office:value="0.804909" calcext:value-type="float">
            <text:p>0.804909</text:p>
          </table:table-cell>
          <table:table-cell office:value-type="float" office:value="0.464461" calcext:value-type="float">
            <text:p>0.464461</text:p>
          </table:table-cell>
          <table:table-cell office:value-type="float" office:value="0.577035" calcext:value-type="float">
            <text:p>0.577035</text:p>
          </table:table-cell>
          <table:table-cell office:value-type="float" office:value="8.597089" calcext:value-type="float">
            <text:p>8.597089</text:p>
          </table:table-cell>
          <table:table-cell office:value-type="float" office:value="-2.85394" calcext:value-type="float">
            <text:p>-2.85394</text:p>
          </table:table-cell>
          <table:table-cell office:value-type="float" office:value="2.859915" calcext:value-type="float">
            <text:p>2.859915</text:p>
          </table:table-cell>
          <table:table-cell office:value-type="float" office:value="0.424014" calcext:value-type="float">
            <text:p>0.424014</text:p>
          </table:table-cell>
          <table:table-cell table:formula="of:=[.D95]-[.E95]+[.F95]-[.G95]" office:value-type="float" office:value="13.88693" calcext:value-type="float">
            <text:p>13.88693</text:p>
          </table:table-cell>
          <table:table-cell table:formula="of:=[.D95]-[.E95]" office:value-type="float" office:value="11.451029" calcext:value-type="float">
            <text:p>11.451029</text:p>
          </table:table-cell>
          <table:table-cell table:formula="of:=[.F95]-[.G95]" office:value-type="float" office:value="2.435901" calcext:value-type="float">
            <text:p>2.435901</text:p>
          </table:table-cell>
          <table:table-cell office:value-type="float" office:value="60.940362" calcext:value-type="float">
            <text:p>60.940362</text:p>
          </table:table-cell>
        </table:table-row>
        <table:table-row table:style-name="ro1">
          <table:table-cell table:number-columns-repeated="7"/>
          <table:table-cell table:formula="of:=[.D96]-[.E96]+[.F96]-[.G96]" office:value-type="float" office:value="0" calcext:value-type="float">
            <text:p>0</text:p>
          </table:table-cell>
          <table:table-cell table:formula="of:=[.D96]-[.E96]" office:value-type="float" office:value="0" calcext:value-type="float">
            <text:p>0</text:p>
          </table:table-cell>
          <table:table-cell table:formula="of:=[.F96]-[.G96]" office:value-type="float" office:value="0" calcext:value-type="float">
            <text:p>0</text:p>
          </table:table-cell>
          <table:table-cell office:value-type="string" calcext:value-type="string">
            <text:p>Result Results/29.txt saved</text:p>
          </table:table-cell>
        </table:table-row>
        <table:table-row table:style-name="ro1">
          <table:table-cell office:value-type="float" office:value="1.71424" calcext:value-type="float">
            <text:p>1.71424</text:p>
          </table:table-cell>
          <table:table-cell office:value-type="float" office:value="0.979187" calcext:value-type="float">
            <text:p>0.979187</text:p>
          </table:table-cell>
          <table:table-cell office:value-type="float" office:value="0.571208" calcext:value-type="float">
            <text:p>0.571208</text:p>
          </table:table-cell>
          <table:table-cell office:value-type="float" office:value="9.548524" calcext:value-type="float">
            <text:p>9.548524</text:p>
          </table:table-cell>
          <table:table-cell office:value-type="float" office:value="-3.219562" calcext:value-type="float">
            <text:p>-3.219562</text:p>
          </table:table-cell>
          <table:table-cell office:value-type="float" office:value="3.135326" calcext:value-type="float">
            <text:p>3.135326</text:p>
          </table:table-cell>
          <table:table-cell office:value-type="float" office:value="0.372725" calcext:value-type="float">
            <text:p>0.372725</text:p>
          </table:table-cell>
          <table:table-cell table:formula="of:=[.D97]-[.E97]+[.F97]-[.G97]" office:value-type="float" office:value="15.530687" calcext:value-type="float">
            <text:p>15.530687</text:p>
          </table:table-cell>
          <table:table-cell table:formula="of:=[.D97]-[.E97]" office:value-type="float" office:value="12.768086" calcext:value-type="float">
            <text:p>12.768086</text:p>
          </table:table-cell>
          <table:table-cell table:formula="of:=[.F97]-[.G97]" office:value-type="float" office:value="2.762601" calcext:value-type="float">
            <text:p>2.762601</text:p>
          </table:table-cell>
          <table:table-cell office:value-type="float" office:value="63.276248" calcext:value-type="float">
            <text:p>63.276248</text:p>
          </table:table-cell>
        </table:table-row>
        <table:table-row table:style-name="ro1">
          <table:table-cell office:value-type="float" office:value="1.376807" calcext:value-type="float">
            <text:p>1.376807</text:p>
          </table:table-cell>
          <table:table-cell office:value-type="float" office:value="0.782654" calcext:value-type="float">
            <text:p>0.782654</text:p>
          </table:table-cell>
          <table:table-cell office:value-type="float" office:value="0.568456" calcext:value-type="float">
            <text:p>0.568456</text:p>
          </table:table-cell>
          <table:table-cell office:value-type="float" office:value="9.852336" calcext:value-type="float">
            <text:p>9.852336</text:p>
          </table:table-cell>
          <table:table-cell office:value-type="float" office:value="-3.470371" calcext:value-type="float">
            <text:p>-3.470371</text:p>
          </table:table-cell>
          <table:table-cell office:value-type="float" office:value="3.270667" calcext:value-type="float">
            <text:p>3.270667</text:p>
          </table:table-cell>
          <table:table-cell office:value-type="float" office:value="0.309304" calcext:value-type="float">
            <text:p>0.309304</text:p>
          </table:table-cell>
          <table:table-cell table:formula="of:=[.D98]-[.E98]+[.F98]-[.G98]" office:value-type="float" office:value="16.28407" calcext:value-type="float">
            <text:p>16.28407</text:p>
          </table:table-cell>
          <table:table-cell table:formula="of:=[.D98]-[.E98]" office:value-type="float" office:value="13.322707" calcext:value-type="float">
            <text:p>13.322707</text:p>
          </table:table-cell>
          <table:table-cell table:formula="of:=[.F98]-[.G98]" office:value-type="float" office:value="2.961363" calcext:value-type="float">
            <text:p>2.961363</text:p>
          </table:table-cell>
          <table:table-cell office:value-type="float" office:value="64.959405" calcext:value-type="float">
            <text:p>64.959405</text:p>
          </table:table-cell>
        </table:table-row>
        <table:table-row table:style-name="ro1">
          <table:table-cell table:number-columns-repeated="7"/>
          <table:table-cell table:formula="of:=[.D99]-[.E99]+[.F99]-[.G99]" office:value-type="float" office:value="0" calcext:value-type="float">
            <text:p>0</text:p>
          </table:table-cell>
          <table:table-cell table:formula="of:=[.D99]-[.E99]" office:value-type="float" office:value="0" calcext:value-type="float">
            <text:p>0</text:p>
          </table:table-cell>
          <table:table-cell table:formula="of:=[.F99]-[.G99]" office:value-type="float" office:value="0" calcext:value-type="float">
            <text:p>0</text:p>
          </table:table-cell>
          <table:table-cell office:value-type="string" calcext:value-type="string">
            <text:p>Result Results/30.txt saved</text:p>
          </table:table-cell>
        </table:table-row>
        <table:table-row table:style-name="ro1">
          <table:table-cell office:value-type="float" office:value="2.277555" calcext:value-type="float">
            <text:p>2.277555</text:p>
          </table:table-cell>
          <table:table-cell office:value-type="float" office:value="1.286829" calcext:value-type="float">
            <text:p>1.286829</text:p>
          </table:table-cell>
          <table:table-cell office:value-type="float" office:value="0.565005" calcext:value-type="float">
            <text:p>0.565005</text:p>
          </table:table-cell>
          <table:table-cell office:value-type="float" office:value="10.904094" calcext:value-type="float">
            <text:p>10.904094</text:p>
          </table:table-cell>
          <table:table-cell office:value-type="float" office:value="-4.242594" calcext:value-type="float">
            <text:p>-4.242594</text:p>
          </table:table-cell>
          <table:table-cell office:value-type="float" office:value="3.668023" calcext:value-type="float">
            <text:p>3.668023</text:p>
          </table:table-cell>
          <table:table-cell office:value-type="float" office:value="0.245037" calcext:value-type="float">
            <text:p>0.245037</text:p>
          </table:table-cell>
          <table:table-cell table:formula="of:=[.D100]-[.E100]+[.F100]-[.G100]" office:value-type="float" office:value="18.569674" calcext:value-type="float">
            <text:p>18.569674</text:p>
          </table:table-cell>
          <table:table-cell table:formula="of:=[.D100]-[.E100]" office:value-type="float" office:value="15.146688" calcext:value-type="float">
            <text:p>15.146688</text:p>
          </table:table-cell>
          <table:table-cell table:formula="of:=[.F100]-[.G100]" office:value-type="float" office:value="3.422986" calcext:value-type="float">
            <text:p>3.422986</text:p>
          </table:table-cell>
          <table:table-cell office:value-type="float" office:value="67.633736" calcext:value-type="float">
            <text:p>67.633736</text:p>
          </table:table-cell>
        </table:table-row>
        <table:table-row table:style-name="ro1">
          <table:table-cell office:value-type="float" office:value="1.377148" calcext:value-type="float">
            <text:p>1.377148</text:p>
          </table:table-cell>
          <table:table-cell office:value-type="float" office:value="0.777255" calcext:value-type="float">
            <text:p>0.777255</text:p>
          </table:table-cell>
          <table:table-cell office:value-type="float" office:value="0.564395" calcext:value-type="float">
            <text:p>0.564395</text:p>
          </table:table-cell>
          <table:table-cell office:value-type="float" office:value="10.666167" calcext:value-type="float">
            <text:p>10.666167</text:p>
          </table:table-cell>
          <table:table-cell office:value-type="float" office:value="-4.466465" calcext:value-type="float">
            <text:p>-4.466465</text:p>
          </table:table-cell>
          <table:table-cell office:value-type="float" office:value="3.697885" calcext:value-type="float">
            <text:p>3.697885</text:p>
          </table:table-cell>
          <table:table-cell office:value-type="float" office:value="0.242012" calcext:value-type="float">
            <text:p>0.242012</text:p>
          </table:table-cell>
          <table:table-cell table:formula="of:=[.D101]-[.E101]+[.F101]-[.G101]" office:value-type="float" office:value="18.588505" calcext:value-type="float">
            <text:p>18.588505</text:p>
          </table:table-cell>
          <table:table-cell table:formula="of:=[.D101]-[.E101]" office:value-type="float" office:value="15.132632" calcext:value-type="float">
            <text:p>15.132632</text:p>
          </table:table-cell>
          <table:table-cell table:formula="of:=[.F101]-[.G101]" office:value-type="float" office:value="3.455873" calcext:value-type="float">
            <text:p>3.455873</text:p>
          </table:table-cell>
          <table:table-cell office:value-type="float" office:value="69.083989" calcext:value-type="float">
            <text:p>69.083989</text:p>
          </table:table-cell>
        </table:table-row>
        <table:table-row table:style-name="ro1">
          <table:table-cell table:number-columns-repeated="7"/>
          <table:table-cell table:formula="of:=[.D102]-[.E102]+[.F102]-[.G102]" office:value-type="float" office:value="0" calcext:value-type="float">
            <text:p>0</text:p>
          </table:table-cell>
          <table:table-cell table:formula="of:=[.D102]-[.E102]" office:value-type="float" office:value="0" calcext:value-type="float">
            <text:p>0</text:p>
          </table:table-cell>
          <table:table-cell table:formula="of:=[.F102]-[.G102]" office:value-type="float" office:value="0" calcext:value-type="float">
            <text:p>0</text:p>
          </table:table-cell>
          <table:table-cell office:value-type="string" calcext:value-type="string">
            <text:p>Result Results/31.txt saved</text:p>
          </table:table-cell>
        </table:table-row>
        <table:table-row table:style-name="ro1">
          <table:table-cell office:value-type="float" office:value="1.972443" calcext:value-type="float">
            <text:p>1.972443</text:p>
          </table:table-cell>
          <table:table-cell office:value-type="float" office:value="1.110681" calcext:value-type="float">
            <text:p>1.110681</text:p>
          </table:table-cell>
          <table:table-cell office:value-type="float" office:value="0.563099" calcext:value-type="float">
            <text:p>0.563099</text:p>
          </table:table-cell>
          <table:table-cell office:value-type="float" office:value="10.866235" calcext:value-type="float">
            <text:p>10.866235</text:p>
          </table:table-cell>
          <table:table-cell office:value-type="float" office:value="-5.095762" calcext:value-type="float">
            <text:p>-5.095762</text:p>
          </table:table-cell>
          <table:table-cell office:value-type="float" office:value="3.88022" calcext:value-type="float">
            <text:p>3.88022</text:p>
          </table:table-cell>
          <table:table-cell office:value-type="float" office:value="0.23675" calcext:value-type="float">
            <text:p>0.23675</text:p>
          </table:table-cell>
          <table:table-cell table:formula="of:=[.D103]-[.E103]+[.F103]-[.G103]" office:value-type="float" office:value="19.605467" calcext:value-type="float">
            <text:p>19.605467</text:p>
          </table:table-cell>
          <table:table-cell table:formula="of:=[.D103]-[.E103]" office:value-type="float" office:value="15.961997" calcext:value-type="float">
            <text:p>15.961997</text:p>
          </table:table-cell>
          <table:table-cell table:formula="of:=[.F103]-[.G103]" office:value-type="float" office:value="3.64347" calcext:value-type="float">
            <text:p>3.64347</text:p>
          </table:table-cell>
          <table:table-cell office:value-type="float" office:value="71.215364" calcext:value-type="float">
            <text:p>71.215364</text:p>
          </table:table-cell>
        </table:table-row>
        <table:table-row table:style-name="ro1">
          <table:table-cell office:value-type="float" office:value="1.980026" calcext:value-type="float">
            <text:p>1.980026</text:p>
          </table:table-cell>
          <table:table-cell office:value-type="float" office:value="1.113767" calcext:value-type="float">
            <text:p>1.113767</text:p>
          </table:table-cell>
          <table:table-cell office:value-type="float" office:value="0.562501" calcext:value-type="float">
            <text:p>0.562501</text:p>
          </table:table-cell>
          <table:table-cell office:value-type="float" office:value="10.94296" calcext:value-type="float">
            <text:p>10.94296</text:p>
          </table:table-cell>
          <table:table-cell office:value-type="float" office:value="-5.700016" calcext:value-type="float">
            <text:p>-5.700016</text:p>
          </table:table-cell>
          <table:table-cell office:value-type="float" office:value="4.051174" calcext:value-type="float">
            <text:p>4.051174</text:p>
          </table:table-cell>
          <table:table-cell office:value-type="float" office:value="0.242853" calcext:value-type="float">
            <text:p>0.242853</text:p>
          </table:table-cell>
          <table:table-cell table:formula="of:=[.D104]-[.E104]+[.F104]-[.G104]" office:value-type="float" office:value="20.451297" calcext:value-type="float">
            <text:p>20.451297</text:p>
          </table:table-cell>
          <table:table-cell table:formula="of:=[.D104]-[.E104]" office:value-type="float" office:value="16.642976" calcext:value-type="float">
            <text:p>16.642976</text:p>
          </table:table-cell>
          <table:table-cell table:formula="of:=[.F104]-[.G104]" office:value-type="float" office:value="3.808321" calcext:value-type="float">
            <text:p>3.808321</text:p>
          </table:table-cell>
          <table:table-cell office:value-type="float" office:value="73.271106" calcext:value-type="float">
            <text:p>73.271106</text:p>
          </table:table-cell>
        </table:table-row>
        <table:table-row table:style-name="ro1">
          <table:table-cell table:number-columns-repeated="7"/>
          <table:table-cell table:formula="of:=[.D105]-[.E105]+[.F105]-[.G105]" office:value-type="float" office:value="0" calcext:value-type="float">
            <text:p>0</text:p>
          </table:table-cell>
          <table:table-cell table:formula="of:=[.D105]-[.E105]" office:value-type="float" office:value="0" calcext:value-type="float">
            <text:p>0</text:p>
          </table:table-cell>
          <table:table-cell table:formula="of:=[.F105]-[.G105]" office:value-type="float" office:value="0" calcext:value-type="float">
            <text:p>0</text:p>
          </table:table-cell>
          <table:table-cell office:value-type="string" calcext:value-type="string">
            <text:p>Result Results/32.txt saved</text:p>
          </table:table-cell>
        </table:table-row>
        <table:table-row table:style-name="ro1">
          <table:table-cell office:value-type="float" office:value="2.197116" calcext:value-type="float">
            <text:p>2.197116</text:p>
          </table:table-cell>
          <table:table-cell office:value-type="float" office:value="1.235328" calcext:value-type="float">
            <text:p>1.235328</text:p>
          </table:table-cell>
          <table:table-cell office:value-type="float" office:value="0.56225" calcext:value-type="float">
            <text:p>0.56225</text:p>
          </table:table-cell>
          <table:table-cell office:value-type="float" office:value="11.102554" calcext:value-type="float">
            <text:p>11.102554</text:p>
          </table:table-cell>
          <table:table-cell office:value-type="float" office:value="-6.388874" calcext:value-type="float">
            <text:p>-6.388874</text:p>
          </table:table-cell>
          <table:table-cell office:value-type="float" office:value="4.242328" calcext:value-type="float">
            <text:p>4.242328</text:p>
          </table:table-cell>
          <table:table-cell office:value-type="float" office:value="0.25149" calcext:value-type="float">
            <text:p>0.25149</text:p>
          </table:table-cell>
          <table:table-cell table:formula="of:=[.D106]-[.E106]+[.F106]-[.G106]" office:value-type="float" office:value="21.482266" calcext:value-type="float">
            <text:p>21.482266</text:p>
          </table:table-cell>
          <table:table-cell table:formula="of:=[.D106]-[.E106]" office:value-type="float" office:value="17.491428" calcext:value-type="float">
            <text:p>17.491428</text:p>
          </table:table-cell>
          <table:table-cell table:formula="of:=[.F106]-[.G106]" office:value-type="float" office:value="3.990838" calcext:value-type="float">
            <text:p>3.990838</text:p>
          </table:table-cell>
          <table:table-cell office:value-type="float" office:value="75.501031" calcext:value-type="float">
            <text:p>75.501031</text:p>
          </table:table-cell>
        </table:table-row>
        <table:table-row table:style-name="ro1">
          <table:table-cell office:value-type="float" office:value="2.113456" calcext:value-type="float">
            <text:p>2.113456</text:p>
          </table:table-cell>
          <table:table-cell office:value-type="float" office:value="1.188806" calcext:value-type="float">
            <text:p>1.188806</text:p>
          </table:table-cell>
          <table:table-cell office:value-type="float" office:value="0.562494" calcext:value-type="float">
            <text:p>0.562494</text:p>
          </table:table-cell>
          <table:table-cell office:value-type="float" office:value="11.168458" calcext:value-type="float">
            <text:p>11.168458</text:p>
          </table:table-cell>
          <table:table-cell office:value-type="float" office:value="-6.898194" calcext:value-type="float">
            <text:p>-6.898194</text:p>
          </table:table-cell>
          <table:table-cell office:value-type="float" office:value="4.375397" calcext:value-type="float">
            <text:p>4.375397</text:p>
          </table:table-cell>
          <table:table-cell office:value-type="float" office:value="0.265552" calcext:value-type="float">
            <text:p>0.265552</text:p>
          </table:table-cell>
          <table:table-cell table:formula="of:=[.D107]-[.E107]+[.F107]-[.G107]" office:value-type="float" office:value="22.176497" calcext:value-type="float">
            <text:p>22.176497</text:p>
          </table:table-cell>
          <table:table-cell table:formula="of:=[.D107]-[.E107]" office:value-type="float" office:value="18.066652" calcext:value-type="float">
            <text:p>18.066652</text:p>
          </table:table-cell>
          <table:table-cell table:formula="of:=[.F107]-[.G107]" office:value-type="float" office:value="4.109845" calcext:value-type="float">
            <text:p>4.109845</text:p>
          </table:table-cell>
          <table:table-cell office:value-type="float" office:value="77.58168" calcext:value-type="float">
            <text:p>77.58168</text:p>
          </table:table-cell>
        </table:table-row>
        <table:table-row table:style-name="ro1">
          <table:table-cell table:number-columns-repeated="7"/>
          <table:table-cell table:formula="of:=[.D108]-[.E108]+[.F108]-[.G108]" office:value-type="float" office:value="0" calcext:value-type="float">
            <text:p>0</text:p>
          </table:table-cell>
          <table:table-cell table:formula="of:=[.D108]-[.E108]" office:value-type="float" office:value="0" calcext:value-type="float">
            <text:p>0</text:p>
          </table:table-cell>
          <table:table-cell table:formula="of:=[.F108]-[.G108]" office:value-type="float" office:value="0" calcext:value-type="float">
            <text:p>0</text:p>
          </table:table-cell>
          <table:table-cell office:value-type="string" calcext:value-type="string">
            <text:p>Result Results/33.txt saved</text:p>
          </table:table-cell>
        </table:table-row>
        <table:table-row table:style-name="ro1">
          <table:table-cell office:value-type="float" office:value="2.994495" calcext:value-type="float">
            <text:p>2.994495</text:p>
          </table:table-cell>
          <table:table-cell office:value-type="float" office:value="1.685857" calcext:value-type="float">
            <text:p>1.685857</text:p>
          </table:table-cell>
          <table:table-cell office:value-type="float" office:value="0.562985" calcext:value-type="float">
            <text:p>0.562985</text:p>
          </table:table-cell>
          <table:table-cell office:value-type="float" office:value="11.965636" calcext:value-type="float">
            <text:p>11.965636</text:p>
          </table:table-cell>
          <table:table-cell office:value-type="float" office:value="-7.837238" calcext:value-type="float">
            <text:p>-7.837238</text:p>
          </table:table-cell>
          <table:table-cell office:value-type="float" office:value="4.774514" calcext:value-type="float">
            <text:p>4.774514</text:p>
          </table:table-cell>
          <table:table-cell office:value-type="float" office:value="0.29679" calcext:value-type="float">
            <text:p>0.29679</text:p>
          </table:table-cell>
          <table:table-cell table:formula="of:=[.D109]-[.E109]+[.F109]-[.G109]" office:value-type="float" office:value="24.280598" calcext:value-type="float">
            <text:p>24.280598</text:p>
          </table:table-cell>
          <table:table-cell table:formula="of:=[.D109]-[.E109]" office:value-type="float" office:value="19.802874" calcext:value-type="float">
            <text:p>19.802874</text:p>
          </table:table-cell>
          <table:table-cell table:formula="of:=[.F109]-[.G109]" office:value-type="float" office:value="4.477724" calcext:value-type="float">
            <text:p>4.477724</text:p>
          </table:table-cell>
          <table:table-cell office:value-type="float" office:value="80.50845" calcext:value-type="float">
            <text:p>80.50845</text:p>
          </table:table-cell>
        </table:table-row>
        <table:table-row table:style-name="ro1">
          <table:table-cell office:value-type="float" office:value="1.764978" calcext:value-type="float">
            <text:p>1.764978</text:p>
          </table:table-cell>
          <table:table-cell office:value-type="float" office:value="0.996037" calcext:value-type="float">
            <text:p>0.996037</text:p>
          </table:table-cell>
          <table:table-cell office:value-type="float" office:value="0.564334" calcext:value-type="float">
            <text:p>0.564334</text:p>
          </table:table-cell>
          <table:table-cell office:value-type="float" office:value="11.767116" calcext:value-type="float">
            <text:p>11.767116</text:p>
          </table:table-cell>
          <table:table-cell office:value-type="float" office:value="-7.698153" calcext:value-type="float">
            <text:p>-7.698153</text:p>
          </table:table-cell>
          <table:table-cell office:value-type="float" office:value="4.783997" calcext:value-type="float">
            <text:p>4.783997</text:p>
          </table:table-cell>
          <table:table-cell office:value-type="float" office:value="0.351364" calcext:value-type="float">
            <text:p>0.351364</text:p>
          </table:table-cell>
          <table:table-cell table:formula="of:=[.D110]-[.E110]+[.F110]-[.G110]" office:value-type="float" office:value="23.897902" calcext:value-type="float">
            <text:p>23.897902</text:p>
          </table:table-cell>
          <table:table-cell table:formula="of:=[.D110]-[.E110]" office:value-type="float" office:value="19.465269" calcext:value-type="float">
            <text:p>19.465269</text:p>
          </table:table-cell>
          <table:table-cell table:formula="of:=[.F110]-[.G110]" office:value-type="float" office:value="4.432633" calcext:value-type="float">
            <text:p>4.432633</text:p>
          </table:table-cell>
          <table:table-cell office:value-type="float" office:value="82.081042" calcext:value-type="float">
            <text:p>82.081042</text:p>
          </table:table-cell>
        </table:table-row>
        <table:table-row table:style-name="ro1">
          <table:table-cell table:number-columns-repeated="7"/>
          <table:table-cell table:formula="of:=[.D111]-[.E111]+[.F111]-[.G111]" office:value-type="float" office:value="0" calcext:value-type="float">
            <text:p>0</text:p>
          </table:table-cell>
          <table:table-cell table:formula="of:=[.D111]-[.E111]" office:value-type="float" office:value="0" calcext:value-type="float">
            <text:p>0</text:p>
          </table:table-cell>
          <table:table-cell table:formula="of:=[.F111]-[.G111]" office:value-type="float" office:value="0" calcext:value-type="float">
            <text:p>0</text:p>
          </table:table-cell>
          <table:table-cell office:value-type="string" calcext:value-type="string">
            <text:p>Result Results/34.txt saved</text:p>
          </table:table-cell>
        </table:table-row>
        <table:table-row table:style-name="ro1">
          <table:table-cell office:value-type="float" office:value="2.49153" calcext:value-type="float">
            <text:p>2.49153</text:p>
          </table:table-cell>
          <table:table-cell office:value-type="float" office:value="1.408284" calcext:value-type="float">
            <text:p>1.408284</text:p>
          </table:table-cell>
          <table:table-cell office:value-type="float" office:value="0.565229" calcext:value-type="float">
            <text:p>0.565229</text:p>
          </table:table-cell>
          <table:table-cell office:value-type="float" office:value="12.245476" calcext:value-type="float">
            <text:p>12.245476</text:p>
          </table:table-cell>
          <table:table-cell office:value-type="float" office:value="-7.906139" calcext:value-type="float">
            <text:p>-7.906139</text:p>
          </table:table-cell>
          <table:table-cell office:value-type="float" office:value="5.017312" calcext:value-type="float">
            <text:p>5.017312</text:p>
          </table:table-cell>
          <table:table-cell office:value-type="float" office:value="0.435986" calcext:value-type="float">
            <text:p>0.435986</text:p>
          </table:table-cell>
          <table:table-cell table:formula="of:=[.D112]-[.E112]+[.F112]-[.G112]" office:value-type="float" office:value="24.732941" calcext:value-type="float">
            <text:p>24.732941</text:p>
          </table:table-cell>
          <table:table-cell table:formula="of:=[.D112]-[.E112]" office:value-type="float" office:value="20.151615" calcext:value-type="float">
            <text:p>20.151615</text:p>
          </table:table-cell>
          <table:table-cell table:formula="of:=[.F112]-[.G112]" office:value-type="float" office:value="4.581326" calcext:value-type="float">
            <text:p>4.581326</text:p>
          </table:table-cell>
          <table:table-cell office:value-type="float" office:value="84.442661" calcext:value-type="float">
            <text:p>84.442661</text:p>
          </table:table-cell>
        </table:table-row>
        <table:table-row table:style-name="ro1">
          <table:table-cell office:value-type="float" office:value="2.071074" calcext:value-type="float">
            <text:p>2.071074</text:p>
          </table:table-cell>
          <table:table-cell office:value-type="float" office:value="1.172714" calcext:value-type="float">
            <text:p>1.172714</text:p>
          </table:table-cell>
          <table:table-cell office:value-type="float" office:value="0.566235" calcext:value-type="float">
            <text:p>0.566235</text:p>
          </table:table-cell>
          <table:table-cell office:value-type="float" office:value="12.414116" calcext:value-type="float">
            <text:p>12.414116</text:p>
          </table:table-cell>
          <table:table-cell office:value-type="float" office:value="-7.698639" calcext:value-type="float">
            <text:p>-7.698639</text:p>
          </table:table-cell>
          <table:table-cell office:value-type="float" office:value="5.155273" calcext:value-type="float">
            <text:p>5.155273</text:p>
          </table:table-cell>
          <table:table-cell office:value-type="float" office:value="0.541409" calcext:value-type="float">
            <text:p>0.541409</text:p>
          </table:table-cell>
          <table:table-cell table:formula="of:=[.D113]-[.E113]+[.F113]-[.G113]" office:value-type="float" office:value="24.726619" calcext:value-type="float">
            <text:p>24.726619</text:p>
          </table:table-cell>
          <table:table-cell table:formula="of:=[.D113]-[.E113]" office:value-type="float" office:value="20.112755" calcext:value-type="float">
            <text:p>20.112755</text:p>
          </table:table-cell>
          <table:table-cell table:formula="of:=[.F113]-[.G113]" office:value-type="float" office:value="4.613864" calcext:value-type="float">
            <text:p>4.613864</text:p>
          </table:table-cell>
          <table:table-cell office:value-type="float" office:value="86.363688" calcext:value-type="float">
            <text:p>86.363688</text:p>
          </table:table-cell>
        </table:table-row>
        <table:table-row table:style-name="ro1">
          <table:table-cell office:value-type="float" office:value="0.245797" calcext:value-type="float">
            <text:p>0.245797</text:p>
          </table:table-cell>
          <table:table-cell office:value-type="float" office:value="0.139198" calcext:value-type="float">
            <text:p>0.139198</text:p>
          </table:table-cell>
          <table:table-cell office:value-type="float" office:value="0.566315" calcext:value-type="float">
            <text:p>0.566315</text:p>
          </table:table-cell>
          <table:table-cell office:value-type="float" office:value="10.457489" calcext:value-type="float">
            <text:p>10.457489</text:p>
          </table:table-cell>
          <table:table-cell office:value-type="float" office:value="-6.303435" calcext:value-type="float">
            <text:p>-6.303435</text:p>
          </table:table-cell>
          <table:table-cell office:value-type="float" office:value="4.402444" calcext:value-type="float">
            <text:p>4.402444</text:p>
          </table:table-cell>
          <table:table-cell office:value-type="float" office:value="0.524007" calcext:value-type="float">
            <text:p>0.524007</text:p>
          </table:table-cell>
          <table:table-cell table:formula="of:=[.D114]-[.E114]+[.F114]-[.G114]" office:value-type="float" office:value="20.639361" calcext:value-type="float">
            <text:p>20.639361</text:p>
          </table:table-cell>
          <table:table-cell table:formula="of:=[.D114]-[.E114]" office:value-type="float" office:value="16.760924" calcext:value-type="float">
            <text:p>16.760924</text:p>
          </table:table-cell>
          <table:table-cell table:formula="of:=[.F114]-[.G114]" office:value-type="float" office:value="3.878437" calcext:value-type="float">
            <text:p>3.878437</text:p>
          </table:table-cell>
          <table:table-cell office:value-type="float" office:value="86.597185" calcext:value-type="float">
            <text:p>86.597185</text:p>
          </table:table-cell>
        </table:table-row>
        <table:table-row table:style-name="ro1">
          <table:table-cell table:number-columns-repeated="7"/>
          <table:table-cell table:formula="of:=[.D115]-[.E115]+[.F115]-[.G115]" office:value-type="float" office:value="0" calcext:value-type="float">
            <text:p>0</text:p>
          </table:table-cell>
          <table:table-cell table:formula="of:=[.D115]-[.E115]" office:value-type="float" office:value="0" calcext:value-type="float">
            <text:p>0</text:p>
          </table:table-cell>
          <table:table-cell table:formula="of:=[.F115]-[.G115]" office:value-type="float" office:value="0" calcext:value-type="float">
            <text:p>0</text:p>
          </table:table-cell>
          <table:table-cell office:value-type="string" calcext:value-type="string">
            <text:p>Result Results/35.txt saved</text:p>
          </table:table-cell>
        </table:table-row>
        <table:table-row table:style-name="ro1">
          <table:table-cell office:value-type="float" office:value="2.515385" calcext:value-type="float">
            <text:p>2.515385</text:p>
          </table:table-cell>
          <table:table-cell office:value-type="float" office:value="1.416084" calcext:value-type="float">
            <text:p>1.416084</text:p>
          </table:table-cell>
          <table:table-cell office:value-type="float" office:value="0.562969" calcext:value-type="float">
            <text:p>0.562969</text:p>
          </table:table-cell>
          <table:table-cell office:value-type="float" office:value="11.51689" calcext:value-type="float">
            <text:p>11.51689</text:p>
          </table:table-cell>
          <table:table-cell office:value-type="float" office:value="-6.475945" calcext:value-type="float">
            <text:p>-6.475945</text:p>
          </table:table-cell>
          <table:table-cell office:value-type="float" office:value="4.804604" calcext:value-type="float">
            <text:p>4.804604</text:p>
          </table:table-cell>
          <table:table-cell office:value-type="float" office:value="0.645756" calcext:value-type="float">
            <text:p>0.645756</text:p>
          </table:table-cell>
          <table:table-cell table:formula="of:=[.D116]-[.E116]+[.F116]-[.G116]" office:value-type="float" office:value="22.151683" calcext:value-type="float">
            <text:p>22.151683</text:p>
          </table:table-cell>
          <table:table-cell table:formula="of:=[.D116]-[.E116]" office:value-type="float" office:value="17.992835" calcext:value-type="float">
            <text:p>17.992835</text:p>
          </table:table-cell>
          <table:table-cell table:formula="of:=[.F116]-[.G116]" office:value-type="float" office:value="4.158848" calcext:value-type="float">
            <text:p>4.158848</text:p>
          </table:table-cell>
          <table:table-cell office:value-type="float" office:value="89.6273" calcext:value-type="float">
            <text:p>89.6273</text:p>
          </table:table-cell>
        </table:table-row>
        <table:table-row table:style-name="ro1">
          <table:table-cell office:value-type="float" office:value="1.595213" calcext:value-type="float">
            <text:p>1.595213</text:p>
          </table:table-cell>
          <table:table-cell office:value-type="float" office:value="0.89574" calcext:value-type="float">
            <text:p>0.89574</text:p>
          </table:table-cell>
          <table:table-cell office:value-type="float" office:value="0.561518" calcext:value-type="float">
            <text:p>0.561518</text:p>
          </table:table-cell>
          <table:table-cell office:value-type="float" office:value="11.581326" calcext:value-type="float">
            <text:p>11.581326</text:p>
          </table:table-cell>
          <table:table-cell office:value-type="float" office:value="-6.089861" calcext:value-type="float">
            <text:p>-6.089861</text:p>
          </table:table-cell>
          <table:table-cell office:value-type="float" office:value="4.905671" calcext:value-type="float">
            <text:p>4.905671</text:p>
          </table:table-cell>
          <table:table-cell office:value-type="float" office:value="0.722697" calcext:value-type="float">
            <text:p>0.722697</text:p>
          </table:table-cell>
          <table:table-cell table:formula="of:=[.D117]-[.E117]+[.F117]-[.G117]" office:value-type="float" office:value="21.854161" calcext:value-type="float">
            <text:p>21.854161</text:p>
          </table:table-cell>
          <table:table-cell table:formula="of:=[.D117]-[.E117]" office:value-type="float" office:value="17.671187" calcext:value-type="float">
            <text:p>17.671187</text:p>
          </table:table-cell>
          <table:table-cell table:formula="of:=[.F117]-[.G117]" office:value-type="float" office:value="4.182974" calcext:value-type="float">
            <text:p>4.182974</text:p>
          </table:table-cell>
          <table:table-cell office:value-type="float" office:value="91.454199" calcext:value-type="float">
            <text:p>91.454199</text:p>
          </table:table-cell>
        </table:table-row>
        <table:table-row table:style-name="ro1">
          <table:table-cell office:value-type="float" office:value="0.200077" calcext:value-type="float">
            <text:p>0.200077</text:p>
          </table:table-cell>
          <table:table-cell office:value-type="float" office:value="0.11229" calcext:value-type="float">
            <text:p>0.11229</text:p>
          </table:table-cell>
          <table:table-cell office:value-type="float" office:value="0.561233" calcext:value-type="float">
            <text:p>0.561233</text:p>
          </table:table-cell>
          <table:table-cell office:value-type="float" office:value="9.700686" calcext:value-type="float">
            <text:p>9.700686</text:p>
          </table:table-cell>
          <table:table-cell office:value-type="float" office:value="-4.932376" calcext:value-type="float">
            <text:p>-4.932376</text:p>
          </table:table-cell>
          <table:table-cell office:value-type="float" office:value="4.155826" calcext:value-type="float">
            <text:p>4.155826</text:p>
          </table:table-cell>
          <table:table-cell office:value-type="float" office:value="0.669602" calcext:value-type="float">
            <text:p>0.669602</text:p>
          </table:table-cell>
          <table:table-cell table:formula="of:=[.D118]-[.E118]+[.F118]-[.G118]" office:value-type="float" office:value="18.119286" calcext:value-type="float">
            <text:p>18.119286</text:p>
          </table:table-cell>
          <table:table-cell table:formula="of:=[.D118]-[.E118]" office:value-type="float" office:value="14.633062" calcext:value-type="float">
            <text:p>14.633062</text:p>
          </table:table-cell>
          <table:table-cell table:formula="of:=[.F118]-[.G118]" office:value-type="float" office:value="3.486224" calcext:value-type="float">
            <text:p>3.486224</text:p>
          </table:table-cell>
          <table:table-cell office:value-type="float" office:value="91.700672" calcext:value-type="float">
            <text:p>91.700672</text:p>
          </table:table-cell>
        </table:table-row>
        <table:table-row table:style-name="ro1">
          <table:table-cell table:number-columns-repeated="7"/>
          <table:table-cell table:formula="of:=[.D119]-[.E119]+[.F119]-[.G119]" office:value-type="float" office:value="0" calcext:value-type="float">
            <text:p>0</text:p>
          </table:table-cell>
          <table:table-cell table:formula="of:=[.D119]-[.E119]" office:value-type="float" office:value="0" calcext:value-type="float">
            <text:p>0</text:p>
          </table:table-cell>
          <table:table-cell table:formula="of:=[.F119]-[.G119]" office:value-type="float" office:value="0" calcext:value-type="float">
            <text:p>0</text:p>
          </table:table-cell>
          <table:table-cell office:value-type="string" calcext:value-type="string">
            <text:p>Result Results/36.txt saved</text:p>
          </table:table-cell>
        </table:table-row>
        <table:table-row table:style-name="ro1">
          <table:table-cell office:value-type="float" office:value="2.965204" calcext:value-type="float">
            <text:p>2.965204</text:p>
          </table:table-cell>
          <table:table-cell office:value-type="float" office:value="1.641615" calcext:value-type="float">
            <text:p>1.641615</text:p>
          </table:table-cell>
          <table:table-cell office:value-type="float" office:value="0.553626" calcext:value-type="float">
            <text:p>0.553626</text:p>
          </table:table-cell>
          <table:table-cell office:value-type="float" office:value="11.772854" calcext:value-type="float">
            <text:p>11.772854</text:p>
          </table:table-cell>
          <table:table-cell office:value-type="float" office:value="-5.472561" calcext:value-type="float">
            <text:p>-5.472561</text:p>
          </table:table-cell>
          <table:table-cell office:value-type="float" office:value="4.909735" calcext:value-type="float">
            <text:p>4.909735</text:p>
          </table:table-cell>
          <table:table-cell office:value-type="float" office:value="0.79243" calcext:value-type="float">
            <text:p>0.79243</text:p>
          </table:table-cell>
          <table:table-cell table:formula="of:=[.D120]-[.E120]+[.F120]-[.G120]" office:value-type="float" office:value="21.36272" calcext:value-type="float">
            <text:p>21.36272</text:p>
          </table:table-cell>
          <table:table-cell table:formula="of:=[.D120]-[.E120]" office:value-type="float" office:value="17.245415" calcext:value-type="float">
            <text:p>17.245415</text:p>
          </table:table-cell>
          <table:table-cell table:formula="of:=[.F120]-[.G120]" office:value-type="float" office:value="4.117305" calcext:value-type="float">
            <text:p>4.117305</text:p>
          </table:table-cell>
          <table:table-cell office:value-type="float" office:value="95.925765" calcext:value-type="float">
            <text:p>95.925765</text:p>
          </table:table-cell>
        </table:table-row>
        <table:table-row table:style-name="ro1">
          <table:table-cell office:value-type="float" office:value="1.293826" calcext:value-type="float">
            <text:p>1.293826</text:p>
          </table:table-cell>
          <table:table-cell office:value-type="float" office:value="0.713656" calcext:value-type="float">
            <text:p>0.713656</text:p>
          </table:table-cell>
          <table:table-cell office:value-type="float" office:value="0.551586" calcext:value-type="float">
            <text:p>0.551586</text:p>
          </table:table-cell>
          <table:table-cell office:value-type="float" office:value="11.615306" calcext:value-type="float">
            <text:p>11.615306</text:p>
          </table:table-cell>
          <table:table-cell office:value-type="float" office:value="-5.138757" calcext:value-type="float">
            <text:p>-5.138757</text:p>
          </table:table-cell>
          <table:table-cell office:value-type="float" office:value="4.895541" calcext:value-type="float">
            <text:p>4.895541</text:p>
          </table:table-cell>
          <table:table-cell office:value-type="float" office:value="0.8228" calcext:value-type="float">
            <text:p>0.8228</text:p>
          </table:table-cell>
          <table:table-cell table:formula="of:=[.D121]-[.E121]+[.F121]-[.G121]" office:value-type="float" office:value="20.826804" calcext:value-type="float">
            <text:p>20.826804</text:p>
          </table:table-cell>
          <table:table-cell table:formula="of:=[.D121]-[.E121]" office:value-type="float" office:value="16.754063" calcext:value-type="float">
            <text:p>16.754063</text:p>
          </table:table-cell>
          <table:table-cell table:formula="of:=[.F121]-[.G121]" office:value-type="float" office:value="4.072741" calcext:value-type="float">
            <text:p>4.072741</text:p>
          </table:table-cell>
          <table:table-cell office:value-type="float" office:value="97.574432" calcext:value-type="float">
            <text:p>97.574432</text:p>
          </table:table-cell>
        </table:table-row>
        <table:table-row table:style-name="ro1">
          <table:table-cell table:number-columns-repeated="7"/>
          <table:table-cell table:formula="of:=[.D122]-[.E122]+[.F122]-[.G122]" office:value-type="float" office:value="0" calcext:value-type="float">
            <text:p>0</text:p>
          </table:table-cell>
          <table:table-cell table:formula="of:=[.D122]-[.E122]" office:value-type="float" office:value="0" calcext:value-type="float">
            <text:p>0</text:p>
          </table:table-cell>
          <table:table-cell table:formula="of:=[.F122]-[.G122]" office:value-type="float" office:value="0" calcext:value-type="float">
            <text:p>0</text:p>
          </table:table-cell>
          <table:table-cell office:value-type="string" calcext:value-type="string">
            <text:p>Result Results/37.txt saved</text:p>
          </table:table-cell>
        </table:table-row>
        <table:table-row table:style-name="ro1">
          <table:table-cell office:value-type="float" office:value="3.09484" calcext:value-type="float">
            <text:p>3.09484</text:p>
          </table:table-cell>
          <table:table-cell office:value-type="float" office:value="1.691533" calcext:value-type="float">
            <text:p>1.691533</text:p>
          </table:table-cell>
          <table:table-cell office:value-type="float" office:value="0.546565" calcext:value-type="float">
            <text:p>0.546565</text:p>
          </table:table-cell>
          <table:table-cell office:value-type="float" office:value="13.537672" calcext:value-type="float">
            <text:p>13.537672</text:p>
          </table:table-cell>
          <table:table-cell office:value-type="float" office:value="-5.763858" calcext:value-type="float">
            <text:p>-5.763858</text:p>
          </table:table-cell>
          <table:table-cell office:value-type="float" office:value="5.621223" calcext:value-type="float">
            <text:p>5.621223</text:p>
          </table:table-cell>
          <table:table-cell office:value-type="float" office:value="0.935616" calcext:value-type="float">
            <text:p>0.935616</text:p>
          </table:table-cell>
          <table:table-cell table:formula="of:=[.D123]-[.E123]+[.F123]-[.G123]" office:value-type="float" office:value="23.987137" calcext:value-type="float">
            <text:p>23.987137</text:p>
          </table:table-cell>
          <table:table-cell table:formula="of:=[.D123]-[.E123]" office:value-type="float" office:value="19.30153" calcext:value-type="float">
            <text:p>19.30153</text:p>
          </table:table-cell>
          <table:table-cell table:formula="of:=[.F123]-[.G123]" office:value-type="float" office:value="4.685607" calcext:value-type="float">
            <text:p>4.685607</text:p>
          </table:table-cell>
          <table:table-cell office:value-type="float" office:value="101.565575" calcext:value-type="float">
            <text:p>101.565575</text:p>
          </table:table-cell>
        </table:table-row>
        <table:table-row table:style-name="ro1">
          <table:table-cell office:value-type="float" office:value="1.795757" calcext:value-type="float">
            <text:p>1.795757</text:p>
          </table:table-cell>
          <table:table-cell office:value-type="float" office:value="0.979058" calcext:value-type="float">
            <text:p>0.979058</text:p>
          </table:table-cell>
          <table:table-cell office:value-type="float" office:value="0.545206" calcext:value-type="float">
            <text:p>0.545206</text:p>
          </table:table-cell>
          <table:table-cell office:value-type="float" office:value="13.661368" calcext:value-type="float">
            <text:p>13.661368</text:p>
          </table:table-cell>
          <table:table-cell office:value-type="float" office:value="-5.71368" calcext:value-type="float">
            <text:p>-5.71368</text:p>
          </table:table-cell>
          <table:table-cell office:value-type="float" office:value="5.741079" calcext:value-type="float">
            <text:p>5.741079</text:p>
          </table:table-cell>
          <table:table-cell office:value-type="float" office:value="0.997114" calcext:value-type="float">
            <text:p>0.997114</text:p>
          </table:table-cell>
          <table:table-cell table:formula="of:=[.D124]-[.E124]+[.F124]-[.G124]" office:value-type="float" office:value="24.119013" calcext:value-type="float">
            <text:p>24.119013</text:p>
          </table:table-cell>
          <table:table-cell table:formula="of:=[.D124]-[.E124]" office:value-type="float" office:value="19.375048" calcext:value-type="float">
            <text:p>19.375048</text:p>
          </table:table-cell>
          <table:table-cell table:formula="of:=[.F124]-[.G124]" office:value-type="float" office:value="4.743965" calcext:value-type="float">
            <text:p>4.743965</text:p>
          </table:table-cell>
          <table:table-cell office:value-type="float" office:value="103.614539" calcext:value-type="float">
            <text:p>103.614539</text:p>
          </table:table-cell>
        </table:table-row>
        <table:table-row table:style-name="ro1">
          <table:table-cell table:number-columns-repeated="7"/>
          <table:table-cell table:formula="of:=[.D125]-[.E125]+[.F125]-[.G125]" office:value-type="float" office:value="0" calcext:value-type="float">
            <text:p>0</text:p>
          </table:table-cell>
          <table:table-cell table:formula="of:=[.D125]-[.E125]" office:value-type="float" office:value="0" calcext:value-type="float">
            <text:p>0</text:p>
          </table:table-cell>
          <table:table-cell table:formula="of:=[.F125]-[.G125]" office:value-type="float" office:value="0" calcext:value-type="float">
            <text:p>0</text:p>
          </table:table-cell>
          <table:table-cell office:value-type="string" calcext:value-type="string">
            <text:p>Result Results/38.txt saved</text:p>
          </table:table-cell>
        </table:table-row>
        <table:table-row table:style-name="ro1">
          <table:table-cell office:value-type="float" office:value="3.087445" calcext:value-type="float">
            <text:p>3.087445</text:p>
          </table:table-cell>
          <table:table-cell office:value-type="float" office:value="1.676025" calcext:value-type="float">
            <text:p>1.676025</text:p>
          </table:table-cell>
          <table:table-cell office:value-type="float" office:value="0.542852" calcext:value-type="float">
            <text:p>0.542852</text:p>
          </table:table-cell>
          <table:table-cell office:value-type="float" office:value="15.087412" calcext:value-type="float">
            <text:p>15.087412</text:p>
          </table:table-cell>
          <table:table-cell office:value-type="float" office:value="-6.335455" calcext:value-type="float">
            <text:p>-6.335455</text:p>
          </table:table-cell>
          <table:table-cell office:value-type="float" office:value="6.415348" calcext:value-type="float">
            <text:p>6.415348</text:p>
          </table:table-cell>
          <table:table-cell office:value-type="float" office:value="1.134683" calcext:value-type="float">
            <text:p>1.134683</text:p>
          </table:table-cell>
          <table:table-cell table:formula="of:=[.D126]-[.E126]+[.F126]-[.G126]" office:value-type="float" office:value="26.703532" calcext:value-type="float">
            <text:p>26.703532</text:p>
          </table:table-cell>
          <table:table-cell table:formula="of:=[.D126]-[.E126]" office:value-type="float" office:value="21.422867" calcext:value-type="float">
            <text:p>21.422867</text:p>
          </table:table-cell>
          <table:table-cell table:formula="of:=[.F126]-[.G126]" office:value-type="float" office:value="5.280665" calcext:value-type="float">
            <text:p>5.280665</text:p>
          </table:table-cell>
          <table:table-cell office:value-type="float" office:value="107.151374" calcext:value-type="float">
            <text:p>107.151374</text:p>
          </table:table-cell>
        </table:table-row>
        <table:table-row table:style-name="ro1">
          <table:table-cell office:value-type="float" office:value="2.459996" calcext:value-type="float">
            <text:p>2.459996</text:p>
          </table:table-cell>
          <table:table-cell office:value-type="float" office:value="1.334193" calcext:value-type="float">
            <text:p>1.334193</text:p>
          </table:table-cell>
          <table:table-cell office:value-type="float" office:value="0.542356" calcext:value-type="float">
            <text:p>0.542356</text:p>
          </table:table-cell>
          <table:table-cell office:value-type="float" office:value="15.486266" calcext:value-type="float">
            <text:p>15.486266</text:p>
          </table:table-cell>
          <table:table-cell office:value-type="float" office:value="-6.569449" calcext:value-type="float">
            <text:p>-6.569449</text:p>
          </table:table-cell>
          <table:table-cell office:value-type="float" office:value="6.80086" calcext:value-type="float">
            <text:p>6.80086</text:p>
          </table:table-cell>
          <table:table-cell office:value-type="float" office:value="1.260347" calcext:value-type="float">
            <text:p>1.260347</text:p>
          </table:table-cell>
          <table:table-cell table:formula="of:=[.D127]-[.E127]+[.F127]-[.G127]" office:value-type="float" office:value="27.596228" calcext:value-type="float">
            <text:p>27.596228</text:p>
          </table:table-cell>
          <table:table-cell table:formula="of:=[.D127]-[.E127]" office:value-type="float" office:value="22.055715" calcext:value-type="float">
            <text:p>22.055715</text:p>
          </table:table-cell>
          <table:table-cell table:formula="of:=[.F127]-[.G127]" office:value-type="float" office:value="5.540513" calcext:value-type="float">
            <text:p>5.540513</text:p>
          </table:table-cell>
          <table:table-cell office:value-type="float" office:value="109.70932" calcext:value-type="float">
            <text:p>109.70932</text:p>
          </table:table-cell>
        </table:table-row>
        <table:table-row table:style-name="ro1">
          <table:table-cell table:number-columns-repeated="7"/>
          <table:table-cell table:formula="of:=[.D128]-[.E128]+[.F128]-[.G128]" office:value-type="float" office:value="0" calcext:value-type="float">
            <text:p>0</text:p>
          </table:table-cell>
          <table:table-cell table:formula="of:=[.D128]-[.E128]" office:value-type="float" office:value="0" calcext:value-type="float">
            <text:p>0</text:p>
          </table:table-cell>
          <table:table-cell table:formula="of:=[.F128]-[.G128]" office:value-type="float" office:value="0" calcext:value-type="float">
            <text:p>0</text:p>
          </table:table-cell>
          <table:table-cell office:value-type="string" calcext:value-type="string">
            <text:p>Result Results/39.txt saved</text:p>
          </table:table-cell>
        </table:table-row>
        <table:table-row table:style-name="ro1">
          <table:table-cell office:value-type="float" office:value="3.250141" calcext:value-type="float">
            <text:p>3.250141</text:p>
          </table:table-cell>
          <table:table-cell office:value-type="float" office:value="1.761444" calcext:value-type="float">
            <text:p>1.761444</text:p>
          </table:table-cell>
          <table:table-cell office:value-type="float" office:value="0.541959" calcext:value-type="float">
            <text:p>0.541959</text:p>
          </table:table-cell>
          <table:table-cell office:value-type="float" office:value="16.432627" calcext:value-type="float">
            <text:p>16.432627</text:p>
          </table:table-cell>
          <table:table-cell office:value-type="float" office:value="-7.1872" calcext:value-type="float">
            <text:p>-7.1872</text:p>
          </table:table-cell>
          <table:table-cell office:value-type="float" office:value="7.460369" calcext:value-type="float">
            <text:p>7.460369</text:p>
          </table:table-cell>
          <table:table-cell office:value-type="float" office:value="1.445656" calcext:value-type="float">
            <text:p>1.445656</text:p>
          </table:table-cell>
          <table:table-cell table:formula="of:=[.D129]-[.E129]+[.F129]-[.G129]" office:value-type="float" office:value="29.63454" calcext:value-type="float">
            <text:p>29.63454</text:p>
          </table:table-cell>
          <table:table-cell table:formula="of:=[.D129]-[.E129]" office:value-type="float" office:value="23.619827" calcext:value-type="float">
            <text:p>23.619827</text:p>
          </table:table-cell>
          <table:table-cell table:formula="of:=[.F129]-[.G129]" office:value-type="float" office:value="6.014713" calcext:value-type="float">
            <text:p>6.014713</text:p>
          </table:table-cell>
          <table:table-cell office:value-type="float" office:value="113.039769" calcext:value-type="float">
            <text:p>113.039769</text:p>
          </table:table-cell>
        </table:table-row>
        <table:table-row table:style-name="ro1">
          <table:table-cell office:value-type="float" office:value="2.915965" calcext:value-type="float">
            <text:p>2.915965</text:p>
          </table:table-cell>
          <table:table-cell office:value-type="float" office:value="1.581885" calcext:value-type="float">
            <text:p>1.581885</text:p>
          </table:table-cell>
          <table:table-cell office:value-type="float" office:value="0.542491" calcext:value-type="float">
            <text:p>0.542491</text:p>
          </table:table-cell>
          <table:table-cell office:value-type="float" office:value="16.778656" calcext:value-type="float">
            <text:p>16.778656</text:p>
          </table:table-cell>
          <table:table-cell office:value-type="float" office:value="-7.560689" calcext:value-type="float">
            <text:p>-7.560689</text:p>
          </table:table-cell>
          <table:table-cell office:value-type="float" office:value="7.87381" calcext:value-type="float">
            <text:p>7.87381</text:p>
          </table:table-cell>
          <table:table-cell office:value-type="float" office:value="1.599324" calcext:value-type="float">
            <text:p>1.599324</text:p>
          </table:table-cell>
          <table:table-cell table:formula="of:=[.D130]-[.E130]+[.F130]-[.G130]" office:value-type="float" office:value="30.613831" calcext:value-type="float">
            <text:p>30.613831</text:p>
          </table:table-cell>
          <table:table-cell table:formula="of:=[.D130]-[.E130]" office:value-type="float" office:value="24.339345" calcext:value-type="float">
            <text:p>24.339345</text:p>
          </table:table-cell>
          <table:table-cell table:formula="of:=[.F130]-[.G130]" office:value-type="float" office:value="6.274486" calcext:value-type="float">
            <text:p>6.274486</text:p>
          </table:table-cell>
          <table:table-cell office:value-type="float" office:value="115.844935" calcext:value-type="float">
            <text:p>115.844935</text:p>
          </table:table-cell>
        </table:table-row>
        <table:table-row table:style-name="ro1">
          <table:table-cell table:number-columns-repeated="7"/>
          <table:table-cell table:formula="of:=[.D131]-[.E131]+[.F131]-[.G131]" office:value-type="float" office:value="0" calcext:value-type="float">
            <text:p>0</text:p>
          </table:table-cell>
          <table:table-cell table:formula="of:=[.D131]-[.E131]" office:value-type="float" office:value="0" calcext:value-type="float">
            <text:p>0</text:p>
          </table:table-cell>
          <table:table-cell table:formula="of:=[.F131]-[.G131]" office:value-type="float" office:value="0" calcext:value-type="float">
            <text:p>0</text:p>
          </table:table-cell>
          <table:table-cell office:value-type="string" calcext:value-type="string">
            <text:p>Result Results/40.txt saved</text:p>
          </table:table-cell>
        </table:table-row>
        <table:table-row table:style-name="ro1">
          <table:table-cell office:value-type="float" office:value="3.39302" calcext:value-type="float">
            <text:p>3.39302</text:p>
          </table:table-cell>
          <table:table-cell office:value-type="float" office:value="1.84324" calcext:value-type="float">
            <text:p>1.84324</text:p>
          </table:table-cell>
          <table:table-cell office:value-type="float" office:value="0.543245" calcext:value-type="float">
            <text:p>0.543245</text:p>
          </table:table-cell>
          <table:table-cell office:value-type="float" office:value="17.434555" calcext:value-type="float">
            <text:p>17.434555</text:p>
          </table:table-cell>
          <table:table-cell office:value-type="float" office:value="-8.117378" calcext:value-type="float">
            <text:p>-8.117378</text:p>
          </table:table-cell>
          <table:table-cell office:value-type="float" office:value="8.381745" calcext:value-type="float">
            <text:p>8.381745</text:p>
          </table:table-cell>
          <table:table-cell office:value-type="float" office:value="1.77532" calcext:value-type="float">
            <text:p>1.77532</text:p>
          </table:table-cell>
          <table:table-cell table:formula="of:=[.D132]-[.E132]+[.F132]-[.G132]" office:value-type="float" office:value="32.158358" calcext:value-type="float">
            <text:p>32.158358</text:p>
          </table:table-cell>
          <table:table-cell table:formula="of:=[.D132]-[.E132]" office:value-type="float" office:value="25.551933" calcext:value-type="float">
            <text:p>25.551933</text:p>
          </table:table-cell>
          <table:table-cell table:formula="of:=[.F132]-[.G132]" office:value-type="float" office:value="6.606425" calcext:value-type="float">
            <text:p>6.606425</text:p>
          </table:table-cell>
          <table:table-cell office:value-type="float" office:value="119.077271" calcext:value-type="float">
            <text:p>119.077271</text:p>
          </table:table-cell>
        </table:table-row>
        <table:table-row table:style-name="ro1">
          <table:table-cell office:value-type="float" office:value="3.283336" calcext:value-type="float">
            <text:p>3.283336</text:p>
          </table:table-cell>
          <table:table-cell office:value-type="float" office:value="1.787668" calcext:value-type="float">
            <text:p>1.787668</text:p>
          </table:table-cell>
          <table:table-cell office:value-type="float" office:value="0.544467" calcext:value-type="float">
            <text:p>0.544467</text:p>
          </table:table-cell>
          <table:table-cell office:value-type="float" office:value="17.922642" calcext:value-type="float">
            <text:p>17.922642</text:p>
          </table:table-cell>
          <table:table-cell office:value-type="float" office:value="-8.481964" calcext:value-type="float">
            <text:p>-8.481964</text:p>
          </table:table-cell>
          <table:table-cell office:value-type="float" office:value="8.760976" calcext:value-type="float">
            <text:p>8.760976</text:p>
          </table:table-cell>
          <table:table-cell office:value-type="float" office:value="1.93355" calcext:value-type="float">
            <text:p>1.93355</text:p>
          </table:table-cell>
          <table:table-cell table:formula="of:=[.D133]-[.E133]+[.F133]-[.G133]" office:value-type="float" office:value="33.232032" calcext:value-type="float">
            <text:p>33.232032</text:p>
          </table:table-cell>
          <table:table-cell table:formula="of:=[.D133]-[.E133]" office:value-type="float" office:value="26.404606" calcext:value-type="float">
            <text:p>26.404606</text:p>
          </table:table-cell>
          <table:table-cell table:formula="of:=[.F133]-[.G133]" office:value-type="float" office:value="6.827426" calcext:value-type="float">
            <text:p>6.827426</text:p>
          </table:table-cell>
          <table:table-cell office:value-type="float" office:value="122.093267" calcext:value-type="float">
            <text:p>122.093267</text:p>
          </table:table-cell>
        </table:table-row>
        <table:table-row table:style-name="ro1">
          <table:table-cell table:number-columns-repeated="7"/>
          <table:table-cell table:formula="of:=[.D134]-[.E134]+[.F134]-[.G134]" office:value-type="float" office:value="0" calcext:value-type="float">
            <text:p>0</text:p>
          </table:table-cell>
          <table:table-cell table:formula="of:=[.D134]-[.E134]" office:value-type="float" office:value="0" calcext:value-type="float">
            <text:p>0</text:p>
          </table:table-cell>
          <table:table-cell table:formula="of:=[.F134]-[.G134]" office:value-type="float" office:value="0" calcext:value-type="float">
            <text:p>0</text:p>
          </table:table-cell>
          <table:table-cell office:value-type="string" calcext:value-type="string">
            <text:p>Result Results/41.txt saved</text:p>
          </table:table-cell>
        </table:table-row>
        <table:table-row table:style-name="ro1">
          <table:table-cell office:value-type="float" office:value="2.280848" calcext:value-type="float">
            <text:p>2.280848</text:p>
          </table:table-cell>
          <table:table-cell office:value-type="float" office:value="1.244161" calcext:value-type="float">
            <text:p>1.244161</text:p>
          </table:table-cell>
          <table:table-cell office:value-type="float" office:value="0.545482" calcext:value-type="float">
            <text:p>0.545482</text:p>
          </table:table-cell>
          <table:table-cell office:value-type="float" office:value="17.392663" calcext:value-type="float">
            <text:p>17.392663</text:p>
          </table:table-cell>
          <table:table-cell office:value-type="float" office:value="-8.160964" calcext:value-type="float">
            <text:p>-8.160964</text:p>
          </table:table-cell>
          <table:table-cell office:value-type="float" office:value="8.585144" calcext:value-type="float">
            <text:p>8.585144</text:p>
          </table:table-cell>
          <table:table-cell office:value-type="float" office:value="1.978991" calcext:value-type="float">
            <text:p>1.978991</text:p>
          </table:table-cell>
          <table:table-cell table:formula="of:=[.D135]-[.E135]+[.F135]-[.G135]" office:value-type="float" office:value="32.15978" calcext:value-type="float">
            <text:p>32.15978</text:p>
          </table:table-cell>
          <table:table-cell table:formula="of:=[.D135]-[.E135]" office:value-type="float" office:value="25.553627" calcext:value-type="float">
            <text:p>25.553627</text:p>
          </table:table-cell>
          <table:table-cell table:formula="of:=[.F135]-[.G135]" office:value-type="float" office:value="6.606153" calcext:value-type="float">
            <text:p>6.606153</text:p>
          </table:table-cell>
          <table:table-cell office:value-type="float" office:value="124.146987" calcext:value-type="float">
            <text:p>124.146987</text:p>
          </table:table-cell>
        </table:table-row>
        <table:table-row table:style-name="ro1">
          <table:table-cell office:value-type="float" office:value="4.354641" calcext:value-type="float">
            <text:p>4.354641</text:p>
          </table:table-cell>
          <table:table-cell office:value-type="float" office:value="2.377563" calcext:value-type="float">
            <text:p>2.377563</text:p>
          </table:table-cell>
          <table:table-cell office:value-type="float" office:value="0.545984" calcext:value-type="float">
            <text:p>0.545984</text:p>
          </table:table-cell>
          <table:table-cell office:value-type="float" office:value="19.087244" calcext:value-type="float">
            <text:p>19.087244</text:p>
          </table:table-cell>
          <table:table-cell office:value-type="float" office:value="-8.814155" calcext:value-type="float">
            <text:p>-8.814155</text:p>
          </table:table-cell>
          <table:table-cell office:value-type="float" office:value="9.347305" calcext:value-type="float">
            <text:p>9.347305</text:p>
          </table:table-cell>
          <table:table-cell office:value-type="float" office:value="2.223688" calcext:value-type="float">
            <text:p>2.223688</text:p>
          </table:table-cell>
          <table:table-cell table:formula="of:=[.D136]-[.E136]+[.F136]-[.G136]" office:value-type="float" office:value="35.025016" calcext:value-type="float">
            <text:p>35.025016</text:p>
          </table:table-cell>
          <table:table-cell table:formula="of:=[.D136]-[.E136]" office:value-type="float" office:value="27.901399" calcext:value-type="float">
            <text:p>27.901399</text:p>
          </table:table-cell>
          <table:table-cell table:formula="of:=[.F136]-[.G136]" office:value-type="float" office:value="7.123617" calcext:value-type="float">
            <text:p>7.123617</text:p>
          </table:table-cell>
          <table:table-cell office:value-type="float" office:value="128.387471" calcext:value-type="float">
            <text:p>128.387471</text:p>
          </table:table-cell>
        </table:table-row>
        <table:table-row table:style-name="ro1">
          <table:table-cell office:value-type="float" office:value="0.241996" calcext:value-type="float">
            <text:p>0.241996</text:p>
          </table:table-cell>
          <table:table-cell office:value-type="float" office:value="0.132159" calcext:value-type="float">
            <text:p>0.132159</text:p>
          </table:table-cell>
          <table:table-cell office:value-type="float" office:value="0.546123" calcext:value-type="float">
            <text:p>0.546123</text:p>
          </table:table-cell>
          <table:table-cell office:value-type="float" office:value="15.961894" calcext:value-type="float">
            <text:p>15.961894</text:p>
          </table:table-cell>
          <table:table-cell office:value-type="float" office:value="-7.135066" calcext:value-type="float">
            <text:p>-7.135066</text:p>
          </table:table-cell>
          <table:table-cell office:value-type="float" office:value="7.973586" calcext:value-type="float">
            <text:p>7.973586</text:p>
          </table:table-cell>
          <table:table-cell office:value-type="float" office:value="1.975921" calcext:value-type="float">
            <text:p>1.975921</text:p>
          </table:table-cell>
          <table:table-cell table:formula="of:=[.D137]-[.E137]+[.F137]-[.G137]" office:value-type="float" office:value="29.094625" calcext:value-type="float">
            <text:p>29.094625</text:p>
          </table:table-cell>
          <table:table-cell table:formula="of:=[.D137]-[.E137]" office:value-type="float" office:value="23.09696" calcext:value-type="float">
            <text:p>23.09696</text:p>
          </table:table-cell>
          <table:table-cell table:formula="of:=[.F137]-[.G137]" office:value-type="float" office:value="5.997665" calcext:value-type="float">
            <text:p>5.997665</text:p>
          </table:table-cell>
          <table:table-cell office:value-type="float" office:value="128.596776" calcext:value-type="float">
            <text:p>128.596776</text:p>
          </table:table-cell>
        </table:table-row>
        <table:table-row table:style-name="ro1">
          <table:table-cell table:number-columns-repeated="7"/>
          <table:table-cell table:formula="of:=[.D138]-[.E138]+[.F138]-[.G138]" office:value-type="float" office:value="0" calcext:value-type="float">
            <text:p>0</text:p>
          </table:table-cell>
          <table:table-cell table:formula="of:=[.D138]-[.E138]" office:value-type="float" office:value="0" calcext:value-type="float">
            <text:p>0</text:p>
          </table:table-cell>
          <table:table-cell table:formula="of:=[.F138]-[.G138]" office:value-type="float" office:value="0" calcext:value-type="float">
            <text:p>0</text:p>
          </table:table-cell>
          <table:table-cell office:value-type="string" calcext:value-type="string">
            <text:p>Result Results/42.txt saved</text:p>
          </table:table-cell>
        </table:table-row>
        <table:table-row table:style-name="ro1">
          <table:table-cell office:value-type="float" office:value="4.646522" calcext:value-type="float">
            <text:p>4.646522</text:p>
          </table:table-cell>
          <table:table-cell office:value-type="float" office:value="2.524155" calcext:value-type="float">
            <text:p>2.524155</text:p>
          </table:table-cell>
          <table:table-cell office:value-type="float" office:value="0.543235" calcext:value-type="float">
            <text:p>0.543235</text:p>
          </table:table-cell>
          <table:table-cell office:value-type="float" office:value="18.520152" calcext:value-type="float">
            <text:p>18.520152</text:p>
          </table:table-cell>
          <table:table-cell office:value-type="float" office:value="-7.848037" calcext:value-type="float">
            <text:p>-7.848037</text:p>
          </table:table-cell>
          <table:table-cell office:value-type="float" office:value="8.970437" calcext:value-type="float">
            <text:p>8.970437</text:p>
          </table:table-cell>
          <table:table-cell office:value-type="float" office:value="2.201415" calcext:value-type="float">
            <text:p>2.201415</text:p>
          </table:table-cell>
          <table:table-cell table:formula="of:=[.D139]-[.E139]+[.F139]-[.G139]" office:value-type="float" office:value="33.137211" calcext:value-type="float">
            <text:p>33.137211</text:p>
          </table:table-cell>
          <table:table-cell table:formula="of:=[.D139]-[.E139]" office:value-type="float" office:value="26.368189" calcext:value-type="float">
            <text:p>26.368189</text:p>
          </table:table-cell>
          <table:table-cell table:formula="of:=[.F139]-[.G139]" office:value-type="float" office:value="6.769022" calcext:value-type="float">
            <text:p>6.769022</text:p>
          </table:table-cell>
          <table:table-cell office:value-type="float" office:value="133.926849" calcext:value-type="float">
            <text:p>133.926849</text:p>
          </table:table-cell>
        </table:table-row>
        <table:table-row table:style-name="ro1">
          <table:table-cell office:value-type="float" office:value="2.055339" calcext:value-type="float">
            <text:p>2.055339</text:p>
          </table:table-cell>
          <table:table-cell office:value-type="float" office:value="1.116374" calcext:value-type="float">
            <text:p>1.116374</text:p>
          </table:table-cell>
          <table:table-cell office:value-type="float" office:value="0.543158" calcext:value-type="float">
            <text:p>0.543158</text:p>
          </table:table-cell>
          <table:table-cell office:value-type="float" office:value="18.100604" calcext:value-type="float">
            <text:p>18.100604</text:p>
          </table:table-cell>
          <table:table-cell office:value-type="float" office:value="-7.214301" calcext:value-type="float">
            <text:p>-7.214301</text:p>
          </table:table-cell>
          <table:table-cell office:value-type="float" office:value="8.825038" calcext:value-type="float">
            <text:p>8.825038</text:p>
          </table:table-cell>
          <table:table-cell office:value-type="float" office:value="2.1872" calcext:value-type="float">
            <text:p>2.1872</text:p>
          </table:table-cell>
          <table:table-cell table:formula="of:=[.D140]-[.E140]+[.F140]-[.G140]" office:value-type="float" office:value="31.952743" calcext:value-type="float">
            <text:p>31.952743</text:p>
          </table:table-cell>
          <table:table-cell table:formula="of:=[.D140]-[.E140]" office:value-type="float" office:value="25.314905" calcext:value-type="float">
            <text:p>25.314905</text:p>
          </table:table-cell>
          <table:table-cell table:formula="of:=[.F140]-[.G140]" office:value-type="float" office:value="6.637838" calcext:value-type="float">
            <text:p>6.637838</text:p>
          </table:table-cell>
          <table:table-cell office:value-type="float" office:value="136.001177" calcext:value-type="float">
            <text:p>136.001177</text:p>
          </table:table-cell>
        </table:table-row>
        <table:table-row table:style-name="ro1">
          <table:table-cell table:number-columns-repeated="7"/>
          <table:table-cell table:formula="of:=[.D141]-[.E141]+[.F141]-[.G141]" office:value-type="float" office:value="0" calcext:value-type="float">
            <text:p>0</text:p>
          </table:table-cell>
          <table:table-cell table:formula="of:=[.D141]-[.E141]" office:value-type="float" office:value="0" calcext:value-type="float">
            <text:p>0</text:p>
          </table:table-cell>
          <table:table-cell table:formula="of:=[.F141]-[.G141]" office:value-type="float" office:value="0" calcext:value-type="float">
            <text:p>0</text:p>
          </table:table-cell>
          <table:table-cell office:value-type="string" calcext:value-type="string">
            <text:p>Result Results/43.txt saved</text:p>
          </table:table-cell>
        </table:table-row>
        <table:table-row table:style-name="ro1">
          <table:table-cell office:value-type="float" office:value="3.168157" calcext:value-type="float">
            <text:p>3.168157</text:p>
          </table:table-cell>
          <table:table-cell office:value-type="float" office:value="1.71716" calcext:value-type="float">
            <text:p>1.71716</text:p>
          </table:table-cell>
          <table:table-cell office:value-type="float" office:value="0.542006" calcext:value-type="float">
            <text:p>0.542006</text:p>
          </table:table-cell>
          <table:table-cell office:value-type="float" office:value="19.058098" calcext:value-type="float">
            <text:p>19.058098</text:p>
          </table:table-cell>
          <table:table-cell office:value-type="float" office:value="-7.066038" calcext:value-type="float">
            <text:p>-7.066038</text:p>
          </table:table-cell>
          <table:table-cell office:value-type="float" office:value="9.102281" calcext:value-type="float">
            <text:p>9.102281</text:p>
          </table:table-cell>
          <table:table-cell office:value-type="float" office:value="2.250571" calcext:value-type="float">
            <text:p>2.250571</text:p>
          </table:table-cell>
          <table:table-cell table:formula="of:=[.D142]-[.E142]+[.F142]-[.G142]" office:value-type="float" office:value="32.975846" calcext:value-type="float">
            <text:p>32.975846</text:p>
          </table:table-cell>
          <table:table-cell table:formula="of:=[.D142]-[.E142]" office:value-type="float" office:value="26.124136" calcext:value-type="float">
            <text:p>26.124136</text:p>
          </table:table-cell>
          <table:table-cell table:formula="of:=[.F142]-[.G142]" office:value-type="float" office:value="6.85171" calcext:value-type="float">
            <text:p>6.85171</text:p>
          </table:table-cell>
          <table:table-cell office:value-type="float" office:value="139.458453" calcext:value-type="float">
            <text:p>139.458453</text:p>
          </table:table-cell>
        </table:table-row>
        <table:table-row table:style-name="ro1">
          <table:table-cell office:value-type="float" office:value="3.851374" calcext:value-type="float">
            <text:p>3.851374</text:p>
          </table:table-cell>
          <table:table-cell office:value-type="float" office:value="2.083663" calcext:value-type="float">
            <text:p>2.083663</text:p>
          </table:table-cell>
          <table:table-cell office:value-type="float" office:value="0.541018" calcext:value-type="float">
            <text:p>0.541018</text:p>
          </table:table-cell>
          <table:table-cell office:value-type="float" office:value="20.809099" calcext:value-type="float">
            <text:p>20.809099</text:p>
          </table:table-cell>
          <table:table-cell office:value-type="float" office:value="-7.133219" calcext:value-type="float">
            <text:p>-7.133219</text:p>
          </table:table-cell>
          <table:table-cell office:value-type="float" office:value="9.743425" calcext:value-type="float">
            <text:p>9.743425</text:p>
          </table:table-cell>
          <table:table-cell office:value-type="float" office:value="2.39206" calcext:value-type="float">
            <text:p>2.39206</text:p>
          </table:table-cell>
          <table:table-cell table:formula="of:=[.D143]-[.E143]+[.F143]-[.G143]" office:value-type="float" office:value="35.293683" calcext:value-type="float">
            <text:p>35.293683</text:p>
          </table:table-cell>
          <table:table-cell table:formula="of:=[.D143]-[.E143]" office:value-type="float" office:value="27.942318" calcext:value-type="float">
            <text:p>27.942318</text:p>
          </table:table-cell>
          <table:table-cell table:formula="of:=[.F143]-[.G143]" office:value-type="float" office:value="7.351365" calcext:value-type="float">
            <text:p>7.351365</text:p>
          </table:table-cell>
          <table:table-cell office:value-type="float" office:value="143.564501" calcext:value-type="float">
            <text:p>143.564501</text:p>
          </table:table-cell>
        </table:table-row>
        <table:table-row table:style-name="ro1">
          <table:table-cell table:number-columns-repeated="7"/>
          <table:table-cell table:formula="of:=[.D144]-[.E144]+[.F144]-[.G144]" office:value-type="float" office:value="0" calcext:value-type="float">
            <text:p>0</text:p>
          </table:table-cell>
          <table:table-cell table:formula="of:=[.D144]-[.E144]" office:value-type="float" office:value="0" calcext:value-type="float">
            <text:p>0</text:p>
          </table:table-cell>
          <table:table-cell table:formula="of:=[.F144]-[.G144]" office:value-type="float" office:value="0" calcext:value-type="float">
            <text:p>0</text:p>
          </table:table-cell>
          <table:table-cell office:value-type="string" calcext:value-type="string">
            <text:p>Result Results/44.txt saved</text:p>
          </table:table-cell>
        </table:table-row>
        <table:table-row table:style-name="ro1">
          <table:table-cell office:value-type="float" office:value="4.279587" calcext:value-type="float">
            <text:p>4.279587</text:p>
          </table:table-cell>
          <table:table-cell office:value-type="float" office:value="2.315021" calcext:value-type="float">
            <text:p>2.315021</text:p>
          </table:table-cell>
          <table:table-cell office:value-type="float" office:value="0.540945" calcext:value-type="float">
            <text:p>0.540945</text:p>
          </table:table-cell>
          <table:table-cell office:value-type="float" office:value="22.794394" calcext:value-type="float">
            <text:p>22.794394</text:p>
          </table:table-cell>
          <table:table-cell office:value-type="float" office:value="-7.24627" calcext:value-type="float">
            <text:p>-7.24627</text:p>
          </table:table-cell>
          <table:table-cell office:value-type="float" office:value="10.566891" calcext:value-type="float">
            <text:p>10.566891</text:p>
          </table:table-cell>
          <table:table-cell office:value-type="float" office:value="2.60664" calcext:value-type="float">
            <text:p>2.60664</text:p>
          </table:table-cell>
          <table:table-cell table:formula="of:=[.D145]-[.E145]+[.F145]-[.G145]" office:value-type="float" office:value="38.000915" calcext:value-type="float">
            <text:p>38.000915</text:p>
          </table:table-cell>
          <table:table-cell table:formula="of:=[.D145]-[.E145]" office:value-type="float" office:value="30.040664" calcext:value-type="float">
            <text:p>30.040664</text:p>
          </table:table-cell>
          <table:table-cell table:formula="of:=[.F145]-[.G145]" office:value-type="float" office:value="7.960251" calcext:value-type="float">
            <text:p>7.960251</text:p>
          </table:table-cell>
          <table:table-cell office:value-type="float" office:value="147.863468" calcext:value-type="float">
            <text:p>147.863468</text:p>
          </table:table-cell>
        </table:table-row>
        <table:table-row table:style-name="ro1">
          <table:table-cell office:value-type="float" office:value="3.602964" calcext:value-type="float">
            <text:p>3.602964</text:p>
          </table:table-cell>
          <table:table-cell office:value-type="float" office:value="1.951994" calcext:value-type="float">
            <text:p>1.951994</text:p>
          </table:table-cell>
          <table:table-cell office:value-type="float" office:value="0.541774" calcext:value-type="float">
            <text:p>0.541774</text:p>
          </table:table-cell>
          <table:table-cell office:value-type="float" office:value="23.622049" calcext:value-type="float">
            <text:p>23.622049</text:p>
          </table:table-cell>
          <table:table-cell office:value-type="float" office:value="-7.053752" calcext:value-type="float">
            <text:p>-7.053752</text:p>
          </table:table-cell>
          <table:table-cell office:value-type="float" office:value="11.007715" calcext:value-type="float">
            <text:p>11.007715</text:p>
          </table:table-cell>
          <table:table-cell office:value-type="float" office:value="2.792187" calcext:value-type="float">
            <text:p>2.792187</text:p>
          </table:table-cell>
          <table:table-cell table:formula="of:=[.D146]-[.E146]+[.F146]-[.G146]" office:value-type="float" office:value="38.891329" calcext:value-type="float">
            <text:p>38.891329</text:p>
          </table:table-cell>
          <table:table-cell table:formula="of:=[.D146]-[.E146]" office:value-type="float" office:value="30.675801" calcext:value-type="float">
            <text:p>30.675801</text:p>
          </table:table-cell>
          <table:table-cell table:formula="of:=[.F146]-[.G146]" office:value-type="float" office:value="8.215528" calcext:value-type="float">
            <text:p>8.215528</text:p>
          </table:table-cell>
          <table:table-cell office:value-type="float" office:value="151.240071" calcext:value-type="float">
            <text:p>151.240071</text:p>
          </table:table-cell>
        </table:table-row>
        <table:table-row table:style-name="ro1">
          <table:table-cell table:number-columns-repeated="7"/>
          <table:table-cell table:formula="of:=[.D147]-[.E147]+[.F147]-[.G147]" office:value-type="float" office:value="0" calcext:value-type="float">
            <text:p>0</text:p>
          </table:table-cell>
          <table:table-cell table:formula="of:=[.D147]-[.E147]" office:value-type="float" office:value="0" calcext:value-type="float">
            <text:p>0</text:p>
          </table:table-cell>
          <table:table-cell table:formula="of:=[.F147]-[.G147]" office:value-type="float" office:value="0" calcext:value-type="float">
            <text:p>0</text:p>
          </table:table-cell>
          <table:table-cell office:value-type="string" calcext:value-type="string">
            <text:p>Result Results/45.txt saved</text:p>
          </table:table-cell>
        </table:table-row>
        <table:table-row table:style-name="ro1">
          <table:table-cell office:value-type="float" office:value="4.929129" calcext:value-type="float">
            <text:p>4.929129</text:p>
          </table:table-cell>
          <table:table-cell office:value-type="float" office:value="2.675777" calcext:value-type="float">
            <text:p>2.675777</text:p>
          </table:table-cell>
          <table:table-cell office:value-type="float" office:value="0.54285" calcext:value-type="float">
            <text:p>0.54285</text:p>
          </table:table-cell>
          <table:table-cell office:value-type="float" office:value="25.718967" calcext:value-type="float">
            <text:p>25.718967</text:p>
          </table:table-cell>
          <table:table-cell office:value-type="float" office:value="-7.234032" calcext:value-type="float">
            <text:p>-7.234032</text:p>
          </table:table-cell>
          <table:table-cell office:value-type="float" office:value="12.055642" calcext:value-type="float">
            <text:p>12.055642</text:p>
          </table:table-cell>
          <table:table-cell office:value-type="float" office:value="3.168259" calcext:value-type="float">
            <text:p>3.168259</text:p>
          </table:table-cell>
          <table:table-cell table:formula="of:=[.D148]-[.E148]+[.F148]-[.G148]" office:value-type="float" office:value="41.840382" calcext:value-type="float">
            <text:p>41.840382</text:p>
          </table:table-cell>
          <table:table-cell table:formula="of:=[.D148]-[.E148]" office:value-type="float" office:value="32.952999" calcext:value-type="float">
            <text:p>32.952999</text:p>
          </table:table-cell>
          <table:table-cell table:formula="of:=[.F148]-[.G148]" office:value-type="float" office:value="8.887383" calcext:value-type="float">
            <text:p>8.887383</text:p>
          </table:table-cell>
          <table:table-cell office:value-type="float" office:value="155.869583" calcext:value-type="float">
            <text:p>155.869583</text:p>
          </table:table-cell>
        </table:table-row>
        <table:table-row table:style-name="ro1">
          <table:table-cell office:value-type="float" office:value="3.628046" calcext:value-type="float">
            <text:p>3.628046</text:p>
          </table:table-cell>
          <table:table-cell office:value-type="float" office:value="1.975471" calcext:value-type="float">
            <text:p>1.975471</text:p>
          </table:table-cell>
          <table:table-cell office:value-type="float" office:value="0.5445" calcext:value-type="float">
            <text:p>0.5445</text:p>
          </table:table-cell>
          <table:table-cell office:value-type="float" office:value="25.953916" calcext:value-type="float">
            <text:p>25.953916</text:p>
          </table:table-cell>
          <table:table-cell office:value-type="float" office:value="-6.943556" calcext:value-type="float">
            <text:p>-6.943556</text:p>
          </table:table-cell>
          <table:table-cell office:value-type="float" office:value="12.410337" calcext:value-type="float">
            <text:p>12.410337</text:p>
          </table:table-cell>
          <table:table-cell office:value-type="float" office:value="3.41831" calcext:value-type="float">
            <text:p>3.41831</text:p>
          </table:table-cell>
          <table:table-cell table:formula="of:=[.D149]-[.E149]+[.F149]-[.G149]" office:value-type="float" office:value="41.889499" calcext:value-type="float">
            <text:p>41.889499</text:p>
          </table:table-cell>
          <table:table-cell table:formula="of:=[.D149]-[.E149]" office:value-type="float" office:value="32.897472" calcext:value-type="float">
            <text:p>32.897472</text:p>
          </table:table-cell>
          <table:table-cell table:formula="of:=[.F149]-[.G149]" office:value-type="float" office:value="8.992027" calcext:value-type="float">
            <text:p>8.992027</text:p>
          </table:table-cell>
          <table:table-cell office:value-type="float" office:value="159.025246" calcext:value-type="float">
            <text:p>159.025246</text:p>
          </table:table-cell>
        </table:table-row>
        <table:table-row table:style-name="ro1">
          <table:table-cell table:number-columns-repeated="7"/>
          <table:table-cell table:formula="of:=[.D150]-[.E150]+[.F150]-[.G150]" office:value-type="float" office:value="0" calcext:value-type="float">
            <text:p>0</text:p>
          </table:table-cell>
          <table:table-cell table:formula="of:=[.D150]-[.E150]" office:value-type="float" office:value="0" calcext:value-type="float">
            <text:p>0</text:p>
          </table:table-cell>
          <table:table-cell table:formula="of:=[.F150]-[.G150]" office:value-type="float" office:value="0" calcext:value-type="float">
            <text:p>0</text:p>
          </table:table-cell>
          <table:table-cell office:value-type="string" calcext:value-type="string">
            <text:p>Result Results/46.txt saved</text:p>
          </table:table-cell>
        </table:table-row>
        <table:table-row table:style-name="ro1">
          <table:table-cell office:value-type="float" office:value="3.726984" calcext:value-type="float">
            <text:p>3.726984</text:p>
          </table:table-cell>
          <table:table-cell office:value-type="float" office:value="2.034134" calcext:value-type="float">
            <text:p>2.034134</text:p>
          </table:table-cell>
          <table:table-cell office:value-type="float" office:value="0.545785" calcext:value-type="float">
            <text:p>0.545785</text:p>
          </table:table-cell>
          <table:table-cell office:value-type="float" office:value="26.193296" calcext:value-type="float">
            <text:p>26.193296</text:p>
          </table:table-cell>
          <table:table-cell office:value-type="float" office:value="-6.671119" calcext:value-type="float">
            <text:p>-6.671119</text:p>
          </table:table-cell>
          <table:table-cell office:value-type="float" office:value="12.696506" calcext:value-type="float">
            <text:p>12.696506</text:p>
          </table:table-cell>
          <table:table-cell office:value-type="float" office:value="3.674492" calcext:value-type="float">
            <text:p>3.674492</text:p>
          </table:table-cell>
          <table:table-cell table:formula="of:=[.D151]-[.E151]+[.F151]-[.G151]" office:value-type="float" office:value="41.886429" calcext:value-type="float">
            <text:p>41.886429</text:p>
          </table:table-cell>
          <table:table-cell table:formula="of:=[.D151]-[.E151]" office:value-type="float" office:value="32.864415" calcext:value-type="float">
            <text:p>32.864415</text:p>
          </table:table-cell>
          <table:table-cell table:formula="of:=[.F151]-[.G151]" office:value-type="float" office:value="9.022014" calcext:value-type="float">
            <text:p>9.022014</text:p>
          </table:table-cell>
          <table:table-cell office:value-type="float" office:value="162.377693" calcext:value-type="float">
            <text:p>162.377693</text:p>
          </table:table-cell>
        </table:table-row>
        <table:table-row table:style-name="ro1">
          <table:table-cell office:value-type="float" office:value="5.066261" calcext:value-type="float">
            <text:p>5.066261</text:p>
          </table:table-cell>
          <table:table-cell office:value-type="float" office:value="2.771229" calcext:value-type="float">
            <text:p>2.771229</text:p>
          </table:table-cell>
          <table:table-cell office:value-type="float" office:value="0.546997" calcext:value-type="float">
            <text:p>0.546997</text:p>
          </table:table-cell>
          <table:table-cell office:value-type="float" office:value="28.00032" calcext:value-type="float">
            <text:p>28.00032</text:p>
          </table:table-cell>
          <table:table-cell office:value-type="float" office:value="-6.753899" calcext:value-type="float">
            <text:p>-6.753899</text:p>
          </table:table-cell>
          <table:table-cell office:value-type="float" office:value="13.710577" calcext:value-type="float">
            <text:p>13.710577</text:p>
          </table:table-cell>
          <table:table-cell office:value-type="float" office:value="4.159193" calcext:value-type="float">
            <text:p>4.159193</text:p>
          </table:table-cell>
          <table:table-cell table:formula="of:=[.D152]-[.E152]+[.F152]-[.G152]" office:value-type="float" office:value="44.305603" calcext:value-type="float">
            <text:p>44.305603</text:p>
          </table:table-cell>
          <table:table-cell table:formula="of:=[.D152]-[.E152]" office:value-type="float" office:value="34.754219" calcext:value-type="float">
            <text:p>34.754219</text:p>
          </table:table-cell>
          <table:table-cell table:formula="of:=[.F152]-[.G152]" office:value-type="float" office:value="9.551384" calcext:value-type="float">
            <text:p>9.551384</text:p>
          </table:table-cell>
          <table:table-cell office:value-type="float" office:value="167.084341" calcext:value-type="float">
            <text:p>167.084341</text:p>
          </table:table-cell>
        </table:table-row>
        <table:table-row table:style-name="ro1">
          <table:table-cell table:number-columns-repeated="7"/>
          <table:table-cell table:formula="of:=[.D153]-[.E153]+[.F153]-[.G153]" office:value-type="float" office:value="0" calcext:value-type="float">
            <text:p>0</text:p>
          </table:table-cell>
          <table:table-cell table:formula="of:=[.D153]-[.E153]" office:value-type="float" office:value="0" calcext:value-type="float">
            <text:p>0</text:p>
          </table:table-cell>
          <table:table-cell table:formula="of:=[.F153]-[.G153]" office:value-type="float" office:value="0" calcext:value-type="float">
            <text:p>0</text:p>
          </table:table-cell>
          <table:table-cell office:value-type="string" calcext:value-type="string">
            <text:p>Result Results/47.txt saved</text:p>
          </table:table-cell>
        </table:table-row>
        <table:table-row table:style-name="ro1">
          <table:table-cell office:value-type="float" office:value="6.625556" calcext:value-type="float">
            <text:p>6.625556</text:p>
          </table:table-cell>
          <table:table-cell office:value-type="float" office:value="3.63954" calcext:value-type="float">
            <text:p>3.63954</text:p>
          </table:table-cell>
          <table:table-cell office:value-type="float" office:value="0.549318" calcext:value-type="float">
            <text:p>0.549318</text:p>
          </table:table-cell>
          <table:table-cell office:value-type="float" office:value="31.333696" calcext:value-type="float">
            <text:p>31.333696</text:p>
          </table:table-cell>
          <table:table-cell office:value-type="float" office:value="-7.060645" calcext:value-type="float">
            <text:p>-7.060645</text:p>
          </table:table-cell>
          <table:table-cell office:value-type="float" office:value="15.466315" calcext:value-type="float">
            <text:p>15.466315</text:p>
          </table:table-cell>
          <table:table-cell office:value-type="float" office:value="4.911183" calcext:value-type="float">
            <text:p>4.911183</text:p>
          </table:table-cell>
          <table:table-cell table:formula="of:=[.D154]-[.E154]+[.F154]-[.G154]" office:value-type="float" office:value="48.949473" calcext:value-type="float">
            <text:p>48.949473</text:p>
          </table:table-cell>
          <table:table-cell table:formula="of:=[.D154]-[.E154]" office:value-type="float" office:value="38.394341" calcext:value-type="float">
            <text:p>38.394341</text:p>
          </table:table-cell>
          <table:table-cell table:formula="of:=[.F154]-[.G154]" office:value-type="float" office:value="10.555132" calcext:value-type="float">
            <text:p>10.555132</text:p>
          </table:table-cell>
          <table:table-cell office:value-type="float" office:value="173.003726" calcext:value-type="float">
            <text:p>173.003726</text:p>
          </table:table-cell>
        </table:table-row>
        <table:table-row table:style-name="ro1">
          <table:table-cell office:value-type="float" office:value="3.112196" calcext:value-type="float">
            <text:p>3.112196</text:p>
          </table:table-cell>
          <table:table-cell office:value-type="float" office:value="1.716318" calcext:value-type="float">
            <text:p>1.716318</text:p>
          </table:table-cell>
          <table:table-cell office:value-type="float" office:value="0.551481" calcext:value-type="float">
            <text:p>0.551481</text:p>
          </table:table-cell>
          <table:table-cell office:value-type="float" office:value="30.216129" calcext:value-type="float">
            <text:p>30.216129</text:p>
          </table:table-cell>
          <table:table-cell office:value-type="float" office:value="-6.331449" calcext:value-type="float">
            <text:p>-6.331449</text:p>
          </table:table-cell>
          <table:table-cell office:value-type="float" office:value="15.153197" calcext:value-type="float">
            <text:p>15.153197</text:p>
          </table:table-cell>
          <table:table-cell office:value-type="float" office:value="5.008552" calcext:value-type="float">
            <text:p>5.008552</text:p>
          </table:table-cell>
          <table:table-cell table:formula="of:=[.D155]-[.E155]+[.F155]-[.G155]" office:value-type="float" office:value="46.692223" calcext:value-type="float">
            <text:p>46.692223</text:p>
          </table:table-cell>
          <table:table-cell table:formula="of:=[.D155]-[.E155]" office:value-type="float" office:value="36.547578" calcext:value-type="float">
            <text:p>36.547578</text:p>
          </table:table-cell>
          <table:table-cell table:formula="of:=[.F155]-[.G155]" office:value-type="float" office:value="10.144645" calcext:value-type="float">
            <text:p>10.144645</text:p>
          </table:table-cell>
          <table:table-cell office:value-type="float" office:value="175.43748" calcext:value-type="float">
            <text:p>175.43748</text:p>
          </table:table-cell>
        </table:table-row>
        <table:table-row table:style-name="ro1">
          <table:table-cell table:number-columns-repeated="7"/>
          <table:table-cell table:formula="of:=[.D156]-[.E156]+[.F156]-[.G156]" office:value-type="float" office:value="0" calcext:value-type="float">
            <text:p>0</text:p>
          </table:table-cell>
          <table:table-cell table:formula="of:=[.D156]-[.E156]" office:value-type="float" office:value="0" calcext:value-type="float">
            <text:p>0</text:p>
          </table:table-cell>
          <table:table-cell table:formula="of:=[.F156]-[.G156]" office:value-type="float" office:value="0" calcext:value-type="float">
            <text:p>0</text:p>
          </table:table-cell>
          <table:table-cell office:value-type="string" calcext:value-type="string">
            <text:p>Result Results/48.txt saved</text:p>
          </table:table-cell>
        </table:table-row>
        <table:table-row table:style-name="ro1">
          <table:table-cell office:value-type="float" office:value="5.225254" calcext:value-type="float">
            <text:p>5.225254</text:p>
          </table:table-cell>
          <table:table-cell office:value-type="float" office:value="2.891455" calcext:value-type="float">
            <text:p>2.891455</text:p>
          </table:table-cell>
          <table:table-cell office:value-type="float" office:value="0.553362" calcext:value-type="float">
            <text:p>0.553362</text:p>
          </table:table-cell>
          <table:table-cell office:value-type="float" office:value="31.915842" calcext:value-type="float">
            <text:p>31.915842</text:p>
          </table:table-cell>
          <table:table-cell office:value-type="float" office:value="-6.016504" calcext:value-type="float">
            <text:p>-6.016504</text:p>
          </table:table-cell>
          <table:table-cell office:value-type="float" office:value="15.896933" calcext:value-type="float">
            <text:p>15.896933</text:p>
          </table:table-cell>
          <table:table-cell office:value-type="float" office:value="5.481524" calcext:value-type="float">
            <text:p>5.481524</text:p>
          </table:table-cell>
          <table:table-cell table:formula="of:=[.D157]-[.E157]+[.F157]-[.G157]" office:value-type="float" office:value="48.347755" calcext:value-type="float">
            <text:p>48.347755</text:p>
          </table:table-cell>
          <table:table-cell table:formula="of:=[.D157]-[.E157]" office:value-type="float" office:value="37.932346" calcext:value-type="float">
            <text:p>37.932346</text:p>
          </table:table-cell>
          <table:table-cell table:formula="of:=[.F157]-[.G157]" office:value-type="float" office:value="10.415409" calcext:value-type="float">
            <text:p>10.415409</text:p>
          </table:table-cell>
          <table:table-cell office:value-type="float" office:value="180.066569" calcext:value-type="float">
            <text:p>180.066569</text:p>
          </table:table-cell>
        </table:table-row>
        <table:table-row table:style-name="ro1">
          <table:table-cell office:value-type="float" office:value="3.79366" calcext:value-type="float">
            <text:p>3.79366</text:p>
          </table:table-cell>
          <table:table-cell office:value-type="float" office:value="2.105747" calcext:value-type="float">
            <text:p>2.105747</text:p>
          </table:table-cell>
          <table:table-cell office:value-type="float" office:value="0.55507" calcext:value-type="float">
            <text:p>0.55507</text:p>
          </table:table-cell>
          <table:table-cell office:value-type="float" office:value="31.760738" calcext:value-type="float">
            <text:p>31.760738</text:p>
          </table:table-cell>
          <table:table-cell office:value-type="float" office:value="-5.279097" calcext:value-type="float">
            <text:p>-5.279097</text:p>
          </table:table-cell>
          <table:table-cell office:value-type="float" office:value="15.986666" calcext:value-type="float">
            <text:p>15.986666</text:p>
          </table:table-cell>
          <table:table-cell office:value-type="float" office:value="5.689576" calcext:value-type="float">
            <text:p>5.689576</text:p>
          </table:table-cell>
          <table:table-cell table:formula="of:=[.D158]-[.E158]+[.F158]-[.G158]" office:value-type="float" office:value="47.336925" calcext:value-type="float">
            <text:p>47.336925</text:p>
          </table:table-cell>
          <table:table-cell table:formula="of:=[.D158]-[.E158]" office:value-type="float" office:value="37.039835" calcext:value-type="float">
            <text:p>37.039835</text:p>
          </table:table-cell>
          <table:table-cell table:formula="of:=[.F158]-[.G158]" office:value-type="float" office:value="10.29709" calcext:value-type="float">
            <text:p>10.29709</text:p>
          </table:table-cell>
          <table:table-cell office:value-type="float" office:value="183.306003" calcext:value-type="float">
            <text:p>183.306003</text:p>
          </table:table-cell>
        </table:table-row>
        <table:table-row table:style-name="ro1">
          <table:table-cell office:value-type="float" office:value="0.479748" calcext:value-type="float">
            <text:p>0.479748</text:p>
          </table:table-cell>
          <table:table-cell office:value-type="float" office:value="0.26637" calcext:value-type="float">
            <text:p>0.26637</text:p>
          </table:table-cell>
          <table:table-cell office:value-type="float" office:value="0.55523" calcext:value-type="float">
            <text:p>0.55523</text:p>
          </table:table-cell>
          <table:table-cell office:value-type="float" office:value="26.417785" calcext:value-type="float">
            <text:p>26.417785</text:p>
          </table:table-cell>
          <table:table-cell office:value-type="float" office:value="-4.028139" calcext:value-type="float">
            <text:p>-4.028139</text:p>
          </table:table-cell>
          <table:table-cell office:value-type="float" office:value="13.556193" calcext:value-type="float">
            <text:p>13.556193</text:p>
          </table:table-cell>
          <table:table-cell office:value-type="float" office:value="4.953559" calcext:value-type="float">
            <text:p>4.953559</text:p>
          </table:table-cell>
          <table:table-cell table:formula="of:=[.D159]-[.E159]+[.F159]-[.G159]" office:value-type="float" office:value="39.048558" calcext:value-type="float">
            <text:p>39.048558</text:p>
          </table:table-cell>
          <table:table-cell table:formula="of:=[.D159]-[.E159]" office:value-type="float" office:value="30.445924" calcext:value-type="float">
            <text:p>30.445924</text:p>
          </table:table-cell>
          <table:table-cell table:formula="of:=[.F159]-[.G159]" office:value-type="float" office:value="8.602634" calcext:value-type="float">
            <text:p>8.602634</text:p>
          </table:table-cell>
          <table:table-cell office:value-type="float" office:value="183.73309" calcext:value-type="float">
            <text:p>183.73309</text:p>
          </table:table-cell>
        </table:table-row>
        <table:table-row table:style-name="ro1">
          <table:table-cell table:number-columns-repeated="7"/>
          <table:table-cell table:formula="of:=[.D160]-[.E160]+[.F160]-[.G160]" office:value-type="float" office:value="0" calcext:value-type="float">
            <text:p>0</text:p>
          </table:table-cell>
          <table:table-cell table:formula="of:=[.D160]-[.E160]" office:value-type="float" office:value="0" calcext:value-type="float">
            <text:p>0</text:p>
          </table:table-cell>
          <table:table-cell table:formula="of:=[.F160]-[.G160]" office:value-type="float" office:value="0" calcext:value-type="float">
            <text:p>0</text:p>
          </table:table-cell>
          <table:table-cell office:value-type="string" calcext:value-type="string">
            <text:p>Result Results/49.txt saved</text:p>
          </table:table-cell>
        </table:table-row>
        <table:table-row table:style-name="ro1">
          <table:table-cell office:value-type="float" office:value="5.792202" calcext:value-type="float">
            <text:p>5.792202</text:p>
          </table:table-cell>
          <table:table-cell office:value-type="float" office:value="3.198787" calcext:value-type="float">
            <text:p>3.198787</text:p>
          </table:table-cell>
          <table:table-cell office:value-type="float" office:value="0.552257" calcext:value-type="float">
            <text:p>0.552257</text:p>
          </table:table-cell>
          <table:table-cell office:value-type="float" office:value="30.120655" calcext:value-type="float">
            <text:p>30.120655</text:p>
          </table:table-cell>
          <table:table-cell office:value-type="float" office:value="-3.766009" calcext:value-type="float">
            <text:p>-3.766009</text:p>
          </table:table-cell>
          <table:table-cell office:value-type="float" office:value="15.08261" calcext:value-type="float">
            <text:p>15.08261</text:p>
          </table:table-cell>
          <table:table-cell office:value-type="float" office:value="5.686311" calcext:value-type="float">
            <text:p>5.686311</text:p>
          </table:table-cell>
          <table:table-cell table:formula="of:=[.D161]-[.E161]+[.F161]-[.G161]" office:value-type="float" office:value="43.282963" calcext:value-type="float">
            <text:p>43.282963</text:p>
          </table:table-cell>
          <table:table-cell table:formula="of:=[.D161]-[.E161]" office:value-type="float" office:value="33.886664" calcext:value-type="float">
            <text:p>33.886664</text:p>
          </table:table-cell>
          <table:table-cell table:formula="of:=[.F161]-[.G161]" office:value-type="float" office:value="9.396299" calcext:value-type="float">
            <text:p>9.396299</text:p>
          </table:table-cell>
          <table:table-cell office:value-type="float" office:value="190.514072" calcext:value-type="float">
            <text:p>190.514072</text:p>
          </table:table-cell>
        </table:table-row>
        <table:table-row table:style-name="ro1">
          <table:table-cell office:value-type="float" office:value="2.792017" calcext:value-type="float">
            <text:p>2.792017</text:p>
          </table:table-cell>
          <table:table-cell office:value-type="float" office:value="1.540356" calcext:value-type="float">
            <text:p>1.540356</text:p>
          </table:table-cell>
          <table:table-cell office:value-type="float" office:value="0.5517" calcext:value-type="float">
            <text:p>0.5517</text:p>
          </table:table-cell>
          <table:table-cell office:value-type="float" office:value="29.111335" calcext:value-type="float">
            <text:p>29.111335</text:p>
          </table:table-cell>
          <table:table-cell office:value-type="float" office:value="-3.06635" calcext:value-type="float">
            <text:p>-3.06635</text:p>
          </table:table-cell>
          <table:table-cell office:value-type="float" office:value="14.886684" calcext:value-type="float">
            <text:p>14.886684</text:p>
          </table:table-cell>
          <table:table-cell office:value-type="float" office:value="5.664795" calcext:value-type="float">
            <text:p>5.664795</text:p>
          </table:table-cell>
          <table:table-cell table:formula="of:=[.D162]-[.E162]+[.F162]-[.G162]" office:value-type="float" office:value="41.399574" calcext:value-type="float">
            <text:p>41.399574</text:p>
          </table:table-cell>
          <table:table-cell table:formula="of:=[.D162]-[.E162]" office:value-type="float" office:value="32.177685" calcext:value-type="float">
            <text:p>32.177685</text:p>
          </table:table-cell>
          <table:table-cell table:formula="of:=[.F162]-[.G162]" office:value-type="float" office:value="9.221889" calcext:value-type="float">
            <text:p>9.221889</text:p>
          </table:table-cell>
          <table:table-cell office:value-type="float" office:value="193.498548" calcext:value-type="float">
            <text:p>193.498548</text:p>
          </table:table-cell>
        </table:table-row>
        <table:table-row table:style-name="ro1">
          <table:table-cell table:number-columns-repeated="7"/>
          <table:table-cell table:formula="of:=[.D163]-[.E163]+[.F163]-[.G163]" office:value-type="float" office:value="0" calcext:value-type="float">
            <text:p>0</text:p>
          </table:table-cell>
          <table:table-cell table:formula="of:=[.D163]-[.E163]" office:value-type="float" office:value="0" calcext:value-type="float">
            <text:p>0</text:p>
          </table:table-cell>
          <table:table-cell table:formula="of:=[.F163]-[.G163]" office:value-type="float" office:value="0" calcext:value-type="float">
            <text:p>0</text:p>
          </table:table-cell>
          <table:table-cell office:value-type="string" calcext:value-type="string">
            <text:p>Result Results/50.txt saved</text:p>
          </table:table-cell>
        </table:table-row>
        <table:table-row table:style-name="ro1">
          <table:table-cell office:value-type="float" office:value="4.122592" calcext:value-type="float">
            <text:p>4.122592</text:p>
          </table:table-cell>
          <table:table-cell office:value-type="float" office:value="2.266842" calcext:value-type="float">
            <text:p>2.266842</text:p>
          </table:table-cell>
          <table:table-cell office:value-type="float" office:value="0.549858" calcext:value-type="float">
            <text:p>0.549858</text:p>
          </table:table-cell>
          <table:table-cell office:value-type="float" office:value="30.173747" calcext:value-type="float">
            <text:p>30.173747</text:p>
          </table:table-cell>
          <table:table-cell office:value-type="float" office:value="-2.687406" calcext:value-type="float">
            <text:p>-2.687406</text:p>
          </table:table-cell>
          <table:table-cell office:value-type="float" office:value="15.334673" calcext:value-type="float">
            <text:p>15.334673</text:p>
          </table:table-cell>
          <table:table-cell office:value-type="float" office:value="5.896358" calcext:value-type="float">
            <text:p>5.896358</text:p>
          </table:table-cell>
          <table:table-cell table:formula="of:=[.D164]-[.E164]+[.F164]-[.G164]" office:value-type="float" office:value="42.299468" calcext:value-type="float">
            <text:p>42.299468</text:p>
          </table:table-cell>
          <table:table-cell table:formula="of:=[.D164]-[.E164]" office:value-type="float" office:value="32.861153" calcext:value-type="float">
            <text:p>32.861153</text:p>
          </table:table-cell>
          <table:table-cell table:formula="of:=[.F164]-[.G164]" office:value-type="float" office:value="9.438315" calcext:value-type="float">
            <text:p>9.438315</text:p>
          </table:table-cell>
          <table:table-cell office:value-type="float" office:value="198.2693" calcext:value-type="float">
            <text:p>198.2693</text:p>
          </table:table-cell>
        </table:table-row>
        <table:table-row table:style-name="ro1">
          <table:table-cell office:value-type="float" office:value="4.186793" calcext:value-type="float">
            <text:p>4.186793</text:p>
          </table:table-cell>
          <table:table-cell office:value-type="float" office:value="2.295088" calcext:value-type="float">
            <text:p>2.295088</text:p>
          </table:table-cell>
          <table:table-cell office:value-type="float" office:value="0.548173" calcext:value-type="float">
            <text:p>0.548173</text:p>
          </table:table-cell>
          <table:table-cell office:value-type="float" office:value="31.206526" calcext:value-type="float">
            <text:p>31.206526</text:p>
          </table:table-cell>
          <table:table-cell office:value-type="float" office:value="-2.474296" calcext:value-type="float">
            <text:p>-2.474296</text:p>
          </table:table-cell>
          <table:table-cell office:value-type="float" office:value="15.839787" calcext:value-type="float">
            <text:p>15.839787</text:p>
          </table:table-cell>
          <table:table-cell office:value-type="float" office:value="6.096245" calcext:value-type="float">
            <text:p>6.096245</text:p>
          </table:table-cell>
          <table:table-cell table:formula="of:=[.D165]-[.E165]+[.F165]-[.G165]" office:value-type="float" office:value="43.424364" calcext:value-type="float">
            <text:p>43.424364</text:p>
          </table:table-cell>
          <table:table-cell table:formula="of:=[.D165]-[.E165]" office:value-type="float" office:value="33.680822" calcext:value-type="float">
            <text:p>33.680822</text:p>
          </table:table-cell>
          <table:table-cell table:formula="of:=[.F165]-[.G165]" office:value-type="float" office:value="9.743542" calcext:value-type="float">
            <text:p>9.743542</text:p>
          </table:table-cell>
          <table:table-cell office:value-type="float" office:value="203.065589" calcext:value-type="float">
            <text:p>203.065589</text:p>
          </table:table-cell>
        </table:table-row>
        <table:table-row table:style-name="ro1">
          <table:table-cell office:value-type="float" office:value="0.301227" calcext:value-type="float">
            <text:p>0.301227</text:p>
          </table:table-cell>
          <table:table-cell office:value-type="float" office:value="0.165085" calcext:value-type="float">
            <text:p>0.165085</text:p>
          </table:table-cell>
          <table:table-cell office:value-type="float" office:value="0.548041" calcext:value-type="float">
            <text:p>0.548041</text:p>
          </table:table-cell>
          <table:table-cell office:value-type="float" office:value="25.593871" calcext:value-type="float">
            <text:p>25.593871</text:p>
          </table:table-cell>
          <table:table-cell office:value-type="float" office:value="-1.699332" calcext:value-type="float">
            <text:p>-1.699332</text:p>
          </table:table-cell>
          <table:table-cell office:value-type="float" office:value="13.305471" calcext:value-type="float">
            <text:p>13.305471</text:p>
          </table:table-cell>
          <table:table-cell office:value-type="float" office:value="5.23551" calcext:value-type="float">
            <text:p>5.23551</text:p>
          </table:table-cell>
          <table:table-cell table:formula="of:=[.D166]-[.E166]+[.F166]-[.G166]" office:value-type="float" office:value="35.363164" calcext:value-type="float">
            <text:p>35.363164</text:p>
          </table:table-cell>
          <table:table-cell table:formula="of:=[.D166]-[.E166]" office:value-type="float" office:value="27.293203" calcext:value-type="float">
            <text:p>27.293203</text:p>
          </table:table-cell>
          <table:table-cell table:formula="of:=[.F166]-[.G166]" office:value-type="float" office:value="8.069961" calcext:value-type="float">
            <text:p>8.069961</text:p>
          </table:table-cell>
          <table:table-cell office:value-type="float" office:value="203.415941" calcext:value-type="float">
            <text:p>203.415941</text:p>
          </table:table-cell>
        </table:table-row>
        <table:table-row table:style-name="ro1">
          <table:table-cell table:number-columns-repeated="7"/>
          <table:table-cell table:formula="of:=[.D167]-[.E167]+[.F167]-[.G167]" office:value-type="float" office:value="0" calcext:value-type="float">
            <text:p>0</text:p>
          </table:table-cell>
          <table:table-cell table:formula="of:=[.D167]-[.E167]" office:value-type="float" office:value="0" calcext:value-type="float">
            <text:p>0</text:p>
          </table:table-cell>
          <table:table-cell table:formula="of:=[.F167]-[.G167]" office:value-type="float" office:value="0" calcext:value-type="float">
            <text:p>0</text:p>
          </table:table-cell>
          <table:table-cell office:value-type="string" calcext:value-type="string">
            <text:p>Result Results/51.txt saved</text:p>
          </table:table-cell>
        </table:table-row>
        <table:table-row table:style-name="ro1">
          <table:table-cell office:value-type="float" office:value="5.481228" calcext:value-type="float">
            <text:p>5.481228</text:p>
          </table:table-cell>
          <table:table-cell office:value-type="float" office:value="2.970438" calcext:value-type="float">
            <text:p>2.970438</text:p>
          </table:table-cell>
          <table:table-cell office:value-type="float" office:value="0.541929" calcext:value-type="float">
            <text:p>0.541929</text:p>
          </table:table-cell>
          <table:table-cell office:value-type="float" office:value="29.458485" calcext:value-type="float">
            <text:p>29.458485</text:p>
          </table:table-cell>
          <table:table-cell office:value-type="float" office:value="-2.086005" calcext:value-type="float">
            <text:p>-2.086005</text:p>
          </table:table-cell>
          <table:table-cell office:value-type="float" office:value="14.956071" calcext:value-type="float">
            <text:p>14.956071</text:p>
          </table:table-cell>
          <table:table-cell office:value-type="float" office:value="5.69587" calcext:value-type="float">
            <text:p>5.69587</text:p>
          </table:table-cell>
          <table:table-cell table:formula="of:=[.D168]-[.E168]+[.F168]-[.G168]" office:value-type="float" office:value="40.804691" calcext:value-type="float">
            <text:p>40.804691</text:p>
          </table:table-cell>
          <table:table-cell table:formula="of:=[.D168]-[.E168]" office:value-type="float" office:value="31.54449" calcext:value-type="float">
            <text:p>31.54449</text:p>
          </table:table-cell>
          <table:table-cell table:formula="of:=[.F168]-[.G168]" office:value-type="float" office:value="9.260201" calcext:value-type="float">
            <text:p>9.260201</text:p>
          </table:table-cell>
          <table:table-cell office:value-type="float" office:value="211.191086" calcext:value-type="float">
            <text:p>211.191086</text:p>
          </table:table-cell>
        </table:table-row>
        <table:table-row table:style-name="ro1">
          <table:table-cell office:value-type="float" office:value="2.840214" calcext:value-type="float">
            <text:p>2.840214</text:p>
          </table:table-cell>
          <table:table-cell office:value-type="float" office:value="1.533581" calcext:value-type="float">
            <text:p>1.533581</text:p>
          </table:table-cell>
          <table:table-cell office:value-type="float" office:value="0.539953" calcext:value-type="float">
            <text:p>0.539953</text:p>
          </table:table-cell>
          <table:table-cell office:value-type="float" office:value="28.6123" calcext:value-type="float">
            <text:p>28.6123</text:p>
          </table:table-cell>
          <table:table-cell office:value-type="float" office:value="-2.018778" calcext:value-type="float">
            <text:p>-2.018778</text:p>
          </table:table-cell>
          <table:table-cell office:value-type="float" office:value="14.973422" calcext:value-type="float">
            <text:p>14.973422</text:p>
          </table:table-cell>
          <table:table-cell office:value-type="float" office:value="5.578505" calcext:value-type="float">
            <text:p>5.578505</text:p>
          </table:table-cell>
          <table:table-cell table:formula="of:=[.D169]-[.E169]+[.F169]-[.G169]" office:value-type="float" office:value="40.025995" calcext:value-type="float">
            <text:p>40.025995</text:p>
          </table:table-cell>
          <table:table-cell table:formula="of:=[.D169]-[.E169]" office:value-type="float" office:value="30.631078" calcext:value-type="float">
            <text:p>30.631078</text:p>
          </table:table-cell>
          <table:table-cell table:formula="of:=[.F169]-[.G169]" office:value-type="float" office:value="9.394917" calcext:value-type="float">
            <text:p>9.394917</text:p>
          </table:table-cell>
          <table:table-cell office:value-type="float" office:value="214.804355" calcext:value-type="float">
            <text:p>214.804355</text:p>
          </table:table-cell>
        </table:table-row>
        <table:table-row table:style-name="ro1">
          <table:table-cell table:number-columns-repeated="7"/>
          <table:table-cell table:formula="of:=[.D170]-[.E170]+[.F170]-[.G170]" office:value-type="float" office:value="0" calcext:value-type="float">
            <text:p>0</text:p>
          </table:table-cell>
          <table:table-cell table:formula="of:=[.D170]-[.E170]" office:value-type="float" office:value="0" calcext:value-type="float">
            <text:p>0</text:p>
          </table:table-cell>
          <table:table-cell table:formula="of:=[.F170]-[.G170]" office:value-type="float" office:value="0" calcext:value-type="float">
            <text:p>0</text:p>
          </table:table-cell>
          <table:table-cell office:value-type="string" calcext:value-type="string">
            <text:p>Result Results/52.txt saved</text:p>
          </table:table-cell>
        </table:table-row>
        <table:table-row table:style-name="ro1">
          <table:table-cell office:value-type="float" office:value="6.566422" calcext:value-type="float">
            <text:p>6.566422</text:p>
          </table:table-cell>
          <table:table-cell office:value-type="float" office:value="3.515644" calcext:value-type="float">
            <text:p>3.515644</text:p>
          </table:table-cell>
          <table:table-cell office:value-type="float" office:value="0.535397" calcext:value-type="float">
            <text:p>0.535397</text:p>
          </table:table-cell>
          <table:table-cell office:value-type="float" office:value="32.540893" calcext:value-type="float">
            <text:p>32.540893</text:p>
          </table:table-cell>
          <table:table-cell office:value-type="float" office:value="-2.943745" calcext:value-type="float">
            <text:p>-2.943745</text:p>
          </table:table-cell>
          <table:table-cell office:value-type="float" office:value="17.231043" calcext:value-type="float">
            <text:p>17.231043</text:p>
          </table:table-cell>
          <table:table-cell office:value-type="float" office:value="6.05961" calcext:value-type="float">
            <text:p>6.05961</text:p>
          </table:table-cell>
          <table:table-cell table:formula="of:=[.D171]-[.E171]+[.F171]-[.G171]" office:value-type="float" office:value="46.656071" calcext:value-type="float">
            <text:p>46.656071</text:p>
          </table:table-cell>
          <table:table-cell table:formula="of:=[.D171]-[.E171]" office:value-type="float" office:value="35.484638" calcext:value-type="float">
            <text:p>35.484638</text:p>
          </table:table-cell>
          <table:table-cell table:formula="of:=[.F171]-[.G171]" office:value-type="float" office:value="11.171433" calcext:value-type="float">
            <text:p>11.171433</text:p>
          </table:table-cell>
          <table:table-cell office:value-type="float" office:value="223.198482" calcext:value-type="float">
            <text:p>223.198482</text:p>
          </table:table-cell>
        </table:table-row>
        <table:table-row table:style-name="ro1">
          <table:table-cell office:value-type="float" office:value="3.013359" calcext:value-type="float">
            <text:p>3.013359</text:p>
          </table:table-cell>
          <table:table-cell office:value-type="float" office:value="1.611011" calcext:value-type="float">
            <text:p>1.611011</text:p>
          </table:table-cell>
          <table:table-cell office:value-type="float" office:value="0.534623" calcext:value-type="float">
            <text:p>0.534623</text:p>
          </table:table-cell>
          <table:table-cell office:value-type="float" office:value="30.929407" calcext:value-type="float">
            <text:p>30.929407</text:p>
          </table:table-cell>
          <table:table-cell office:value-type="float" office:value="-3.043778" calcext:value-type="float">
            <text:p>-3.043778</text:p>
          </table:table-cell>
          <table:table-cell office:value-type="float" office:value="16.925145" calcext:value-type="float">
            <text:p>16.925145</text:p>
          </table:table-cell>
          <table:table-cell office:value-type="float" office:value="5.846124" calcext:value-type="float">
            <text:p>5.846124</text:p>
          </table:table-cell>
          <table:table-cell table:formula="of:=[.D172]-[.E172]+[.F172]-[.G172]" office:value-type="float" office:value="45.052206" calcext:value-type="float">
            <text:p>45.052206</text:p>
          </table:table-cell>
          <table:table-cell table:formula="of:=[.D172]-[.E172]" office:value-type="float" office:value="33.973185" calcext:value-type="float">
            <text:p>33.973185</text:p>
          </table:table-cell>
          <table:table-cell table:formula="of:=[.F172]-[.G172]" office:value-type="float" office:value="11.079021" calcext:value-type="float">
            <text:p>11.079021</text:p>
          </table:table-cell>
          <table:table-cell office:value-type="float" office:value="226.535029" calcext:value-type="float">
            <text:p>226.535029</text:p>
          </table:table-cell>
        </table:table-row>
        <table:table-row table:style-name="ro1">
          <table:table-cell table:number-columns-repeated="7"/>
          <table:table-cell table:formula="of:=[.D173]-[.E173]+[.F173]-[.G173]" office:value-type="float" office:value="0" calcext:value-type="float">
            <text:p>0</text:p>
          </table:table-cell>
          <table:table-cell table:formula="of:=[.D173]-[.E173]" office:value-type="float" office:value="0" calcext:value-type="float">
            <text:p>0</text:p>
          </table:table-cell>
          <table:table-cell table:formula="of:=[.F173]-[.G173]" office:value-type="float" office:value="0" calcext:value-type="float">
            <text:p>0</text:p>
          </table:table-cell>
          <table:table-cell office:value-type="string" calcext:value-type="string">
            <text:p>Result Results/53.txt saved</text:p>
          </table:table-cell>
        </table:table-row>
        <table:table-row table:style-name="ro1">
          <table:table-cell office:value-type="float" office:value="7.237206" calcext:value-type="float">
            <text:p>7.237206</text:p>
          </table:table-cell>
          <table:table-cell office:value-type="float" office:value="3.85026" calcext:value-type="float">
            <text:p>3.85026</text:p>
          </table:table-cell>
          <table:table-cell office:value-type="float" office:value="0.532009" calcext:value-type="float">
            <text:p>0.532009</text:p>
          </table:table-cell>
          <table:table-cell office:value-type="float" office:value="34.460602" calcext:value-type="float">
            <text:p>34.460602</text:p>
          </table:table-cell>
          <table:table-cell office:value-type="float" office:value="-4.428053" calcext:value-type="float">
            <text:p>-4.428053</text:p>
          </table:table-cell>
          <table:table-cell office:value-type="float" office:value="19.232432" calcext:value-type="float">
            <text:p>19.232432</text:p>
          </table:table-cell>
          <table:table-cell office:value-type="float" office:value="6.210736" calcext:value-type="float">
            <text:p>6.210736</text:p>
          </table:table-cell>
          <table:table-cell table:formula="of:=[.D174]-[.E174]+[.F174]-[.G174]" office:value-type="float" office:value="51.910351" calcext:value-type="float">
            <text:p>51.910351</text:p>
          </table:table-cell>
          <table:table-cell table:formula="of:=[.D174]-[.E174]" office:value-type="float" office:value="38.888655" calcext:value-type="float">
            <text:p>38.888655</text:p>
          </table:table-cell>
          <table:table-cell table:formula="of:=[.F174]-[.G174]" office:value-type="float" office:value="13.021696" calcext:value-type="float">
            <text:p>13.021696</text:p>
          </table:table-cell>
          <table:table-cell office:value-type="float" office:value="234.885289" calcext:value-type="float">
            <text:p>234.885289</text:p>
          </table:table-cell>
        </table:table-row>
        <table:table-row table:style-name="ro1">
          <table:table-cell office:value-type="float" office:value="3.484997" calcext:value-type="float">
            <text:p>3.484997</text:p>
          </table:table-cell>
          <table:table-cell office:value-type="float" office:value="1.854611" calcext:value-type="float">
            <text:p>1.854611</text:p>
          </table:table-cell>
          <table:table-cell office:value-type="float" office:value="0.53217" calcext:value-type="float">
            <text:p>0.53217</text:p>
          </table:table-cell>
          <table:table-cell office:value-type="float" office:value="32.71331" calcext:value-type="float">
            <text:p>32.71331</text:p>
          </table:table-cell>
          <table:table-cell office:value-type="float" office:value="-4.554387" calcext:value-type="float">
            <text:p>-4.554387</text:p>
          </table:table-cell>
          <table:table-cell office:value-type="float" office:value="18.98015" calcext:value-type="float">
            <text:p>18.98015</text:p>
          </table:table-cell>
          <table:table-cell office:value-type="float" office:value="6.041493" calcext:value-type="float">
            <text:p>6.041493</text:p>
          </table:table-cell>
          <table:table-cell table:formula="of:=[.D175]-[.E175]+[.F175]-[.G175]" office:value-type="float" office:value="50.206354" calcext:value-type="float">
            <text:p>50.206354</text:p>
          </table:table-cell>
          <table:table-cell table:formula="of:=[.D175]-[.E175]" office:value-type="float" office:value="37.267697" calcext:value-type="float">
            <text:p>37.267697</text:p>
          </table:table-cell>
          <table:table-cell table:formula="of:=[.F175]-[.G175]" office:value-type="float" office:value="12.938657" calcext:value-type="float">
            <text:p>12.938657</text:p>
          </table:table-cell>
          <table:table-cell office:value-type="float" office:value="238.299209" calcext:value-type="float">
            <text:p>238.299209</text:p>
          </table:table-cell>
        </table:table-row>
        <table:table-row table:style-name="ro1">
          <table:table-cell table:number-columns-repeated="7"/>
          <table:table-cell table:formula="of:=[.D176]-[.E176]+[.F176]-[.G176]" office:value-type="float" office:value="0" calcext:value-type="float">
            <text:p>0</text:p>
          </table:table-cell>
          <table:table-cell table:formula="of:=[.D176]-[.E176]" office:value-type="float" office:value="0" calcext:value-type="float">
            <text:p>0</text:p>
          </table:table-cell>
          <table:table-cell table:formula="of:=[.F176]-[.G176]" office:value-type="float" office:value="0" calcext:value-type="float">
            <text:p>0</text:p>
          </table:table-cell>
          <table:table-cell office:value-type="string" calcext:value-type="string">
            <text:p>Result Results/54.txt saved</text:p>
          </table:table-cell>
        </table:table-row>
        <table:table-row table:style-name="ro1">
          <table:table-cell office:value-type="float" office:value="7.094915" calcext:value-type="float">
            <text:p>7.094915</text:p>
          </table:table-cell>
          <table:table-cell office:value-type="float" office:value="3.770665" calcext:value-type="float">
            <text:p>3.770665</text:p>
          </table:table-cell>
          <table:table-cell office:value-type="float" office:value="0.53146" calcext:value-type="float">
            <text:p>0.53146</text:p>
          </table:table-cell>
          <table:table-cell office:value-type="float" office:value="35.097635" calcext:value-type="float">
            <text:p>35.097635</text:p>
          </table:table-cell>
          <table:table-cell office:value-type="float" office:value="-5.894418" calcext:value-type="float">
            <text:p>-5.894418</text:p>
          </table:table-cell>
          <table:table-cell office:value-type="float" office:value="20.933016" calcext:value-type="float">
            <text:p>20.933016</text:p>
          </table:table-cell>
          <table:table-cell office:value-type="float" office:value="6.371182" calcext:value-type="float">
            <text:p>6.371182</text:p>
          </table:table-cell>
          <table:table-cell table:formula="of:=[.D177]-[.E177]+[.F177]-[.G177]" office:value-type="float" office:value="55.553887" calcext:value-type="float">
            <text:p>55.553887</text:p>
          </table:table-cell>
          <table:table-cell table:formula="of:=[.D177]-[.E177]" office:value-type="float" office:value="40.992053" calcext:value-type="float">
            <text:p>40.992053</text:p>
          </table:table-cell>
          <table:table-cell table:formula="of:=[.F177]-[.G177]" office:value-type="float" office:value="14.561834" calcext:value-type="float">
            <text:p>14.561834</text:p>
          </table:table-cell>
          <table:table-cell office:value-type="float" office:value="245.712481" calcext:value-type="float">
            <text:p>245.712481</text:p>
          </table:table-cell>
        </table:table-row>
        <table:table-row table:style-name="ro1">
          <table:table-cell office:value-type="float" office:value="4.450779" calcext:value-type="float">
            <text:p>4.450779</text:p>
          </table:table-cell>
          <table:table-cell office:value-type="float" office:value="2.368923" calcext:value-type="float">
            <text:p>2.368923</text:p>
          </table:table-cell>
          <table:table-cell office:value-type="float" office:value="0.532249" calcext:value-type="float">
            <text:p>0.532249</text:p>
          </table:table-cell>
          <table:table-cell office:value-type="float" office:value="34.002063" calcext:value-type="float">
            <text:p>34.002063</text:p>
          </table:table-cell>
          <table:table-cell office:value-type="float" office:value="-6.15844" calcext:value-type="float">
            <text:p>-6.15844</text:p>
          </table:table-cell>
          <table:table-cell office:value-type="float" office:value="20.997172" calcext:value-type="float">
            <text:p>20.997172</text:p>
          </table:table-cell>
          <table:table-cell office:value-type="float" office:value="6.368547" calcext:value-type="float">
            <text:p>6.368547</text:p>
          </table:table-cell>
          <table:table-cell table:formula="of:=[.D178]-[.E178]+[.F178]-[.G178]" office:value-type="float" office:value="54.789128" calcext:value-type="float">
            <text:p>54.789128</text:p>
          </table:table-cell>
          <table:table-cell table:formula="of:=[.D178]-[.E178]" office:value-type="float" office:value="40.160503" calcext:value-type="float">
            <text:p>40.160503</text:p>
          </table:table-cell>
          <table:table-cell table:formula="of:=[.F178]-[.G178]" office:value-type="float" office:value="14.628625" calcext:value-type="float">
            <text:p>14.628625</text:p>
          </table:table-cell>
          <table:table-cell office:value-type="float" office:value="249.799016" calcext:value-type="float">
            <text:p>249.799016</text:p>
          </table:table-cell>
        </table:table-row>
        <table:table-row table:style-name="ro1">
          <table:table-cell table:number-columns-repeated="7"/>
          <table:table-cell table:formula="of:=[.D179]-[.E179]+[.F179]-[.G179]" office:value-type="float" office:value="0" calcext:value-type="float">
            <text:p>0</text:p>
          </table:table-cell>
          <table:table-cell table:formula="of:=[.D179]-[.E179]" office:value-type="float" office:value="0" calcext:value-type="float">
            <text:p>0</text:p>
          </table:table-cell>
          <table:table-cell table:formula="of:=[.F179]-[.G179]" office:value-type="float" office:value="0" calcext:value-type="float">
            <text:p>0</text:p>
          </table:table-cell>
          <table:table-cell office:value-type="string" calcext:value-type="string">
            <text:p>Result Results/55.txt saved</text:p>
          </table:table-cell>
        </table:table-row>
        <table:table-row table:style-name="ro1">
          <table:table-cell office:value-type="float" office:value="4.402351" calcext:value-type="float">
            <text:p>4.402351</text:p>
          </table:table-cell>
          <table:table-cell office:value-type="float" office:value="2.344865" calcext:value-type="float">
            <text:p>2.344865</text:p>
          </table:table-cell>
          <table:table-cell office:value-type="float" office:value="0.532639" calcext:value-type="float">
            <text:p>0.532639</text:p>
          </table:table-cell>
          <table:table-cell office:value-type="float" office:value="32.955975" calcext:value-type="float">
            <text:p>32.955975</text:p>
          </table:table-cell>
          <table:table-cell office:value-type="float" office:value="-6.392718" calcext:value-type="float">
            <text:p>-6.392718</text:p>
          </table:table-cell>
          <table:table-cell office:value-type="float" office:value="20.792679" calcext:value-type="float">
            <text:p>20.792679</text:p>
          </table:table-cell>
          <table:table-cell office:value-type="float" office:value="6.302903" calcext:value-type="float">
            <text:p>6.302903</text:p>
          </table:table-cell>
          <table:table-cell table:formula="of:=[.D180]-[.E180]+[.F180]-[.G180]" office:value-type="float" office:value="53.838469" calcext:value-type="float">
            <text:p>53.838469</text:p>
          </table:table-cell>
          <table:table-cell table:formula="of:=[.D180]-[.E180]" office:value-type="float" office:value="39.348693" calcext:value-type="float">
            <text:p>39.348693</text:p>
          </table:table-cell>
          <table:table-cell table:formula="of:=[.F180]-[.G180]" office:value-type="float" office:value="14.489776" calcext:value-type="float">
            <text:p>14.489776</text:p>
          </table:table-cell>
          <table:table-cell office:value-type="float" office:value="254.018423" calcext:value-type="float">
            <text:p>254.018423</text:p>
          </table:table-cell>
        </table:table-row>
        <table:table-row table:style-name="ro1">
          <table:table-cell office:value-type="float" office:value="5.646011" calcext:value-type="float">
            <text:p>5.646011</text:p>
          </table:table-cell>
          <table:table-cell office:value-type="float" office:value="3.007333" calcext:value-type="float">
            <text:p>3.007333</text:p>
          </table:table-cell>
          <table:table-cell office:value-type="float" office:value="0.532647" calcext:value-type="float">
            <text:p>0.532647</text:p>
          </table:table-cell>
          <table:table-cell office:value-type="float" office:value="33.507331" calcext:value-type="float">
            <text:p>33.507331</text:p>
          </table:table-cell>
          <table:table-cell office:value-type="float" office:value="-7.008029" calcext:value-type="float">
            <text:p>-7.008029</text:p>
          </table:table-cell>
          <table:table-cell office:value-type="float" office:value="21.466955" calcext:value-type="float">
            <text:p>21.466955</text:p>
          </table:table-cell>
          <table:table-cell office:value-type="float" office:value="6.456671" calcext:value-type="float">
            <text:p>6.456671</text:p>
          </table:table-cell>
          <table:table-cell table:formula="of:=[.D181]-[.E181]+[.F181]-[.G181]" office:value-type="float" office:value="55.525644" calcext:value-type="float">
            <text:p>55.525644</text:p>
          </table:table-cell>
          <table:table-cell table:formula="of:=[.D181]-[.E181]" office:value-type="float" office:value="40.51536" calcext:value-type="float">
            <text:p>40.51536</text:p>
          </table:table-cell>
          <table:table-cell table:formula="of:=[.F181]-[.G181]" office:value-type="float" office:value="15.010284" calcext:value-type="float">
            <text:p>15.010284</text:p>
          </table:table-cell>
          <table:table-cell office:value-type="float" office:value="259.660583" calcext:value-type="float">
            <text:p>259.660583</text:p>
          </table:table-cell>
        </table:table-row>
        <table:table-row table:style-name="ro1">
          <table:table-cell office:value-type="float" office:value="1.18775" calcext:value-type="float">
            <text:p>1.18775</text:p>
          </table:table-cell>
          <table:table-cell office:value-type="float" office:value="0.632754" calcext:value-type="float">
            <text:p>0.632754</text:p>
          </table:table-cell>
          <table:table-cell office:value-type="float" office:value="0.532734" calcext:value-type="float">
            <text:p>0.532734</text:p>
          </table:table-cell>
          <table:table-cell office:value-type="float" office:value="28.527158" calcext:value-type="float">
            <text:p>28.527158</text:p>
          </table:table-cell>
          <table:table-cell office:value-type="float" office:value="-5.746488" calcext:value-type="float">
            <text:p>-5.746488</text:p>
          </table:table-cell>
          <table:table-cell office:value-type="float" office:value="18.733357" calcext:value-type="float">
            <text:p>18.733357</text:p>
          </table:table-cell>
          <table:table-cell office:value-type="float" office:value="5.773313" calcext:value-type="float">
            <text:p>5.773313</text:p>
          </table:table-cell>
          <table:table-cell table:formula="of:=[.D182]-[.E182]+[.F182]-[.G182]" office:value-type="float" office:value="47.23369" calcext:value-type="float">
            <text:p>47.23369</text:p>
          </table:table-cell>
          <table:table-cell table:formula="of:=[.D182]-[.E182]" office:value-type="float" office:value="34.273646" calcext:value-type="float">
            <text:p>34.273646</text:p>
          </table:table-cell>
          <table:table-cell table:formula="of:=[.F182]-[.G182]" office:value-type="float" office:value="12.960044" calcext:value-type="float">
            <text:p>12.960044</text:p>
          </table:table-cell>
          <table:table-cell office:value-type="float" office:value="260.806213" calcext:value-type="float">
            <text:p>260.806213</text:p>
          </table:table-cell>
        </table:table-row>
        <table:table-row table:style-name="ro1">
          <table:table-cell table:number-columns-repeated="7"/>
          <table:table-cell table:formula="of:=[.D183]-[.E183]+[.F183]-[.G183]" office:value-type="float" office:value="0" calcext:value-type="float">
            <text:p>0</text:p>
          </table:table-cell>
          <table:table-cell table:formula="of:=[.D183]-[.E183]" office:value-type="float" office:value="0" calcext:value-type="float">
            <text:p>0</text:p>
          </table:table-cell>
          <table:table-cell table:formula="of:=[.F183]-[.G183]" office:value-type="float" office:value="0" calcext:value-type="float">
            <text:p>0</text:p>
          </table:table-cell>
          <table:table-cell office:value-type="string" calcext:value-type="string">
            <text:p>Result Results/56.txt saved</text:p>
          </table:table-cell>
        </table:table-row>
        <table:table-row table:style-name="ro1">
          <table:table-cell office:value-type="float" office:value="4.447344" calcext:value-type="float">
            <text:p>4.447344</text:p>
          </table:table-cell>
          <table:table-cell office:value-type="float" office:value="2.35971" calcext:value-type="float">
            <text:p>2.35971</text:p>
          </table:table-cell>
          <table:table-cell office:value-type="float" office:value="0.530589" calcext:value-type="float">
            <text:p>0.530589</text:p>
          </table:table-cell>
          <table:table-cell office:value-type="float" office:value="28.87054" calcext:value-type="float">
            <text:p>28.87054</text:p>
          </table:table-cell>
          <table:table-cell office:value-type="float" office:value="-6.103117" calcext:value-type="float">
            <text:p>-6.103117</text:p>
          </table:table-cell>
          <table:table-cell office:value-type="float" office:value="18.932987" calcext:value-type="float">
            <text:p>18.932987</text:p>
          </table:table-cell>
          <table:table-cell office:value-type="float" office:value="5.728624" calcext:value-type="float">
            <text:p>5.728624</text:p>
          </table:table-cell>
          <table:table-cell table:formula="of:=[.D184]-[.E184]+[.F184]-[.G184]" office:value-type="float" office:value="48.17802" calcext:value-type="float">
            <text:p>48.17802</text:p>
          </table:table-cell>
          <table:table-cell table:formula="of:=[.D184]-[.E184]" office:value-type="float" office:value="34.973657" calcext:value-type="float">
            <text:p>34.973657</text:p>
          </table:table-cell>
          <table:table-cell table:formula="of:=[.F184]-[.G184]" office:value-type="float" office:value="13.204363" calcext:value-type="float">
            <text:p>13.204363</text:p>
          </table:table-cell>
          <table:table-cell office:value-type="float" office:value="266.308043" calcext:value-type="float">
            <text:p>266.308043</text:p>
          </table:table-cell>
        </table:table-row>
        <table:table-row table:style-name="ro1">
          <table:table-cell office:value-type="float" office:value="6.174937" calcext:value-type="float">
            <text:p>6.174937</text:p>
          </table:table-cell>
          <table:table-cell office:value-type="float" office:value="3.26085" calcext:value-type="float">
            <text:p>3.26085</text:p>
          </table:table-cell>
          <table:table-cell office:value-type="float" office:value="0.528078" calcext:value-type="float">
            <text:p>0.528078</text:p>
          </table:table-cell>
          <table:table-cell office:value-type="float" office:value="31.142311" calcext:value-type="float">
            <text:p>31.142311</text:p>
          </table:table-cell>
          <table:table-cell office:value-type="float" office:value="-6.887094" calcext:value-type="float">
            <text:p>-6.887094</text:p>
          </table:table-cell>
          <table:table-cell office:value-type="float" office:value="20.434018" calcext:value-type="float">
            <text:p>20.434018</text:p>
          </table:table-cell>
          <table:table-cell office:value-type="float" office:value="5.980923" calcext:value-type="float">
            <text:p>5.980923</text:p>
          </table:table-cell>
          <table:table-cell table:formula="of:=[.D185]-[.E185]+[.F185]-[.G185]" office:value-type="float" office:value="52.4825" calcext:value-type="float">
            <text:p>52.4825</text:p>
          </table:table-cell>
          <table:table-cell table:formula="of:=[.D185]-[.E185]" office:value-type="float" office:value="38.029405" calcext:value-type="float">
            <text:p>38.029405</text:p>
          </table:table-cell>
          <table:table-cell table:formula="of:=[.F185]-[.G185]" office:value-type="float" office:value="14.453095" calcext:value-type="float">
            <text:p>14.453095</text:p>
          </table:table-cell>
          <table:table-cell office:value-type="float" office:value="273.748907" calcext:value-type="float">
            <text:p>273.748907</text:p>
          </table:table-cell>
        </table:table-row>
        <table:table-row table:style-name="ro1">
          <table:table-cell table:number-columns-repeated="7"/>
          <table:table-cell table:formula="of:=[.D186]-[.E186]+[.F186]-[.G186]" office:value-type="float" office:value="0" calcext:value-type="float">
            <text:p>0</text:p>
          </table:table-cell>
          <table:table-cell table:formula="of:=[.D186]-[.E186]" office:value-type="float" office:value="0" calcext:value-type="float">
            <text:p>0</text:p>
          </table:table-cell>
          <table:table-cell table:formula="of:=[.F186]-[.G186]" office:value-type="float" office:value="0" calcext:value-type="float">
            <text:p>0</text:p>
          </table:table-cell>
          <table:table-cell office:value-type="string" calcext:value-type="string">
            <text:p>Result Results/57.txt saved</text:p>
          </table:table-cell>
        </table:table-row>
        <table:table-row table:style-name="ro1">
          <table:table-cell office:value-type="float" office:value="5.966124" calcext:value-type="float">
            <text:p>5.966124</text:p>
          </table:table-cell>
          <table:table-cell office:value-type="float" office:value="3.144106" calcext:value-type="float">
            <text:p>3.144106</text:p>
          </table:table-cell>
          <table:table-cell office:value-type="float" office:value="0.526993" calcext:value-type="float">
            <text:p>0.526993</text:p>
          </table:table-cell>
          <table:table-cell office:value-type="float" office:value="32.753548" calcext:value-type="float">
            <text:p>32.753548</text:p>
          </table:table-cell>
          <table:table-cell office:value-type="float" office:value="-7.345946" calcext:value-type="float">
            <text:p>-7.345946</text:p>
          </table:table-cell>
          <table:table-cell office:value-type="float" office:value="21.454879" calcext:value-type="float">
            <text:p>21.454879</text:p>
          </table:table-cell>
          <table:table-cell office:value-type="float" office:value="6.196716" calcext:value-type="float">
            <text:p>6.196716</text:p>
          </table:table-cell>
          <table:table-cell table:formula="of:=[.D187]-[.E187]+[.F187]-[.G187]" office:value-type="float" office:value="55.357657" calcext:value-type="float">
            <text:p>55.357657</text:p>
          </table:table-cell>
          <table:table-cell table:formula="of:=[.D187]-[.E187]" office:value-type="float" office:value="40.099494" calcext:value-type="float">
            <text:p>40.099494</text:p>
          </table:table-cell>
          <table:table-cell table:formula="of:=[.F187]-[.G187]" office:value-type="float" office:value="15.258163" calcext:value-type="float">
            <text:p>15.258163</text:p>
          </table:table-cell>
          <table:table-cell office:value-type="float" office:value="280.278742" calcext:value-type="float">
            <text:p>280.278742</text:p>
          </table:table-cell>
        </table:table-row>
        <table:table-row table:style-name="ro1">
          <table:table-cell office:value-type="float" office:value="5.930711" calcext:value-type="float">
            <text:p>5.930711</text:p>
          </table:table-cell>
          <table:table-cell office:value-type="float" office:value="3.1238" calcext:value-type="float">
            <text:p>3.1238</text:p>
          </table:table-cell>
          <table:table-cell office:value-type="float" office:value="0.526716" calcext:value-type="float">
            <text:p>0.526716</text:p>
          </table:table-cell>
          <table:table-cell office:value-type="float" office:value="34.0727" calcext:value-type="float">
            <text:p>34.0727</text:p>
          </table:table-cell>
          <table:table-cell office:value-type="float" office:value="-7.648348" calcext:value-type="float">
            <text:p>-7.648348</text:p>
          </table:table-cell>
          <table:table-cell office:value-type="float" office:value="22.189763" calcext:value-type="float">
            <text:p>22.189763</text:p>
          </table:table-cell>
          <table:table-cell office:value-type="float" office:value="6.398034" calcext:value-type="float">
            <text:p>6.398034</text:p>
          </table:table-cell>
          <table:table-cell table:formula="of:=[.D188]-[.E188]+[.F188]-[.G188]" office:value-type="float" office:value="57.512777" calcext:value-type="float">
            <text:p>57.512777</text:p>
          </table:table-cell>
          <table:table-cell table:formula="of:=[.D188]-[.E188]" office:value-type="float" office:value="41.721048" calcext:value-type="float">
            <text:p>41.721048</text:p>
          </table:table-cell>
          <table:table-cell table:formula="of:=[.F188]-[.G188]" office:value-type="float" office:value="15.791729" calcext:value-type="float">
            <text:p>15.791729</text:p>
          </table:table-cell>
          <table:table-cell office:value-type="float" office:value="286.356905" calcext:value-type="float">
            <text:p>286.356905</text:p>
          </table:table-cell>
        </table:table-row>
        <table:table-row table:style-name="ro1">
          <table:table-cell table:number-columns-repeated="7"/>
          <table:table-cell table:formula="of:=[.D189]-[.E189]+[.F189]-[.G189]" office:value-type="float" office:value="0" calcext:value-type="float">
            <text:p>0</text:p>
          </table:table-cell>
          <table:table-cell table:formula="of:=[.D189]-[.E189]" office:value-type="float" office:value="0" calcext:value-type="float">
            <text:p>0</text:p>
          </table:table-cell>
          <table:table-cell table:formula="of:=[.F189]-[.G189]" office:value-type="float" office:value="0" calcext:value-type="float">
            <text:p>0</text:p>
          </table:table-cell>
          <table:table-cell office:value-type="string" calcext:value-type="string">
            <text:p>Result Results/58.txt saved</text:p>
          </table:table-cell>
        </table:table-row>
        <table:table-row table:style-name="ro1">
          <table:table-cell office:value-type="float" office:value="7.080247" calcext:value-type="float">
            <text:p>7.080247</text:p>
          </table:table-cell>
          <table:table-cell office:value-type="float" office:value="3.73155" calcext:value-type="float">
            <text:p>3.73155</text:p>
          </table:table-cell>
          <table:table-cell office:value-type="float" office:value="0.527037" calcext:value-type="float">
            <text:p>0.527037</text:p>
          </table:table-cell>
          <table:table-cell office:value-type="float" office:value="36.406962" calcext:value-type="float">
            <text:p>36.406962</text:p>
          </table:table-cell>
          <table:table-cell office:value-type="float" office:value="-8.129666" calcext:value-type="float">
            <text:p>-8.129666</text:p>
          </table:table-cell>
          <table:table-cell office:value-type="float" office:value="23.614866" calcext:value-type="float">
            <text:p>23.614866</text:p>
          </table:table-cell>
          <table:table-cell office:value-type="float" office:value="6.838881" calcext:value-type="float">
            <text:p>6.838881</text:p>
          </table:table-cell>
          <table:table-cell table:formula="of:=[.D190]-[.E190]+[.F190]-[.G190]" office:value-type="float" office:value="61.312613" calcext:value-type="float">
            <text:p>61.312613</text:p>
          </table:table-cell>
          <table:table-cell table:formula="of:=[.D190]-[.E190]" office:value-type="float" office:value="44.536628" calcext:value-type="float">
            <text:p>44.536628</text:p>
          </table:table-cell>
          <table:table-cell table:formula="of:=[.F190]-[.G190]" office:value-type="float" office:value="16.775985" calcext:value-type="float">
            <text:p>16.775985</text:p>
          </table:table-cell>
          <table:table-cell office:value-type="float" office:value="293.262891" calcext:value-type="float">
            <text:p>293.262891</text:p>
          </table:table-cell>
        </table:table-row>
        <table:table-row table:style-name="ro1">
          <table:table-cell office:value-type="float" office:value="5.894175" calcext:value-type="float">
            <text:p>5.894175</text:p>
          </table:table-cell>
          <table:table-cell office:value-type="float" office:value="3.113674" calcext:value-type="float">
            <text:p>3.113674</text:p>
          </table:table-cell>
          <table:table-cell office:value-type="float" office:value="0.528263" calcext:value-type="float">
            <text:p>0.528263</text:p>
          </table:table-cell>
          <table:table-cell office:value-type="float" office:value="36.884477" calcext:value-type="float">
            <text:p>36.884477</text:p>
          </table:table-cell>
          <table:table-cell office:value-type="float" office:value="-8.048543" calcext:value-type="float">
            <text:p>-8.048543</text:p>
          </table:table-cell>
          <table:table-cell office:value-type="float" office:value="24.247555" calcext:value-type="float">
            <text:p>24.247555</text:p>
          </table:table-cell>
          <table:table-cell office:value-type="float" office:value="7.21699" calcext:value-type="float">
            <text:p>7.21699</text:p>
          </table:table-cell>
          <table:table-cell table:formula="of:=[.D191]-[.E191]+[.F191]-[.G191]" office:value-type="float" office:value="61.963585" calcext:value-type="float">
            <text:p>61.963585</text:p>
          </table:table-cell>
          <table:table-cell table:formula="of:=[.D191]-[.E191]" office:value-type="float" office:value="44.93302" calcext:value-type="float">
            <text:p>44.93302</text:p>
          </table:table-cell>
          <table:table-cell table:formula="of:=[.F191]-[.G191]" office:value-type="float" office:value="17.030565" calcext:value-type="float">
            <text:p>17.030565</text:p>
          </table:table-cell>
          <table:table-cell office:value-type="float" office:value="298.476296" calcext:value-type="float">
            <text:p>298.476296</text:p>
          </table:table-cell>
        </table:table-row>
        <table:table-row table:style-name="ro1">
          <table:table-cell table:number-columns-repeated="7"/>
          <table:table-cell table:formula="of:=[.D192]-[.E192]+[.F192]-[.G192]" office:value-type="float" office:value="0" calcext:value-type="float">
            <text:p>0</text:p>
          </table:table-cell>
          <table:table-cell table:formula="of:=[.D192]-[.E192]" office:value-type="float" office:value="0" calcext:value-type="float">
            <text:p>0</text:p>
          </table:table-cell>
          <table:table-cell table:formula="of:=[.F192]-[.G192]" office:value-type="float" office:value="0" calcext:value-type="float">
            <text:p>0</text:p>
          </table:table-cell>
          <table:table-cell office:value-type="string" calcext:value-type="string">
            <text:p>Result Results/59.txt saved</text:p>
          </table:table-cell>
        </table:table-row>
        <table:table-row table:style-name="ro1">
          <table:table-cell office:value-type="float" office:value="5.182876" calcext:value-type="float">
            <text:p>5.182876</text:p>
          </table:table-cell>
          <table:table-cell office:value-type="float" office:value="2.743859" calcext:value-type="float">
            <text:p>2.743859</text:p>
          </table:table-cell>
          <table:table-cell office:value-type="float" office:value="0.529409" calcext:value-type="float">
            <text:p>0.529409</text:p>
          </table:table-cell>
          <table:table-cell office:value-type="float" office:value="36.349156" calcext:value-type="float">
            <text:p>36.349156</text:p>
          </table:table-cell>
          <table:table-cell office:value-type="float" office:value="-7.709987" calcext:value-type="float">
            <text:p>-7.709987</text:p>
          </table:table-cell>
          <table:table-cell office:value-type="float" office:value="24.29252" calcext:value-type="float">
            <text:p>24.29252</text:p>
          </table:table-cell>
          <table:table-cell office:value-type="float" office:value="7.51124" calcext:value-type="float">
            <text:p>7.51124</text:p>
          </table:table-cell>
          <table:table-cell table:formula="of:=[.D193]-[.E193]+[.F193]-[.G193]" office:value-type="float" office:value="60.840423" calcext:value-type="float">
            <text:p>60.840423</text:p>
          </table:table-cell>
          <table:table-cell table:formula="of:=[.D193]-[.E193]" office:value-type="float" office:value="44.059143" calcext:value-type="float">
            <text:p>44.059143</text:p>
          </table:table-cell>
          <table:table-cell table:formula="of:=[.F193]-[.G193]" office:value-type="float" office:value="16.78128" calcext:value-type="float">
            <text:p>16.78128</text:p>
          </table:table-cell>
          <table:table-cell office:value-type="float" office:value="303.01326" calcext:value-type="float">
            <text:p>303.01326</text:p>
          </table:table-cell>
        </table:table-row>
        <table:table-row table:style-name="ro1">
          <table:table-cell office:value-type="float" office:value="6.576628" calcext:value-type="float">
            <text:p>6.576628</text:p>
          </table:table-cell>
          <table:table-cell office:value-type="float" office:value="3.487913" calcext:value-type="float">
            <text:p>3.487913</text:p>
          </table:table-cell>
          <table:table-cell office:value-type="float" office:value="0.53035" calcext:value-type="float">
            <text:p>0.53035</text:p>
          </table:table-cell>
          <table:table-cell office:value-type="float" office:value="37.441701" calcext:value-type="float">
            <text:p>37.441701</text:p>
          </table:table-cell>
          <table:table-cell office:value-type="float" office:value="-7.775205" calcext:value-type="float">
            <text:p>-7.775205</text:p>
          </table:table-cell>
          <table:table-cell office:value-type="float" office:value="25.370788" calcext:value-type="float">
            <text:p>25.370788</text:p>
          </table:table-cell>
          <table:table-cell office:value-type="float" office:value="8.175582" calcext:value-type="float">
            <text:p>8.175582</text:p>
          </table:table-cell>
          <table:table-cell table:formula="of:=[.D194]-[.E194]+[.F194]-[.G194]" office:value-type="float" office:value="62.412112" calcext:value-type="float">
            <text:p>62.412112</text:p>
          </table:table-cell>
          <table:table-cell table:formula="of:=[.D194]-[.E194]" office:value-type="float" office:value="45.216906" calcext:value-type="float">
            <text:p>45.216906</text:p>
          </table:table-cell>
          <table:table-cell table:formula="of:=[.F194]-[.G194]" office:value-type="float" office:value="17.195206" calcext:value-type="float">
            <text:p>17.195206</text:p>
          </table:table-cell>
          <table:table-cell office:value-type="float" office:value="309.052186" calcext:value-type="float">
            <text:p>309.052186</text:p>
          </table:table-cell>
        </table:table-row>
        <table:table-row table:style-name="ro1">
          <table:table-cell office:value-type="float" office:value="0.988851" calcext:value-type="float">
            <text:p>0.988851</text:p>
          </table:table-cell>
          <table:table-cell office:value-type="float" office:value="0.524659" calcext:value-type="float">
            <text:p>0.524659</text:p>
          </table:table-cell>
          <table:table-cell office:value-type="float" office:value="0.530574" calcext:value-type="float">
            <text:p>0.530574</text:p>
          </table:table-cell>
          <table:table-cell office:value-type="float" office:value="31.2183" calcext:value-type="float">
            <text:p>31.2183</text:p>
          </table:table-cell>
          <table:table-cell office:value-type="float" office:value="-6.073547" calcext:value-type="float">
            <text:p>-6.073547</text:p>
          </table:table-cell>
          <table:table-cell office:value-type="float" office:value="21.803891" calcext:value-type="float">
            <text:p>21.803891</text:p>
          </table:table-cell>
          <table:table-cell office:value-type="float" office:value="7.285965" calcext:value-type="float">
            <text:p>7.285965</text:p>
          </table:table-cell>
          <table:table-cell table:formula="of:=[.D195]-[.E195]+[.F195]-[.G195]" office:value-type="float" office:value="51.809773" calcext:value-type="float">
            <text:p>51.809773</text:p>
          </table:table-cell>
          <table:table-cell table:formula="of:=[.D195]-[.E195]" office:value-type="float" office:value="37.291847" calcext:value-type="float">
            <text:p>37.291847</text:p>
          </table:table-cell>
          <table:table-cell table:formula="of:=[.F195]-[.G195]" office:value-type="float" office:value="14.517926" calcext:value-type="float">
            <text:p>14.517926</text:p>
          </table:table-cell>
          <table:table-cell office:value-type="float" office:value="309.910148" calcext:value-type="float">
            <text:p>309.910148</text:p>
          </table:table-cell>
        </table:table-row>
        <table:table-row table:style-name="ro1">
          <table:table-cell table:number-columns-repeated="7"/>
          <table:table-cell table:formula="of:=[.D196]-[.E196]+[.F196]-[.G196]" office:value-type="float" office:value="0" calcext:value-type="float">
            <text:p>0</text:p>
          </table:table-cell>
          <table:table-cell table:formula="of:=[.D196]-[.E196]" office:value-type="float" office:value="0" calcext:value-type="float">
            <text:p>0</text:p>
          </table:table-cell>
          <table:table-cell table:formula="of:=[.F196]-[.G196]" office:value-type="float" office:value="0" calcext:value-type="float">
            <text:p>0</text:p>
          </table:table-cell>
          <table:table-cell office:value-type="string" calcext:value-type="string">
            <text:p>Result Results/60.txt saved</text:p>
          </table:table-cell>
        </table:table-row>
        <table:table-row table:style-name="ro1">
          <table:table-cell office:value-type="float" office:value="8.510448" calcext:value-type="float">
            <text:p>8.510448</text:p>
          </table:table-cell>
          <table:table-cell office:value-type="float" office:value="4.492621" calcext:value-type="float">
            <text:p>4.492621</text:p>
          </table:table-cell>
          <table:table-cell office:value-type="float" office:value="0.527895" calcext:value-type="float">
            <text:p>0.527895</text:p>
          </table:table-cell>
          <table:table-cell office:value-type="float" office:value="35.664498" calcext:value-type="float">
            <text:p>35.664498</text:p>
          </table:table-cell>
          <table:table-cell office:value-type="float" office:value="-6.999194" calcext:value-type="float">
            <text:p>-6.999194</text:p>
          </table:table-cell>
          <table:table-cell office:value-type="float" office:value="24.699876" calcext:value-type="float">
            <text:p>24.699876</text:p>
          </table:table-cell>
          <table:table-cell office:value-type="float" office:value="8.480787" calcext:value-type="float">
            <text:p>8.480787</text:p>
          </table:table-cell>
          <table:table-cell table:formula="of:=[.D197]-[.E197]+[.F197]-[.G197]" office:value-type="float" office:value="58.882781" calcext:value-type="float">
            <text:p>58.882781</text:p>
          </table:table-cell>
          <table:table-cell table:formula="of:=[.D197]-[.E197]" office:value-type="float" office:value="42.663692" calcext:value-type="float">
            <text:p>42.663692</text:p>
          </table:table-cell>
          <table:table-cell table:formula="of:=[.F197]-[.G197]" office:value-type="float" office:value="16.219089" calcext:value-type="float">
            <text:p>16.219089</text:p>
          </table:table-cell>
          <table:table-cell office:value-type="float" office:value="319.993749" calcext:value-type="float">
            <text:p>319.993749</text:p>
          </table:table-cell>
        </table:table-row>
        <table:table-row table:style-name="ro1">
          <table:table-cell office:value-type="float" office:value="3.655749" calcext:value-type="float">
            <text:p>3.655749</text:p>
          </table:table-cell>
          <table:table-cell office:value-type="float" office:value="1.929571" calcext:value-type="float">
            <text:p>1.929571</text:p>
          </table:table-cell>
          <table:table-cell office:value-type="float" office:value="0.527818" calcext:value-type="float">
            <text:p>0.527818</text:p>
          </table:table-cell>
          <table:table-cell office:value-type="float" office:value="33.61357" calcext:value-type="float">
            <text:p>33.61357</text:p>
          </table:table-cell>
          <table:table-cell office:value-type="float" office:value="-6.318905" calcext:value-type="float">
            <text:p>-6.318905</text:p>
          </table:table-cell>
          <table:table-cell office:value-type="float" office:value="23.922319" calcext:value-type="float">
            <text:p>23.922319</text:p>
          </table:table-cell>
          <table:table-cell office:value-type="float" office:value="8.42872" calcext:value-type="float">
            <text:p>8.42872</text:p>
          </table:table-cell>
          <table:table-cell table:formula="of:=[.D198]-[.E198]+[.F198]-[.G198]" office:value-type="float" office:value="55.426074" calcext:value-type="float">
            <text:p>55.426074</text:p>
          </table:table-cell>
          <table:table-cell table:formula="of:=[.D198]-[.E198]" office:value-type="float" office:value="39.932475" calcext:value-type="float">
            <text:p>39.932475</text:p>
          </table:table-cell>
          <table:table-cell table:formula="of:=[.F198]-[.G198]" office:value-type="float" office:value="15.493599" calcext:value-type="float">
            <text:p>15.493599</text:p>
          </table:table-cell>
          <table:table-cell office:value-type="float" office:value="323.695963" calcext:value-type="float">
            <text:p>323.695963</text:p>
          </table:table-cell>
        </table:table-row>
        <table:table-row table:style-name="ro1">
          <table:table-cell table:number-columns-repeated="7"/>
          <table:table-cell table:formula="of:=[.D199]-[.E199]+[.F199]-[.G199]" office:value-type="float" office:value="0" calcext:value-type="float">
            <text:p>0</text:p>
          </table:table-cell>
          <table:table-cell table:formula="of:=[.D199]-[.E199]" office:value-type="float" office:value="0" calcext:value-type="float">
            <text:p>0</text:p>
          </table:table-cell>
          <table:table-cell table:formula="of:=[.F199]-[.G199]" office:value-type="float" office:value="0" calcext:value-type="float">
            <text:p>0</text:p>
          </table:table-cell>
          <table:table-cell office:value-type="string" calcext:value-type="string">
            <text:p>Result Results/61.txt saved</text:p>
          </table:table-cell>
        </table:table-row>
        <table:table-row table:style-name="ro1">
          <table:table-cell office:value-type="float" office:value="7.421338" calcext:value-type="float">
            <text:p>7.421338</text:p>
          </table:table-cell>
          <table:table-cell office:value-type="float" office:value="3.906447" calcext:value-type="float">
            <text:p>3.906447</text:p>
          </table:table-cell>
          <table:table-cell office:value-type="float" office:value="0.52638" calcext:value-type="float">
            <text:p>0.52638</text:p>
          </table:table-cell>
          <table:table-cell office:value-type="float" office:value="36.562742" calcext:value-type="float">
            <text:p>36.562742</text:p>
          </table:table-cell>
          <table:table-cell office:value-type="float" office:value="-6.8454" calcext:value-type="float">
            <text:p>-6.8454</text:p>
          </table:table-cell>
          <table:table-cell office:value-type="float" office:value="25.796603" calcext:value-type="float">
            <text:p>25.796603</text:p>
          </table:table-cell>
          <table:table-cell office:value-type="float" office:value="9.251108" calcext:value-type="float">
            <text:p>9.251108</text:p>
          </table:table-cell>
          <table:table-cell table:formula="of:=[.D200]-[.E200]+[.F200]-[.G200]" office:value-type="float" office:value="59.953637" calcext:value-type="float">
            <text:p>59.953637</text:p>
          </table:table-cell>
          <table:table-cell table:formula="of:=[.D200]-[.E200]" office:value-type="float" office:value="43.408142" calcext:value-type="float">
            <text:p>43.408142</text:p>
          </table:table-cell>
          <table:table-cell table:formula="of:=[.F200]-[.G200]" office:value-type="float" office:value="16.545495" calcext:value-type="float">
            <text:p>16.545495</text:p>
          </table:table-cell>
          <table:table-cell office:value-type="float" office:value="332.001417" calcext:value-type="float">
            <text:p>332.001417</text:p>
          </table:table-cell>
        </table:table-row>
        <table:table-row table:style-name="ro1">
          <table:table-cell office:value-type="float" office:value="5.203471" calcext:value-type="float">
            <text:p>5.203471</text:p>
          </table:table-cell>
          <table:table-cell office:value-type="float" office:value="2.73896" calcext:value-type="float">
            <text:p>2.73896</text:p>
          </table:table-cell>
          <table:table-cell office:value-type="float" office:value="0.526372" calcext:value-type="float">
            <text:p>0.526372</text:p>
          </table:table-cell>
          <table:table-cell office:value-type="float" office:value="36.511804" calcext:value-type="float">
            <text:p>36.511804</text:p>
          </table:table-cell>
          <table:table-cell office:value-type="float" office:value="-6.600811" calcext:value-type="float">
            <text:p>-6.600811</text:p>
          </table:table-cell>
          <table:table-cell office:value-type="float" office:value="25.967802" calcext:value-type="float">
            <text:p>25.967802</text:p>
          </table:table-cell>
          <table:table-cell office:value-type="float" office:value="9.477322" calcext:value-type="float">
            <text:p>9.477322</text:p>
          </table:table-cell>
          <table:table-cell table:formula="of:=[.D201]-[.E201]+[.F201]-[.G201]" office:value-type="float" office:value="59.603095" calcext:value-type="float">
            <text:p>59.603095</text:p>
          </table:table-cell>
          <table:table-cell table:formula="of:=[.D201]-[.E201]" office:value-type="float" office:value="43.112615" calcext:value-type="float">
            <text:p>43.112615</text:p>
          </table:table-cell>
          <table:table-cell table:formula="of:=[.F201]-[.G201]" office:value-type="float" office:value="16.49048" calcext:value-type="float">
            <text:p>16.49048</text:p>
          </table:table-cell>
          <table:table-cell office:value-type="float" office:value="337.210389" calcext:value-type="float">
            <text:p>337.210389</text:p>
          </table:table-cell>
        </table:table-row>
        <table:table-row table:style-name="ro1">
          <table:table-cell table:number-columns-repeated="7"/>
          <table:table-cell table:formula="of:=[.D202]-[.E202]+[.F202]-[.G202]" office:value-type="float" office:value="0" calcext:value-type="float">
            <text:p>0</text:p>
          </table:table-cell>
          <table:table-cell table:formula="of:=[.D202]-[.E202]" office:value-type="float" office:value="0" calcext:value-type="float">
            <text:p>0</text:p>
          </table:table-cell>
          <table:table-cell table:formula="of:=[.F202]-[.G202]" office:value-type="float" office:value="0" calcext:value-type="float">
            <text:p>0</text:p>
          </table:table-cell>
          <table:table-cell office:value-type="string" calcext:value-type="string">
            <text:p>Result Results/62.txt saved</text:p>
          </table:table-cell>
        </table:table-row>
        <table:table-row table:style-name="ro1">
          <table:table-cell office:value-type="float" office:value="4.88348" calcext:value-type="float">
            <text:p>4.88348</text:p>
          </table:table-cell>
          <table:table-cell office:value-type="float" office:value="2.569855" calcext:value-type="float">
            <text:p>2.569855</text:p>
          </table:table-cell>
          <table:table-cell office:value-type="float" office:value="0.526234" calcext:value-type="float">
            <text:p>0.526234</text:p>
          </table:table-cell>
          <table:table-cell office:value-type="float" office:value="36.185548" calcext:value-type="float">
            <text:p>36.185548</text:p>
          </table:table-cell>
          <table:table-cell office:value-type="float" office:value="-6.245914" calcext:value-type="float">
            <text:p>-6.245914</text:p>
          </table:table-cell>
          <table:table-cell office:value-type="float" office:value="25.845476" calcext:value-type="float">
            <text:p>25.845476</text:p>
          </table:table-cell>
          <table:table-cell office:value-type="float" office:value="9.567187" calcext:value-type="float">
            <text:p>9.567187</text:p>
          </table:table-cell>
          <table:table-cell table:formula="of:=[.D203]-[.E203]+[.F203]-[.G203]" office:value-type="float" office:value="58.709751" calcext:value-type="float">
            <text:p>58.709751</text:p>
          </table:table-cell>
          <table:table-cell table:formula="of:=[.D203]-[.E203]" office:value-type="float" office:value="42.431462" calcext:value-type="float">
            <text:p>42.431462</text:p>
          </table:table-cell>
          <table:table-cell table:formula="of:=[.F203]-[.G203]" office:value-type="float" office:value="16.278289" calcext:value-type="float">
            <text:p>16.278289</text:p>
          </table:table-cell>
          <table:table-cell office:value-type="float" office:value="342.181889" calcext:value-type="float">
            <text:p>342.181889</text:p>
          </table:table-cell>
        </table:table-row>
        <table:table-row table:style-name="ro1">
          <table:table-cell office:value-type="float" office:value="4.444608" calcext:value-type="float">
            <text:p>4.444608</text:p>
          </table:table-cell>
          <table:table-cell office:value-type="float" office:value="2.337352" calcext:value-type="float">
            <text:p>2.337352</text:p>
          </table:table-cell>
          <table:table-cell office:value-type="float" office:value="0.525885" calcext:value-type="float">
            <text:p>0.525885</text:p>
          </table:table-cell>
          <table:table-cell office:value-type="float" office:value="35.396635" calcext:value-type="float">
            <text:p>35.396635</text:p>
          </table:table-cell>
          <table:table-cell office:value-type="float" office:value="-5.767573" calcext:value-type="float">
            <text:p>-5.767573</text:p>
          </table:table-cell>
          <table:table-cell office:value-type="float" office:value="25.533476" calcext:value-type="float">
            <text:p>25.533476</text:p>
          </table:table-cell>
          <table:table-cell office:value-type="float" office:value="9.560904" calcext:value-type="float">
            <text:p>9.560904</text:p>
          </table:table-cell>
          <table:table-cell table:formula="of:=[.D204]-[.E204]+[.F204]-[.G204]" office:value-type="float" office:value="57.13678" calcext:value-type="float">
            <text:p>57.13678</text:p>
          </table:table-cell>
          <table:table-cell table:formula="of:=[.D204]-[.E204]" office:value-type="float" office:value="41.164208" calcext:value-type="float">
            <text:p>41.164208</text:p>
          </table:table-cell>
          <table:table-cell table:formula="of:=[.F204]-[.G204]" office:value-type="float" office:value="15.972572" calcext:value-type="float">
            <text:p>15.972572</text:p>
          </table:table-cell>
          <table:table-cell office:value-type="float" office:value="346.853836" calcext:value-type="float">
            <text:p>346.853836</text:p>
          </table:table-cell>
        </table:table-row>
        <table:table-row table:style-name="ro1">
          <table:table-cell office:value-type="float" office:value="2.598085" calcext:value-type="float">
            <text:p>2.598085</text:p>
          </table:table-cell>
          <table:table-cell office:value-type="float" office:value="1.365083" calcext:value-type="float">
            <text:p>1.365083</text:p>
          </table:table-cell>
          <table:table-cell office:value-type="float" office:value="0.525419" calcext:value-type="float">
            <text:p>0.525419</text:p>
          </table:table-cell>
          <table:table-cell office:value-type="float" office:value="32.143453" calcext:value-type="float">
            <text:p>32.143453</text:p>
          </table:table-cell>
          <table:table-cell office:value-type="float" office:value="-4.838283" calcext:value-type="float">
            <text:p>-4.838283</text:p>
          </table:table-cell>
          <table:table-cell office:value-type="float" office:value="23.670088" calcext:value-type="float">
            <text:p>23.670088</text:p>
          </table:table-cell>
          <table:table-cell office:value-type="float" office:value="9.004586" calcext:value-type="float">
            <text:p>9.004586</text:p>
          </table:table-cell>
          <table:table-cell table:formula="of:=[.D205]-[.E205]+[.F205]-[.G205]" office:value-type="float" office:value="51.647238" calcext:value-type="float">
            <text:p>51.647238</text:p>
          </table:table-cell>
          <table:table-cell table:formula="of:=[.D205]-[.E205]" office:value-type="float" office:value="36.981736" calcext:value-type="float">
            <text:p>36.981736</text:p>
          </table:table-cell>
          <table:table-cell table:formula="of:=[.F205]-[.G205]" office:value-type="float" office:value="14.665502" calcext:value-type="float">
            <text:p>14.665502</text:p>
          </table:table-cell>
          <table:table-cell office:value-type="float" office:value="349.759554" calcext:value-type="float">
            <text:p>349.759554</text:p>
          </table:table-cell>
        </table:table-row>
        <table:table-row table:style-name="ro1">
          <table:table-cell table:number-columns-repeated="7"/>
          <table:table-cell table:formula="of:=[.D206]-[.E206]+[.F206]-[.G206]" office:value-type="float" office:value="0" calcext:value-type="float">
            <text:p>0</text:p>
          </table:table-cell>
          <table:table-cell table:formula="of:=[.D206]-[.E206]" office:value-type="float" office:value="0" calcext:value-type="float">
            <text:p>0</text:p>
          </table:table-cell>
          <table:table-cell table:formula="of:=[.F206]-[.G206]" office:value-type="float" office:value="0" calcext:value-type="float">
            <text:p>0</text:p>
          </table:table-cell>
          <table:table-cell office:value-type="string" calcext:value-type="string">
            <text:p>Result Results/63.txt saved</text:p>
          </table:table-cell>
        </table:table-row>
        <table:table-row table:style-name="ro1">
          <table:table-cell office:value-type="float" office:value="5.759927" calcext:value-type="float">
            <text:p>5.759927</text:p>
          </table:table-cell>
          <table:table-cell office:value-type="float" office:value="3.012032" calcext:value-type="float">
            <text:p>3.012032</text:p>
          </table:table-cell>
          <table:table-cell office:value-type="float" office:value="0.522929" calcext:value-type="float">
            <text:p>0.522929</text:p>
          </table:table-cell>
          <table:table-cell office:value-type="float" office:value="33.968906" calcext:value-type="float">
            <text:p>33.968906</text:p>
          </table:table-cell>
          <table:table-cell office:value-type="float" office:value="-4.992792" calcext:value-type="float">
            <text:p>-4.992792</text:p>
          </table:table-cell>
          <table:table-cell office:value-type="float" office:value="25.056535" calcext:value-type="float">
            <text:p>25.056535</text:p>
          </table:table-cell>
          <table:table-cell office:value-type="float" office:value="9.467353" calcext:value-type="float">
            <text:p>9.467353</text:p>
          </table:table-cell>
          <table:table-cell table:formula="of:=[.D207]-[.E207]+[.F207]-[.G207]" office:value-type="float" office:value="54.55088" calcext:value-type="float">
            <text:p>54.55088</text:p>
          </table:table-cell>
          <table:table-cell table:formula="of:=[.D207]-[.E207]" office:value-type="float" office:value="38.961698" calcext:value-type="float">
            <text:p>38.961698</text:p>
          </table:table-cell>
          <table:table-cell table:formula="of:=[.F207]-[.G207]" office:value-type="float" office:value="15.589182" calcext:value-type="float">
            <text:p>15.589182</text:p>
          </table:table-cell>
          <table:table-cell office:value-type="float" office:value="357.184957" calcext:value-type="float">
            <text:p>357.184957</text:p>
          </table:table-cell>
        </table:table-row>
        <table:table-row table:style-name="ro1">
          <table:table-cell office:value-type="float" office:value="6.029938" calcext:value-type="float">
            <text:p>6.029938</text:p>
          </table:table-cell>
          <table:table-cell office:value-type="float" office:value="3.142039" calcext:value-type="float">
            <text:p>3.142039</text:p>
          </table:table-cell>
          <table:table-cell office:value-type="float" office:value="0.521073" calcext:value-type="float">
            <text:p>0.521073</text:p>
          </table:table-cell>
          <table:table-cell office:value-type="float" office:value="35.40057" calcext:value-type="float">
            <text:p>35.40057</text:p>
          </table:table-cell>
          <table:table-cell office:value-type="float" office:value="-5.156783" calcext:value-type="float">
            <text:p>-5.156783</text:p>
          </table:table-cell>
          <table:table-cell office:value-type="float" office:value="26.560528" calcext:value-type="float">
            <text:p>26.560528</text:p>
          </table:table-cell>
          <table:table-cell office:value-type="float" office:value="9.921078" calcext:value-type="float">
            <text:p>9.921078</text:p>
          </table:table-cell>
          <table:table-cell table:formula="of:=[.D208]-[.E208]+[.F208]-[.G208]" office:value-type="float" office:value="57.196803" calcext:value-type="float">
            <text:p>57.196803</text:p>
          </table:table-cell>
          <table:table-cell table:formula="of:=[.D208]-[.E208]" office:value-type="float" office:value="40.557353" calcext:value-type="float">
            <text:p>40.557353</text:p>
          </table:table-cell>
          <table:table-cell table:formula="of:=[.F208]-[.G208]" office:value-type="float" office:value="16.63945" calcext:value-type="float">
            <text:p>16.63945</text:p>
          </table:table-cell>
          <table:table-cell office:value-type="float" office:value="364.486938" calcext:value-type="float">
            <text:p>364.486938</text:p>
          </table:table-cell>
        </table:table-row>
        <table:table-row table:style-name="ro1">
          <table:table-cell office:value-type="float" office:value="0.082458" calcext:value-type="float">
            <text:p>0.082458</text:p>
          </table:table-cell>
          <table:table-cell office:value-type="float" office:value="0.042965" calcext:value-type="float">
            <text:p>0.042965</text:p>
          </table:table-cell>
          <table:table-cell office:value-type="float" office:value="0.521051" calcext:value-type="float">
            <text:p>0.521051</text:p>
          </table:table-cell>
          <table:table-cell office:value-type="float" office:value="27.821514" calcext:value-type="float">
            <text:p>27.821514</text:p>
          </table:table-cell>
          <table:table-cell office:value-type="float" office:value="-3.491039" calcext:value-type="float">
            <text:p>-3.491039</text:p>
          </table:table-cell>
          <table:table-cell office:value-type="float" office:value="21.715815" calcext:value-type="float">
            <text:p>21.715815</text:p>
          </table:table-cell>
          <table:table-cell office:value-type="float" office:value="8.375571" calcext:value-type="float">
            <text:p>8.375571</text:p>
          </table:table-cell>
          <table:table-cell table:formula="of:=[.D209]-[.E209]+[.F209]-[.G209]" office:value-type="float" office:value="44.652797" calcext:value-type="float">
            <text:p>44.652797</text:p>
          </table:table-cell>
          <table:table-cell table:formula="of:=[.D209]-[.E209]" office:value-type="float" office:value="31.312553" calcext:value-type="float">
            <text:p>31.312553</text:p>
          </table:table-cell>
          <table:table-cell table:formula="of:=[.F209]-[.G209]" office:value-type="float" office:value="13.340244" calcext:value-type="float">
            <text:p>13.340244</text:p>
          </table:table-cell>
          <table:table-cell office:value-type="float" office:value="364.585106" calcext:value-type="float">
            <text:p>364.585106</text:p>
          </table:table-cell>
        </table:table-row>
        <table:table-row table:style-name="ro1">
          <table:table-cell table:number-columns-repeated="7"/>
          <table:table-cell table:formula="of:=[.D210]-[.E210]+[.F210]-[.G210]" office:value-type="float" office:value="0" calcext:value-type="float">
            <text:p>0</text:p>
          </table:table-cell>
          <table:table-cell table:formula="of:=[.D210]-[.E210]" office:value-type="float" office:value="0" calcext:value-type="float">
            <text:p>0</text:p>
          </table:table-cell>
          <table:table-cell table:formula="of:=[.F210]-[.G210]" office:value-type="float" office:value="0" calcext:value-type="float">
            <text:p>0</text:p>
          </table:table-cell>
          <table:table-cell office:value-type="string" calcext:value-type="string">
            <text:p>Result Results/64.txt saved</text:p>
          </table:table-cell>
        </table:table-row>
        <table:table-row table:style-name="ro1">
          <table:table-cell office:value-type="float" office:value="6.678296" calcext:value-type="float">
            <text:p>6.678296</text:p>
          </table:table-cell>
          <table:table-cell office:value-type="float" office:value="3.442876" calcext:value-type="float">
            <text:p>3.442876</text:p>
          </table:table-cell>
          <table:table-cell office:value-type="float" office:value="0.515532" calcext:value-type="float">
            <text:p>0.515532</text:p>
          </table:table-cell>
          <table:table-cell office:value-type="float" office:value="31.692099" calcext:value-type="float">
            <text:p>31.692099</text:p>
          </table:table-cell>
          <table:table-cell office:value-type="float" office:value="-4.476426" calcext:value-type="float">
            <text:p>-4.476426</text:p>
          </table:table-cell>
          <table:table-cell office:value-type="float" office:value="24.263825" calcext:value-type="float">
            <text:p>24.263825</text:p>
          </table:table-cell>
          <table:table-cell office:value-type="float" office:value="8.930439" calcext:value-type="float">
            <text:p>8.930439</text:p>
          </table:table-cell>
          <table:table-cell table:formula="of:=[.D211]-[.E211]+[.F211]-[.G211]" office:value-type="float" office:value="51.501911" calcext:value-type="float">
            <text:p>51.501911</text:p>
          </table:table-cell>
          <table:table-cell table:formula="of:=[.D211]-[.E211]" office:value-type="float" office:value="36.168525" calcext:value-type="float">
            <text:p>36.168525</text:p>
          </table:table-cell>
          <table:table-cell table:formula="of:=[.F211]-[.G211]" office:value-type="float" office:value="15.333386" calcext:value-type="float">
            <text:p>15.333386</text:p>
          </table:table-cell>
          <table:table-cell office:value-type="float" office:value="375.166169" calcext:value-type="float">
            <text:p>375.166169</text:p>
          </table:table-cell>
        </table:table-row>
        <table:table-row table:style-name="ro1">
          <table:table-cell office:value-type="float" office:value="4.49632" calcext:value-type="float">
            <text:p>4.49632</text:p>
          </table:table-cell>
          <table:table-cell office:value-type="float" office:value="2.307328" calcext:value-type="float">
            <text:p>2.307328</text:p>
          </table:table-cell>
          <table:table-cell office:value-type="float" office:value="0.513159" calcext:value-type="float">
            <text:p>0.513159</text:p>
          </table:table-cell>
          <table:table-cell office:value-type="float" office:value="31.618118" calcext:value-type="float">
            <text:p>31.618118</text:p>
          </table:table-cell>
          <table:table-cell office:value-type="float" office:value="-4.676639" calcext:value-type="float">
            <text:p>-4.676639</text:p>
          </table:table-cell>
          <table:table-cell office:value-type="float" office:value="24.662462" calcext:value-type="float">
            <text:p>24.662462</text:p>
          </table:table-cell>
          <table:table-cell office:value-type="float" office:value="8.827901" calcext:value-type="float">
            <text:p>8.827901</text:p>
          </table:table-cell>
          <table:table-cell table:formula="of:=[.D212]-[.E212]+[.F212]-[.G212]" office:value-type="float" office:value="52.129318" calcext:value-type="float">
            <text:p>52.129318</text:p>
          </table:table-cell>
          <table:table-cell table:formula="of:=[.D212]-[.E212]" office:value-type="float" office:value="36.294757" calcext:value-type="float">
            <text:p>36.294757</text:p>
          </table:table-cell>
          <table:table-cell table:formula="of:=[.F212]-[.G212]" office:value-type="float" office:value="15.834561" calcext:value-type="float">
            <text:p>15.834561</text:p>
          </table:table-cell>
          <table:table-cell office:value-type="float" office:value="381.397254" calcext:value-type="float">
            <text:p>381.397254</text:p>
          </table:table-cell>
        </table:table-row>
        <table:table-row table:style-name="ro1">
          <table:table-cell table:number-columns-repeated="7"/>
          <table:table-cell table:formula="of:=[.D213]-[.E213]+[.F213]-[.G213]" office:value-type="float" office:value="0" calcext:value-type="float">
            <text:p>0</text:p>
          </table:table-cell>
          <table:table-cell table:formula="of:=[.D213]-[.E213]" office:value-type="float" office:value="0" calcext:value-type="float">
            <text:p>0</text:p>
          </table:table-cell>
          <table:table-cell table:formula="of:=[.F213]-[.G213]" office:value-type="float" office:value="0" calcext:value-type="float">
            <text:p>0</text:p>
          </table:table-cell>
          <table:table-cell office:value-type="string" calcext:value-type="string">
            <text:p>Result Results/65.txt saved</text:p>
          </table:table-cell>
        </table:table-row>
        <table:table-row table:style-name="ro1">
          <table:table-cell office:value-type="float" office:value="6.890412" calcext:value-type="float">
            <text:p>6.890412</text:p>
          </table:table-cell>
          <table:table-cell office:value-type="float" office:value="3.514208" calcext:value-type="float">
            <text:p>3.514208</text:p>
          </table:table-cell>
          <table:table-cell office:value-type="float" office:value="0.510014" calcext:value-type="float">
            <text:p>0.510014</text:p>
          </table:table-cell>
          <table:table-cell office:value-type="float" office:value="34.268048" calcext:value-type="float">
            <text:p>34.268048</text:p>
          </table:table-cell>
          <table:table-cell office:value-type="float" office:value="-5.765057" calcext:value-type="float">
            <text:p>-5.765057</text:p>
          </table:table-cell>
          <table:table-cell office:value-type="float" office:value="26.74708" calcext:value-type="float">
            <text:p>26.74708</text:p>
          </table:table-cell>
          <table:table-cell office:value-type="float" office:value="9.030703" calcext:value-type="float">
            <text:p>9.030703</text:p>
          </table:table-cell>
          <table:table-cell table:formula="of:=[.D214]-[.E214]+[.F214]-[.G214]" office:value-type="float" office:value="57.749482" calcext:value-type="float">
            <text:p>57.749482</text:p>
          </table:table-cell>
          <table:table-cell table:formula="of:=[.D214]-[.E214]" office:value-type="float" office:value="40.033105" calcext:value-type="float">
            <text:p>40.033105</text:p>
          </table:table-cell>
          <table:table-cell table:formula="of:=[.F214]-[.G214]" office:value-type="float" office:value="17.716377" calcext:value-type="float">
            <text:p>17.716377</text:p>
          </table:table-cell>
          <table:table-cell office:value-type="float" office:value="390.639592" calcext:value-type="float">
            <text:p>390.639592</text:p>
          </table:table-cell>
        </table:table-row>
        <table:table-row table:style-name="ro1">
          <table:table-cell office:value-type="float" office:value="5.955446" calcext:value-type="float">
            <text:p>5.955446</text:p>
          </table:table-cell>
          <table:table-cell office:value-type="float" office:value="3.029405" calcext:value-type="float">
            <text:p>3.029405</text:p>
          </table:table-cell>
          <table:table-cell office:value-type="float" office:value="0.508678" calcext:value-type="float">
            <text:p>0.508678</text:p>
          </table:table-cell>
          <table:table-cell office:value-type="float" office:value="35.023216" calcext:value-type="float">
            <text:p>35.023216</text:p>
          </table:table-cell>
          <table:table-cell office:value-type="float" office:value="-6.463869" calcext:value-type="float">
            <text:p>-6.463869</text:p>
          </table:table-cell>
          <table:table-cell office:value-type="float" office:value="27.786802" calcext:value-type="float">
            <text:p>27.786802</text:p>
          </table:table-cell>
          <table:table-cell office:value-type="float" office:value="8.997402" calcext:value-type="float">
            <text:p>8.997402</text:p>
          </table:table-cell>
          <table:table-cell table:formula="of:=[.D215]-[.E215]+[.F215]-[.G215]" office:value-type="float" office:value="60.276485" calcext:value-type="float">
            <text:p>60.276485</text:p>
          </table:table-cell>
          <table:table-cell table:formula="of:=[.D215]-[.E215]" office:value-type="float" office:value="41.487085" calcext:value-type="float">
            <text:p>41.487085</text:p>
          </table:table-cell>
          <table:table-cell table:formula="of:=[.F215]-[.G215]" office:value-type="float" office:value="18.7894" calcext:value-type="float">
            <text:p>18.7894</text:p>
          </table:table-cell>
          <table:table-cell office:value-type="float" office:value="397.621097" calcext:value-type="float">
            <text:p>397.621097</text:p>
          </table:table-cell>
        </table:table-row>
        <table:table-row table:style-name="ro1">
          <table:table-cell table:number-columns-repeated="7"/>
          <table:table-cell table:formula="of:=[.D216]-[.E216]+[.F216]-[.G216]" office:value-type="float" office:value="0" calcext:value-type="float">
            <text:p>0</text:p>
          </table:table-cell>
          <table:table-cell table:formula="of:=[.D216]-[.E216]" office:value-type="float" office:value="0" calcext:value-type="float">
            <text:p>0</text:p>
          </table:table-cell>
          <table:table-cell table:formula="of:=[.F216]-[.G216]" office:value-type="float" office:value="0" calcext:value-type="float">
            <text:p>0</text:p>
          </table:table-cell>
          <table:table-cell office:value-type="string" calcext:value-type="string">
            <text:p>Result Results/66.txt saved</text:p>
          </table:table-cell>
        </table:table-row>
        <table:table-row table:style-name="ro1">
          <table:table-cell office:value-type="float" office:value="7.204101" calcext:value-type="float">
            <text:p>7.204101</text:p>
          </table:table-cell>
          <table:table-cell office:value-type="float" office:value="3.658138" calcext:value-type="float">
            <text:p>3.658138</text:p>
          </table:table-cell>
          <table:table-cell office:value-type="float" office:value="0.507786" calcext:value-type="float">
            <text:p>0.507786</text:p>
          </table:table-cell>
          <table:table-cell office:value-type="float" office:value="36.740467" calcext:value-type="float">
            <text:p>36.740467</text:p>
          </table:table-cell>
          <table:table-cell office:value-type="float" office:value="-7.544508" calcext:value-type="float">
            <text:p>-7.544508</text:p>
          </table:table-cell>
          <table:table-cell office:value-type="float" office:value="29.64904" calcext:value-type="float">
            <text:p>29.64904</text:p>
          </table:table-cell>
          <table:table-cell office:value-type="float" office:value="9.163475" calcext:value-type="float">
            <text:p>9.163475</text:p>
          </table:table-cell>
          <table:table-cell table:formula="of:=[.D217]-[.E217]+[.F217]-[.G217]" office:value-type="float" office:value="64.77054" calcext:value-type="float">
            <text:p>64.77054</text:p>
          </table:table-cell>
          <table:table-cell table:formula="of:=[.D217]-[.E217]" office:value-type="float" office:value="44.284975" calcext:value-type="float">
            <text:p>44.284975</text:p>
          </table:table-cell>
          <table:table-cell table:formula="of:=[.F217]-[.G217]" office:value-type="float" office:value="20.485565" calcext:value-type="float">
            <text:p>20.485565</text:p>
          </table:table-cell>
          <table:table-cell office:value-type="float" office:value="405.524093" calcext:value-type="float">
            <text:p>405.524093</text:p>
          </table:table-cell>
        </table:table-row>
        <table:table-row table:style-name="ro1">
          <table:table-cell office:value-type="float" office:value="4.950178" calcext:value-type="float">
            <text:p>4.950178</text:p>
          </table:table-cell>
          <table:table-cell office:value-type="float" office:value="2.514243" calcext:value-type="float">
            <text:p>2.514243</text:p>
          </table:table-cell>
          <table:table-cell office:value-type="float" office:value="0.50791" calcext:value-type="float">
            <text:p>0.50791</text:p>
          </table:table-cell>
          <table:table-cell office:value-type="float" office:value="35.341738" calcext:value-type="float">
            <text:p>35.341738</text:p>
          </table:table-cell>
          <table:table-cell office:value-type="float" office:value="-7.624514" calcext:value-type="float">
            <text:p>-7.624514</text:p>
          </table:table-cell>
          <table:table-cell office:value-type="float" office:value="29.416599" calcext:value-type="float">
            <text:p>29.416599</text:p>
          </table:table-cell>
          <table:table-cell office:value-type="float" office:value="8.977668" calcext:value-type="float">
            <text:p>8.977668</text:p>
          </table:table-cell>
          <table:table-cell table:formula="of:=[.D218]-[.E218]+[.F218]-[.G218]" office:value-type="float" office:value="63.405183" calcext:value-type="float">
            <text:p>63.405183</text:p>
          </table:table-cell>
          <table:table-cell table:formula="of:=[.D218]-[.E218]" office:value-type="float" office:value="42.966252" calcext:value-type="float">
            <text:p>42.966252</text:p>
          </table:table-cell>
          <table:table-cell table:formula="of:=[.F218]-[.G218]" office:value-type="float" office:value="20.438931" calcext:value-type="float">
            <text:p>20.438931</text:p>
          </table:table-cell>
          <table:table-cell office:value-type="float" office:value="410.375302" calcext:value-type="float">
            <text:p>410.375302</text:p>
          </table:table-cell>
        </table:table-row>
        <table:table-row table:style-name="ro1">
          <table:table-cell office:value-type="float" office:value="1.593382" calcext:value-type="float">
            <text:p>1.593382</text:p>
          </table:table-cell>
          <table:table-cell office:value-type="float" office:value="0.809176" calcext:value-type="float">
            <text:p>0.809176</text:p>
          </table:table-cell>
          <table:table-cell office:value-type="float" office:value="0.507835" calcext:value-type="float">
            <text:p>0.507835</text:p>
          </table:table-cell>
          <table:table-cell office:value-type="float" office:value="29.996997" calcext:value-type="float">
            <text:p>29.996997</text:p>
          </table:table-cell>
          <table:table-cell office:value-type="float" office:value="-6.240897" calcext:value-type="float">
            <text:p>-6.240897</text:p>
          </table:table-cell>
          <table:table-cell office:value-type="float" office:value="25.805704" calcext:value-type="float">
            <text:p>25.805704</text:p>
          </table:table-cell>
          <table:table-cell office:value-type="float" office:value="8.023273" calcext:value-type="float">
            <text:p>8.023273</text:p>
          </table:table-cell>
          <table:table-cell table:formula="of:=[.D219]-[.E219]+[.F219]-[.G219]" office:value-type="float" office:value="54.020325" calcext:value-type="float">
            <text:p>54.020325</text:p>
          </table:table-cell>
          <table:table-cell table:formula="of:=[.D219]-[.E219]" office:value-type="float" office:value="36.237894" calcext:value-type="float">
            <text:p>36.237894</text:p>
          </table:table-cell>
          <table:table-cell table:formula="of:=[.F219]-[.G219]" office:value-type="float" office:value="17.782431" calcext:value-type="float">
            <text:p>17.782431</text:p>
          </table:table-cell>
          <table:table-cell office:value-type="float" office:value="412.028585" calcext:value-type="float">
            <text:p>412.028585</text:p>
          </table:table-cell>
        </table:table-row>
        <table:table-row table:style-name="ro1">
          <table:table-cell table:number-columns-repeated="7"/>
          <table:table-cell table:formula="of:=[.D220]-[.E220]+[.F220]-[.G220]" office:value-type="float" office:value="0" calcext:value-type="float">
            <text:p>0</text:p>
          </table:table-cell>
          <table:table-cell table:formula="of:=[.D220]-[.E220]" office:value-type="float" office:value="0" calcext:value-type="float">
            <text:p>0</text:p>
          </table:table-cell>
          <table:table-cell table:formula="of:=[.F220]-[.G220]" office:value-type="float" office:value="0" calcext:value-type="float">
            <text:p>0</text:p>
          </table:table-cell>
          <table:table-cell office:value-type="string" calcext:value-type="string">
            <text:p>Result Results/67.txt saved</text:p>
          </table:table-cell>
        </table:table-row>
        <table:table-row table:style-name="ro1">
          <table:table-cell office:value-type="float" office:value="5.260786" calcext:value-type="float">
            <text:p>5.260786</text:p>
          </table:table-cell>
          <table:table-cell office:value-type="float" office:value="2.659755" calcext:value-type="float">
            <text:p>2.659755</text:p>
          </table:table-cell>
          <table:table-cell office:value-type="float" office:value="0.505581" calcext:value-type="float">
            <text:p>0.505581</text:p>
          </table:table-cell>
          <table:table-cell office:value-type="float" office:value="30.519438" calcext:value-type="float">
            <text:p>30.519438</text:p>
          </table:table-cell>
          <table:table-cell office:value-type="float" office:value="-6.95043" calcext:value-type="float">
            <text:p>-6.95043</text:p>
          </table:table-cell>
          <table:table-cell office:value-type="float" office:value="26.697646" calcext:value-type="float">
            <text:p>26.697646</text:p>
          </table:table-cell>
          <table:table-cell office:value-type="float" office:value="7.946502" calcext:value-type="float">
            <text:p>7.946502</text:p>
          </table:table-cell>
          <table:table-cell table:formula="of:=[.D221]-[.E221]+[.F221]-[.G221]" office:value-type="float" office:value="56.221012" calcext:value-type="float">
            <text:p>56.221012</text:p>
          </table:table-cell>
          <table:table-cell table:formula="of:=[.D221]-[.E221]" office:value-type="float" office:value="37.469868" calcext:value-type="float">
            <text:p>37.469868</text:p>
          </table:table-cell>
          <table:table-cell table:formula="of:=[.F221]-[.G221]" office:value-type="float" office:value="18.751144" calcext:value-type="float">
            <text:p>18.751144</text:p>
          </table:table-cell>
          <table:table-cell office:value-type="float" office:value="419.126372" calcext:value-type="float">
            <text:p>419.126372</text:p>
          </table:table-cell>
        </table:table-row>
        <table:table-row table:style-name="ro1">
          <table:table-cell office:value-type="float" office:value="8.024295" calcext:value-type="float">
            <text:p>8.024295</text:p>
          </table:table-cell>
          <table:table-cell office:value-type="float" office:value="4.035656" calcext:value-type="float">
            <text:p>4.035656</text:p>
          </table:table-cell>
          <table:table-cell office:value-type="float" office:value="0.50293" calcext:value-type="float">
            <text:p>0.50293</text:p>
          </table:table-cell>
          <table:table-cell office:value-type="float" office:value="33.371014" calcext:value-type="float">
            <text:p>33.371014</text:p>
          </table:table-cell>
          <table:table-cell office:value-type="float" office:value="-8.581832" calcext:value-type="float">
            <text:p>-8.581832</text:p>
          </table:table-cell>
          <table:table-cell office:value-type="float" office:value="29.673927" calcext:value-type="float">
            <text:p>29.673927</text:p>
          </table:table-cell>
          <table:table-cell office:value-type="float" office:value="8.374151" calcext:value-type="float">
            <text:p>8.374151</text:p>
          </table:table-cell>
          <table:table-cell table:formula="of:=[.D222]-[.E222]+[.F222]-[.G222]" office:value-type="float" office:value="63.252622" calcext:value-type="float">
            <text:p>63.252622</text:p>
          </table:table-cell>
          <table:table-cell table:formula="of:=[.D222]-[.E222]" office:value-type="float" office:value="41.952846" calcext:value-type="float">
            <text:p>41.952846</text:p>
          </table:table-cell>
          <table:table-cell table:formula="of:=[.F222]-[.G222]" office:value-type="float" office:value="21.299776" calcext:value-type="float">
            <text:p>21.299776</text:p>
          </table:table-cell>
          <table:table-cell office:value-type="float" office:value="429.360397" calcext:value-type="float">
            <text:p>429.360397</text:p>
          </table:table-cell>
        </table:table-row>
        <table:table-row table:style-name="ro1">
          <table:table-cell table:number-columns-repeated="7"/>
          <table:table-cell table:formula="of:=[.D223]-[.E223]+[.F223]-[.G223]" office:value-type="float" office:value="0" calcext:value-type="float">
            <text:p>0</text:p>
          </table:table-cell>
          <table:table-cell table:formula="of:=[.D223]-[.E223]" office:value-type="float" office:value="0" calcext:value-type="float">
            <text:p>0</text:p>
          </table:table-cell>
          <table:table-cell table:formula="of:=[.F223]-[.G223]" office:value-type="float" office:value="0" calcext:value-type="float">
            <text:p>0</text:p>
          </table:table-cell>
          <table:table-cell office:value-type="string" calcext:value-type="string">
            <text:p>Result Results/68.txt saved</text:p>
          </table:table-cell>
        </table:table-row>
        <table:table-row table:style-name="ro1">
          <table:table-cell office:value-type="float" office:value="10.82463" calcext:value-type="float">
            <text:p>10.82463</text:p>
          </table:table-cell>
          <table:table-cell office:value-type="float" office:value="5.432054" calcext:value-type="float">
            <text:p>5.432054</text:p>
          </table:table-cell>
          <table:table-cell office:value-type="float" office:value="0.501824" calcext:value-type="float">
            <text:p>0.501824</text:p>
          </table:table-cell>
          <table:table-cell office:value-type="float" office:value="37.620056" calcext:value-type="float">
            <text:p>37.620056</text:p>
          </table:table-cell>
          <table:table-cell office:value-type="float" office:value="-10.883127" calcext:value-type="float">
            <text:p>-10.883127</text:p>
          </table:table-cell>
          <table:table-cell office:value-type="float" office:value="33.618001" calcext:value-type="float">
            <text:p>33.618001</text:p>
          </table:table-cell>
          <table:table-cell office:value-type="float" office:value="9.11158" calcext:value-type="float">
            <text:p>9.11158</text:p>
          </table:table-cell>
          <table:table-cell table:formula="of:=[.D224]-[.E224]+[.F224]-[.G224]" office:value-type="float" office:value="73.009604" calcext:value-type="float">
            <text:p>73.009604</text:p>
          </table:table-cell>
          <table:table-cell table:formula="of:=[.D224]-[.E224]" office:value-type="float" office:value="48.503183" calcext:value-type="float">
            <text:p>48.503183</text:p>
          </table:table-cell>
          <table:table-cell table:formula="of:=[.F224]-[.G224]" office:value-type="float" office:value="24.506421" calcext:value-type="float">
            <text:p>24.506421</text:p>
          </table:table-cell>
          <table:table-cell office:value-type="float" office:value="441.131448" calcext:value-type="float">
            <text:p>441.131448</text:p>
          </table:table-cell>
        </table:table-row>
        <table:table-row table:style-name="ro1">
          <table:table-cell office:value-type="float" office:value="5.068157" calcext:value-type="float">
            <text:p>5.068157</text:p>
          </table:table-cell>
          <table:table-cell office:value-type="float" office:value="2.548263" calcext:value-type="float">
            <text:p>2.548263</text:p>
          </table:table-cell>
          <table:table-cell office:value-type="float" office:value="0.502799" calcext:value-type="float">
            <text:p>0.502799</text:p>
          </table:table-cell>
          <table:table-cell office:value-type="float" office:value="35.583567" calcext:value-type="float">
            <text:p>35.583567</text:p>
          </table:table-cell>
          <table:table-cell office:value-type="float" office:value="-10.59007" calcext:value-type="float">
            <text:p>-10.59007</text:p>
          </table:table-cell>
          <table:table-cell office:value-type="float" office:value="32.177508" calcext:value-type="float">
            <text:p>32.177508</text:p>
          </table:table-cell>
          <table:table-cell office:value-type="float" office:value="8.933585" calcext:value-type="float">
            <text:p>8.933585</text:p>
          </table:table-cell>
          <table:table-cell table:formula="of:=[.D225]-[.E225]+[.F225]-[.G225]" office:value-type="float" office:value="69.41756" calcext:value-type="float">
            <text:p>69.41756</text:p>
          </table:table-cell>
          <table:table-cell table:formula="of:=[.D225]-[.E225]" office:value-type="float" office:value="46.173637" calcext:value-type="float">
            <text:p>46.173637</text:p>
          </table:table-cell>
          <table:table-cell table:formula="of:=[.F225]-[.G225]" office:value-type="float" office:value="23.243923" calcext:value-type="float">
            <text:p>23.243923</text:p>
          </table:table-cell>
          <table:table-cell office:value-type="float" office:value="445.344099" calcext:value-type="float">
            <text:p>445.344099</text:p>
          </table:table-cell>
        </table:table-row>
        <table:table-row table:style-name="ro1">
          <table:table-cell table:number-columns-repeated="7"/>
          <table:table-cell table:formula="of:=[.D226]-[.E226]+[.F226]-[.G226]" office:value-type="float" office:value="0" calcext:value-type="float">
            <text:p>0</text:p>
          </table:table-cell>
          <table:table-cell table:formula="of:=[.D226]-[.E226]" office:value-type="float" office:value="0" calcext:value-type="float">
            <text:p>0</text:p>
          </table:table-cell>
          <table:table-cell table:formula="of:=[.F226]-[.G226]" office:value-type="float" office:value="0" calcext:value-type="float">
            <text:p>0</text:p>
          </table:table-cell>
          <table:table-cell office:value-type="string" calcext:value-type="string">
            <text:p>Result Results/69.txt saved</text:p>
          </table:table-cell>
        </table:table-row>
        <table:table-row table:style-name="ro1">
          <table:table-cell office:value-type="float" office:value="10.383311" calcext:value-type="float">
            <text:p>10.383311</text:p>
          </table:table-cell>
          <table:table-cell office:value-type="float" office:value="5.229099" calcext:value-type="float">
            <text:p>5.229099</text:p>
          </table:table-cell>
          <table:table-cell office:value-type="float" office:value="0.503606" calcext:value-type="float">
            <text:p>0.503606</text:p>
          </table:table-cell>
          <table:table-cell office:value-type="float" office:value="39.219063" calcext:value-type="float">
            <text:p>39.219063</text:p>
          </table:table-cell>
          <table:table-cell office:value-type="float" office:value="-12.410743" calcext:value-type="float">
            <text:p>-12.410743</text:p>
          </table:table-cell>
          <table:table-cell office:value-type="float" office:value="34.985357" calcext:value-type="float">
            <text:p>34.985357</text:p>
          </table:table-cell>
          <table:table-cell office:value-type="float" office:value="9.654399" calcext:value-type="float">
            <text:p>9.654399</text:p>
          </table:table-cell>
          <table:table-cell table:formula="of:=[.D227]-[.E227]+[.F227]-[.G227]" office:value-type="float" office:value="76.960764" calcext:value-type="float">
            <text:p>76.960764</text:p>
          </table:table-cell>
          <table:table-cell table:formula="of:=[.D227]-[.E227]" office:value-type="float" office:value="51.629806" calcext:value-type="float">
            <text:p>51.629806</text:p>
          </table:table-cell>
          <table:table-cell table:formula="of:=[.F227]-[.G227]" office:value-type="float" office:value="25.330958" calcext:value-type="float">
            <text:p>25.330958</text:p>
          </table:table-cell>
          <table:table-cell office:value-type="float" office:value="455.013332" calcext:value-type="float">
            <text:p>455.013332</text:p>
          </table:table-cell>
        </table:table-row>
        <table:table-row table:style-name="ro1">
          <table:table-cell office:value-type="float" office:value="6.404247" calcext:value-type="float">
            <text:p>6.404247</text:p>
          </table:table-cell>
          <table:table-cell office:value-type="float" office:value="3.237848" calcext:value-type="float">
            <text:p>3.237848</text:p>
          </table:table-cell>
          <table:table-cell office:value-type="float" office:value="0.505578" calcext:value-type="float">
            <text:p>0.505578</text:p>
          </table:table-cell>
          <table:table-cell office:value-type="float" office:value="38.336352" calcext:value-type="float">
            <text:p>38.336352</text:p>
          </table:table-cell>
          <table:table-cell office:value-type="float" office:value="-12.092208" calcext:value-type="float">
            <text:p>-12.092208</text:p>
          </table:table-cell>
          <table:table-cell office:value-type="float" office:value="34.591887" calcext:value-type="float">
            <text:p>34.591887</text:p>
          </table:table-cell>
          <table:table-cell office:value-type="float" office:value="10.011412" calcext:value-type="float">
            <text:p>10.011412</text:p>
          </table:table-cell>
          <table:table-cell table:formula="of:=[.D228]-[.E228]+[.F228]-[.G228]" office:value-type="float" office:value="75.009035" calcext:value-type="float">
            <text:p>75.009035</text:p>
          </table:table-cell>
          <table:table-cell table:formula="of:=[.D228]-[.E228]" office:value-type="float" office:value="50.42856" calcext:value-type="float">
            <text:p>50.42856</text:p>
          </table:table-cell>
          <table:table-cell table:formula="of:=[.F228]-[.G228]" office:value-type="float" office:value="24.580475" calcext:value-type="float">
            <text:p>24.580475</text:p>
          </table:table-cell>
          <table:table-cell office:value-type="float" office:value="459.642697" calcext:value-type="float">
            <text:p>459.642697</text:p>
          </table:table-cell>
        </table:table-row>
        <table:table-row table:style-name="ro1">
          <table:table-cell table:number-columns-repeated="7"/>
          <table:table-cell table:formula="of:=[.D229]-[.E229]+[.F229]-[.G229]" office:value-type="float" office:value="0" calcext:value-type="float">
            <text:p>0</text:p>
          </table:table-cell>
          <table:table-cell table:formula="of:=[.D229]-[.E229]" office:value-type="float" office:value="0" calcext:value-type="float">
            <text:p>0</text:p>
          </table:table-cell>
          <table:table-cell table:formula="of:=[.F229]-[.G229]" office:value-type="float" office:value="0" calcext:value-type="float">
            <text:p>0</text:p>
          </table:table-cell>
          <table:table-cell office:value-type="string" calcext:value-type="string">
            <text:p>Result Results/70.txt saved</text:p>
          </table:table-cell>
        </table:table-row>
        <table:table-row table:style-name="ro1">
          <table:table-cell office:value-type="float" office:value="9.463838" calcext:value-type="float">
            <text:p>9.463838</text:p>
          </table:table-cell>
          <table:table-cell office:value-type="float" office:value="4.806762" calcext:value-type="float">
            <text:p>4.806762</text:p>
          </table:table-cell>
          <table:table-cell office:value-type="float" office:value="0.507908" calcext:value-type="float">
            <text:p>0.507908</text:p>
          </table:table-cell>
          <table:table-cell office:value-type="float" office:value="40.634464" calcext:value-type="float">
            <text:p>40.634464</text:p>
          </table:table-cell>
          <table:table-cell office:value-type="float" office:value="-12.709385" calcext:value-type="float">
            <text:p>-12.709385</text:p>
          </table:table-cell>
          <table:table-cell office:value-type="float" office:value="36.681574" calcext:value-type="float">
            <text:p>36.681574</text:p>
          </table:table-cell>
          <table:table-cell office:value-type="float" office:value="11.155424" calcext:value-type="float">
            <text:p>11.155424</text:p>
          </table:table-cell>
          <table:table-cell table:formula="of:=[.D230]-[.E230]+[.F230]-[.G230]" office:value-type="float" office:value="78.869999" calcext:value-type="float">
            <text:p>78.869999</text:p>
          </table:table-cell>
          <table:table-cell table:formula="of:=[.D230]-[.E230]" office:value-type="float" office:value="53.343849" calcext:value-type="float">
            <text:p>53.343849</text:p>
          </table:table-cell>
          <table:table-cell table:formula="of:=[.F230]-[.G230]" office:value-type="float" office:value="25.52615" calcext:value-type="float">
            <text:p>25.52615</text:p>
          </table:table-cell>
          <table:table-cell office:value-type="float" office:value="466.997895" calcext:value-type="float">
            <text:p>466.997895</text:p>
          </table:table-cell>
        </table:table-row>
        <table:table-row table:style-name="ro1">
          <table:table-cell office:value-type="float" office:value="7.656037" calcext:value-type="float">
            <text:p>7.656037</text:p>
          </table:table-cell>
          <table:table-cell office:value-type="float" office:value="3.910008" calcext:value-type="float">
            <text:p>3.910008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40.694109" calcext:value-type="float">
            <text:p>40.694109</text:p>
          </table:table-cell>
          <table:table-cell office:value-type="float" office:value="-12.28063" calcext:value-type="float">
            <text:p>-12.28063</text:p>
          </table:table-cell>
          <table:table-cell office:value-type="float" office:value="37.081297" calcext:value-type="float">
            <text:p>37.081297</text:p>
          </table:table-cell>
          <table:table-cell office:value-type="float" office:value="12.114214" calcext:value-type="float">
            <text:p>12.114214</text:p>
          </table:table-cell>
          <table:table-cell table:formula="of:=[.D231]-[.E231]+[.F231]-[.G231]" office:value-type="float" office:value="77.941822" calcext:value-type="float">
            <text:p>77.941822</text:p>
          </table:table-cell>
          <table:table-cell table:formula="of:=[.D231]-[.E231]" office:value-type="float" office:value="52.974739" calcext:value-type="float">
            <text:p>52.974739</text:p>
          </table:table-cell>
          <table:table-cell table:formula="of:=[.F231]-[.G231]" office:value-type="float" office:value="24.967083" calcext:value-type="float">
            <text:p>24.967083</text:p>
          </table:table-cell>
          <table:table-cell office:value-type="float" office:value="472.092895" calcext:value-type="float">
            <text:p>472.092895</text:p>
          </table:table-cell>
        </table:table-row>
        <table:table-row table:style-name="ro1">
          <table:table-cell table:number-columns-repeated="7"/>
          <table:table-cell table:formula="of:=[.D232]-[.E232]+[.F232]-[.G232]" office:value-type="float" office:value="0" calcext:value-type="float">
            <text:p>0</text:p>
          </table:table-cell>
          <table:table-cell table:formula="of:=[.D232]-[.E232]" office:value-type="float" office:value="0" calcext:value-type="float">
            <text:p>0</text:p>
          </table:table-cell>
          <table:table-cell table:formula="of:=[.F232]-[.G232]" office:value-type="float" office:value="0" calcext:value-type="float">
            <text:p>0</text:p>
          </table:table-cell>
          <table:table-cell office:value-type="string" calcext:value-type="string">
            <text:p>Result Results/71.txt saved</text:p>
          </table:table-cell>
        </table:table-row>
        <table:table-row table:style-name="ro1">
          <table:table-cell office:value-type="float" office:value="6.823803" calcext:value-type="float">
            <text:p>6.823803</text:p>
          </table:table-cell>
          <table:table-cell office:value-type="float" office:value="3.501744" calcext:value-type="float">
            <text:p>3.501744</text:p>
          </table:table-cell>
          <table:table-cell office:value-type="float" office:value="0.513166" calcext:value-type="float">
            <text:p>0.513166</text:p>
          </table:table-cell>
          <table:table-cell office:value-type="float" office:value="40.074974" calcext:value-type="float">
            <text:p>40.074974</text:p>
          </table:table-cell>
          <table:table-cell office:value-type="float" office:value="-11.439541" calcext:value-type="float">
            <text:p>-11.439541</text:p>
          </table:table-cell>
          <table:table-cell office:value-type="float" office:value="36.667397" calcext:value-type="float">
            <text:p>36.667397</text:p>
          </table:table-cell>
          <table:table-cell office:value-type="float" office:value="12.874106" calcext:value-type="float">
            <text:p>12.874106</text:p>
          </table:table-cell>
          <table:table-cell table:formula="of:=[.D233]-[.E233]+[.F233]-[.G233]" office:value-type="float" office:value="75.307806" calcext:value-type="float">
            <text:p>75.307806</text:p>
          </table:table-cell>
          <table:table-cell table:formula="of:=[.D233]-[.E233]" office:value-type="float" office:value="51.514515" calcext:value-type="float">
            <text:p>51.514515</text:p>
          </table:table-cell>
          <table:table-cell table:formula="of:=[.F233]-[.G233]" office:value-type="float" office:value="23.793291" calcext:value-type="float">
            <text:p>23.793291</text:p>
          </table:table-cell>
          <table:table-cell office:value-type="float" office:value="476.656454" calcext:value-type="float">
            <text:p>476.656454</text:p>
          </table:table-cell>
        </table:table-row>
        <table:table-row table:style-name="ro1">
          <table:table-cell office:value-type="float" office:value="9.125788" calcext:value-type="float">
            <text:p>9.125788</text:p>
          </table:table-cell>
          <table:table-cell office:value-type="float" office:value="4.70672" calcext:value-type="float">
            <text:p>4.70672</text:p>
          </table:table-cell>
          <table:table-cell office:value-type="float" office:value="0.51576" calcext:value-type="float">
            <text:p>0.51576</text:p>
          </table:table-cell>
          <table:table-cell office:value-type="float" office:value="42.212108" calcext:value-type="float">
            <text:p>42.212108</text:p>
          </table:table-cell>
          <table:table-cell office:value-type="float" office:value="-11.129392" calcext:value-type="float">
            <text:p>-11.129392</text:p>
          </table:table-cell>
          <table:table-cell office:value-type="float" office:value="38.328079" calcext:value-type="float">
            <text:p>38.328079</text:p>
          </table:table-cell>
          <table:table-cell office:value-type="float" office:value="14.44508" calcext:value-type="float">
            <text:p>14.44508</text:p>
          </table:table-cell>
          <table:table-cell table:formula="of:=[.D234]-[.E234]+[.F234]-[.G234]" office:value-type="float" office:value="77.224499" calcext:value-type="float">
            <text:p>77.224499</text:p>
          </table:table-cell>
          <table:table-cell table:formula="of:=[.D234]-[.E234]" office:value-type="float" office:value="53.3415" calcext:value-type="float">
            <text:p>53.3415</text:p>
          </table:table-cell>
          <table:table-cell table:formula="of:=[.F234]-[.G234]" office:value-type="float" office:value="23.882999" calcext:value-type="float">
            <text:p>23.882999</text:p>
          </table:table-cell>
          <table:table-cell office:value-type="float" office:value="483.384582" calcext:value-type="float">
            <text:p>483.384582</text:p>
          </table:table-cell>
        </table:table-row>
        <table:table-row table:style-name="ro1">
          <table:table-cell office:value-type="float" office:value="0.430957" calcext:value-type="float">
            <text:p>0.430957</text:p>
          </table:table-cell>
          <table:table-cell office:value-type="float" office:value="0.222353" calcext:value-type="float">
            <text:p>0.222353</text:p>
          </table:table-cell>
          <table:table-cell office:value-type="float" office:value="0.515953" calcext:value-type="float">
            <text:p>0.515953</text:p>
          </table:table-cell>
          <table:table-cell office:value-type="float" office:value="33.44052" calcext:value-type="float">
            <text:p>33.44052</text:p>
          </table:table-cell>
          <table:table-cell office:value-type="float" office:value="-8.172037" calcext:value-type="float">
            <text:p>-8.172037</text:p>
          </table:table-cell>
          <table:table-cell office:value-type="float" office:value="31.462032" calcext:value-type="float">
            <text:p>31.462032</text:p>
          </table:table-cell>
          <table:table-cell office:value-type="float" office:value="12.380357" calcext:value-type="float">
            <text:p>12.380357</text:p>
          </table:table-cell>
          <table:table-cell table:formula="of:=[.D235]-[.E235]+[.F235]-[.G235]" office:value-type="float" office:value="60.694232" calcext:value-type="float">
            <text:p>60.694232</text:p>
          </table:table-cell>
          <table:table-cell table:formula="of:=[.D235]-[.E235]" office:value-type="float" office:value="41.612557" calcext:value-type="float">
            <text:p>41.612557</text:p>
          </table:table-cell>
          <table:table-cell table:formula="of:=[.F235]-[.G235]" office:value-type="float" office:value="19.081675" calcext:value-type="float">
            <text:p>19.081675</text:p>
          </table:table-cell>
          <table:table-cell office:value-type="float" office:value="483.635492" calcext:value-type="float">
            <text:p>483.635492</text:p>
          </table:table-cell>
        </table:table-row>
        <table:table-row table:style-name="ro1">
          <table:table-cell table:number-columns-repeated="7"/>
          <table:table-cell table:formula="of:=[.D236]-[.E236]+[.F236]-[.G236]" office:value-type="float" office:value="0" calcext:value-type="float">
            <text:p>0</text:p>
          </table:table-cell>
          <table:table-cell table:formula="of:=[.D236]-[.E236]" office:value-type="float" office:value="0" calcext:value-type="float">
            <text:p>0</text:p>
          </table:table-cell>
          <table:table-cell table:formula="of:=[.F236]-[.G236]" office:value-type="float" office:value="0" calcext:value-type="float">
            <text:p>0</text:p>
          </table:table-cell>
          <table:table-cell office:value-type="string" calcext:value-type="string">
            <text:p>Result Results/72.txt saved</text:p>
          </table:table-cell>
        </table:table-row>
        <table:table-row table:style-name="ro1">
          <table:table-cell office:value-type="float" office:value="7.005221" calcext:value-type="float">
            <text:p>7.005221</text:p>
          </table:table-cell>
          <table:table-cell office:value-type="float" office:value="3.60699" calcext:value-type="float">
            <text:p>3.60699</text:p>
          </table:table-cell>
          <table:table-cell office:value-type="float" office:value="0.5149" calcext:value-type="float">
            <text:p>0.5149</text:p>
          </table:table-cell>
          <table:table-cell office:value-type="float" office:value="35.764841" calcext:value-type="float">
            <text:p>35.764841</text:p>
          </table:table-cell>
          <table:table-cell office:value-type="float" office:value="-7.687647" calcext:value-type="float">
            <text:p>-7.687647</text:p>
          </table:table-cell>
          <table:table-cell office:value-type="float" office:value="32.834485" calcext:value-type="float">
            <text:p>32.834485</text:p>
          </table:table-cell>
          <table:table-cell office:value-type="float" office:value="13.566806" calcext:value-type="float">
            <text:p>13.566806</text:p>
          </table:table-cell>
          <table:table-cell table:formula="of:=[.D237]-[.E237]+[.F237]-[.G237]" office:value-type="float" office:value="62.720167" calcext:value-type="float">
            <text:p>62.720167</text:p>
          </table:table-cell>
          <table:table-cell table:formula="of:=[.D237]-[.E237]" office:value-type="float" office:value="43.452488" calcext:value-type="float">
            <text:p>43.452488</text:p>
          </table:table-cell>
          <table:table-cell table:formula="of:=[.F237]-[.G237]" office:value-type="float" office:value="19.267679" calcext:value-type="float">
            <text:p>19.267679</text:p>
          </table:table-cell>
          <table:table-cell office:value-type="float" office:value="491.629121" calcext:value-type="float">
            <text:p>491.629121</text:p>
          </table:table-cell>
        </table:table-row>
        <table:table-row table:style-name="ro1">
          <table:table-cell office:value-type="float" office:value="4.955158" calcext:value-type="float">
            <text:p>4.955158</text:p>
          </table:table-cell>
          <table:table-cell office:value-type="float" office:value="2.549531" calcext:value-type="float">
            <text:p>2.549531</text:p>
          </table:table-cell>
          <table:table-cell office:value-type="float" office:value="0.514521" calcext:value-type="float">
            <text:p>0.514521</text:p>
          </table:table-cell>
          <table:table-cell office:value-type="float" office:value="35.194146" calcext:value-type="float">
            <text:p>35.194146</text:p>
          </table:table-cell>
          <table:table-cell office:value-type="float" office:value="-6.501972" calcext:value-type="float">
            <text:p>-6.501972</text:p>
          </table:table-cell>
          <table:table-cell office:value-type="float" office:value="32.426284" calcext:value-type="float">
            <text:p>32.426284</text:p>
          </table:table-cell>
          <table:table-cell office:value-type="float" office:value="13.926288" calcext:value-type="float">
            <text:p>13.926288</text:p>
          </table:table-cell>
          <table:table-cell table:formula="of:=[.D238]-[.E238]+[.F238]-[.G238]" office:value-type="float" office:value="60.196114" calcext:value-type="float">
            <text:p>60.196114</text:p>
          </table:table-cell>
          <table:table-cell table:formula="of:=[.D238]-[.E238]" office:value-type="float" office:value="41.696118" calcext:value-type="float">
            <text:p>41.696118</text:p>
          </table:table-cell>
          <table:table-cell table:formula="of:=[.F238]-[.G238]" office:value-type="float" office:value="18.499996" calcext:value-type="float">
            <text:p>18.499996</text:p>
          </table:table-cell>
          <table:table-cell office:value-type="float" office:value="496.947049" calcext:value-type="float">
            <text:p>496.947049</text:p>
          </table:table-cell>
        </table:table-row>
        <table:table-row table:style-name="ro1">
          <table:table-cell office:value-type="float" office:value="1.070461" calcext:value-type="float">
            <text:p>1.070461</text:p>
          </table:table-cell>
          <table:table-cell office:value-type="float" office:value="0.550558" calcext:value-type="float">
            <text:p>0.550558</text:p>
          </table:table-cell>
          <table:table-cell office:value-type="float" office:value="0.514319" calcext:value-type="float">
            <text:p>0.514319</text:p>
          </table:table-cell>
          <table:table-cell office:value-type="float" office:value="29.141281" calcext:value-type="float">
            <text:p>29.141281</text:p>
          </table:table-cell>
          <table:table-cell office:value-type="float" office:value="-4.549248" calcext:value-type="float">
            <text:p>-4.549248</text:p>
          </table:table-cell>
          <table:table-cell office:value-type="float" office:value="27.547343" calcext:value-type="float">
            <text:p>27.547343</text:p>
          </table:table-cell>
          <table:table-cell office:value-type="float" office:value="12.291187" calcext:value-type="float">
            <text:p>12.291187</text:p>
          </table:table-cell>
          <table:table-cell table:formula="of:=[.D239]-[.E239]+[.F239]-[.G239]" office:value-type="float" office:value="48.946685" calcext:value-type="float">
            <text:p>48.946685</text:p>
          </table:table-cell>
          <table:table-cell table:formula="of:=[.D239]-[.E239]" office:value-type="float" office:value="33.690529" calcext:value-type="float">
            <text:p>33.690529</text:p>
          </table:table-cell>
          <table:table-cell table:formula="of:=[.F239]-[.G239]" office:value-type="float" office:value="15.256156" calcext:value-type="float">
            <text:p>15.256156</text:p>
          </table:table-cell>
          <table:table-cell office:value-type="float" office:value="498.212423" calcext:value-type="float">
            <text:p>498.212423</text:p>
          </table:table-cell>
        </table:table-row>
        <table:table-row table:style-name="ro1">
          <table:table-cell table:number-columns-repeated="7"/>
          <table:table-cell table:formula="of:=[.D240]-[.E240]+[.F240]-[.G240]" office:value-type="float" office:value="0" calcext:value-type="float">
            <text:p>0</text:p>
          </table:table-cell>
          <table:table-cell table:formula="of:=[.D240]-[.E240]" office:value-type="float" office:value="0" calcext:value-type="float">
            <text:p>0</text:p>
          </table:table-cell>
          <table:table-cell table:formula="of:=[.F240]-[.G240]" office:value-type="float" office:value="0" calcext:value-type="float">
            <text:p>0</text:p>
          </table:table-cell>
          <table:table-cell office:value-type="string" calcext:value-type="string">
            <text:p>Result Results/73.txt saved</text:p>
          </table:table-cell>
        </table:table-row>
        <table:table-row table:style-name="ro1">
          <table:table-cell office:value-type="float" office:value="5.96248" calcext:value-type="float">
            <text:p>5.96248</text:p>
          </table:table-cell>
          <table:table-cell office:value-type="float" office:value="3.044332" calcext:value-type="float">
            <text:p>3.044332</text:p>
          </table:table-cell>
          <table:table-cell office:value-type="float" office:value="0.510581" calcext:value-type="float">
            <text:p>0.510581</text:p>
          </table:table-cell>
          <table:table-cell office:value-type="float" office:value="32.216257" calcext:value-type="float">
            <text:p>32.216257</text:p>
          </table:table-cell>
          <table:table-cell office:value-type="float" office:value="-4.220317" calcext:value-type="float">
            <text:p>-4.220317</text:p>
          </table:table-cell>
          <table:table-cell office:value-type="float" office:value="29.453939" calcext:value-type="float">
            <text:p>29.453939</text:p>
          </table:table-cell>
          <table:table-cell office:value-type="float" office:value="13.394858" calcext:value-type="float">
            <text:p>13.394858</text:p>
          </table:table-cell>
          <table:table-cell table:formula="of:=[.D241]-[.E241]+[.F241]-[.G241]" office:value-type="float" office:value="52.495655" calcext:value-type="float">
            <text:p>52.495655</text:p>
          </table:table-cell>
          <table:table-cell table:formula="of:=[.D241]-[.E241]" office:value-type="float" office:value="36.436574" calcext:value-type="float">
            <text:p>36.436574</text:p>
          </table:table-cell>
          <table:table-cell table:formula="of:=[.F241]-[.G241]" office:value-type="float" office:value="16.059081" calcext:value-type="float">
            <text:p>16.059081</text:p>
          </table:table-cell>
          <table:table-cell office:value-type="float" office:value="507.821769" calcext:value-type="float">
            <text:p>507.821769</text:p>
          </table:table-cell>
        </table:table-row>
        <table:table-row table:style-name="ro1">
          <table:table-cell office:value-type="float" office:value="5.34808" calcext:value-type="float">
            <text:p>5.34808</text:p>
          </table:table-cell>
          <table:table-cell office:value-type="float" office:value="2.717463" calcext:value-type="float">
            <text:p>2.717463</text:p>
          </table:table-cell>
          <table:table-cell office:value-type="float" office:value="0.508119" calcext:value-type="float">
            <text:p>0.508119</text:p>
          </table:table-cell>
          <table:table-cell office:value-type="float" office:value="33.640996" calcext:value-type="float">
            <text:p>33.640996</text:p>
          </table:table-cell>
          <table:table-cell office:value-type="float" office:value="-3.702511" calcext:value-type="float">
            <text:p>-3.702511</text:p>
          </table:table-cell>
          <table:table-cell office:value-type="float" office:value="30.548885" calcext:value-type="float">
            <text:p>30.548885</text:p>
          </table:table-cell>
          <table:table-cell office:value-type="float" office:value="14.031208" calcext:value-type="float">
            <text:p>14.031208</text:p>
          </table:table-cell>
          <table:table-cell table:formula="of:=[.D242]-[.E242]+[.F242]-[.G242]" office:value-type="float" office:value="53.861184" calcext:value-type="float">
            <text:p>53.861184</text:p>
          </table:table-cell>
          <table:table-cell table:formula="of:=[.D242]-[.E242]" office:value-type="float" office:value="37.343507" calcext:value-type="float">
            <text:p>37.343507</text:p>
          </table:table-cell>
          <table:table-cell table:formula="of:=[.F242]-[.G242]" office:value-type="float" office:value="16.517677" calcext:value-type="float">
            <text:p>16.517677</text:p>
          </table:table-cell>
          <table:table-cell office:value-type="float" office:value="515.630409" calcext:value-type="float">
            <text:p>515.630409</text:p>
          </table:table-cell>
        </table:table-row>
        <table:table-row table:style-name="ro1">
          <table:table-cell office:value-type="float" office:value="0.216533" calcext:value-type="float">
            <text:p>0.216533</text:p>
          </table:table-cell>
          <table:table-cell office:value-type="float" office:value="0.110001" calcext:value-type="float">
            <text:p>0.110001</text:p>
          </table:table-cell>
          <table:table-cell office:value-type="float" office:value="0.508009" calcext:value-type="float">
            <text:p>0.508009</text:p>
          </table:table-cell>
          <table:table-cell office:value-type="float" office:value="26.261436" calcext:value-type="float">
            <text:p>26.261436</text:p>
          </table:table-cell>
          <table:table-cell office:value-type="float" office:value="-2.034694" calcext:value-type="float">
            <text:p>-2.034694</text:p>
          </table:table-cell>
          <table:table-cell office:value-type="float" office:value="24.816313" calcext:value-type="float">
            <text:p>24.816313</text:p>
          </table:table-cell>
          <table:table-cell office:value-type="float" office:value="11.850996" calcext:value-type="float">
            <text:p>11.850996</text:p>
          </table:table-cell>
          <table:table-cell table:formula="of:=[.D243]-[.E243]+[.F243]-[.G243]" office:value-type="float" office:value="41.261447" calcext:value-type="float">
            <text:p>41.261447</text:p>
          </table:table-cell>
          <table:table-cell table:formula="of:=[.D243]-[.E243]" office:value-type="float" office:value="28.29613" calcext:value-type="float">
            <text:p>28.29613</text:p>
          </table:table-cell>
          <table:table-cell table:formula="of:=[.F243]-[.G243]" office:value-type="float" office:value="12.965317" calcext:value-type="float">
            <text:p>12.965317</text:p>
          </table:table-cell>
          <table:table-cell office:value-type="float" office:value="515.958671" calcext:value-type="float">
            <text:p>515.958671</text:p>
          </table:table-cell>
        </table:table-row>
        <table:table-row table:style-name="ro1">
          <table:table-cell table:number-columns-repeated="7"/>
          <table:table-cell table:formula="of:=[.D244]-[.E244]+[.F244]-[.G244]" office:value-type="float" office:value="0" calcext:value-type="float">
            <text:p>0</text:p>
          </table:table-cell>
          <table:table-cell table:formula="of:=[.D244]-[.E244]" office:value-type="float" office:value="0" calcext:value-type="float">
            <text:p>0</text:p>
          </table:table-cell>
          <table:table-cell table:formula="of:=[.F244]-[.G244]" office:value-type="float" office:value="0" calcext:value-type="float">
            <text:p>0</text:p>
          </table:table-cell>
          <table:table-cell office:value-type="string" calcext:value-type="string">
            <text:p>Result Results/74.txt saved</text:p>
          </table:table-cell>
        </table:table-row>
        <table:table-row table:style-name="ro1">
          <table:table-cell office:value-type="float" office:value="5.26328" calcext:value-type="float">
            <text:p>5.26328</text:p>
          </table:table-cell>
          <table:table-cell office:value-type="float" office:value="2.645803" calcext:value-type="float">
            <text:p>2.645803</text:p>
          </table:table-cell>
          <table:table-cell office:value-type="float" office:value="0.502691" calcext:value-type="float">
            <text:p>0.502691</text:p>
          </table:table-cell>
          <table:table-cell office:value-type="float" office:value="29.61066" calcext:value-type="float">
            <text:p>29.61066</text:p>
          </table:table-cell>
          <table:table-cell office:value-type="float" office:value="-2.2892" calcext:value-type="float">
            <text:p>-2.2892</text:p>
          </table:table-cell>
          <table:table-cell office:value-type="float" office:value="26.974311" calcext:value-type="float">
            <text:p>26.974311</text:p>
          </table:table-cell>
          <table:table-cell office:value-type="float" office:value="12.637766" calcext:value-type="float">
            <text:p>12.637766</text:p>
          </table:table-cell>
          <table:table-cell table:formula="of:=[.D245]-[.E245]+[.F245]-[.G245]" office:value-type="float" office:value="46.236405" calcext:value-type="float">
            <text:p>46.236405</text:p>
          </table:table-cell>
          <table:table-cell table:formula="of:=[.D245]-[.E245]" office:value-type="float" office:value="31.89986" calcext:value-type="float">
            <text:p>31.89986</text:p>
          </table:table-cell>
          <table:table-cell table:formula="of:=[.F245]-[.G245]" office:value-type="float" office:value="14.336545" calcext:value-type="float">
            <text:p>14.336545</text:p>
          </table:table-cell>
          <table:table-cell office:value-type="float" office:value="526.680881" calcext:value-type="float">
            <text:p>526.680881</text:p>
          </table:table-cell>
        </table:table-row>
        <table:table-row table:style-name="ro1">
          <table:table-cell office:value-type="float" office:value="5.418956" calcext:value-type="float">
            <text:p>5.418956</text:p>
          </table:table-cell>
          <table:table-cell office:value-type="float" office:value="2.702747" calcext:value-type="float">
            <text:p>2.702747</text:p>
          </table:table-cell>
          <table:table-cell office:value-type="float" office:value="0.498758" calcext:value-type="float">
            <text:p>0.498758</text:p>
          </table:table-cell>
          <table:table-cell office:value-type="float" office:value="31.858417" calcext:value-type="float">
            <text:p>31.858417</text:p>
          </table:table-cell>
          <table:table-cell office:value-type="float" office:value="-2.645495" calcext:value-type="float">
            <text:p>-2.645495</text:p>
          </table:table-cell>
          <table:table-cell office:value-type="float" office:value="28.845523" calcext:value-type="float">
            <text:p>28.845523</text:p>
          </table:table-cell>
          <table:table-cell office:value-type="float" office:value="13.194307" calcext:value-type="float">
            <text:p>13.194307</text:p>
          </table:table-cell>
          <table:table-cell table:formula="of:=[.D246]-[.E246]+[.F246]-[.G246]" office:value-type="float" office:value="50.155128" calcext:value-type="float">
            <text:p>50.155128</text:p>
          </table:table-cell>
          <table:table-cell table:formula="of:=[.D246]-[.E246]" office:value-type="float" office:value="34.503912" calcext:value-type="float">
            <text:p>34.503912</text:p>
          </table:table-cell>
          <table:table-cell table:formula="of:=[.F246]-[.G246]" office:value-type="float" office:value="15.651216" calcext:value-type="float">
            <text:p>15.651216</text:p>
          </table:table-cell>
          <table:table-cell office:value-type="float" office:value="536.252986" calcext:value-type="float">
            <text:p>536.252986</text:p>
          </table:table-cell>
        </table:table-row>
        <table:table-row table:style-name="ro1">
          <table:table-cell table:number-columns-repeated="7"/>
          <table:table-cell table:formula="of:=[.D247]-[.E247]+[.F247]-[.G247]" office:value-type="float" office:value="0" calcext:value-type="float">
            <text:p>0</text:p>
          </table:table-cell>
          <table:table-cell table:formula="of:=[.D247]-[.E247]" office:value-type="float" office:value="0" calcext:value-type="float">
            <text:p>0</text:p>
          </table:table-cell>
          <table:table-cell table:formula="of:=[.F247]-[.G247]" office:value-type="float" office:value="0" calcext:value-type="float">
            <text:p>0</text:p>
          </table:table-cell>
          <table:table-cell office:value-type="string" calcext:value-type="string">
            <text:p>Result Results/75.txt saved</text:p>
          </table:table-cell>
        </table:table-row>
        <table:table-row table:style-name="ro1">
          <table:table-cell office:value-type="float" office:value="6.437626" calcext:value-type="float">
            <text:p>6.437626</text:p>
          </table:table-cell>
          <table:table-cell office:value-type="float" office:value="3.189673" calcext:value-type="float">
            <text:p>3.189673</text:p>
          </table:table-cell>
          <table:table-cell office:value-type="float" office:value="0.495473" calcext:value-type="float">
            <text:p>0.495473</text:p>
          </table:table-cell>
          <table:table-cell office:value-type="float" office:value="34.445342" calcext:value-type="float">
            <text:p>34.445342</text:p>
          </table:table-cell>
          <table:table-cell office:value-type="float" office:value="-3.514932" calcext:value-type="float">
            <text:p>-3.514932</text:p>
          </table:table-cell>
          <table:table-cell office:value-type="float" office:value="31.179375" calcext:value-type="float">
            <text:p>31.179375</text:p>
          </table:table-cell>
          <table:table-cell office:value-type="float" office:value="13.663032" calcext:value-type="float">
            <text:p>13.663032</text:p>
          </table:table-cell>
          <table:table-cell table:formula="of:=[.D248]-[.E248]+[.F248]-[.G248]" office:value-type="float" office:value="55.476617" calcext:value-type="float">
            <text:p>55.476617</text:p>
          </table:table-cell>
          <table:table-cell table:formula="of:=[.D248]-[.E248]" office:value-type="float" office:value="37.960274" calcext:value-type="float">
            <text:p>37.960274</text:p>
          </table:table-cell>
          <table:table-cell table:formula="of:=[.F248]-[.G248]" office:value-type="float" office:value="17.516343" calcext:value-type="float">
            <text:p>17.516343</text:p>
          </table:table-cell>
          <table:table-cell office:value-type="float" office:value="546.245313" calcext:value-type="float">
            <text:p>546.245313</text:p>
          </table:table-cell>
        </table:table-row>
        <table:table-row table:style-name="ro1">
          <table:table-cell office:value-type="float" office:value="5.308592" calcext:value-type="float">
            <text:p>5.308592</text:p>
          </table:table-cell>
          <table:table-cell office:value-type="float" office:value="2.620238" calcext:value-type="float">
            <text:p>2.620238</text:p>
          </table:table-cell>
          <table:table-cell office:value-type="float" office:value="0.493584" calcext:value-type="float">
            <text:p>0.493584</text:p>
          </table:table-cell>
          <table:table-cell office:value-type="float" office:value="25.144293" calcext:value-type="float">
            <text:p>25.144293</text:p>
          </table:table-cell>
          <table:table-cell office:value-type="float" office:value="-4.530655" calcext:value-type="float">
            <text:p>-4.530655</text:p>
          </table:table-cell>
          <table:table-cell office:value-type="float" office:value="33.02831" calcext:value-type="float">
            <text:p>33.02831</text:p>
          </table:table-cell>
          <table:table-cell office:value-type="float" office:value="13.832177" calcext:value-type="float">
            <text:p>13.832177</text:p>
          </table:table-cell>
          <table:table-cell table:formula="of:=[.D249]-[.E249]+[.F249]-[.G249]" office:value-type="float" office:value="48.871081" calcext:value-type="float">
            <text:p>48.871081</text:p>
          </table:table-cell>
          <table:table-cell table:formula="of:=[.D249]-[.E249]" office:value-type="float" office:value="29.674948" calcext:value-type="float">
            <text:p>29.674948</text:p>
          </table:table-cell>
          <table:table-cell table:formula="of:=[.F249]-[.G249]" office:value-type="float" office:value="19.196133" calcext:value-type="float">
            <text:p>19.196133</text:p>
          </table:table-cell>
          <table:table-cell office:value-type="float" office:value="553.64456" calcext:value-type="float">
            <text:p>553.64456</text:p>
          </table:table-cell>
        </table:table-row>
        <table:table-row table:style-name="ro1">
          <table:table-cell table:number-columns-repeated="7"/>
          <table:table-cell table:formula="of:=[.D250]-[.E250]+[.F250]-[.G250]" office:value-type="float" office:value="0" calcext:value-type="float">
            <text:p>0</text:p>
          </table:table-cell>
          <table:table-cell table:formula="of:=[.D250]-[.E250]" office:value-type="float" office:value="0" calcext:value-type="float">
            <text:p>0</text:p>
          </table:table-cell>
          <table:table-cell table:formula="of:=[.F250]-[.G250]" office:value-type="float" office:value="0" calcext:value-type="float">
            <text:p>0</text:p>
          </table:table-cell>
          <table:table-cell office:value-type="string" calcext:value-type="string">
            <text:p>Result Results/76.txt saved</text:p>
          </table:table-cell>
        </table:table-row>
        <table:table-row table:style-name="ro1">
          <table:table-cell office:value-type="float" office:value="2.361" calcext:value-type="float">
            <text:p>2.361</text:p>
          </table:table-cell>
          <table:table-cell office:value-type="float" office:value="1.163469" calcext:value-type="float">
            <text:p>1.163469</text:p>
          </table:table-cell>
          <table:table-cell office:value-type="float" office:value="0.492787" calcext:value-type="float">
            <text:p>0.492787</text:p>
          </table:table-cell>
          <table:table-cell office:value-type="float" office:value="1.979257" calcext:value-type="float">
            <text:p>1.979257</text:p>
          </table:table-cell>
          <table:table-cell office:value-type="float" office:value="-5.145892" calcext:value-type="float">
            <text:p>-5.145892</text:p>
          </table:table-cell>
          <table:table-cell office:value-type="float" office:value="33.285256" calcext:value-type="float">
            <text:p>33.285256</text:p>
          </table:table-cell>
          <table:table-cell office:value-type="float" office:value="13.492153" calcext:value-type="float">
            <text:p>13.492153</text:p>
          </table:table-cell>
          <table:table-cell table:formula="of:=[.D251]-[.E251]+[.F251]-[.G251]" office:value-type="float" office:value="26.918252" calcext:value-type="float">
            <text:p>26.918252</text:p>
          </table:table-cell>
          <table:table-cell table:formula="of:=[.D251]-[.E251]" office:value-type="float" office:value="7.125149" calcext:value-type="float">
            <text:p>7.125149</text:p>
          </table:table-cell>
          <table:table-cell table:formula="of:=[.F251]-[.G251]" office:value-type="float" office:value="19.793103" calcext:value-type="float">
            <text:p>19.793103</text:p>
          </table:table-cell>
          <table:table-cell office:value-type="float" office:value="556.901753" calcext:value-type="float">
            <text:p>556.901753</text:p>
          </table:table-cell>
        </table:table-row>
        <table:table-row table:style-name="ro1">
          <table:table-cell office:value-type="float" office:value="3.570485" calcext:value-type="float">
            <text:p>3.570485</text:p>
          </table:table-cell>
          <table:table-cell office:value-type="float" office:value="1.756016" calcext:value-type="float">
            <text:p>1.756016</text:p>
          </table:table-cell>
          <table:table-cell office:value-type="float" office:value="0.491815" calcext:value-type="float">
            <text:p>0.491815</text:p>
          </table:table-cell>
          <table:table-cell office:value-type="float" office:value="2.283668" calcext:value-type="float">
            <text:p>2.283668</text:p>
          </table:table-cell>
          <table:table-cell office:value-type="float" office:value="-6.714814" calcext:value-type="float">
            <text:p>-6.714814</text:p>
          </table:table-cell>
          <table:table-cell office:value-type="float" office:value="35.707969" calcext:value-type="float">
            <text:p>35.707969</text:p>
          </table:table-cell>
          <table:table-cell office:value-type="float" office:value="13.710941" calcext:value-type="float">
            <text:p>13.710941</text:p>
          </table:table-cell>
          <table:table-cell table:formula="of:=[.D252]-[.E252]+[.F252]-[.G252]" office:value-type="float" office:value="30.99551" calcext:value-type="float">
            <text:p>30.99551</text:p>
          </table:table-cell>
          <table:table-cell table:formula="of:=[.D252]-[.E252]" office:value-type="float" office:value="8.998482" calcext:value-type="float">
            <text:p>8.998482</text:p>
          </table:table-cell>
          <table:table-cell table:formula="of:=[.F252]-[.G252]" office:value-type="float" office:value="21.997028" calcext:value-type="float">
            <text:p>21.997028</text:p>
          </table:table-cell>
          <table:table-cell office:value-type="float" office:value="561.572975" calcext:value-type="float">
            <text:p>561.572975</text:p>
          </table:table-cell>
        </table:table-row>
        <table:table-row table:style-name="ro1">
          <table:table-cell office:value-type="float" office:value="0.590391" calcext:value-type="float">
            <text:p>0.590391</text:p>
          </table:table-cell>
          <table:table-cell office:value-type="float" office:value="0.290376" calcext:value-type="float">
            <text:p>0.290376</text:p>
          </table:table-cell>
          <table:table-cell office:value-type="float" office:value="0.491837" calcext:value-type="float">
            <text:p>0.491837</text:p>
          </table:table-cell>
          <table:table-cell office:value-type="float" office:value="2.227096" calcext:value-type="float">
            <text:p>2.227096</text:p>
          </table:table-cell>
          <table:table-cell office:value-type="float" office:value="-5.090115" calcext:value-type="float">
            <text:p>-5.090115</text:p>
          </table:table-cell>
          <table:table-cell office:value-type="float" office:value="30.455867" calcext:value-type="float">
            <text:p>30.455867</text:p>
          </table:table-cell>
          <table:table-cell office:value-type="float" office:value="11.927149" calcext:value-type="float">
            <text:p>11.927149</text:p>
          </table:table-cell>
          <table:table-cell table:formula="of:=[.D253]-[.E253]+[.F253]-[.G253]" office:value-type="float" office:value="25.845929" calcext:value-type="float">
            <text:p>25.845929</text:p>
          </table:table-cell>
          <table:table-cell table:formula="of:=[.D253]-[.E253]" office:value-type="float" office:value="7.317211" calcext:value-type="float">
            <text:p>7.317211</text:p>
          </table:table-cell>
          <table:table-cell table:formula="of:=[.F253]-[.G253]" office:value-type="float" office:value="18.528718" calcext:value-type="float">
            <text:p>18.528718</text:p>
          </table:table-cell>
          <table:table-cell office:value-type="float" office:value="562.137826" calcext:value-type="float">
            <text:p>562.137826</text:p>
          </table:table-cell>
        </table:table-row>
        <table:table-row table:style-name="ro1">
          <table:table-cell table:number-columns-repeated="7"/>
          <table:table-cell table:formula="of:=[.D254]-[.E254]+[.F254]-[.G254]" office:value-type="float" office:value="0" calcext:value-type="float">
            <text:p>0</text:p>
          </table:table-cell>
          <table:table-cell table:formula="of:=[.D254]-[.E254]" office:value-type="float" office:value="0" calcext:value-type="float">
            <text:p>0</text:p>
          </table:table-cell>
          <table:table-cell table:formula="of:=[.F254]-[.G254]" office:value-type="float" office:value="0" calcext:value-type="float">
            <text:p>0</text:p>
          </table:table-cell>
          <table:table-cell office:value-type="string" calcext:value-type="string">
            <text:p>Result Results/77.txt saved</text:p>
          </table:table-cell>
        </table:table-row>
        <table:table-row table:style-name="ro1">
          <table:table-cell office:value-type="float" office:value="5.318241" calcext:value-type="float">
            <text:p>5.318241</text:p>
          </table:table-cell>
          <table:table-cell office:value-type="float" office:value="2.597341" calcext:value-type="float">
            <text:p>2.597341</text:p>
          </table:table-cell>
          <table:table-cell office:value-type="float" office:value="0.488383" calcext:value-type="float">
            <text:p>0.488383</text:p>
          </table:table-cell>
          <table:table-cell office:value-type="float" office:value="2.612019" calcext:value-type="float">
            <text:p>2.612019</text:p>
          </table:table-cell>
          <table:table-cell office:value-type="float" office:value="-8.325721" calcext:value-type="float">
            <text:p>-8.325721</text:p>
          </table:table-cell>
          <table:table-cell office:value-type="float" office:value="36.065508" calcext:value-type="float">
            <text:p>36.065508</text:p>
          </table:table-cell>
          <table:table-cell office:value-type="float" office:value="12.795506" calcext:value-type="float">
            <text:p>12.795506</text:p>
          </table:table-cell>
          <table:table-cell table:formula="of:=[.D255]-[.E255]+[.F255]-[.G255]" office:value-type="float" office:value="34.207742" calcext:value-type="float">
            <text:p>34.207742</text:p>
          </table:table-cell>
          <table:table-cell table:formula="of:=[.D255]-[.E255]" office:value-type="float" office:value="10.93774" calcext:value-type="float">
            <text:p>10.93774</text:p>
          </table:table-cell>
          <table:table-cell table:formula="of:=[.F255]-[.G255]" office:value-type="float" office:value="23.270002" calcext:value-type="float">
            <text:p>23.270002</text:p>
          </table:table-cell>
          <table:table-cell office:value-type="float" office:value="571.431061" calcext:value-type="float">
            <text:p>571.431061</text:p>
          </table:table-cell>
        </table:table-row>
        <table:table-row table:style-name="ro1">
          <table:table-cell office:value-type="float" office:value="2.42688" calcext:value-type="float">
            <text:p>2.42688</text:p>
          </table:table-cell>
          <table:table-cell office:value-type="float" office:value="1.18515" calcext:value-type="float">
            <text:p>1.18515</text:p>
          </table:table-cell>
          <table:table-cell office:value-type="float" office:value="0.488343" calcext:value-type="float">
            <text:p>0.488343</text:p>
          </table:table-cell>
          <table:table-cell office:value-type="float" office:value="2.844111" calcext:value-type="float">
            <text:p>2.844111</text:p>
          </table:table-cell>
          <table:table-cell office:value-type="float" office:value="-8.270086" calcext:value-type="float">
            <text:p>-8.270086</text:p>
          </table:table-cell>
          <table:table-cell office:value-type="float" office:value="34.741608" calcext:value-type="float">
            <text:p>34.741608</text:p>
          </table:table-cell>
          <table:table-cell office:value-type="float" office:value="12.170175" calcext:value-type="float">
            <text:p>12.170175</text:p>
          </table:table-cell>
          <table:table-cell table:formula="of:=[.D256]-[.E256]+[.F256]-[.G256]" office:value-type="float" office:value="33.68563" calcext:value-type="float">
            <text:p>33.68563</text:p>
          </table:table-cell>
          <table:table-cell table:formula="of:=[.D256]-[.E256]" office:value-type="float" office:value="11.114197" calcext:value-type="float">
            <text:p>11.114197</text:p>
          </table:table-cell>
          <table:table-cell table:formula="of:=[.F256]-[.G256]" office:value-type="float" office:value="22.571433" calcext:value-type="float">
            <text:p>22.571433</text:p>
          </table:table-cell>
          <table:table-cell office:value-type="float" office:value="573.905472" calcext:value-type="float">
            <text:p>573.905472</text:p>
          </table:table-cell>
        </table:table-row>
        <table:table-row table:style-name="ro1">
          <table:table-cell table:number-columns-repeated="7"/>
          <table:table-cell table:formula="of:=[.D257]-[.E257]+[.F257]-[.G257]" office:value-type="float" office:value="0" calcext:value-type="float">
            <text:p>0</text:p>
          </table:table-cell>
          <table:table-cell table:formula="of:=[.D257]-[.E257]" office:value-type="float" office:value="0" calcext:value-type="float">
            <text:p>0</text:p>
          </table:table-cell>
          <table:table-cell table:formula="of:=[.F257]-[.G257]" office:value-type="float" office:value="0" calcext:value-type="float">
            <text:p>0</text:p>
          </table:table-cell>
          <table:table-cell office:value-type="string" calcext:value-type="string">
            <text:p>Result Results/78.txt saved</text:p>
          </table:table-cell>
        </table:table-row>
        <table:table-row table:style-name="ro1">
          <table:table-cell office:value-type="float" office:value="6.257963" calcext:value-type="float">
            <text:p>6.257963</text:p>
          </table:table-cell>
          <table:table-cell office:value-type="float" office:value="3.049016" calcext:value-type="float">
            <text:p>3.049016</text:p>
          </table:table-cell>
          <table:table-cell office:value-type="float" office:value="0.487222" calcext:value-type="float">
            <text:p>0.487222</text:p>
          </table:table-cell>
          <table:table-cell office:value-type="float" office:value="3.375438" calcext:value-type="float">
            <text:p>3.375438</text:p>
          </table:table-cell>
          <table:table-cell office:value-type="float" office:value="-11.348403" calcext:value-type="float">
            <text:p>-11.348403</text:p>
          </table:table-cell>
          <table:table-cell office:value-type="float" office:value="39.432208" calcext:value-type="float">
            <text:p>39.432208</text:p>
          </table:table-cell>
          <table:table-cell office:value-type="float" office:value="12.874614" calcext:value-type="float">
            <text:p>12.874614</text:p>
          </table:table-cell>
          <table:table-cell table:formula="of:=[.D258]-[.E258]+[.F258]-[.G258]" office:value-type="float" office:value="41.281435" calcext:value-type="float">
            <text:p>41.281435</text:p>
          </table:table-cell>
          <table:table-cell table:formula="of:=[.D258]-[.E258]" office:value-type="float" office:value="14.723841" calcext:value-type="float">
            <text:p>14.723841</text:p>
          </table:table-cell>
          <table:table-cell table:formula="of:=[.F258]-[.G258]" office:value-type="float" office:value="26.557594" calcext:value-type="float">
            <text:p>26.557594</text:p>
          </table:table-cell>
          <table:table-cell office:value-type="float" office:value="581.483915" calcext:value-type="float">
            <text:p>581.483915</text:p>
          </table:table-cell>
        </table:table-row>
        <table:table-row table:style-name="ro1">
          <table:table-cell office:value-type="float" office:value="3.069813" calcext:value-type="float">
            <text:p>3.069813</text:p>
          </table:table-cell>
          <table:table-cell office:value-type="float" office:value="1.498712" calcext:value-type="float">
            <text:p>1.498712</text:p>
          </table:table-cell>
          <table:table-cell office:value-type="float" office:value="0.488209" calcext:value-type="float">
            <text:p>0.488209</text:p>
          </table:table-cell>
          <table:table-cell office:value-type="float" office:value="3.617157" calcext:value-type="float">
            <text:p>3.617157</text:p>
          </table:table-cell>
          <table:table-cell office:value-type="float" office:value="-11.097893" calcext:value-type="float">
            <text:p>-11.097893</text:p>
          </table:table-cell>
          <table:table-cell office:value-type="float" office:value="37.877899" calcext:value-type="float">
            <text:p>37.877899</text:p>
          </table:table-cell>
          <table:table-cell office:value-type="float" office:value="12.361082" calcext:value-type="float">
            <text:p>12.361082</text:p>
          </table:table-cell>
          <table:table-cell table:formula="of:=[.D259]-[.E259]+[.F259]-[.G259]" office:value-type="float" office:value="40.231867" calcext:value-type="float">
            <text:p>40.231867</text:p>
          </table:table-cell>
          <table:table-cell table:formula="of:=[.D259]-[.E259]" office:value-type="float" office:value="14.71505" calcext:value-type="float">
            <text:p>14.71505</text:p>
          </table:table-cell>
          <table:table-cell table:formula="of:=[.F259]-[.G259]" office:value-type="float" office:value="25.516817" calcext:value-type="float">
            <text:p>25.516817</text:p>
          </table:table-cell>
          <table:table-cell office:value-type="float" office:value="583.377411" calcext:value-type="float">
            <text:p>583.377411</text:p>
          </table:table-cell>
        </table:table-row>
        <table:table-row table:style-name="ro1">
          <table:table-cell table:number-columns-repeated="7"/>
          <table:table-cell table:formula="of:=[.D260]-[.E260]+[.F260]-[.G260]" office:value-type="float" office:value="0" calcext:value-type="float">
            <text:p>0</text:p>
          </table:table-cell>
          <table:table-cell table:formula="of:=[.D260]-[.E260]" office:value-type="float" office:value="0" calcext:value-type="float">
            <text:p>0</text:p>
          </table:table-cell>
          <table:table-cell table:formula="of:=[.F260]-[.G260]" office:value-type="float" office:value="0" calcext:value-type="float">
            <text:p>0</text:p>
          </table:table-cell>
          <table:table-cell office:value-type="string" calcext:value-type="string">
            <text:p>Result Results/79.txt saved</text:p>
          </table:table-cell>
        </table:table-row>
        <table:table-row table:style-name="ro1">
          <table:table-cell office:value-type="float" office:value="5.62174" calcext:value-type="float">
            <text:p>5.62174</text:p>
          </table:table-cell>
          <table:table-cell office:value-type="float" office:value="2.749336" calcext:value-type="float">
            <text:p>2.749336</text:p>
          </table:table-cell>
          <table:table-cell office:value-type="float" office:value="0.489054" calcext:value-type="float">
            <text:p>0.489054</text:p>
          </table:table-cell>
          <table:table-cell office:value-type="float" office:value="4.044496" calcext:value-type="float">
            <text:p>4.044496</text:p>
          </table:table-cell>
          <table:table-cell office:value-type="float" office:value="-12.790124" calcext:value-type="float">
            <text:p>-12.790124</text:p>
          </table:table-cell>
          <table:table-cell office:value-type="float" office:value="40.436209" calcext:value-type="float">
            <text:p>40.436209</text:p>
          </table:table-cell>
          <table:table-cell office:value-type="float" office:value="12.855392" calcext:value-type="float">
            <text:p>12.855392</text:p>
          </table:table-cell>
          <table:table-cell table:formula="of:=[.D261]-[.E261]+[.F261]-[.G261]" office:value-type="float" office:value="44.415437" calcext:value-type="float">
            <text:p>44.415437</text:p>
          </table:table-cell>
          <table:table-cell table:formula="of:=[.D261]-[.E261]" office:value-type="float" office:value="16.83462" calcext:value-type="float">
            <text:p>16.83462</text:p>
          </table:table-cell>
          <table:table-cell table:formula="of:=[.F261]-[.G261]" office:value-type="float" office:value="27.580817" calcext:value-type="float">
            <text:p>27.580817</text:p>
          </table:table-cell>
          <table:table-cell office:value-type="float" office:value="587.991442" calcext:value-type="float">
            <text:p>587.991442</text:p>
          </table:table-cell>
        </table:table-row>
        <table:table-row table:style-name="ro1">
          <table:table-cell office:value-type="float" office:value="4.521455" calcext:value-type="float">
            <text:p>4.521455</text:p>
          </table:table-cell>
          <table:table-cell office:value-type="float" office:value="2.219878" calcext:value-type="float">
            <text:p>2.219878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4.38274" calcext:value-type="float">
            <text:p>4.38274</text:p>
          </table:table-cell>
          <table:table-cell office:value-type="float" office:value="-12.895573" calcext:value-type="float">
            <text:p>-12.895573</text:p>
          </table:table-cell>
          <table:table-cell office:value-type="float" office:value="41.009435" calcext:value-type="float">
            <text:p>41.009435</text:p>
          </table:table-cell>
          <table:table-cell office:value-type="float" office:value="13.178041" calcext:value-type="float">
            <text:p>13.178041</text:p>
          </table:table-cell>
          <table:table-cell table:formula="of:=[.D262]-[.E262]+[.F262]-[.G262]" office:value-type="float" office:value="45.109707" calcext:value-type="float">
            <text:p>45.109707</text:p>
          </table:table-cell>
          <table:table-cell table:formula="of:=[.D262]-[.E262]" office:value-type="float" office:value="17.278313" calcext:value-type="float">
            <text:p>17.278313</text:p>
          </table:table-cell>
          <table:table-cell table:formula="of:=[.F262]-[.G262]" office:value-type="float" office:value="27.831394" calcext:value-type="float">
            <text:p>27.831394</text:p>
          </table:table-cell>
          <table:table-cell office:value-type="float" office:value="590.223921" calcext:value-type="float">
            <text:p>590.223921</text:p>
          </table:table-cell>
        </table:table-row>
        <table:table-row table:style-name="ro1">
          <table:table-cell table:number-columns-repeated="7"/>
          <table:table-cell table:formula="of:=[.D263]-[.E263]+[.F263]-[.G263]" office:value-type="float" office:value="0" calcext:value-type="float">
            <text:p>0</text:p>
          </table:table-cell>
          <table:table-cell table:formula="of:=[.D263]-[.E263]" office:value-type="float" office:value="0" calcext:value-type="float">
            <text:p>0</text:p>
          </table:table-cell>
          <table:table-cell table:formula="of:=[.F263]-[.G263]" office:value-type="float" office:value="0" calcext:value-type="float">
            <text:p>0</text:p>
          </table:table-cell>
          <table:table-cell office:value-type="string" calcext:value-type="string">
            <text:p>Result Results/80.txt saved</text:p>
          </table:table-cell>
        </table:table-row>
        <table:table-row table:style-name="ro1">
          <table:table-cell office:value-type="float" office:value="4.518265" calcext:value-type="float">
            <text:p>4.518265</text:p>
          </table:table-cell>
          <table:table-cell office:value-type="float" office:value="2.227706" calcext:value-type="float">
            <text:p>2.227706</text:p>
          </table:table-cell>
          <table:table-cell office:value-type="float" office:value="0.493045" calcext:value-type="float">
            <text:p>0.493045</text:p>
          </table:table-cell>
          <table:table-cell office:value-type="float" office:value="4.643674" calcext:value-type="float">
            <text:p>4.643674</text:p>
          </table:table-cell>
          <table:table-cell office:value-type="float" office:value="-12.660619" calcext:value-type="float">
            <text:p>-12.660619</text:p>
          </table:table-cell>
          <table:table-cell office:value-type="float" office:value="41.542395" calcext:value-type="float">
            <text:p>41.542395</text:p>
          </table:table-cell>
          <table:table-cell office:value-type="float" office:value="13.650312" calcext:value-type="float">
            <text:p>13.650312</text:p>
          </table:table-cell>
          <table:table-cell table:formula="of:=[.D264]-[.E264]+[.F264]-[.G264]" office:value-type="float" office:value="45.196376" calcext:value-type="float">
            <text:p>45.196376</text:p>
          </table:table-cell>
          <table:table-cell table:formula="of:=[.D264]-[.E264]" office:value-type="float" office:value="17.304293" calcext:value-type="float">
            <text:p>17.304293</text:p>
          </table:table-cell>
          <table:table-cell table:formula="of:=[.F264]-[.G264]" office:value-type="float" office:value="27.892083" calcext:value-type="float">
            <text:p>27.892083</text:p>
          </table:table-cell>
          <table:table-cell office:value-type="float" office:value="592.253386" calcext:value-type="float">
            <text:p>592.253386</text:p>
          </table:table-cell>
        </table:table-row>
        <table:table-row table:style-name="ro1">
          <table:table-cell office:value-type="float" office:value="4.329719" calcext:value-type="float">
            <text:p>4.329719</text:p>
          </table:table-cell>
          <table:table-cell office:value-type="float" office:value="2.143808" calcext:value-type="float">
            <text:p>2.143808</text:p>
          </table:table-cell>
          <table:table-cell office:value-type="float" office:value="0.495138" calcext:value-type="float">
            <text:p>0.495138</text:p>
          </table:table-cell>
          <table:table-cell office:value-type="float" office:value="4.86963" calcext:value-type="float">
            <text:p>4.86963</text:p>
          </table:table-cell>
          <table:table-cell office:value-type="float" office:value="-12.035912" calcext:value-type="float">
            <text:p>-12.035912</text:p>
          </table:table-cell>
          <table:table-cell office:value-type="float" office:value="41.845356" calcext:value-type="float">
            <text:p>41.845356</text:p>
          </table:table-cell>
          <table:table-cell office:value-type="float" office:value="14.222301" calcext:value-type="float">
            <text:p>14.222301</text:p>
          </table:table-cell>
          <table:table-cell table:formula="of:=[.D265]-[.E265]+[.F265]-[.G265]" office:value-type="float" office:value="44.528597" calcext:value-type="float">
            <text:p>44.528597</text:p>
          </table:table-cell>
          <table:table-cell table:formula="of:=[.D265]-[.E265]" office:value-type="float" office:value="16.905542" calcext:value-type="float">
            <text:p>16.905542</text:p>
          </table:table-cell>
          <table:table-cell table:formula="of:=[.F265]-[.G265]" office:value-type="float" office:value="27.623055" calcext:value-type="float">
            <text:p>27.623055</text:p>
          </table:table-cell>
          <table:table-cell office:value-type="float" office:value="594.079082" calcext:value-type="float">
            <text:p>594.079082</text:p>
          </table:table-cell>
        </table:table-row>
        <table:table-row table:style-name="ro1">
          <table:table-cell office:value-type="float" office:value="1.017767" calcext:value-type="float">
            <text:p>1.017767</text:p>
          </table:table-cell>
          <table:table-cell office:value-type="float" office:value="0.504506" calcext:value-type="float">
            <text:p>0.504506</text:p>
          </table:table-cell>
          <table:table-cell office:value-type="float" office:value="0.495699" calcext:value-type="float">
            <text:p>0.495699</text:p>
          </table:table-cell>
          <table:table-cell office:value-type="float" office:value="4.381989" calcext:value-type="float">
            <text:p>4.381989</text:p>
          </table:table-cell>
          <table:table-cell office:value-type="float" office:value="-9.247789" calcext:value-type="float">
            <text:p>-9.247789</text:p>
          </table:table-cell>
          <table:table-cell office:value-type="float" office:value="35.955765" calcext:value-type="float">
            <text:p>35.955765</text:p>
          </table:table-cell>
          <table:table-cell office:value-type="float" office:value="12.698615" calcext:value-type="float">
            <text:p>12.698615</text:p>
          </table:table-cell>
          <table:table-cell table:formula="of:=[.D266]-[.E266]+[.F266]-[.G266]" office:value-type="float" office:value="36.886928" calcext:value-type="float">
            <text:p>36.886928</text:p>
          </table:table-cell>
          <table:table-cell table:formula="of:=[.D266]-[.E266]" office:value-type="float" office:value="13.629778" calcext:value-type="float">
            <text:p>13.629778</text:p>
          </table:table-cell>
          <table:table-cell table:formula="of:=[.F266]-[.G266]" office:value-type="float" office:value="23.25715" calcext:value-type="float">
            <text:p>23.25715</text:p>
          </table:table-cell>
          <table:table-cell office:value-type="float" office:value="594.424074" calcext:value-type="float">
            <text:p>594.424074</text:p>
          </table:table-cell>
        </table:table-row>
        <table:table-row table:style-name="ro1">
          <table:table-cell table:number-columns-repeated="7"/>
          <table:table-cell table:formula="of:=[.D267]-[.E267]+[.F267]-[.G267]" office:value-type="float" office:value="0" calcext:value-type="float">
            <text:p>0</text:p>
          </table:table-cell>
          <table:table-cell table:formula="of:=[.D267]-[.E267]" office:value-type="float" office:value="0" calcext:value-type="float">
            <text:p>0</text:p>
          </table:table-cell>
          <table:table-cell table:formula="of:=[.F267]-[.G267]" office:value-type="float" office:value="0" calcext:value-type="float">
            <text:p>0</text:p>
          </table:table-cell>
          <table:table-cell office:value-type="string" calcext:value-type="string">
            <text:p>Result Results/81.txt saved</text:p>
          </table:table-cell>
        </table:table-row>
        <table:table-row table:style-name="ro1">
          <table:table-cell office:value-type="float" office:value="5.544167" calcext:value-type="float">
            <text:p>5.544167</text:p>
          </table:table-cell>
          <table:table-cell office:value-type="float" office:value="2.743771" calcext:value-type="float">
            <text:p>2.743771</text:p>
          </table:table-cell>
          <table:table-cell office:value-type="float" office:value="0.494893" calcext:value-type="float">
            <text:p>0.494893</text:p>
          </table:table-cell>
          <table:table-cell office:value-type="float" office:value="4.873645" calcext:value-type="float">
            <text:p>4.873645</text:p>
          </table:table-cell>
          <table:table-cell office:value-type="float" office:value="-9.779331" calcext:value-type="float">
            <text:p>-9.779331</text:p>
          </table:table-cell>
          <table:table-cell office:value-type="float" office:value="39.973647" calcext:value-type="float">
            <text:p>39.973647</text:p>
          </table:table-cell>
          <table:table-cell office:value-type="float" office:value="14.42129" calcext:value-type="float">
            <text:p>14.42129</text:p>
          </table:table-cell>
          <table:table-cell table:formula="of:=[.D268]-[.E268]+[.F268]-[.G268]" office:value-type="float" office:value="40.205333" calcext:value-type="float">
            <text:p>40.205333</text:p>
          </table:table-cell>
          <table:table-cell table:formula="of:=[.D268]-[.E268]" office:value-type="float" office:value="14.652976" calcext:value-type="float">
            <text:p>14.652976</text:p>
          </table:table-cell>
          <table:table-cell table:formula="of:=[.F268]-[.G268]" office:value-type="float" office:value="25.552357" calcext:value-type="float">
            <text:p>25.552357</text:p>
          </table:table-cell>
          <table:table-cell office:value-type="float" office:value="600.936328" calcext:value-type="float">
            <text:p>600.936328</text:p>
          </table:table-cell>
        </table:table-row>
        <table:table-row table:style-name="ro1">
          <table:table-cell office:value-type="float" office:value="3.32326" calcext:value-type="float">
            <text:p>3.32326</text:p>
          </table:table-cell>
          <table:table-cell office:value-type="float" office:value="1.646767" calcext:value-type="float">
            <text:p>1.646767</text:p>
          </table:table-cell>
          <table:table-cell office:value-type="float" office:value="0.495528" calcext:value-type="float">
            <text:p>0.495528</text:p>
          </table:table-cell>
          <table:table-cell office:value-type="float" office:value="5.043679" calcext:value-type="float">
            <text:p>5.043679</text:p>
          </table:table-cell>
          <table:table-cell office:value-type="float" office:value="-8.619016" calcext:value-type="float">
            <text:p>-8.619016</text:p>
          </table:table-cell>
          <table:table-cell office:value-type="float" office:value="39.561273" calcext:value-type="float">
            <text:p>39.561273</text:p>
          </table:table-cell>
          <table:table-cell office:value-type="float" office:value="14.808371" calcext:value-type="float">
            <text:p>14.808371</text:p>
          </table:table-cell>
          <table:table-cell table:formula="of:=[.D269]-[.E269]+[.F269]-[.G269]" office:value-type="float" office:value="38.415597" calcext:value-type="float">
            <text:p>38.415597</text:p>
          </table:table-cell>
          <table:table-cell table:formula="of:=[.D269]-[.E269]" office:value-type="float" office:value="13.662695" calcext:value-type="float">
            <text:p>13.662695</text:p>
          </table:table-cell>
          <table:table-cell table:formula="of:=[.F269]-[.G269]" office:value-type="float" office:value="24.752902" calcext:value-type="float">
            <text:p>24.752902</text:p>
          </table:table-cell>
          <table:table-cell office:value-type="float" office:value="603.490447" calcext:value-type="float">
            <text:p>603.490447</text:p>
          </table:table-cell>
        </table:table-row>
        <table:table-row table:style-name="ro1">
          <table:table-cell table:number-columns-repeated="7"/>
          <table:table-cell table:formula="of:=[.D270]-[.E270]+[.F270]-[.G270]" office:value-type="float" office:value="0" calcext:value-type="float">
            <text:p>0</text:p>
          </table:table-cell>
          <table:table-cell table:formula="of:=[.D270]-[.E270]" office:value-type="float" office:value="0" calcext:value-type="float">
            <text:p>0</text:p>
          </table:table-cell>
          <table:table-cell table:formula="of:=[.F270]-[.G270]" office:value-type="float" office:value="0" calcext:value-type="float">
            <text:p>0</text:p>
          </table:table-cell>
          <table:table-cell office:value-type="string" calcext:value-type="string">
            <text:p>Result Results/82.txt saved</text:p>
          </table:table-cell>
        </table:table-row>
        <table:table-row table:style-name="ro1">
          <table:table-cell office:value-type="float" office:value="5.211086" calcext:value-type="float">
            <text:p>5.211086</text:p>
          </table:table-cell>
          <table:table-cell office:value-type="float" office:value="2.58419" calcext:value-type="float">
            <text:p>2.58419</text:p>
          </table:table-cell>
          <table:table-cell office:value-type="float" office:value="0.495902" calcext:value-type="float">
            <text:p>0.495902</text:p>
          </table:table-cell>
          <table:table-cell office:value-type="float" office:value="5.599969" calcext:value-type="float">
            <text:p>5.599969</text:p>
          </table:table-cell>
          <table:table-cell office:value-type="float" office:value="-8.509571" calcext:value-type="float">
            <text:p>-8.509571</text:p>
          </table:table-cell>
          <table:table-cell office:value-type="float" office:value="42.610233" calcext:value-type="float">
            <text:p>42.610233</text:p>
          </table:table-cell>
          <table:table-cell office:value-type="float" office:value="16.501896" calcext:value-type="float">
            <text:p>16.501896</text:p>
          </table:table-cell>
          <table:table-cell table:formula="of:=[.D271]-[.E271]+[.F271]-[.G271]" office:value-type="float" office:value="40.217877" calcext:value-type="float">
            <text:p>40.217877</text:p>
          </table:table-cell>
          <table:table-cell table:formula="of:=[.D271]-[.E271]" office:value-type="float" office:value="14.10954" calcext:value-type="float">
            <text:p>14.10954</text:p>
          </table:table-cell>
          <table:table-cell table:formula="of:=[.F271]-[.G271]" office:value-type="float" office:value="26.108337" calcext:value-type="float">
            <text:p>26.108337</text:p>
          </table:table-cell>
          <table:table-cell office:value-type="float" office:value="608.245287" calcext:value-type="float">
            <text:p>608.245287</text:p>
          </table:table-cell>
        </table:table-row>
        <table:table-row table:style-name="ro1">
          <table:table-cell office:value-type="float" office:value="3.656631" calcext:value-type="float">
            <text:p>3.656631</text:p>
          </table:table-cell>
          <table:table-cell office:value-type="float" office:value="1.817969" calcext:value-type="float">
            <text:p>1.817969</text:p>
          </table:table-cell>
          <table:table-cell office:value-type="float" office:value="0.497171" calcext:value-type="float">
            <text:p>0.497171</text:p>
          </table:table-cell>
          <table:table-cell office:value-type="float" office:value="5.842693" calcext:value-type="float">
            <text:p>5.842693</text:p>
          </table:table-cell>
          <table:table-cell office:value-type="float" office:value="-7.518766" calcext:value-type="float">
            <text:p>-7.518766</text:p>
          </table:table-cell>
          <table:table-cell office:value-type="float" office:value="42.563717" calcext:value-type="float">
            <text:p>42.563717</text:p>
          </table:table-cell>
          <table:table-cell office:value-type="float" office:value="17.126393" calcext:value-type="float">
            <text:p>17.126393</text:p>
          </table:table-cell>
          <table:table-cell table:formula="of:=[.D272]-[.E272]+[.F272]-[.G272]" office:value-type="float" office:value="38.798783" calcext:value-type="float">
            <text:p>38.798783</text:p>
          </table:table-cell>
          <table:table-cell table:formula="of:=[.D272]-[.E272]" office:value-type="float" office:value="13.361459" calcext:value-type="float">
            <text:p>13.361459</text:p>
          </table:table-cell>
          <table:table-cell table:formula="of:=[.F272]-[.G272]" office:value-type="float" office:value="25.437324" calcext:value-type="float">
            <text:p>25.437324</text:p>
          </table:table-cell>
          <table:table-cell office:value-type="float" office:value="610.350546" calcext:value-type="float">
            <text:p>610.350546</text:p>
          </table:table-cell>
        </table:table-row>
        <table:table-row table:style-name="ro1">
          <table:table-cell table:number-columns-repeated="7"/>
          <table:table-cell table:formula="of:=[.D273]-[.E273]+[.F273]-[.G273]" office:value-type="float" office:value="0" calcext:value-type="float">
            <text:p>0</text:p>
          </table:table-cell>
          <table:table-cell table:formula="of:=[.D273]-[.E273]" office:value-type="float" office:value="0" calcext:value-type="float">
            <text:p>0</text:p>
          </table:table-cell>
          <table:table-cell table:formula="of:=[.F273]-[.G273]" office:value-type="float" office:value="0" calcext:value-type="float">
            <text:p>0</text:p>
          </table:table-cell>
          <table:table-cell office:value-type="string" calcext:value-type="string">
            <text:p>Result Results/83.txt saved</text:p>
          </table:table-cell>
        </table:table-row>
        <table:table-row table:style-name="ro1">
          <table:table-cell office:value-type="float" office:value="5.118945" calcext:value-type="float">
            <text:p>5.118945</text:p>
          </table:table-cell>
          <table:table-cell office:value-type="float" office:value="2.552844" calcext:value-type="float">
            <text:p>2.552844</text:p>
          </table:table-cell>
          <table:table-cell office:value-type="float" office:value="0.498705" calcext:value-type="float">
            <text:p>0.498705</text:p>
          </table:table-cell>
          <table:table-cell office:value-type="float" office:value="6.425248" calcext:value-type="float">
            <text:p>6.425248</text:p>
          </table:table-cell>
          <table:table-cell office:value-type="float" office:value="-7.127994" calcext:value-type="float">
            <text:p>-7.127994</text:p>
          </table:table-cell>
          <table:table-cell office:value-type="float" office:value="45.666309" calcext:value-type="float">
            <text:p>45.666309</text:p>
          </table:table-cell>
          <table:table-cell office:value-type="float" office:value="19.085608" calcext:value-type="float">
            <text:p>19.085608</text:p>
          </table:table-cell>
          <table:table-cell table:formula="of:=[.D274]-[.E274]+[.F274]-[.G274]" office:value-type="float" office:value="40.133943" calcext:value-type="float">
            <text:p>40.133943</text:p>
          </table:table-cell>
          <table:table-cell table:formula="of:=[.D274]-[.E274]" office:value-type="float" office:value="13.553242" calcext:value-type="float">
            <text:p>13.553242</text:p>
          </table:table-cell>
          <table:table-cell table:formula="of:=[.F274]-[.G274]" office:value-type="float" office:value="26.580701" calcext:value-type="float">
            <text:p>26.580701</text:p>
          </table:table-cell>
          <table:table-cell office:value-type="float" office:value="613.59134" calcext:value-type="float">
            <text:p>613.59134</text:p>
          </table:table-cell>
        </table:table-row>
        <table:table-row table:style-name="ro1">
          <table:table-cell office:value-type="float" office:value="3.652866" calcext:value-type="float">
            <text:p>3.652866</text:p>
          </table:table-cell>
          <table:table-cell office:value-type="float" office:value="1.829545" calcext:value-type="float">
            <text:p>1.829545</text:p>
          </table:table-cell>
          <table:table-cell office:value-type="float" office:value="0.500852" calcext:value-type="float">
            <text:p>0.500852</text:p>
          </table:table-cell>
          <table:table-cell office:value-type="float" office:value="6.623651" calcext:value-type="float">
            <text:p>6.623651</text:p>
          </table:table-cell>
          <table:table-cell office:value-type="float" office:value="-5.922239" calcext:value-type="float">
            <text:p>-5.922239</text:p>
          </table:table-cell>
          <table:table-cell office:value-type="float" office:value="45.934706" calcext:value-type="float">
            <text:p>45.934706</text:p>
          </table:table-cell>
          <table:table-cell office:value-type="float" office:value="19.966302" calcext:value-type="float">
            <text:p>19.966302</text:p>
          </table:table-cell>
          <table:table-cell table:formula="of:=[.D275]-[.E275]+[.F275]-[.G275]" office:value-type="float" office:value="38.514294" calcext:value-type="float">
            <text:p>38.514294</text:p>
          </table:table-cell>
          <table:table-cell table:formula="of:=[.D275]-[.E275]" office:value-type="float" office:value="12.54589" calcext:value-type="float">
            <text:p>12.54589</text:p>
          </table:table-cell>
          <table:table-cell table:formula="of:=[.F275]-[.G275]" office:value-type="float" office:value="25.968404" calcext:value-type="float">
            <text:p>25.968404</text:p>
          </table:table-cell>
          <table:table-cell office:value-type="float" office:value="614.614331" calcext:value-type="float">
            <text:p>614.614331</text:p>
          </table:table-cell>
        </table:table-row>
        <table:table-row table:style-name="ro1">
          <table:table-cell table:number-columns-repeated="7"/>
          <table:table-cell table:formula="of:=[.D276]-[.E276]+[.F276]-[.G276]" office:value-type="float" office:value="0" calcext:value-type="float">
            <text:p>0</text:p>
          </table:table-cell>
          <table:table-cell table:formula="of:=[.D276]-[.E276]" office:value-type="float" office:value="0" calcext:value-type="float">
            <text:p>0</text:p>
          </table:table-cell>
          <table:table-cell table:formula="of:=[.F276]-[.G276]" office:value-type="float" office:value="0" calcext:value-type="float">
            <text:p>0</text:p>
          </table:table-cell>
          <table:table-cell office:value-type="string" calcext:value-type="string">
            <text:p>Result Results/84.txt saved</text:p>
          </table:table-cell>
        </table:table-row>
        <table:table-row table:style-name="ro1">
          <table:table-cell office:value-type="float" office:value="4.699308" calcext:value-type="float">
            <text:p>4.699308</text:p>
          </table:table-cell>
          <table:table-cell office:value-type="float" office:value="2.365401" calcext:value-type="float">
            <text:p>2.365401</text:p>
          </table:table-cell>
          <table:table-cell office:value-type="float" office:value="0.503351" calcext:value-type="float">
            <text:p>0.503351</text:p>
          </table:table-cell>
          <table:table-cell office:value-type="float" office:value="7.097993" calcext:value-type="float">
            <text:p>7.097993</text:p>
          </table:table-cell>
          <table:table-cell office:value-type="float" office:value="-5.014815" calcext:value-type="float">
            <text:p>-5.014815</text:p>
          </table:table-cell>
          <table:table-cell office:value-type="float" office:value="48.827007" calcext:value-type="float">
            <text:p>48.827007</text:p>
          </table:table-cell>
          <table:table-cell office:value-type="float" office:value="22.094775" calcext:value-type="float">
            <text:p>22.094775</text:p>
          </table:table-cell>
          <table:table-cell table:formula="of:=[.D277]-[.E277]+[.F277]-[.G277]" office:value-type="float" office:value="38.84504" calcext:value-type="float">
            <text:p>38.84504</text:p>
          </table:table-cell>
          <table:table-cell table:formula="of:=[.D277]-[.E277]" office:value-type="float" office:value="12.112808" calcext:value-type="float">
            <text:p>12.112808</text:p>
          </table:table-cell>
          <table:table-cell table:formula="of:=[.F277]-[.G277]" office:value-type="float" office:value="26.732232" calcext:value-type="float">
            <text:p>26.732232</text:p>
          </table:table-cell>
          <table:table-cell office:value-type="float" office:value="616.262121" calcext:value-type="float">
            <text:p>616.262121</text:p>
          </table:table-cell>
        </table:table-row>
        <table:table-row table:style-name="ro1">
          <table:table-cell office:value-type="float" office:value="2.611803" calcext:value-type="float">
            <text:p>2.611803</text:p>
          </table:table-cell>
          <table:table-cell office:value-type="float" office:value="1.319978" calcext:value-type="float">
            <text:p>1.319978</text:p>
          </table:table-cell>
          <table:table-cell office:value-type="float" office:value="0.505389" calcext:value-type="float">
            <text:p>0.505389</text:p>
          </table:table-cell>
          <table:table-cell office:value-type="float" office:value="6.926909" calcext:value-type="float">
            <text:p>6.926909</text:p>
          </table:table-cell>
          <table:table-cell office:value-type="float" office:value="-3.434517" calcext:value-type="float">
            <text:p>-3.434517</text:p>
          </table:table-cell>
          <table:table-cell office:value-type="float" office:value="46.855282" calcext:value-type="float">
            <text:p>46.855282</text:p>
          </table:table-cell>
          <table:table-cell office:value-type="float" office:value="21.979103" calcext:value-type="float">
            <text:p>21.979103</text:p>
          </table:table-cell>
          <table:table-cell table:formula="of:=[.D278]-[.E278]+[.F278]-[.G278]" office:value-type="float" office:value="35.237605" calcext:value-type="float">
            <text:p>35.237605</text:p>
          </table:table-cell>
          <table:table-cell table:formula="of:=[.D278]-[.E278]" office:value-type="float" office:value="10.361426" calcext:value-type="float">
            <text:p>10.361426</text:p>
          </table:table-cell>
          <table:table-cell table:formula="of:=[.F278]-[.G278]" office:value-type="float" office:value="24.876179" calcext:value-type="float">
            <text:p>24.876179</text:p>
          </table:table-cell>
          <table:table-cell office:value-type="float" office:value="616.388201" calcext:value-type="float">
            <text:p>616.388201</text:p>
          </table:table-cell>
        </table:table-row>
        <table:table-row table:style-name="ro1">
          <table:table-cell office:value-type="float" office:value="0.71515" calcext:value-type="float">
            <text:p>0.71515</text:p>
          </table:table-cell>
          <table:table-cell office:value-type="float" office:value="0.361723" calcext:value-type="float">
            <text:p>0.361723</text:p>
          </table:table-cell>
          <table:table-cell office:value-type="float" office:value="0.505799" calcext:value-type="float">
            <text:p>0.505799</text:p>
          </table:table-cell>
          <table:table-cell office:value-type="float" office:value="6.006306" calcext:value-type="float">
            <text:p>6.006306</text:p>
          </table:table-cell>
          <table:table-cell office:value-type="float" office:value="-1.684068" calcext:value-type="float">
            <text:p>-1.684068</text:p>
          </table:table-cell>
          <table:table-cell office:value-type="float" office:value="39.965511" calcext:value-type="float">
            <text:p>39.965511</text:p>
          </table:table-cell>
          <table:table-cell office:value-type="float" office:value="19.304416" calcext:value-type="float">
            <text:p>19.304416</text:p>
          </table:table-cell>
          <table:table-cell table:formula="of:=[.D279]-[.E279]+[.F279]-[.G279]" office:value-type="float" office:value="28.351469" calcext:value-type="float">
            <text:p>28.351469</text:p>
          </table:table-cell>
          <table:table-cell table:formula="of:=[.D279]-[.E279]" office:value-type="float" office:value="7.690374" calcext:value-type="float">
            <text:p>7.690374</text:p>
          </table:table-cell>
          <table:table-cell table:formula="of:=[.F279]-[.G279]" office:value-type="float" office:value="20.661095" calcext:value-type="float">
            <text:p>20.661095</text:p>
          </table:table-cell>
          <table:table-cell office:value-type="float" office:value="616.603729" calcext:value-type="float">
            <text:p>616.603729</text:p>
          </table:table-cell>
        </table:table-row>
        <table:table-row table:style-name="ro1">
          <table:table-cell table:number-columns-repeated="7"/>
          <table:table-cell table:formula="of:=[.D280]-[.E280]+[.F280]-[.G280]" office:value-type="float" office:value="0" calcext:value-type="float">
            <text:p>0</text:p>
          </table:table-cell>
          <table:table-cell table:formula="of:=[.D280]-[.E280]" office:value-type="float" office:value="0" calcext:value-type="float">
            <text:p>0</text:p>
          </table:table-cell>
          <table:table-cell table:formula="of:=[.F280]-[.G280]" office:value-type="float" office:value="0" calcext:value-type="float">
            <text:p>0</text:p>
          </table:table-cell>
          <table:table-cell office:value-type="string" calcext:value-type="string">
            <text:p>Result Results/85.txt saved</text:p>
          </table:table-cell>
        </table:table-row>
        <table:table-row table:style-name="ro1">
          <table:table-cell office:value-type="float" office:value="4.236781" calcext:value-type="float">
            <text:p>4.236781</text:p>
          </table:table-cell>
          <table:table-cell office:value-type="float" office:value="2.136748" calcext:value-type="float">
            <text:p>2.136748</text:p>
          </table:table-cell>
          <table:table-cell office:value-type="float" office:value="0.504333" calcext:value-type="float">
            <text:p>0.504333</text:p>
          </table:table-cell>
          <table:table-cell office:value-type="float" office:value="6.662813" calcext:value-type="float">
            <text:p>6.662813</text:p>
          </table:table-cell>
          <table:table-cell office:value-type="float" office:value="-1.082728" calcext:value-type="float">
            <text:p>-1.082728</text:p>
          </table:table-cell>
          <table:table-cell office:value-type="float" office:value="44.803198" calcext:value-type="float">
            <text:p>44.803198</text:p>
          </table:table-cell>
          <table:table-cell office:value-type="float" office:value="22.308055" calcext:value-type="float">
            <text:p>22.308055</text:p>
          </table:table-cell>
          <table:table-cell table:formula="of:=[.D281]-[.E281]+[.F281]-[.G281]" office:value-type="float" office:value="30.240684" calcext:value-type="float">
            <text:p>30.240684</text:p>
          </table:table-cell>
          <table:table-cell table:formula="of:=[.D281]-[.E281]" office:value-type="float" office:value="7.745541" calcext:value-type="float">
            <text:p>7.745541</text:p>
          </table:table-cell>
          <table:table-cell table:formula="of:=[.F281]-[.G281]" office:value-type="float" office:value="22.495143" calcext:value-type="float">
            <text:p>22.495143</text:p>
          </table:table-cell>
          <table:table-cell office:value-type="float" office:value="622.633552" calcext:value-type="float">
            <text:p>622.633552</text:p>
          </table:table-cell>
        </table:table-row>
        <table:table-row table:style-name="ro1">
          <table:table-cell office:value-type="float" office:value="2.246172" calcext:value-type="float">
            <text:p>2.246172</text:p>
          </table:table-cell>
          <table:table-cell office:value-type="float" office:value="1.133132" calcext:value-type="float">
            <text:p>1.133132</text:p>
          </table:table-cell>
          <table:table-cell office:value-type="float" office:value="0.504473" calcext:value-type="float">
            <text:p>0.504473</text:p>
          </table:table-cell>
          <table:table-cell office:value-type="float" office:value="6.597219" calcext:value-type="float">
            <text:p>6.597219</text:p>
          </table:table-cell>
          <table:table-cell office:value-type="float" office:value="0.079215" calcext:value-type="float">
            <text:p>0.079215</text:p>
          </table:table-cell>
          <table:table-cell office:value-type="float" office:value="43.713781" calcext:value-type="float">
            <text:p>43.713781</text:p>
          </table:table-cell>
          <table:table-cell office:value-type="float" office:value="22.220735" calcext:value-type="float">
            <text:p>22.220735</text:p>
          </table:table-cell>
          <table:table-cell table:formula="of:=[.D282]-[.E282]+[.F282]-[.G282]" office:value-type="float" office:value="28.01105" calcext:value-type="float">
            <text:p>28.01105</text:p>
          </table:table-cell>
          <table:table-cell table:formula="of:=[.D282]-[.E282]" office:value-type="float" office:value="6.518004" calcext:value-type="float">
            <text:p>6.518004</text:p>
          </table:table-cell>
          <table:table-cell table:formula="of:=[.F282]-[.G282]" office:value-type="float" office:value="21.493046" calcext:value-type="float">
            <text:p>21.493046</text:p>
          </table:table-cell>
          <table:table-cell office:value-type="float" office:value="624.707011" calcext:value-type="float">
            <text:p>624.707011</text:p>
          </table:table-cell>
        </table:table-row>
        <table:table-row table:style-name="ro1">
          <table:table-cell table:number-columns-repeated="7"/>
          <table:table-cell table:formula="of:=[.D283]-[.E283]+[.F283]-[.G283]" office:value-type="float" office:value="0" calcext:value-type="float">
            <text:p>0</text:p>
          </table:table-cell>
          <table:table-cell table:formula="of:=[.D283]-[.E283]" office:value-type="float" office:value="0" calcext:value-type="float">
            <text:p>0</text:p>
          </table:table-cell>
          <table:table-cell table:formula="of:=[.F283]-[.G283]" office:value-type="float" office:value="0" calcext:value-type="float">
            <text:p>0</text:p>
          </table:table-cell>
          <table:table-cell office:value-type="string" calcext:value-type="string">
            <text:p>Result Results/86.txt saved</text:p>
          </table:table-cell>
        </table:table-row>
        <table:table-row table:style-name="ro1">
          <table:table-cell office:value-type="float" office:value="3.669175" calcext:value-type="float">
            <text:p>3.669175</text:p>
          </table:table-cell>
          <table:table-cell office:value-type="float" office:value="1.848554" calcext:value-type="float">
            <text:p>1.848554</text:p>
          </table:table-cell>
          <table:table-cell office:value-type="float" office:value="0.503806" calcext:value-type="float">
            <text:p>0.503806</text:p>
          </table:table-cell>
          <table:table-cell office:value-type="float" office:value="7.135294" calcext:value-type="float">
            <text:p>7.135294</text:p>
          </table:table-cell>
          <table:table-cell office:value-type="float" office:value="0.74542" calcext:value-type="float">
            <text:p>0.74542</text:p>
          </table:table-cell>
          <table:table-cell office:value-type="float" office:value="46.764467" calcext:value-type="float">
            <text:p>46.764467</text:p>
          </table:table-cell>
          <table:table-cell office:value-type="float" office:value="24.060701" calcext:value-type="float">
            <text:p>24.060701</text:p>
          </table:table-cell>
          <table:table-cell table:formula="of:=[.D284]-[.E284]+[.F284]-[.G284]" office:value-type="float" office:value="29.09364" calcext:value-type="float">
            <text:p>29.09364</text:p>
          </table:table-cell>
          <table:table-cell table:formula="of:=[.D284]-[.E284]" office:value-type="float" office:value="6.389874" calcext:value-type="float">
            <text:p>6.389874</text:p>
          </table:table-cell>
          <table:table-cell table:formula="of:=[.F284]-[.G284]" office:value-type="float" office:value="22.703766" calcext:value-type="float">
            <text:p>22.703766</text:p>
          </table:table-cell>
          <table:table-cell office:value-type="float" office:value="629.20237" calcext:value-type="float">
            <text:p>629.20237</text:p>
          </table:table-cell>
        </table:table-row>
        <table:table-row table:style-name="ro1">
          <table:table-cell office:value-type="float" office:value="2.659686" calcext:value-type="float">
            <text:p>2.659686</text:p>
          </table:table-cell>
          <table:table-cell office:value-type="float" office:value="1.340827" calcext:value-type="float">
            <text:p>1.340827</text:p>
          </table:table-cell>
          <table:table-cell office:value-type="float" office:value="0.50413" calcext:value-type="float">
            <text:p>0.50413</text:p>
          </table:table-cell>
          <table:table-cell office:value-type="float" office:value="7.230298" calcext:value-type="float">
            <text:p>7.230298</text:p>
          </table:table-cell>
          <table:table-cell office:value-type="float" office:value="1.432934" calcext:value-type="float">
            <text:p>1.432934</text:p>
          </table:table-cell>
          <table:table-cell office:value-type="float" office:value="46.619858" calcext:value-type="float">
            <text:p>46.619858</text:p>
          </table:table-cell>
          <table:table-cell office:value-type="float" office:value="24.232613" calcext:value-type="float">
            <text:p>24.232613</text:p>
          </table:table-cell>
          <table:table-cell table:formula="of:=[.D285]-[.E285]+[.F285]-[.G285]" office:value-type="float" office:value="28.184609" calcext:value-type="float">
            <text:p>28.184609</text:p>
          </table:table-cell>
          <table:table-cell table:formula="of:=[.D285]-[.E285]" office:value-type="float" office:value="5.797364" calcext:value-type="float">
            <text:p>5.797364</text:p>
          </table:table-cell>
          <table:table-cell table:formula="of:=[.F285]-[.G285]" office:value-type="float" office:value="22.387245" calcext:value-type="float">
            <text:p>22.387245</text:p>
          </table:table-cell>
          <table:table-cell office:value-type="float" office:value="631.458284" calcext:value-type="float">
            <text:p>631.458284</text:p>
          </table:table-cell>
        </table:table-row>
        <table:table-row table:style-name="ro1">
          <table:table-cell table:number-columns-repeated="7"/>
          <table:table-cell table:formula="of:=[.D286]-[.E286]+[.F286]-[.G286]" office:value-type="float" office:value="0" calcext:value-type="float">
            <text:p>0</text:p>
          </table:table-cell>
          <table:table-cell table:formula="of:=[.D286]-[.E286]" office:value-type="float" office:value="0" calcext:value-type="float">
            <text:p>0</text:p>
          </table:table-cell>
          <table:table-cell table:formula="of:=[.F286]-[.G286]" office:value-type="float" office:value="0" calcext:value-type="float">
            <text:p>0</text:p>
          </table:table-cell>
          <table:table-cell office:value-type="string" calcext:value-type="string">
            <text:p>Result Results/87.txt saved</text:p>
          </table:table-cell>
        </table:table-row>
        <table:table-row table:style-name="ro1">
          <table:table-cell office:value-type="float" office:value="4.646776" calcext:value-type="float">
            <text:p>4.646776</text:p>
          </table:table-cell>
          <table:table-cell office:value-type="float" office:value="2.344398" calcext:value-type="float">
            <text:p>2.344398</text:p>
          </table:table-cell>
          <table:table-cell office:value-type="float" office:value="0.504521" calcext:value-type="float">
            <text:p>0.504521</text:p>
          </table:table-cell>
          <table:table-cell office:value-type="float" office:value="8.082489" calcext:value-type="float">
            <text:p>8.082489</text:p>
          </table:table-cell>
          <table:table-cell office:value-type="float" office:value="1.736084" calcext:value-type="float">
            <text:p>1.736084</text:p>
          </table:table-cell>
          <table:table-cell office:value-type="float" office:value="51.949282" calcext:value-type="float">
            <text:p>51.949282</text:p>
          </table:table-cell>
          <table:table-cell office:value-type="float" office:value="26.966109" calcext:value-type="float">
            <text:p>26.966109</text:p>
          </table:table-cell>
          <table:table-cell table:formula="of:=[.D287]-[.E287]+[.F287]-[.G287]" office:value-type="float" office:value="31.329578" calcext:value-type="float">
            <text:p>31.329578</text:p>
          </table:table-cell>
          <table:table-cell table:formula="of:=[.D287]-[.E287]" office:value-type="float" office:value="6.346405" calcext:value-type="float">
            <text:p>6.346405</text:p>
          </table:table-cell>
          <table:table-cell table:formula="of:=[.F287]-[.G287]" office:value-type="float" office:value="24.983173" calcext:value-type="float">
            <text:p>24.983173</text:p>
          </table:table-cell>
          <table:table-cell office:value-type="float" office:value="635.615183" calcext:value-type="float">
            <text:p>635.615183</text:p>
          </table:table-cell>
        </table:table-row>
        <table:table-row table:style-name="ro1">
          <table:table-cell office:value-type="float" office:value="2.059047" calcext:value-type="float">
            <text:p>2.059047</text:p>
          </table:table-cell>
          <table:table-cell office:value-type="float" office:value="1.041896" calcext:value-type="float">
            <text:p>1.041896</text:p>
          </table:table-cell>
          <table:table-cell office:value-type="float" office:value="0.506009" calcext:value-type="float">
            <text:p>0.506009</text:p>
          </table:table-cell>
          <table:table-cell office:value-type="float" office:value="7.712912" calcext:value-type="float">
            <text:p>7.712912</text:p>
          </table:table-cell>
          <table:table-cell office:value-type="float" office:value="2.481679" calcext:value-type="float">
            <text:p>2.481679</text:p>
          </table:table-cell>
          <table:table-cell office:value-type="float" office:value="49.420917" calcext:value-type="float">
            <text:p>49.420917</text:p>
          </table:table-cell>
          <table:table-cell office:value-type="float" office:value="25.934687" calcext:value-type="float">
            <text:p>25.934687</text:p>
          </table:table-cell>
          <table:table-cell table:formula="of:=[.D288]-[.E288]+[.F288]-[.G288]" office:value-type="float" office:value="28.717463" calcext:value-type="float">
            <text:p>28.717463</text:p>
          </table:table-cell>
          <table:table-cell table:formula="of:=[.D288]-[.E288]" office:value-type="float" office:value="5.231233" calcext:value-type="float">
            <text:p>5.231233</text:p>
          </table:table-cell>
          <table:table-cell table:formula="of:=[.F288]-[.G288]" office:value-type="float" office:value="23.48623" calcext:value-type="float">
            <text:p>23.48623</text:p>
          </table:table-cell>
          <table:table-cell office:value-type="float" office:value="635.805695" calcext:value-type="float">
            <text:p>635.805695</text:p>
          </table:table-cell>
        </table:table-row>
        <table:table-row table:style-name="ro1">
          <table:table-cell table:number-columns-repeated="7"/>
          <table:table-cell table:formula="of:=[.D289]-[.E289]+[.F289]-[.G289]" office:value-type="float" office:value="0" calcext:value-type="float">
            <text:p>0</text:p>
          </table:table-cell>
          <table:table-cell table:formula="of:=[.D289]-[.E289]" office:value-type="float" office:value="0" calcext:value-type="float">
            <text:p>0</text:p>
          </table:table-cell>
          <table:table-cell table:formula="of:=[.F289]-[.G289]" office:value-type="float" office:value="0" calcext:value-type="float">
            <text:p>0</text:p>
          </table:table-cell>
          <table:table-cell office:value-type="string" calcext:value-type="string">
            <text:p>Result Results/88.txt saved</text:p>
          </table:table-cell>
        </table:table-row>
        <table:table-row table:style-name="ro1">
          <table:table-cell office:value-type="float" office:value="2.61076" calcext:value-type="float">
            <text:p>2.61076</text:p>
          </table:table-cell>
          <table:table-cell office:value-type="float" office:value="1.323678" calcext:value-type="float">
            <text:p>1.323678</text:p>
          </table:table-cell>
          <table:table-cell office:value-type="float" office:value="0.507009" calcext:value-type="float">
            <text:p>0.507009</text:p>
          </table:table-cell>
          <table:table-cell office:value-type="float" office:value="7.651029" calcext:value-type="float">
            <text:p>7.651029</text:p>
          </table:table-cell>
          <table:table-cell office:value-type="float" office:value="2.994669" calcext:value-type="float">
            <text:p>2.994669</text:p>
          </table:table-cell>
          <table:table-cell office:value-type="float" office:value="49.36777" calcext:value-type="float">
            <text:p>49.36777</text:p>
          </table:table-cell>
          <table:table-cell office:value-type="float" office:value="26.079829" calcext:value-type="float">
            <text:p>26.079829</text:p>
          </table:table-cell>
          <table:table-cell table:formula="of:=[.D290]-[.E290]+[.F290]-[.G290]" office:value-type="float" office:value="27.944301" calcext:value-type="float">
            <text:p>27.944301</text:p>
          </table:table-cell>
          <table:table-cell table:formula="of:=[.D290]-[.E290]" office:value-type="float" office:value="4.65636" calcext:value-type="float">
            <text:p>4.65636</text:p>
          </table:table-cell>
          <table:table-cell table:formula="of:=[.F290]-[.G290]" office:value-type="float" office:value="23.287941" calcext:value-type="float">
            <text:p>23.287941</text:p>
          </table:table-cell>
          <table:table-cell office:value-type="float" office:value="637.162596" calcext:value-type="float">
            <text:p>637.162596</text:p>
          </table:table-cell>
        </table:table-row>
        <table:table-row table:style-name="ro1">
          <table:table-cell office:value-type="float" office:value="2.408404" calcext:value-type="float">
            <text:p>2.408404</text:p>
          </table:table-cell>
          <table:table-cell office:value-type="float" office:value="1.222914" calcext:value-type="float">
            <text:p>1.222914</text:p>
          </table:table-cell>
          <table:table-cell office:value-type="float" office:value="0.507769" calcext:value-type="float">
            <text:p>0.507769</text:p>
          </table:table-cell>
          <table:table-cell office:value-type="float" office:value="7.526453" calcext:value-type="float">
            <text:p>7.526453</text:p>
          </table:table-cell>
          <table:table-cell office:value-type="float" office:value="3.470216" calcext:value-type="float">
            <text:p>3.470216</text:p>
          </table:table-cell>
          <table:table-cell office:value-type="float" office:value="48.93543" calcext:value-type="float">
            <text:p>48.93543</text:p>
          </table:table-cell>
          <table:table-cell office:value-type="float" office:value="26.049293" calcext:value-type="float">
            <text:p>26.049293</text:p>
          </table:table-cell>
          <table:table-cell table:formula="of:=[.D291]-[.E291]+[.F291]-[.G291]" office:value-type="float" office:value="26.942374" calcext:value-type="float">
            <text:p>26.942374</text:p>
          </table:table-cell>
          <table:table-cell table:formula="of:=[.D291]-[.E291]" office:value-type="float" office:value="4.056237" calcext:value-type="float">
            <text:p>4.056237</text:p>
          </table:table-cell>
          <table:table-cell table:formula="of:=[.F291]-[.G291]" office:value-type="float" office:value="22.886137" calcext:value-type="float">
            <text:p>22.886137</text:p>
          </table:table-cell>
          <table:table-cell office:value-type="float" office:value="638.616603" calcext:value-type="float">
            <text:p>638.616603</text:p>
          </table:table-cell>
        </table:table-row>
        <table:table-row table:style-name="ro1">
          <table:table-cell office:value-type="float" office:value="0.804153" calcext:value-type="float">
            <text:p>0.804153</text:p>
          </table:table-cell>
          <table:table-cell office:value-type="float" office:value="0.408448" calcext:value-type="float">
            <text:p>0.408448</text:p>
          </table:table-cell>
          <table:table-cell office:value-type="float" office:value="0.507924" calcext:value-type="float">
            <text:p>0.507924</text:p>
          </table:table-cell>
          <table:table-cell office:value-type="float" office:value="6.611938" calcext:value-type="float">
            <text:p>6.611938</text:p>
          </table:table-cell>
          <table:table-cell office:value-type="float" office:value="3.97531" calcext:value-type="float">
            <text:p>3.97531</text:p>
          </table:table-cell>
          <table:table-cell office:value-type="float" office:value="42.814632" calcext:value-type="float">
            <text:p>42.814632</text:p>
          </table:table-cell>
          <table:table-cell office:value-type="float" office:value="23.195752" calcext:value-type="float">
            <text:p>23.195752</text:p>
          </table:table-cell>
          <table:table-cell table:formula="of:=[.D292]-[.E292]+[.F292]-[.G292]" office:value-type="float" office:value="22.255508" calcext:value-type="float">
            <text:p>22.255508</text:p>
          </table:table-cell>
          <table:table-cell table:formula="of:=[.D292]-[.E292]" office:value-type="float" office:value="2.636628" calcext:value-type="float">
            <text:p>2.636628</text:p>
          </table:table-cell>
          <table:table-cell table:formula="of:=[.F292]-[.G292]" office:value-type="float" office:value="19.61888" calcext:value-type="float">
            <text:p>19.61888</text:p>
          </table:table-cell>
          <table:table-cell office:value-type="float" office:value="639.226852" calcext:value-type="float">
            <text:p>639.226852</text:p>
          </table:table-cell>
        </table:table-row>
        <table:table-row table:style-name="ro1">
          <table:table-cell table:number-columns-repeated="7"/>
          <table:table-cell table:formula="of:=[.D293]-[.E293]+[.F293]-[.G293]" office:value-type="float" office:value="0" calcext:value-type="float">
            <text:p>0</text:p>
          </table:table-cell>
          <table:table-cell table:formula="of:=[.D293]-[.E293]" office:value-type="float" office:value="0" calcext:value-type="float">
            <text:p>0</text:p>
          </table:table-cell>
          <table:table-cell table:formula="of:=[.F293]-[.G293]" office:value-type="float" office:value="0" calcext:value-type="float">
            <text:p>0</text:p>
          </table:table-cell>
          <table:table-cell office:value-type="string" calcext:value-type="string">
            <text:p>Result Results/89.txt saved</text:p>
          </table:table-cell>
        </table:table-row>
        <table:table-row table:style-name="ro1">
          <table:table-cell office:value-type="float" office:value="3.095233" calcext:value-type="float">
            <text:p>3.095233</text:p>
          </table:table-cell>
          <table:table-cell office:value-type="float" office:value="1.565556" calcext:value-type="float">
            <text:p>1.565556</text:p>
          </table:table-cell>
          <table:table-cell office:value-type="float" office:value="0.505796" calcext:value-type="float">
            <text:p>0.505796</text:p>
          </table:table-cell>
          <table:table-cell office:value-type="float" office:value="7.074742" calcext:value-type="float">
            <text:p>7.074742</text:p>
          </table:table-cell>
          <table:table-cell office:value-type="float" office:value="3.897979" calcext:value-type="float">
            <text:p>3.897979</text:p>
          </table:table-cell>
          <table:table-cell office:value-type="float" office:value="46.328623" calcext:value-type="float">
            <text:p>46.328623</text:p>
          </table:table-cell>
          <table:table-cell office:value-type="float" office:value="24.970743" calcext:value-type="float">
            <text:p>24.970743</text:p>
          </table:table-cell>
          <table:table-cell table:formula="of:=[.D294]-[.E294]+[.F294]-[.G294]" office:value-type="float" office:value="24.534643" calcext:value-type="float">
            <text:p>24.534643</text:p>
          </table:table-cell>
          <table:table-cell table:formula="of:=[.D294]-[.E294]" office:value-type="float" office:value="3.176763" calcext:value-type="float">
            <text:p>3.176763</text:p>
          </table:table-cell>
          <table:table-cell table:formula="of:=[.F294]-[.G294]" office:value-type="float" office:value="21.35788" calcext:value-type="float">
            <text:p>21.35788</text:p>
          </table:table-cell>
          <table:table-cell office:value-type="float" office:value="645.011187" calcext:value-type="float">
            <text:p>645.011187</text:p>
          </table:table-cell>
        </table:table-row>
        <table:table-row table:style-name="ro1">
          <table:table-cell office:value-type="float" office:value="2.297886" calcext:value-type="float">
            <text:p>2.297886</text:p>
          </table:table-cell>
          <table:table-cell office:value-type="float" office:value="1.160367" calcext:value-type="float">
            <text:p>1.160367</text:p>
          </table:table-cell>
          <table:table-cell office:value-type="float" office:value="0.504971" calcext:value-type="float">
            <text:p>0.504971</text:p>
          </table:table-cell>
          <table:table-cell office:value-type="float" office:value="7.064764" calcext:value-type="float">
            <text:p>7.064764</text:p>
          </table:table-cell>
          <table:table-cell office:value-type="float" office:value="3.958027" calcext:value-type="float">
            <text:p>3.958027</text:p>
          </table:table-cell>
          <table:table-cell office:value-type="float" office:value="46.343017" calcext:value-type="float">
            <text:p>46.343017</text:p>
          </table:table-cell>
          <table:table-cell office:value-type="float" office:value="24.918257" calcext:value-type="float">
            <text:p>24.918257</text:p>
          </table:table-cell>
          <table:table-cell table:formula="of:=[.D295]-[.E295]+[.F295]-[.G295]" office:value-type="float" office:value="24.531497" calcext:value-type="float">
            <text:p>24.531497</text:p>
          </table:table-cell>
          <table:table-cell table:formula="of:=[.D295]-[.E295]" office:value-type="float" office:value="3.106737" calcext:value-type="float">
            <text:p>3.106737</text:p>
          </table:table-cell>
          <table:table-cell table:formula="of:=[.F295]-[.G295]" office:value-type="float" office:value="21.42476" calcext:value-type="float">
            <text:p>21.42476</text:p>
          </table:table-cell>
          <table:table-cell office:value-type="float" office:value="648.362143" calcext:value-type="float">
            <text:p>648.362143</text:p>
          </table:table-cell>
        </table:table-row>
        <table:table-row table:style-name="ro1">
          <table:table-cell table:number-columns-repeated="7"/>
          <table:table-cell table:formula="of:=[.D296]-[.E296]+[.F296]-[.G296]" office:value-type="float" office:value="0" calcext:value-type="float">
            <text:p>0</text:p>
          </table:table-cell>
          <table:table-cell table:formula="of:=[.D296]-[.E296]" office:value-type="float" office:value="0" calcext:value-type="float">
            <text:p>0</text:p>
          </table:table-cell>
          <table:table-cell table:formula="of:=[.F296]-[.G296]" office:value-type="float" office:value="0" calcext:value-type="float">
            <text:p>0</text:p>
          </table:table-cell>
          <table:table-cell office:value-type="string" calcext:value-type="string">
            <text:p>Result Results/90.txt saved</text:p>
          </table:table-cell>
        </table:table-row>
        <table:table-row table:style-name="ro1">
          <table:table-cell office:value-type="float" office:value="3.17264" calcext:value-type="float">
            <text:p>3.17264</text:p>
          </table:table-cell>
          <table:table-cell office:value-type="float" office:value="1.598074" calcext:value-type="float">
            <text:p>1.598074</text:p>
          </table:table-cell>
          <table:table-cell office:value-type="float" office:value="0.503705" calcext:value-type="float">
            <text:p>0.503705</text:p>
          </table:table-cell>
          <table:table-cell office:value-type="float" office:value="7.432529" calcext:value-type="float">
            <text:p>7.432529</text:p>
          </table:table-cell>
          <table:table-cell office:value-type="float" office:value="3.567455" calcext:value-type="float">
            <text:p>3.567455</text:p>
          </table:table-cell>
          <table:table-cell office:value-type="float" office:value="48.625171" calcext:value-type="float">
            <text:p>48.625171</text:p>
          </table:table-cell>
          <table:table-cell office:value-type="float" office:value="25.805849" calcext:value-type="float">
            <text:p>25.805849</text:p>
          </table:table-cell>
          <table:table-cell table:formula="of:=[.D297]-[.E297]+[.F297]-[.G297]" office:value-type="float" office:value="26.684396" calcext:value-type="float">
            <text:p>26.684396</text:p>
          </table:table-cell>
          <table:table-cell table:formula="of:=[.D297]-[.E297]" office:value-type="float" office:value="3.865074" calcext:value-type="float">
            <text:p>3.865074</text:p>
          </table:table-cell>
          <table:table-cell table:formula="of:=[.F297]-[.G297]" office:value-type="float" office:value="22.819322" calcext:value-type="float">
            <text:p>22.819322</text:p>
          </table:table-cell>
          <table:table-cell office:value-type="float" office:value="653.16513" calcext:value-type="float">
            <text:p>653.16513</text:p>
          </table:table-cell>
        </table:table-row>
        <table:table-row table:style-name="ro1">
          <table:table-cell office:value-type="float" office:value="2.731347" calcext:value-type="float">
            <text:p>2.731347</text:p>
          </table:table-cell>
          <table:table-cell office:value-type="float" office:value="1.374794" calcext:value-type="float">
            <text:p>1.374794</text:p>
          </table:table-cell>
          <table:table-cell office:value-type="float" office:value="0.503339" calcext:value-type="float">
            <text:p>0.503339</text:p>
          </table:table-cell>
          <table:table-cell office:value-type="float" office:value="7.479616" calcext:value-type="float">
            <text:p>7.479616</text:p>
          </table:table-cell>
          <table:table-cell office:value-type="float" office:value="3.201029" calcext:value-type="float">
            <text:p>3.201029</text:p>
          </table:table-cell>
          <table:table-cell office:value-type="float" office:value="48.913466" calcext:value-type="float">
            <text:p>48.913466</text:p>
          </table:table-cell>
          <table:table-cell office:value-type="float" office:value="25.682339" calcext:value-type="float">
            <text:p>25.682339</text:p>
          </table:table-cell>
          <table:table-cell table:formula="of:=[.D298]-[.E298]+[.F298]-[.G298]" office:value-type="float" office:value="27.509714" calcext:value-type="float">
            <text:p>27.509714</text:p>
          </table:table-cell>
          <table:table-cell table:formula="of:=[.D298]-[.E298]" office:value-type="float" office:value="4.278587" calcext:value-type="float">
            <text:p>4.278587</text:p>
          </table:table-cell>
          <table:table-cell table:formula="of:=[.F298]-[.G298]" office:value-type="float" office:value="23.231127" calcext:value-type="float">
            <text:p>23.231127</text:p>
          </table:table-cell>
          <table:table-cell office:value-type="float" office:value="656.370893" calcext:value-type="float">
            <text:p>656.370893</text:p>
          </table:table-cell>
        </table:table-row>
        <table:table-row table:style-name="ro1">
          <table:table-cell office:value-type="float" office:value="0.050279" calcext:value-type="float">
            <text:p>0.050279</text:p>
          </table:table-cell>
          <table:table-cell office:value-type="float" office:value="0.025307" calcext:value-type="float">
            <text:p>0.025307</text:p>
          </table:table-cell>
          <table:table-cell office:value-type="float" office:value="0.503334" calcext:value-type="float">
            <text:p>0.503334</text:p>
          </table:table-cell>
          <table:table-cell office:value-type="float" office:value="6.051753" calcext:value-type="float">
            <text:p>6.051753</text:p>
          </table:table-cell>
          <table:table-cell office:value-type="float" office:value="3.846182" calcext:value-type="float">
            <text:p>3.846182</text:p>
          </table:table-cell>
          <table:table-cell office:value-type="float" office:value="39.231209" calcext:value-type="float">
            <text:p>39.231209</text:p>
          </table:table-cell>
          <table:table-cell office:value-type="float" office:value="21.163466" calcext:value-type="float">
            <text:p>21.163466</text:p>
          </table:table-cell>
          <table:table-cell table:formula="of:=[.D299]-[.E299]+[.F299]-[.G299]" office:value-type="float" office:value="20.273314" calcext:value-type="float">
            <text:p>20.273314</text:p>
          </table:table-cell>
          <table:table-cell table:formula="of:=[.D299]-[.E299]" office:value-type="float" office:value="2.205571" calcext:value-type="float">
            <text:p>2.205571</text:p>
          </table:table-cell>
          <table:table-cell table:formula="of:=[.F299]-[.G299]" office:value-type="float" office:value="18.067743" calcext:value-type="float">
            <text:p>18.067743</text:p>
          </table:table-cell>
          <table:table-cell office:value-type="float" office:value="656.428191" calcext:value-type="float">
            <text:p>656.428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00-00-00</text:date>, <text:time style:data-style-name="N2" text:time-value="15:25:01.840566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5:25:05.094063552</meta:creation-date>
    <meta:editing-duration>PT38S</meta:editing-duration>
    <meta:editing-cycles>2</meta:editing-cycles>
    <meta:generator>LibreOffice/6.0.7.3$Linux_X86_64 LibreOffice_project/00m0$Build-3</meta:generator>
    <dc:date>2019-06-20T15:35:51.030331976</dc:date>
    <meta:document-statistic meta:table-count="1" meta:cell-count="265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1cm" svg:height="6.96cm" xlink:href=".." xlink:type="simple" chart:class="chart:scatter" chart:style-name="ch1">
        <chart:title svg:x="4.918cm" svg:y="0.275cm" chart:style-name="ch2">
          <text:p>con(hp)</text:p>
        </chart:title>
        <chart:legend chart:legend-position="end" svg:x="10.199cm" svg:y="3.181cm" style:legend-expansion="high" chart:style-name="ch3"/>
        <chart:plot-area chart:style-name="ch4" table:cell-range-address="Sheet1.C2:Sheet1.C299 Sheet1.K1:Sheet1.K299" chart:data-source-has-labels="row" svg:x="0.23cm" svg:y="1.193cm" svg:width="9.739cm" svg:height="5.628cm">
          <chartooo:coordinate-region svg:x="1.037cm" svg:y="1.392cm" svg:width="8.692cm" svg:height="4.78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C2:Sheet1.C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5037">
                <text:p>0.995037</text:p>
                <draw:g>
                  <svg:desc>Sheet1.C2:Sheet1.C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482">
                <text:p>0.96482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8632">
                <text:p>0.938632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3167">
                <text:p>0.893167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6766">
                <text:p>0.876766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893">
                <text:p>0.833893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9586">
                <text:p>0.819586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7847">
                <text:p>0.787847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4386">
                <text:p>0.774386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525">
                <text:p>0.756525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758">
                <text:p>0.746758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5052">
                <text:p>0.745052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4319">
                <text:p>0.724319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11">
                <text:p>0.718711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2329">
                <text:p>0.712329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696">
                <text:p>0.69696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1187">
                <text:p>0.691187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4341">
                <text:p>0.684341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2096">
                <text:p>0.682096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9476">
                <text:p>0.669476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5746">
                <text:p>0.665746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5768">
                <text:p>0.655768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2955">
                <text:p>0.652955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9549">
                <text:p>0.649549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0492">
                <text:p>0.640492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8744">
                <text:p>0.638744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31734">
                <text:p>0.631734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0965">
                <text:p>0.630965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436">
                <text:p>0.62436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0389">
                <text:p>0.620389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4872">
                <text:p>0.614872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3986">
                <text:p>0.613986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0929">
                <text:p>0.610929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0451">
                <text:p>0.610451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9122">
                <text:p>0.609122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2242">
                <text:p>0.602242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1202">
                <text:p>0.601202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9126">
                <text:p>0.599126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6059">
                <text:p>0.596059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5994">
                <text:p>0.595994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0031">
                <text:p>0.590031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9457">
                <text:p>0.589457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6591">
                <text:p>0.586591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6828">
                <text:p>0.586828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5479">
                <text:p>0.585479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6019">
                <text:p>0.586019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5589">
                <text:p>0.585589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4183">
                <text:p>0.584183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4759">
                <text:p>0.584759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5751">
                <text:p>0.585751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6977">
                <text:p>0.586977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8622">
                <text:p>0.588622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0241">
                <text:p>0.590241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2044">
                <text:p>0.592044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345">
                <text:p>0.59345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5008">
                <text:p>0.595008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5695">
                <text:p>0.595695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645">
                <text:p>0.59645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6871">
                <text:p>0.596871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7448">
                <text:p>0.597448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7067">
                <text:p>0.597067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3494">
                <text:p>0.593494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919">
                <text:p>0.58919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88985">
                <text:p>0.588985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9718">
                <text:p>0.579718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7035">
                <text:p>0.577035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208">
                <text:p>0.571208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8456">
                <text:p>0.568456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65005">
                <text:p>0.565005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4395">
                <text:p>0.564395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63099">
                <text:p>0.563099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62501">
                <text:p>0.562501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6225">
                <text:p>0.56225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2494">
                <text:p>0.562494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2985">
                <text:p>0.562985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4334">
                <text:p>0.564334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65229">
                <text:p>0.565229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6235">
                <text:p>0.566235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6315">
                <text:p>0.566315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2969">
                <text:p>0.562969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1518">
                <text:p>0.561518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1233">
                <text:p>0.561233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3626">
                <text:p>0.553626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1586">
                <text:p>0.551586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6565">
                <text:p>0.546565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5206">
                <text:p>0.545206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2852">
                <text:p>0.542852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42356">
                <text:p>0.542356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41959">
                <text:p>0.541959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2491">
                <text:p>0.542491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3245">
                <text:p>0.543245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4467">
                <text:p>0.544467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5482">
                <text:p>0.545482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5984">
                <text:p>0.545984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6123">
                <text:p>0.546123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3235">
                <text:p>0.543235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3158">
                <text:p>0.543158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42006">
                <text:p>0.542006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41018">
                <text:p>0.541018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0945">
                <text:p>0.540945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1774">
                <text:p>0.541774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285">
                <text:p>0.54285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45">
                <text:p>0.5445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5785">
                <text:p>0.545785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6997">
                <text:p>0.546997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9318">
                <text:p>0.549318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1481">
                <text:p>0.551481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3362">
                <text:p>0.553362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507">
                <text:p>0.55507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523">
                <text:p>0.55523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2257">
                <text:p>0.552257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17">
                <text:p>0.5517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49858">
                <text:p>0.549858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48173">
                <text:p>0.548173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48041">
                <text:p>0.548041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1929">
                <text:p>0.541929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39953">
                <text:p>0.539953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35397">
                <text:p>0.535397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34623">
                <text:p>0.534623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32009">
                <text:p>0.532009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217">
                <text:p>0.53217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3146">
                <text:p>0.53146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32249">
                <text:p>0.532249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2639">
                <text:p>0.532639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2647">
                <text:p>0.532647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32734">
                <text:p>0.532734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30589">
                <text:p>0.530589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28078">
                <text:p>0.528078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26993">
                <text:p>0.526993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26716">
                <text:p>0.526716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27037">
                <text:p>0.527037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8263">
                <text:p>0.528263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9409">
                <text:p>0.529409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035">
                <text:p>0.53035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0574">
                <text:p>0.530574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7895">
                <text:p>0.527895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7818">
                <text:p>0.527818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638">
                <text:p>0.52638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6372">
                <text:p>0.526372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26234">
                <text:p>0.526234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25885">
                <text:p>0.525885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25419">
                <text:p>0.525419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22929">
                <text:p>0.522929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21073">
                <text:p>0.521073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21051">
                <text:p>0.521051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15532">
                <text:p>0.515532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13159">
                <text:p>0.513159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10014">
                <text:p>0.510014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08678">
                <text:p>0.508678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07786">
                <text:p>0.507786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791">
                <text:p>0.50791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07835">
                <text:p>0.507835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05581">
                <text:p>0.505581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0293">
                <text:p>0.50293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01824">
                <text:p>0.501824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02799">
                <text:p>0.502799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03606">
                <text:p>0.503606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05578">
                <text:p>0.505578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07908">
                <text:p>0.507908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10709">
                <text:p>0.510709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13166">
                <text:p>0.513166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1576">
                <text:p>0.51576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15953">
                <text:p>0.515953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149">
                <text:p>0.5149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14521">
                <text:p>0.514521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14319">
                <text:p>0.514319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10581">
                <text:p>0.510581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8119">
                <text:p>0.508119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08009">
                <text:p>0.508009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02691">
                <text:p>0.502691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98758">
                <text:p>0.498758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5473">
                <text:p>0.495473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3584">
                <text:p>0.493584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2787">
                <text:p>0.492787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91815">
                <text:p>0.491815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91837">
                <text:p>0.491837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88383">
                <text:p>0.488383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88343">
                <text:p>0.488343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87222">
                <text:p>0.487222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88209">
                <text:p>0.488209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9054">
                <text:p>0.489054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90966">
                <text:p>0.490966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3045">
                <text:p>0.493045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5138">
                <text:p>0.495138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5699">
                <text:p>0.495699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4893">
                <text:p>0.494893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5528">
                <text:p>0.495528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5902">
                <text:p>0.495902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97171">
                <text:p>0.497171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98705">
                <text:p>0.498705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00852">
                <text:p>0.500852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03351">
                <text:p>0.503351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05389">
                <text:p>0.505389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05799">
                <text:p>0.505799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04333">
                <text:p>0.504333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04473">
                <text:p>0.504473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03806">
                <text:p>0.503806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0413">
                <text:p>0.50413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04521">
                <text:p>0.504521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06009">
                <text:p>0.506009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7009">
                <text:p>0.507009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07769">
                <text:p>0.507769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07924">
                <text:p>0.507924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05796">
                <text:p>0.505796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04971">
                <text:p>0.504971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03705">
                <text:p>0.503705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03339">
                <text:p>0.503339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03334">
                <text:p>0.503334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scatter" chart:style-name="ch1">
        <chart:title svg:x="6.563cm" svg:y="0.316cm" chart:style-name="ch2">
          <text:p>(qfs-qfn)(con)</text:p>
        </chart:title>
        <chart:legend chart:legend-position="end" svg:x="14.708cm" svg:y="4.217cm" style:legend-expansion="high" chart:style-name="ch3"/>
        <chart:plot-area chart:style-name="ch4" table:cell-range-address="Sheet1.J1:Sheet1.K299" chart:data-source-has-labels="row" svg:x="0.32cm" svg:y="1.275cm" svg:width="14.068cm" svg:height="7.577cm">
          <chartooo:coordinate-region svg:x="0.466cm" svg:y="1.475cm" svg:width="13.735cm" svg:height="6.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J2:Sheet1.J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9242">
                <text:p>-0.059242</text:p>
                <draw:g>
                  <svg:desc>Sheet1.J2:Sheet1.J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75153">
                <text:p>-0.175153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59183">
                <text:p>-0.159183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7535">
                <text:p>-0.107535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4886">
                <text:p>-0.044886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4537">
                <text:p>0.114537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9078">
                <text:p>0.189078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32">
                <text:p>0.43532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4316">
                <text:p>0.554316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1279">
                <text:p>0.701279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0143">
                <text:p>0.710143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6608">
                <text:p>0.596608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08087">
                <text:p>0.808087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7757">
                <text:p>0.757757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3803">
                <text:p>0.733803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5456">
                <text:p>0.905456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2522">
                <text:p>0.882522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4697">
                <text:p>0.894697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3205">
                <text:p>0.783205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9513">
                <text:p>0.929513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65708">
                <text:p>0.865708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518">
                <text:p>0.999518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8811">
                <text:p>0.948811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9864">
                <text:p>0.909864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9238">
                <text:p>1.09238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2879">
                <text:p>1.002879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38201">
                <text:p>1.138201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2496">
                <text:p>0.982496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74296">
                <text:p>1.074296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7247">
                <text:p>1.107247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90742">
                <text:p>1.290742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3944">
                <text:p>1.23944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55215">
                <text:p>1.355215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40769">
                <text:p>1.240769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1075">
                <text:p>1.131075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06004">
                <text:p>1.406004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85932">
                <text:p>1.385932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20932">
                <text:p>1.420932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7576">
                <text:p>1.597576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4891">
                <text:p>1.334891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59702">
                <text:p>1.559702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4954">
                <text:p>1.44954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96916">
                <text:p>1.496916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8315">
                <text:p>1.368315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08607">
                <text:p>1.408607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791">
                <text:p>1.35791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36884">
                <text:p>1.336884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36107">
                <text:p>1.536107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03818">
                <text:p>1.703818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9927">
                <text:p>1.79927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77697">
                <text:p>1.977697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13219">
                <text:p>2.013219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63224">
                <text:p>2.263224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24564">
                <text:p>2.224564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67346">
                <text:p>2.467346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0836">
                <text:p>2.40836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08598">
                <text:p>2.508598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59656">
                <text:p>2.559656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19811">
                <text:p>2.819811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60948">
                <text:p>2.560948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10892">
                <text:p>2.210892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41479">
                <text:p>2.241479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450551">
                <text:p>2.450551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32924">
                <text:p>2.032924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46017">
                <text:p>2.446017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35901">
                <text:p>2.435901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62601">
                <text:p>2.762601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61363">
                <text:p>2.961363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22986">
                <text:p>3.422986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55873">
                <text:p>3.455873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64347">
                <text:p>3.64347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08321">
                <text:p>3.808321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90838">
                <text:p>3.990838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109845">
                <text:p>4.109845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77724">
                <text:p>4.477724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32633">
                <text:p>4.432633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81326">
                <text:p>4.581326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13864">
                <text:p>4.613864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78437">
                <text:p>3.878437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58848">
                <text:p>4.158848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182974">
                <text:p>4.182974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86224">
                <text:p>3.486224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117305">
                <text:p>4.117305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72741">
                <text:p>4.072741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685607">
                <text:p>4.685607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743965">
                <text:p>4.743965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280665">
                <text:p>5.280665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40513">
                <text:p>5.540513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14713">
                <text:p>6.014713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274486">
                <text:p>6.274486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06425">
                <text:p>6.606425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827426">
                <text:p>6.827426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06153">
                <text:p>6.606153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123617">
                <text:p>7.123617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997665">
                <text:p>5.997665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769022">
                <text:p>6.769022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637838">
                <text:p>6.637838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85171">
                <text:p>6.85171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51365">
                <text:p>7.351365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60251">
                <text:p>7.960251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215528">
                <text:p>8.215528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887383">
                <text:p>8.887383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992027">
                <text:p>8.992027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022014">
                <text:p>9.022014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551384">
                <text:p>9.551384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555132">
                <text:p>10.555132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144645">
                <text:p>10.144645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415409">
                <text:p>10.415409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29709">
                <text:p>10.29709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602634">
                <text:p>8.602634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396299">
                <text:p>9.396299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21889">
                <text:p>9.221889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438315">
                <text:p>9.438315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743542">
                <text:p>9.743542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069961">
                <text:p>8.069961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260201">
                <text:p>9.260201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394917">
                <text:p>9.394917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171433">
                <text:p>11.171433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079021">
                <text:p>11.079021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021696">
                <text:p>13.021696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938657">
                <text:p>12.938657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561834">
                <text:p>14.561834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628625">
                <text:p>14.628625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489776">
                <text:p>14.489776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.010284">
                <text:p>15.010284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960044">
                <text:p>12.960044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204363">
                <text:p>13.204363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453095">
                <text:p>14.453095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258163">
                <text:p>15.258163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791729">
                <text:p>15.791729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775985">
                <text:p>16.775985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030565">
                <text:p>17.030565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78128">
                <text:p>16.78128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195206">
                <text:p>17.195206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517926">
                <text:p>14.517926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219089">
                <text:p>16.219089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.493599">
                <text:p>15.493599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45495">
                <text:p>16.545495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49048">
                <text:p>16.49048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278289">
                <text:p>16.278289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972572">
                <text:p>15.972572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665502">
                <text:p>14.665502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589182">
                <text:p>15.589182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63945">
                <text:p>16.63945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340244">
                <text:p>13.340244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.333386">
                <text:p>15.333386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.834561">
                <text:p>15.834561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716377">
                <text:p>17.716377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.7894">
                <text:p>18.7894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485565">
                <text:p>20.485565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438931">
                <text:p>20.438931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782431">
                <text:p>17.782431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751144">
                <text:p>18.751144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299776">
                <text:p>21.299776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.506421">
                <text:p>24.506421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243923">
                <text:p>23.243923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330958">
                <text:p>25.330958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580475">
                <text:p>24.580475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52615">
                <text:p>25.52615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967083">
                <text:p>24.967083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793291">
                <text:p>23.793291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882999">
                <text:p>23.882999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081675">
                <text:p>19.081675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267679">
                <text:p>19.267679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499996">
                <text:p>18.499996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6156">
                <text:p>15.256156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059081">
                <text:p>16.059081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517677">
                <text:p>16.517677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965317">
                <text:p>12.965317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336545">
                <text:p>14.336545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51216">
                <text:p>15.651216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516343">
                <text:p>17.516343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196133">
                <text:p>19.196133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.793103">
                <text:p>19.793103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997028">
                <text:p>21.997028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528718">
                <text:p>18.528718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270002">
                <text:p>23.270002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571433">
                <text:p>22.571433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.557594">
                <text:p>26.557594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516817">
                <text:p>25.516817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580817">
                <text:p>27.580817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831394">
                <text:p>27.831394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892083">
                <text:p>27.892083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623055">
                <text:p>27.623055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.25715">
                <text:p>23.25715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552357">
                <text:p>25.552357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752902">
                <text:p>24.752902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108337">
                <text:p>26.108337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437324">
                <text:p>25.437324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580701">
                <text:p>26.580701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968404">
                <text:p>25.968404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732232">
                <text:p>26.732232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876179">
                <text:p>24.876179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.661095">
                <text:p>20.661095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.495143">
                <text:p>22.495143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493046">
                <text:p>21.493046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.703766">
                <text:p>22.703766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.387245">
                <text:p>22.387245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83173">
                <text:p>24.983173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48623">
                <text:p>23.48623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287941">
                <text:p>23.287941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.886137">
                <text:p>22.886137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61888">
                <text:p>19.61888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.35788">
                <text:p>21.35788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.42476">
                <text:p>21.42476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.819322">
                <text:p>22.819322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.231127">
                <text:p>23.231127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.067743">
                <text:p>18.067743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79cm" svg:y="0.316cm" chart:style-name="ch2">
          <text:p>hp</text:p>
        </chart:title>
        <chart:legend chart:legend-position="end" svg:x="14.875cm" svg:y="4.201cm" style:legend-expansion="high" chart:style-name="ch3"/>
        <chart:plot-area chart:style-name="ch4" table:cell-range-address="Sheet1.C1:Sheet1.C299" chart:data-source-has-labels="row" svg:x="0.32cm" svg:y="1.275cm" svg:width="14.235cm" svg:height="7.545cm">
          <chartooo:coordinate-region svg:x="1.047cm" svg:y="1.475cm" svg:width="13.228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99" chart:label-cell-address="Sheet1.C1:Sheet1.C1" chart:class="chart:scatter"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5037">
                <text:p>0.995037</text:p>
                <draw:g>
                  <svg:desc>Sheet1.C2:Sheet1.C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482">
                <text:p>0.96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8632">
                <text:p>0.938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3167">
                <text:p>0.893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6766">
                <text:p>0.876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893">
                <text:p>0.833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9586">
                <text:p>0.819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7847">
                <text:p>0.787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4386">
                <text:p>0.774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525">
                <text:p>0.756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6758">
                <text:p>0.746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5052">
                <text:p>0.745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4319">
                <text:p>0.724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11">
                <text:p>0.71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2329">
                <text:p>0.712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696">
                <text:p>0.69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1187">
                <text:p>0.691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4341">
                <text:p>0.684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2096">
                <text:p>0.682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9476">
                <text:p>0.669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5746">
                <text:p>0.665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5768">
                <text:p>0.655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52955">
                <text:p>0.652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9549">
                <text:p>0.649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0492">
                <text:p>0.640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38744">
                <text:p>0.638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31734">
                <text:p>0.631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0965">
                <text:p>0.630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436">
                <text:p>0.624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0389">
                <text:p>0.620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14872">
                <text:p>0.614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3986">
                <text:p>0.613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0929">
                <text:p>0.6109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0451">
                <text:p>0.610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2242">
                <text:p>0.602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1202">
                <text:p>0.601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9126">
                <text:p>0.599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6059">
                <text:p>0.5960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5994">
                <text:p>0.595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0031">
                <text:p>0.590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9457">
                <text:p>0.5894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6591">
                <text:p>0.586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6828">
                <text:p>0.586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5479">
                <text:p>0.5854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6019">
                <text:p>0.586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5589">
                <text:p>0.585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4183">
                <text:p>0.584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4759">
                <text:p>0.584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5751">
                <text:p>0.5857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6977">
                <text:p>0.5869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8622">
                <text:p>0.588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0241">
                <text:p>0.5902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2044">
                <text:p>0.592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345">
                <text:p>0.593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5008">
                <text:p>0.595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5695">
                <text:p>0.595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645">
                <text:p>0.59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6871">
                <text:p>0.596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7448">
                <text:p>0.597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7067">
                <text:p>0.597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3494">
                <text:p>0.5934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919">
                <text:p>0.58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88985">
                <text:p>0.5889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9718">
                <text:p>0.579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7035">
                <text:p>0.577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1208">
                <text:p>0.571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8456">
                <text:p>0.568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65005">
                <text:p>0.565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4395">
                <text:p>0.5643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63099">
                <text:p>0.563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62501">
                <text:p>0.5625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6225">
                <text:p>0.562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2494">
                <text:p>0.562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2985">
                <text:p>0.562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4334">
                <text:p>0.564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65229">
                <text:p>0.5652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6235">
                <text:p>0.566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6315">
                <text:p>0.5663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2969">
                <text:p>0.562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1518">
                <text:p>0.5615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1233">
                <text:p>0.561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3626">
                <text:p>0.5536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1586">
                <text:p>0.551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6565">
                <text:p>0.5465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5206">
                <text:p>0.5452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2852">
                <text:p>0.542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42356">
                <text:p>0.5423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41959">
                <text:p>0.5419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2491">
                <text:p>0.5424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3245">
                <text:p>0.543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4467">
                <text:p>0.5444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5482">
                <text:p>0.5454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5984">
                <text:p>0.5459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6123">
                <text:p>0.5461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3235">
                <text:p>0.543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3158">
                <text:p>0.543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42006">
                <text:p>0.5420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41018">
                <text:p>0.5410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0945">
                <text:p>0.5409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1774">
                <text:p>0.5417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285">
                <text:p>0.542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5785">
                <text:p>0.545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6997">
                <text:p>0.546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9318">
                <text:p>0.549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1481">
                <text:p>0.5514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3362">
                <text:p>0.5533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507">
                <text:p>0.555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523">
                <text:p>0.555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2257">
                <text:p>0.5522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17">
                <text:p>0.55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49858">
                <text:p>0.5498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48173">
                <text:p>0.548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48041">
                <text:p>0.548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1929">
                <text:p>0.5419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39953">
                <text:p>0.539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35397">
                <text:p>0.5353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34623">
                <text:p>0.534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32009">
                <text:p>0.5320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3217">
                <text:p>0.532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3146">
                <text:p>0.53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32249">
                <text:p>0.532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2639">
                <text:p>0.5326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2647">
                <text:p>0.5326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32734">
                <text:p>0.5327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30589">
                <text:p>0.5305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28078">
                <text:p>0.5280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26993">
                <text:p>0.5269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26716">
                <text:p>0.5267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27037">
                <text:p>0.527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8263">
                <text:p>0.528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9409">
                <text:p>0.5294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3035">
                <text:p>0.530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0574">
                <text:p>0.530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7895">
                <text:p>0.5278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7818">
                <text:p>0.5278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638">
                <text:p>0.526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6372">
                <text:p>0.5263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26234">
                <text:p>0.5262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25885">
                <text:p>0.5258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25419">
                <text:p>0.5254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22929">
                <text:p>0.5229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21073">
                <text:p>0.5210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21051">
                <text:p>0.5210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15532">
                <text:p>0.5155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13159">
                <text:p>0.5131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10014">
                <text:p>0.510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08678">
                <text:p>0.5086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07786">
                <text:p>0.5077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791">
                <text:p>0.507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07835">
                <text:p>0.5078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05581">
                <text:p>0.505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0293">
                <text:p>0.502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01824">
                <text:p>0.5018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02799">
                <text:p>0.5027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03606">
                <text:p>0.5036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05578">
                <text:p>0.5055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07908">
                <text:p>0.5079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10709">
                <text:p>0.5107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13166">
                <text:p>0.5131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1576">
                <text:p>0.51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15953">
                <text:p>0.5159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149">
                <text:p>0.51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14521">
                <text:p>0.5145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14319">
                <text:p>0.5143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10581">
                <text:p>0.5105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8119">
                <text:p>0.508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08009">
                <text:p>0.5080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02691">
                <text:p>0.5026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98758">
                <text:p>0.4987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5473">
                <text:p>0.4954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3584">
                <text:p>0.4935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2787">
                <text:p>0.492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91815">
                <text:p>0.4918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91837">
                <text:p>0.4918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88383">
                <text:p>0.4883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88343">
                <text:p>0.4883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87222">
                <text:p>0.4872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88209">
                <text:p>0.4882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9054">
                <text:p>0.4890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90966">
                <text:p>0.4909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3045">
                <text:p>0.493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5138">
                <text:p>0.4951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5699">
                <text:p>0.4956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94893">
                <text:p>0.4948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95528">
                <text:p>0.4955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5902">
                <text:p>0.4959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97171">
                <text:p>0.4971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98705">
                <text:p>0.4987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00852">
                <text:p>0.5008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03351">
                <text:p>0.5033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05389">
                <text:p>0.5053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05799">
                <text:p>0.5057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04333">
                <text:p>0.504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04473">
                <text:p>0.5044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03806">
                <text:p>0.5038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0413">
                <text:p>0.50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04521">
                <text:p>0.5045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06009">
                <text:p>0.5060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07009">
                <text:p>0.507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07769">
                <text:p>0.5077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07924">
                <text:p>0.5079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05796">
                <text:p>0.5057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04971">
                <text:p>0.5049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03705">
                <text:p>0.5037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03339">
                <text:p>0.5033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03334">
                <text:p>0.5033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1cm" svg:height="8.976cm" xlink:href=".." xlink:type="simple" chart:class="chart:scatter" chart:style-name="ch1">
        <chart:legend chart:legend-position="end" svg:x="14.66cm" svg:y="4.189cm" style:legend-expansion="high" chart:style-name="ch2"/>
        <chart:plot-area chart:style-name="ch3" table:cell-range-address="Sheet1.K1:Sheet1.K299" chart:data-source-has-labels="row" svg:x="0.319cm" svg:y="0.179cm" svg:width="14.022cm" svg:height="8.618cm">
          <chartooo:coordinate-region svg:x="1.126cm" svg:y="0.379cm" svg:width="12.936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99" chart:label-cell-address="Sheet1.K1:Sheet1.K1" chart:class="chart:scatter"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cm" svg:height="8.976cm" xlink:href=".." xlink:type="simple" chart:class="chart:scatter" chart:style-name="ch1">
        <chart:title svg:x="6.962cm" svg:y="0.315cm" chart:style-name="ch2">
          <text:p>flow_sum</text:p>
        </chart:title>
        <chart:legend chart:legend-position="end" svg:x="13.76cm" svg:y="4.189cm" style:legend-expansion="high" chart:style-name="ch3"/>
        <chart:plot-area chart:style-name="ch4" table:cell-range-address="Sheet1.H1:Sheet1.H299" chart:data-source-has-labels="row" svg:x="0.319cm" svg:y="1.273cm" svg:width="13.122cm" svg:height="7.524cm">
          <chartooo:coordinate-region svg:x="1.046cm" svg:y="1.473cm" svg:width="12.115cm" svg:height="7.1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99" chart:label-cell-address="Sheet1.H1:Sheet1.H1" chart:class="chart:scatter"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w_sum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02581">
                <text:p>-0.202581</text:p>
                <draw:g>
                  <svg:desc>Sheet1.H2:Sheet1.H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09928">
                <text:p>-0.709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11904">
                <text:p>-0.911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73634">
                <text:p>-1.173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83349">
                <text:p>-0.88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37419">
                <text:p>-0.337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054">
                <text:p>0.040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528">
                <text:p>0.950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7994">
                <text:p>1.47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0275">
                <text:p>2.180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93461">
                <text:p>2.393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6211">
                <text:p>2.046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71272">
                <text:p>2.971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2904">
                <text:p>2.92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38597">
                <text:p>3.838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76411">
                <text:p>3.976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36627">
                <text:p>4.236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90696">
                <text:p>3.790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41191">
                <text:p>4.641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79797">
                <text:p>4.479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04566">
                <text:p>5.304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07183">
                <text:p>5.107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95309">
                <text:p>4.8953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94177">
                <text:p>5.794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43707">
                <text:p>5.343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044">
                <text:p>6.1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7901">
                <text:p>5.27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33528">
                <text:p>5.833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81464">
                <text:p>6.081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78446">
                <text:p>7.178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28878">
                <text:p>6.928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7143">
                <text:p>7.67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031215">
                <text:p>7.031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1711">
                <text:p>6.41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96241">
                <text:p>7.796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67286">
                <text:p>7.567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687154">
                <text:p>7.687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90554">
                <text:p>8.69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74855">
                <text:p>7.274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34597">
                <text:p>8.834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567096">
                <text:p>8.5670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908772">
                <text:p>9.9087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74082">
                <text:p>9.574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835975">
                <text:p>10.835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73509">
                <text:p>10.473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9827">
                <text:p>10.29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3528">
                <text:p>11.435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146071">
                <text:p>12.1460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592684">
                <text:p>12.592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19918">
                <text:p>13.61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38002">
                <text:p>13.638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64987">
                <text:p>15.064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522529">
                <text:p>14.5225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65485">
                <text:p>15.8654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3671">
                <text:p>15.23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73093">
                <text:p>15.7730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910976">
                <text:p>15.910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454262">
                <text:p>17.4542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692108">
                <text:p>15.692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561352">
                <text:p>13.561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709628">
                <text:p>13.709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5949">
                <text:p>14.5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046235">
                <text:p>12.0462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232013">
                <text:p>14.2320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88693">
                <text:p>13.88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530687">
                <text:p>15.530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28407">
                <text:p>16.28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569674">
                <text:p>18.5696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588505">
                <text:p>18.588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605467">
                <text:p>19.605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51297">
                <text:p>20.4512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82266">
                <text:p>21.482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76497">
                <text:p>22.1764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280598">
                <text:p>24.2805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897902">
                <text:p>23.897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732941">
                <text:p>24.7329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726619">
                <text:p>24.726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639361">
                <text:p>20.6393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51683">
                <text:p>22.15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854161">
                <text:p>21.8541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119286">
                <text:p>18.1192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36272">
                <text:p>21.36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826804">
                <text:p>20.8268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987137">
                <text:p>23.9871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119013">
                <text:p>24.119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703532">
                <text:p>26.703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596228">
                <text:p>27.596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63454">
                <text:p>29.634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613831">
                <text:p>30.6138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158358">
                <text:p>32.1583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32032">
                <text:p>33.232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.15978">
                <text:p>32.159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025016">
                <text:p>35.0250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4625">
                <text:p>29.094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137211">
                <text:p>33.1372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952743">
                <text:p>31.952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.975846">
                <text:p>32.9758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293683">
                <text:p>35.2936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000915">
                <text:p>38.000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891329">
                <text:p>38.891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840382">
                <text:p>41.840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889499">
                <text:p>41.889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.886429">
                <text:p>41.8864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305603">
                <text:p>44.3056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949473">
                <text:p>48.9494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692223">
                <text:p>46.6922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347755">
                <text:p>48.3477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336925">
                <text:p>47.3369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048558">
                <text:p>39.0485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282963">
                <text:p>43.2829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.399574">
                <text:p>41.3995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.299468">
                <text:p>42.2994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424364">
                <text:p>43.4243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363164">
                <text:p>35.3631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804691">
                <text:p>40.8046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25995">
                <text:p>40.0259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.656071">
                <text:p>46.6560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.052206">
                <text:p>45.0522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.910351">
                <text:p>51.9103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206354">
                <text:p>50.2063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.553887">
                <text:p>55.5538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789128">
                <text:p>54.7891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838469">
                <text:p>53.8384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.525644">
                <text:p>55.525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.23369">
                <text:p>47.233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.17802">
                <text:p>48.178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4825">
                <text:p>52.48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.357657">
                <text:p>55.357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.512777">
                <text:p>57.5127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.312613">
                <text:p>61.3126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.963585">
                <text:p>61.9635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840423">
                <text:p>60.840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.412112">
                <text:p>62.412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.809773">
                <text:p>51.809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.882781">
                <text:p>58.8827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426074">
                <text:p>55.426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.953637">
                <text:p>59.953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.603095">
                <text:p>59.6030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.709751">
                <text:p>58.7097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13678">
                <text:p>57.136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647238">
                <text:p>51.6472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55088">
                <text:p>54.550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196803">
                <text:p>57.1968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652797">
                <text:p>44.652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01911">
                <text:p>51.5019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129318">
                <text:p>52.129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749482">
                <text:p>57.7494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.276485">
                <text:p>60.2764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.77054">
                <text:p>64.77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.405183">
                <text:p>63.4051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020325">
                <text:p>54.0203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.221012">
                <text:p>56.2210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3.252622">
                <text:p>63.2526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.009604">
                <text:p>73.0096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41756">
                <text:p>69.417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.960764">
                <text:p>76.9607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5.009035">
                <text:p>75.0090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.869999">
                <text:p>78.869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.941822">
                <text:p>77.9418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5.307806">
                <text:p>75.3078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.224499">
                <text:p>77.2244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.694232">
                <text:p>60.6942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.720167">
                <text:p>62.7201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.196114">
                <text:p>60.1961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.946685">
                <text:p>48.9466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.495655">
                <text:p>52.4956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3.861184">
                <text:p>53.8611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.261447">
                <text:p>41.2614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236405">
                <text:p>46.2364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.155128">
                <text:p>50.1551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.476617">
                <text:p>55.4766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.871081">
                <text:p>48.8710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918252">
                <text:p>26.918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551">
                <text:p>30.995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845929">
                <text:p>25.8459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207742">
                <text:p>34.2077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68563">
                <text:p>33.685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281435">
                <text:p>41.2814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.231867">
                <text:p>40.2318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.415437">
                <text:p>44.4154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.109707">
                <text:p>45.1097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.196376">
                <text:p>45.1963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.528597">
                <text:p>44.5285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.886928">
                <text:p>36.8869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.205333">
                <text:p>40.205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.415597">
                <text:p>38.4155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.217877">
                <text:p>40.2178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.798783">
                <text:p>38.7987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.133943">
                <text:p>40.1339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514294">
                <text:p>38.5142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.84504">
                <text:p>38.84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.237605">
                <text:p>35.2376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351469">
                <text:p>28.3514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240684">
                <text:p>30.2406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1105">
                <text:p>28.011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09364">
                <text:p>29.093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184609">
                <text:p>28.1846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329578">
                <text:p>31.3295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17463">
                <text:p>28.7174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944301">
                <text:p>27.9443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942374">
                <text:p>26.9423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.255508">
                <text:p>22.2555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534643">
                <text:p>24.5346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531497">
                <text:p>24.5314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684396">
                <text:p>26.6843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509714">
                <text:p>27.509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273314">
                <text:p>20.27331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1cm" svg:height="8.976cm" xlink:href=".." xlink:type="simple" chart:class="chart:scatter" chart:style-name="ch1">
        <chart:title svg:x="7.664cm" svg:y="0.315cm" chart:style-name="ch2">
          <text:p>dc</text:p>
        </chart:title>
        <chart:legend chart:legend-position="end" svg:x="14.846cm" svg:y="4.189cm" style:legend-expansion="high" chart:style-name="ch3"/>
        <chart:plot-area chart:style-name="ch4" table:cell-range-address="Sheet1.B1:Sheet1.B299" chart:data-source-has-labels="row" svg:x="0.319cm" svg:y="1.273cm" svg:width="14.208cm" svg:height="7.524cm">
          <chartooo:coordinate-region svg:x="0.861cm" svg:y="1.472cm" svg:width="13.386cm" svg:height="7.1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99" chart:label-cell-address="Sheet1.B1:Sheet1.B1" chart:class="chart:scatter"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341">
                <text:p>-0.003341</text:p>
                <draw:g>
                  <svg:desc>Sheet1.B2:Sheet1.B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4735">
                <text:p>-0.034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1665">
                <text:p>-0.041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4807">
                <text:p>-0.094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6792">
                <text:p>-0.026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777">
                <text:p>-0.02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829">
                <text:p>0.064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502">
                <text:p>0.063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6041">
                <text:p>0.136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666">
                <text:p>0.098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33">
                <text:p>0.01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987">
                <text:p>0.240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7887">
                <text:p>0.087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6137">
                <text:p>0.096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1033">
                <text:p>0.301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739">
                <text:p>0.169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499">
                <text:p>0.21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7016">
                <text:p>0.067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3106">
                <text:p>0.363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76">
                <text:p>0.147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0892">
                <text:p>0.41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1862">
                <text:p>0.171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3332">
                <text:p>0.163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0475">
                <text:p>0.450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8474">
                <text:p>0.138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1369">
                <text:p>0.441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069">
                <text:p>0.068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9066">
                <text:p>0.3590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1391">
                <text:p>0.3013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4294">
                <text:p>0.5542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4852">
                <text:p>0.234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3701">
                <text:p>0.4937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805">
                <text:p>0.165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871">
                <text:p>0.14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12284">
                <text:p>0.612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6507">
                <text:p>0.246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6461">
                <text:p>0.3264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6469">
                <text:p>0.556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3546">
                <text:p>0.033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0807">
                <text:p>0.690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2009">
                <text:p>0.282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9456">
                <text:p>0.759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9983">
                <text:p>0.329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3504">
                <text:p>0.823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7765">
                <text:p>0.367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1341">
                <text:p>0.431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1622">
                <text:p>0.7916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7655">
                <text:p>0.6976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5879">
                <text:p>0.675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1418">
                <text:p>0.891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2732">
                <text:p>0.6227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2406">
                <text:p>1.122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1624">
                <text:p>0.5316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85783">
                <text:p>1.1857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4179">
                <text:p>0.554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393">
                <text:p>0.953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5617">
                <text:p>0.8056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0574">
                <text:p>1.310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0207">
                <text:p>0.310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0462">
                <text:p>0.220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0845">
                <text:p>0.6808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9734">
                <text:p>0.849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8885">
                <text:p>0.0388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05333">
                <text:p>1.105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4461">
                <text:p>0.464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9187">
                <text:p>0.979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2654">
                <text:p>0.782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86829">
                <text:p>1.286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7255">
                <text:p>0.777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0681">
                <text:p>1.1106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13767">
                <text:p>1.1137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35328">
                <text:p>1.2353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88806">
                <text:p>1.188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85857">
                <text:p>1.685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6037">
                <text:p>0.996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284">
                <text:p>1.4082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72714">
                <text:p>1.172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9198">
                <text:p>0.1391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16084">
                <text:p>1.416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9574">
                <text:p>0.895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229">
                <text:p>0.112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41615">
                <text:p>1.641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3656">
                <text:p>0.7136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91533">
                <text:p>1.691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79058">
                <text:p>0.9790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76025">
                <text:p>1.6760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34193">
                <text:p>1.3341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61444">
                <text:p>1.761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81885">
                <text:p>1.5818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4324">
                <text:p>1.843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87668">
                <text:p>1.7876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44161">
                <text:p>1.2441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77563">
                <text:p>2.377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2159">
                <text:p>0.132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24155">
                <text:p>2.5241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16374">
                <text:p>1.116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1716">
                <text:p>1.717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83663">
                <text:p>2.083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15021">
                <text:p>2.3150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51994">
                <text:p>1.9519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75777">
                <text:p>2.6757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75471">
                <text:p>1.9754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34134">
                <text:p>2.034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771229">
                <text:p>2.7712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3954">
                <text:p>3.639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16318">
                <text:p>1.716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91455">
                <text:p>2.891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05747">
                <text:p>2.1057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637">
                <text:p>0.266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98787">
                <text:p>3.1987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40356">
                <text:p>1.540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66842">
                <text:p>2.2668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95088">
                <text:p>2.295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085">
                <text:p>0.1650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70438">
                <text:p>2.970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33581">
                <text:p>1.5335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15644">
                <text:p>3.515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11011">
                <text:p>1.6110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5026">
                <text:p>3.850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54611">
                <text:p>1.8546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770665">
                <text:p>3.7706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68923">
                <text:p>2.3689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44865">
                <text:p>2.3448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07333">
                <text:p>3.007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2754">
                <text:p>0.6327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5971">
                <text:p>2.359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6085">
                <text:p>3.260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44106">
                <text:p>3.1441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238">
                <text:p>3.12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3155">
                <text:p>3.731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3674">
                <text:p>3.1136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743859">
                <text:p>2.7438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87913">
                <text:p>3.4879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4659">
                <text:p>0.5246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492621">
                <text:p>4.4926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29571">
                <text:p>1.929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06447">
                <text:p>3.9064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73896">
                <text:p>2.738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69855">
                <text:p>2.5698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337352">
                <text:p>2.3373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65083">
                <text:p>1.3650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12032">
                <text:p>3.0120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42039">
                <text:p>3.1420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2965">
                <text:p>0.0429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2876">
                <text:p>3.4428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07328">
                <text:p>2.3073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14208">
                <text:p>3.5142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29405">
                <text:p>3.0294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658138">
                <text:p>3.6581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14243">
                <text:p>2.5142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9176">
                <text:p>0.809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659755">
                <text:p>2.6597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035656">
                <text:p>4.0356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432054">
                <text:p>5.4320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548263">
                <text:p>2.5482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229099">
                <text:p>5.229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237848">
                <text:p>3.2378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06762">
                <text:p>4.8067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10008">
                <text:p>3.9100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501744">
                <text:p>3.5017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70672">
                <text:p>4.706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2353">
                <text:p>0.2223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0699">
                <text:p>3.606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549531">
                <text:p>2.5495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50558">
                <text:p>0.5505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44332">
                <text:p>3.0443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17463">
                <text:p>2.7174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10001">
                <text:p>0.11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645803">
                <text:p>2.6458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02747">
                <text:p>2.7027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89673">
                <text:p>3.1896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620238">
                <text:p>2.6202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63469">
                <text:p>1.1634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56016">
                <text:p>1.7560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90376">
                <text:p>0.2903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97341">
                <text:p>2.5973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8515">
                <text:p>1.185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49016">
                <text:p>3.0490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98712">
                <text:p>1.4987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749336">
                <text:p>2.7493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19878">
                <text:p>2.2198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27706">
                <text:p>2.2277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143808">
                <text:p>2.1438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04506">
                <text:p>0.5045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43771">
                <text:p>2.7437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46767">
                <text:p>1.6467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8419">
                <text:p>2.584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17969">
                <text:p>1.817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552844">
                <text:p>2.552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29545">
                <text:p>1.8295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65401">
                <text:p>2.3654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19978">
                <text:p>1.3199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1723">
                <text:p>0.3617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36748">
                <text:p>2.1367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33132">
                <text:p>1.1331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48554">
                <text:p>1.8485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40827">
                <text:p>1.3408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344398">
                <text:p>2.3443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41896">
                <text:p>1.0418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23678">
                <text:p>1.3236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22914">
                <text:p>1.2229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08448">
                <text:p>0.4084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65556">
                <text:p>1.5655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60367">
                <text:p>1.160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98074">
                <text:p>1.5980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74794">
                <text:p>1.3747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307">
                <text:p>0.0253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03cm" svg:height="5.18cm" xlink:href=".." xlink:type="simple" chart:class="chart:scatter" chart:style-name="ch1">
        <chart:title svg:x="4.564cm" svg:y="0.239cm" chart:style-name="ch2">
          <text:p>con(dc)</text:p>
        </chart:title>
        <chart:legend chart:legend-position="end" svg:x="9.492cm" svg:y="2.291cm" style:legend-expansion="high" chart:style-name="ch3"/>
        <chart:plot-area chart:style-name="ch4" table:cell-range-address="Sheet1.B2:Sheet1.B299 Sheet1.K1:Sheet1.K299" chart:data-source-has-labels="row" svg:x="0.216cm" svg:y="1.121cm" svg:width="9.06cm" svg:height="3.956cm">
          <chartooo:coordinate-region svg:x="0.362cm" svg:y="1.321cm" svg:width="8.82cm" svg:height="3.1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B2:Sheet1.B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341">
                <text:p>-0.003341</text:p>
                <draw:g>
                  <svg:desc>Sheet1.B2:Sheet1.B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4735">
                <text:p>-0.034735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1665">
                <text:p>-0.041665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4807">
                <text:p>-0.094807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6792">
                <text:p>-0.026792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777">
                <text:p>-0.02777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54">
                <text:p>0.001154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829">
                <text:p>0.064829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3502">
                <text:p>0.063502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6041">
                <text:p>0.136041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666">
                <text:p>0.098666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33">
                <text:p>0.01533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987">
                <text:p>0.240987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7887">
                <text:p>0.087887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6137">
                <text:p>0.096137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1033">
                <text:p>0.301033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739">
                <text:p>0.169739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499">
                <text:p>0.21499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7016">
                <text:p>0.067016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3106">
                <text:p>0.363106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76">
                <text:p>0.147276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0892">
                <text:p>0.410892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1862">
                <text:p>0.171862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3332">
                <text:p>0.163332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0475">
                <text:p>0.450475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8474">
                <text:p>0.138474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1369">
                <text:p>0.441369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069">
                <text:p>0.068069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9066">
                <text:p>0.359066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1391">
                <text:p>0.301391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4294">
                <text:p>0.554294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4852">
                <text:p>0.234852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3701">
                <text:p>0.493701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805">
                <text:p>0.165805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871">
                <text:p>0.14871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12284">
                <text:p>0.612284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6507">
                <text:p>0.246507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6461">
                <text:p>0.326461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6469">
                <text:p>0.556469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3546">
                <text:p>0.033546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0807">
                <text:p>0.690807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2009">
                <text:p>0.282009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9456">
                <text:p>0.759456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9983">
                <text:p>0.329983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3504">
                <text:p>0.823504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7765">
                <text:p>0.367765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1341">
                <text:p>0.431341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91622">
                <text:p>0.791622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7655">
                <text:p>0.697655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75879">
                <text:p>0.675879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1418">
                <text:p>0.891418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2732">
                <text:p>0.622732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22406">
                <text:p>1.122406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1624">
                <text:p>0.531624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85783">
                <text:p>1.185783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4179">
                <text:p>0.554179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393">
                <text:p>0.95393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05617">
                <text:p>0.805617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0574">
                <text:p>1.310574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0207">
                <text:p>0.310207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0462">
                <text:p>0.220462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0845">
                <text:p>0.680845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9734">
                <text:p>0.849734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8885">
                <text:p>0.038885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05333">
                <text:p>1.105333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4461">
                <text:p>0.464461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9187">
                <text:p>0.979187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2654">
                <text:p>0.782654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86829">
                <text:p>1.286829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7255">
                <text:p>0.777255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0681">
                <text:p>1.110681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13767">
                <text:p>1.113767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35328">
                <text:p>1.235328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88806">
                <text:p>1.188806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685857">
                <text:p>1.685857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6037">
                <text:p>0.996037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08284">
                <text:p>1.408284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72714">
                <text:p>1.172714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9198">
                <text:p>0.139198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16084">
                <text:p>1.416084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9574">
                <text:p>0.89574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229">
                <text:p>0.11229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41615">
                <text:p>1.641615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3656">
                <text:p>0.713656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91533">
                <text:p>1.691533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79058">
                <text:p>0.979058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76025">
                <text:p>1.676025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34193">
                <text:p>1.334193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61444">
                <text:p>1.761444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81885">
                <text:p>1.581885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4324">
                <text:p>1.84324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87668">
                <text:p>1.787668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44161">
                <text:p>1.244161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77563">
                <text:p>2.377563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2159">
                <text:p>0.132159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24155">
                <text:p>2.524155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16374">
                <text:p>1.116374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1716">
                <text:p>1.71716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83663">
                <text:p>2.083663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15021">
                <text:p>2.315021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51994">
                <text:p>1.951994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75777">
                <text:p>2.675777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75471">
                <text:p>1.975471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34134">
                <text:p>2.034134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771229">
                <text:p>2.771229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63954">
                <text:p>3.63954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16318">
                <text:p>1.716318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91455">
                <text:p>2.891455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05747">
                <text:p>2.105747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6637">
                <text:p>0.26637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98787">
                <text:p>3.198787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40356">
                <text:p>1.540356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266842">
                <text:p>2.266842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95088">
                <text:p>2.295088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085">
                <text:p>0.165085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70438">
                <text:p>2.970438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33581">
                <text:p>1.533581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15644">
                <text:p>3.515644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11011">
                <text:p>1.611011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5026">
                <text:p>3.85026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54611">
                <text:p>1.854611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770665">
                <text:p>3.770665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68923">
                <text:p>2.368923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44865">
                <text:p>2.344865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07333">
                <text:p>3.007333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2754">
                <text:p>0.632754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5971">
                <text:p>2.35971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6085">
                <text:p>3.26085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144106">
                <text:p>3.144106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238">
                <text:p>3.1238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3155">
                <text:p>3.73155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13674">
                <text:p>3.113674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743859">
                <text:p>2.743859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87913">
                <text:p>3.487913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4659">
                <text:p>0.524659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492621">
                <text:p>4.492621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29571">
                <text:p>1.929571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06447">
                <text:p>3.906447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73896">
                <text:p>2.73896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69855">
                <text:p>2.569855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337352">
                <text:p>2.337352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65083">
                <text:p>1.365083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12032">
                <text:p>3.012032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42039">
                <text:p>3.142039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2965">
                <text:p>0.042965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42876">
                <text:p>3.442876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307328">
                <text:p>2.307328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14208">
                <text:p>3.514208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29405">
                <text:p>3.029405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658138">
                <text:p>3.658138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14243">
                <text:p>2.514243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9176">
                <text:p>0.809176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659755">
                <text:p>2.659755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035656">
                <text:p>4.035656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432054">
                <text:p>5.432054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548263">
                <text:p>2.548263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229099">
                <text:p>5.229099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237848">
                <text:p>3.237848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06762">
                <text:p>4.806762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10008">
                <text:p>3.910008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501744">
                <text:p>3.501744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70672">
                <text:p>4.70672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2353">
                <text:p>0.222353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0699">
                <text:p>3.60699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549531">
                <text:p>2.549531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50558">
                <text:p>0.550558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44332">
                <text:p>3.044332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17463">
                <text:p>2.717463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10001">
                <text:p>0.110001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645803">
                <text:p>2.645803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02747">
                <text:p>2.702747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89673">
                <text:p>3.189673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620238">
                <text:p>2.620238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63469">
                <text:p>1.163469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56016">
                <text:p>1.756016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90376">
                <text:p>0.290376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97341">
                <text:p>2.597341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8515">
                <text:p>1.18515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49016">
                <text:p>3.049016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98712">
                <text:p>1.498712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749336">
                <text:p>2.749336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19878">
                <text:p>2.219878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27706">
                <text:p>2.227706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143808">
                <text:p>2.143808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04506">
                <text:p>0.504506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43771">
                <text:p>2.743771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46767">
                <text:p>1.646767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8419">
                <text:p>2.58419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17969">
                <text:p>1.817969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552844">
                <text:p>2.552844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29545">
                <text:p>1.829545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365401">
                <text:p>2.365401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19978">
                <text:p>1.319978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1723">
                <text:p>0.361723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136748">
                <text:p>2.136748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33132">
                <text:p>1.133132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48554">
                <text:p>1.848554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40827">
                <text:p>1.340827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344398">
                <text:p>2.344398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41896">
                <text:p>1.041896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23678">
                <text:p>1.323678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22914">
                <text:p>1.222914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08448">
                <text:p>0.408448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65556">
                <text:p>1.565556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60367">
                <text:p>1.160367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98074">
                <text:p>1.598074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74794">
                <text:p>1.374794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307">
                <text:p>0.025307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39cm" svg:height="6.482cm" xlink:href=".." xlink:type="simple" chart:class="chart:scatter" chart:style-name="ch1">
        <chart:title svg:x="5.177cm" svg:y="0.265cm" chart:style-name="ch2">
          <text:p>con(dc/hp)</text:p>
        </chart:title>
        <chart:legend chart:legend-position="end" svg:x="11.328cm" svg:y="2.942cm" style:legend-expansion="high" chart:style-name="ch3"/>
        <chart:plot-area chart:style-name="ch4" table:cell-range-address="Sheet1.A2:Sheet1.A299 Sheet1.K1:Sheet1.K299" chart:data-source-has-labels="row" svg:x="0.252cm" svg:y="1.173cm" svg:width="10.824cm" svg:height="5.18cm">
          <chartooo:coordinate-region svg:x="0.398cm" svg:y="1.372cm" svg:width="10.491cm" svg:height="4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A2:Sheet1.A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358">
                <text:p>-0.003358</text:p>
                <draw:g>
                  <svg:desc>Sheet1.A2:Sheet1.A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6002">
                <text:p>-0.036002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4389">
                <text:p>-0.044389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6147">
                <text:p>-0.106147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30558">
                <text:p>-0.030558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3302">
                <text:p>-0.033302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08">
                <text:p>0.001408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286">
                <text:p>0.082286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2003">
                <text:p>0.082003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9823">
                <text:p>0.179823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2126">
                <text:p>0.132126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576">
                <text:p>0.020576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2709">
                <text:p>0.332709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284">
                <text:p>0.122284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4961">
                <text:p>0.134961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1923">
                <text:p>0.431923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5576">
                <text:p>0.245576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4157">
                <text:p>0.314157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25">
                <text:p>0.09825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2373">
                <text:p>0.542373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122">
                <text:p>0.22122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658">
                <text:p>0.62658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3207">
                <text:p>0.263207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1454">
                <text:p>0.251454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3326">
                <text:p>0.703326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791">
                <text:p>0.216791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98663">
                <text:p>0.698663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7881">
                <text:p>0.107881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5095">
                <text:p>0.575095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581">
                <text:p>0.48581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1479">
                <text:p>0.901479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2504">
                <text:p>0.382504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8115">
                <text:p>0.808115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1611">
                <text:p>0.271611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4138">
                <text:p>0.244138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6674">
                <text:p>1.016674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0023">
                <text:p>0.410023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4896">
                <text:p>0.544896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3581">
                <text:p>0.933581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286">
                <text:p>0.056286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70799">
                <text:p>1.170799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8422">
                <text:p>0.478422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94694">
                <text:p>1.294694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2316">
                <text:p>0.562316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06548">
                <text:p>1.406548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7565">
                <text:p>0.627565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6594">
                <text:p>0.736594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5092">
                <text:p>1.355092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93065">
                <text:p>1.193065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53868">
                <text:p>1.153868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18661">
                <text:p>1.518661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57948">
                <text:p>1.057948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01608">
                <text:p>1.901608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97946">
                <text:p>0.897946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98117">
                <text:p>1.998117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1381">
                <text:p>0.931381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01373">
                <text:p>1.601373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0687">
                <text:p>1.350687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95739">
                <text:p>2.195739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9219">
                <text:p>0.519219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9241">
                <text:p>0.369241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47183">
                <text:p>1.147183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42208">
                <text:p>1.442208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602">
                <text:p>0.06602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06673">
                <text:p>1.906673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4909">
                <text:p>0.804909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1424">
                <text:p>1.71424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76807">
                <text:p>1.376807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77555">
                <text:p>2.277555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77148">
                <text:p>1.377148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72443">
                <text:p>1.972443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80026">
                <text:p>1.980026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97116">
                <text:p>2.197116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13456">
                <text:p>2.113456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94495">
                <text:p>2.994495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64978">
                <text:p>1.764978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49153">
                <text:p>2.49153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71074">
                <text:p>2.071074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5797">
                <text:p>0.245797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515385">
                <text:p>2.515385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95213">
                <text:p>1.595213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0077">
                <text:p>0.200077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65204">
                <text:p>2.965204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3826">
                <text:p>1.293826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9484">
                <text:p>3.09484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95757">
                <text:p>1.795757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87445">
                <text:p>3.087445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59996">
                <text:p>2.459996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50141">
                <text:p>3.250141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15965">
                <text:p>2.915965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9302">
                <text:p>3.39302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83336">
                <text:p>3.283336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80848">
                <text:p>2.280848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354641">
                <text:p>4.354641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41996">
                <text:p>0.241996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46522">
                <text:p>4.646522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55339">
                <text:p>2.055339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168157">
                <text:p>3.168157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51374">
                <text:p>3.851374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79587">
                <text:p>4.279587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02964">
                <text:p>3.602964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29129">
                <text:p>4.929129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28046">
                <text:p>3.628046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26984">
                <text:p>3.726984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66261">
                <text:p>5.066261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625556">
                <text:p>6.625556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12196">
                <text:p>3.112196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25254">
                <text:p>5.225254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366">
                <text:p>3.79366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9748">
                <text:p>0.479748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792202">
                <text:p>5.792202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92017">
                <text:p>2.792017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22592">
                <text:p>4.122592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86793">
                <text:p>4.186793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01227">
                <text:p>0.301227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481228">
                <text:p>5.481228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40214">
                <text:p>2.840214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566422">
                <text:p>6.566422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13359">
                <text:p>3.013359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237206">
                <text:p>7.237206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84997">
                <text:p>3.484997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094915">
                <text:p>7.094915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50779">
                <text:p>4.450779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02351">
                <text:p>4.402351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646011">
                <text:p>5.646011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8775">
                <text:p>1.18775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447344">
                <text:p>4.447344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74937">
                <text:p>6.174937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966124">
                <text:p>5.966124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930711">
                <text:p>5.930711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80247">
                <text:p>7.080247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894175">
                <text:p>5.894175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182876">
                <text:p>5.182876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576628">
                <text:p>6.576628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8851">
                <text:p>0.988851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510448">
                <text:p>8.510448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55749">
                <text:p>3.655749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21338">
                <text:p>7.421338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203471">
                <text:p>5.203471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88348">
                <text:p>4.88348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444608">
                <text:p>4.444608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98085">
                <text:p>2.598085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759927">
                <text:p>5.759927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029938">
                <text:p>6.029938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2458">
                <text:p>0.082458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678296">
                <text:p>6.678296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49632">
                <text:p>4.49632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890412">
                <text:p>6.890412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955446">
                <text:p>5.955446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04101">
                <text:p>7.204101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950178">
                <text:p>4.950178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93382">
                <text:p>1.593382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260786">
                <text:p>5.260786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024295">
                <text:p>8.024295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82463">
                <text:p>10.82463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068157">
                <text:p>5.068157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383311">
                <text:p>10.383311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404247">
                <text:p>6.404247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463838">
                <text:p>9.463838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56037">
                <text:p>7.656037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823803">
                <text:p>6.823803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125788">
                <text:p>9.125788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30957">
                <text:p>0.430957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005221">
                <text:p>7.005221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955158">
                <text:p>4.955158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70461">
                <text:p>1.070461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6248">
                <text:p>5.96248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34808">
                <text:p>5.34808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6533">
                <text:p>0.216533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26328">
                <text:p>5.26328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418956">
                <text:p>5.418956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437626">
                <text:p>6.437626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308592">
                <text:p>5.308592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361">
                <text:p>2.361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570485">
                <text:p>3.570485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90391">
                <text:p>0.590391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18241">
                <text:p>5.318241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42688">
                <text:p>2.42688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257963">
                <text:p>6.257963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69813">
                <text:p>3.069813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62174">
                <text:p>5.62174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521455">
                <text:p>4.521455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518265">
                <text:p>4.518265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329719">
                <text:p>4.329719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17767">
                <text:p>1.017767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544167">
                <text:p>5.544167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2326">
                <text:p>3.32326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211086">
                <text:p>5.211086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656631">
                <text:p>3.656631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118945">
                <text:p>5.118945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652866">
                <text:p>3.652866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699308">
                <text:p>4.699308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611803">
                <text:p>2.611803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1515">
                <text:p>0.71515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236781">
                <text:p>4.236781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46172">
                <text:p>2.246172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669175">
                <text:p>3.669175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59686">
                <text:p>2.659686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646776">
                <text:p>4.646776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059047">
                <text:p>2.059047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1076">
                <text:p>2.61076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408404">
                <text:p>2.408404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04153">
                <text:p>0.804153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95233">
                <text:p>3.095233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297886">
                <text:p>2.297886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17264">
                <text:p>3.17264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731347">
                <text:p>2.731347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0279">
                <text:p>0.050279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85cm" svg:height="6.88cm" xlink:href=".." xlink:type="simple" chart:class="chart:scatter" chart:style-name="ch1">
        <chart:title svg:x="3.999cm" svg:y="0.273cm" chart:style-name="ch2">
          <text:p>con(pfw)</text:p>
        </chart:title>
        <chart:legend chart:legend-position="end" svg:x="8.574cm" svg:y="3.141cm" style:legend-expansion="high" chart:style-name="ch3"/>
        <chart:plot-area chart:style-name="ch4" table:cell-range-address="Sheet1.D2:Sheet1.D299 Sheet1.K1:Sheet1.K299" chart:data-source-has-labels="row" svg:x="0.197cm" svg:y="1.189cm" svg:width="8.18cm" svg:height="5.554cm">
          <chartooo:coordinate-region svg:x="0.436cm" svg:y="1.389cm" svg:width="7.755cm" svg:height="4.7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D2:Sheet1.D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672">
                <text:p>-0.010672</text:p>
                <draw:g>
                  <svg:desc>Sheet1.D2:Sheet1.D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0723">
                <text:p>-0.040723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8898">
                <text:p>-0.048898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83283">
                <text:p>-0.083283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77766">
                <text:p>-0.077766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899">
                <text:p>-0.09899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18188">
                <text:p>-0.118188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68141">
                <text:p>-0.168141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24509">
                <text:p>-0.224509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82294">
                <text:p>-0.482294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33551">
                <text:p>-0.733551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65475">
                <text:p>-0.665475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289334">
                <text:p>-1.289334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31331">
                <text:p>-1.431331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75966">
                <text:p>-1.575966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29624">
                <text:p>-2.329624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614718">
                <text:p>-2.614718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006673">
                <text:p>-3.006673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782203">
                <text:p>-2.782203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638042">
                <text:p>-3.638042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677418">
                <text:p>-3.677418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537165">
                <text:p>-4.537165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495617">
                <text:p>-4.495617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335847">
                <text:p>-4.335847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15233">
                <text:p>-5.015233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672451">
                <text:p>-4.672451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041233">
                <text:p>-5.041233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397786">
                <text:p>-4.397786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405864">
                <text:p>-4.405864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256983">
                <text:p>-4.256983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327689">
                <text:p>-4.327689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926705">
                <text:p>-3.926705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634559">
                <text:p>-3.634559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119992">
                <text:p>-3.119992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573319">
                <text:p>-2.573319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065938">
                <text:p>-2.065938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643114">
                <text:p>-1.643114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47663">
                <text:p>-1.147663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534661">
                <text:p>-0.534661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06969">
                <text:p>-0.406969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6364">
                <text:p>0.376364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3028">
                <text:p>0.63028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87081">
                <text:p>1.287081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28633">
                <text:p>1.428633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7527">
                <text:p>1.97527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44266">
                <text:p>2.044266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63774">
                <text:p>2.163774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53785">
                <text:p>2.653785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7657">
                <text:p>3.027657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9758">
                <text:p>3.359758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48975">
                <text:p>3.948975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36043">
                <text:p>4.236043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153868">
                <text:p>5.153868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66329">
                <text:p>5.266329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323247">
                <text:p>6.323247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10362">
                <text:p>6.410362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163888">
                <text:p>7.163888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89162">
                <text:p>7.689162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089167">
                <text:p>9.089167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375129">
                <text:p>8.375129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9985">
                <text:p>7.39985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854816">
                <text:p>7.854816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683714">
                <text:p>8.683714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27058">
                <text:p>7.227058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83483">
                <text:p>8.783483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97089">
                <text:p>8.597089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48524">
                <text:p>9.548524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52336">
                <text:p>9.852336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904094">
                <text:p>10.904094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666167">
                <text:p>10.666167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866235">
                <text:p>10.866235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94296">
                <text:p>10.94296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102554">
                <text:p>11.102554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168458">
                <text:p>11.168458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65636">
                <text:p>11.965636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767116">
                <text:p>11.767116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245476">
                <text:p>12.245476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414116">
                <text:p>12.414116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57489">
                <text:p>10.457489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1689">
                <text:p>11.51689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81326">
                <text:p>11.581326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700686">
                <text:p>9.700686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72854">
                <text:p>11.772854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615306">
                <text:p>11.615306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537672">
                <text:p>13.537672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661368">
                <text:p>13.661368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087412">
                <text:p>15.087412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486266">
                <text:p>15.486266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432627">
                <text:p>16.432627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778656">
                <text:p>16.778656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434555">
                <text:p>17.434555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922642">
                <text:p>17.922642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392663">
                <text:p>17.392663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087244">
                <text:p>19.087244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961894">
                <text:p>15.961894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520152">
                <text:p>18.520152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100604">
                <text:p>18.100604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058098">
                <text:p>19.058098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809099">
                <text:p>20.809099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794394">
                <text:p>22.794394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.622049">
                <text:p>23.622049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718967">
                <text:p>25.718967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953916">
                <text:p>25.953916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.193296">
                <text:p>26.193296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00032">
                <text:p>28.00032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333696">
                <text:p>31.333696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216129">
                <text:p>30.216129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915842">
                <text:p>31.915842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760738">
                <text:p>31.760738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417785">
                <text:p>26.417785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.120655">
                <text:p>30.120655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.111335">
                <text:p>29.111335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.173747">
                <text:p>30.173747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206526">
                <text:p>31.206526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593871">
                <text:p>25.593871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.458485">
                <text:p>29.458485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.6123">
                <text:p>28.6123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.540893">
                <text:p>32.540893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.929407">
                <text:p>30.929407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60602">
                <text:p>34.460602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.71331">
                <text:p>32.71331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097635">
                <text:p>35.097635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.002063">
                <text:p>34.002063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955975">
                <text:p>32.955975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.507331">
                <text:p>33.507331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527158">
                <text:p>28.527158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87054">
                <text:p>28.87054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142311">
                <text:p>31.142311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.753548">
                <text:p>32.753548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.0727">
                <text:p>34.0727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.406962">
                <text:p>36.406962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.884477">
                <text:p>36.884477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.349156">
                <text:p>36.349156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.441701">
                <text:p>37.441701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2183">
                <text:p>31.2183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664498">
                <text:p>35.664498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.61357">
                <text:p>33.61357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.562742">
                <text:p>36.562742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511804">
                <text:p>36.511804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185548">
                <text:p>36.185548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.396635">
                <text:p>35.396635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.143453">
                <text:p>32.143453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.968906">
                <text:p>33.968906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.40057">
                <text:p>35.40057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821514">
                <text:p>27.821514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692099">
                <text:p>31.692099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.618118">
                <text:p>31.618118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.268048">
                <text:p>34.268048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.023216">
                <text:p>35.023216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740467">
                <text:p>36.740467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.341738">
                <text:p>35.341738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.996997">
                <text:p>29.996997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.519438">
                <text:p>30.519438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371014">
                <text:p>33.371014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.620056">
                <text:p>37.620056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583567">
                <text:p>35.583567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.219063">
                <text:p>39.219063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.336352">
                <text:p>38.336352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.634464">
                <text:p>40.634464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.694109">
                <text:p>40.694109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.074974">
                <text:p>40.074974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.212108">
                <text:p>42.212108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44052">
                <text:p>33.44052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.764841">
                <text:p>35.764841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.194146">
                <text:p>35.194146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141281">
                <text:p>29.141281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.216257">
                <text:p>32.216257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.640996">
                <text:p>33.640996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261436">
                <text:p>26.261436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61066">
                <text:p>29.61066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.858417">
                <text:p>31.858417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445342">
                <text:p>34.445342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144293">
                <text:p>25.144293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79257">
                <text:p>1.979257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283668">
                <text:p>2.283668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227096">
                <text:p>2.227096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12019">
                <text:p>2.612019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844111">
                <text:p>2.844111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375438">
                <text:p>3.375438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617157">
                <text:p>3.617157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44496">
                <text:p>4.044496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38274">
                <text:p>4.38274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643674">
                <text:p>4.643674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86963">
                <text:p>4.86963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81989">
                <text:p>4.381989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873645">
                <text:p>4.873645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043679">
                <text:p>5.043679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599969">
                <text:p>5.599969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842693">
                <text:p>5.842693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425248">
                <text:p>6.425248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623651">
                <text:p>6.623651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097993">
                <text:p>7.097993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926909">
                <text:p>6.926909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006306">
                <text:p>6.006306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662813">
                <text:p>6.662813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597219">
                <text:p>6.597219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35294">
                <text:p>7.135294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230298">
                <text:p>7.230298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082489">
                <text:p>8.082489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712912">
                <text:p>7.712912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51029">
                <text:p>7.651029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526453">
                <text:p>7.526453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611938">
                <text:p>6.611938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074742">
                <text:p>7.074742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064764">
                <text:p>7.064764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432529">
                <text:p>7.432529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79616">
                <text:p>7.479616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051753">
                <text:p>6.051753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9cm" svg:height="6.197cm" xlink:href=".." xlink:type="simple" chart:class="chart:scatter" chart:style-name="ch1">
        <chart:title svg:x="4.601cm" svg:y="0.259cm" chart:style-name="ch2">
          <text:p>con(pfe)</text:p>
        </chart:title>
        <chart:legend chart:legend-position="end" svg:x="9.698cm" svg:y="2.799cm" style:legend-expansion="high" chart:style-name="ch3"/>
        <chart:plot-area chart:style-name="ch4" table:cell-range-address="Sheet1.E2:Sheet1.E299 Sheet1.K1:Sheet1.K299" chart:data-source-has-labels="row" svg:x="0.22cm" svg:y="1.161cm" svg:width="9.258cm" svg:height="4.913cm">
          <chartooo:coordinate-region svg:x="0.458cm" svg:y="1.36cm" svg:width="8.926cm" svg:height="4.0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E2:Sheet1.E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2667">
                <text:p>0.132667</text:p>
                <draw:g>
                  <svg:desc>Sheet1.E2:Sheet1.E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4052">
                <text:p>0.494052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3823">
                <text:p>0.703823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2816">
                <text:p>0.982816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0697">
                <text:p>0.760697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2966">
                <text:p>0.352966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836">
                <text:p>0.030836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83349">
                <text:p>-0.683349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50133">
                <text:p>-1.150133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6129">
                <text:p>-1.96129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16869">
                <text:p>-2.416869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115078">
                <text:p>-2.115078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52519">
                <text:p>-3.452519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602614">
                <text:p>-3.602614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783163">
                <text:p>-3.783163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62765">
                <text:p>-5.262765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708607">
                <text:p>-5.708607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348603">
                <text:p>-6.348603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789694">
                <text:p>-5.789694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34972">
                <text:p>-7.34972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291507">
                <text:p>-7.291507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842213">
                <text:p>-8.842213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.653989">
                <text:p>-8.653989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.321292">
                <text:p>-8.321292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71703">
                <text:p>-9.71703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.013279">
                <text:p>-9.013279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.007432">
                <text:p>-10.007432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6943">
                <text:p>-8.6943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165096">
                <text:p>-9.165096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.2312">
                <text:p>-9.2312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.215393">
                <text:p>-10.215393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616143">
                <text:p>-9.616143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950774">
                <text:p>-9.950774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.910438">
                <text:p>-8.910438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.859354">
                <text:p>-7.859354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456175">
                <text:p>-8.456175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7.824468">
                <text:p>-7.824468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.413885">
                <text:p>-7.413885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.627639">
                <text:p>-7.627639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.346933">
                <text:p>-6.346933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.898531">
                <text:p>-6.898531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487276">
                <text:p>-6.487276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124775">
                <text:p>-7.124775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777134">
                <text:p>-6.777134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452098">
                <text:p>-7.452098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071333">
                <text:p>-7.071333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797612">
                <text:p>-6.797612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245388">
                <text:p>-7.245388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414596">
                <text:p>-7.414596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433656">
                <text:p>-7.433656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693246">
                <text:p>-7.693246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38874">
                <text:p>-7.38874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647895">
                <text:p>-7.647895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031636">
                <text:p>-7.031636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074892">
                <text:p>-7.074892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417988">
                <text:p>-6.417988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100607">
                <text:p>-6.100607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.662158">
                <text:p>-5.662158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545284">
                <text:p>-5.545284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756031">
                <text:p>-4.756031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95061">
                <text:p>-3.95061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613333">
                <text:p>-3.613333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460635">
                <text:p>-3.460635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.786253">
                <text:p>-2.786253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002513">
                <text:p>-3.002513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85394">
                <text:p>-2.85394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219562">
                <text:p>-3.219562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70371">
                <text:p>-3.470371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.242594">
                <text:p>-4.242594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466465">
                <text:p>-4.466465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.095762">
                <text:p>-5.095762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.700016">
                <text:p>-5.700016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.388874">
                <text:p>-6.388874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.898194">
                <text:p>-6.898194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837238">
                <text:p>-7.837238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.698153">
                <text:p>-7.698153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.906139">
                <text:p>-7.906139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.698639">
                <text:p>-7.698639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303435">
                <text:p>-6.303435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475945">
                <text:p>-6.475945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089861">
                <text:p>-6.089861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932376">
                <text:p>-4.932376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.472561">
                <text:p>-5.472561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138757">
                <text:p>-5.138757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.763858">
                <text:p>-5.763858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.71368">
                <text:p>-5.71368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335455">
                <text:p>-6.335455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569449">
                <text:p>-6.569449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1872">
                <text:p>-7.1872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560689">
                <text:p>-7.560689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117378">
                <text:p>-8.117378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481964">
                <text:p>-8.481964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.160964">
                <text:p>-8.160964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814155">
                <text:p>-8.814155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.135066">
                <text:p>-7.135066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.848037">
                <text:p>-7.848037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.214301">
                <text:p>-7.214301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.066038">
                <text:p>-7.066038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.133219">
                <text:p>-7.133219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.24627">
                <text:p>-7.24627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.053752">
                <text:p>-7.053752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.234032">
                <text:p>-7.234032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.943556">
                <text:p>-6.943556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.671119">
                <text:p>-6.671119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753899">
                <text:p>-6.753899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.060645">
                <text:p>-7.060645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331449">
                <text:p>-6.331449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016504">
                <text:p>-6.016504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5.279097">
                <text:p>-5.279097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028139">
                <text:p>-4.028139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766009">
                <text:p>-3.766009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06635">
                <text:p>-3.06635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.687406">
                <text:p>-2.687406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474296">
                <text:p>-2.474296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9332">
                <text:p>-1.699332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.086005">
                <text:p>-2.086005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018778">
                <text:p>-2.018778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.943745">
                <text:p>-2.943745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043778">
                <text:p>-3.043778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428053">
                <text:p>-4.428053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554387">
                <text:p>-4.554387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894418">
                <text:p>-5.894418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.15844">
                <text:p>-6.15844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.392718">
                <text:p>-6.392718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.008029">
                <text:p>-7.008029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746488">
                <text:p>-5.746488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.103117">
                <text:p>-6.103117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.887094">
                <text:p>-6.887094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.345946">
                <text:p>-7.345946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.648348">
                <text:p>-7.648348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.129666">
                <text:p>-8.129666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.048543">
                <text:p>-8.048543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.709987">
                <text:p>-7.709987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.775205">
                <text:p>-7.775205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.073547">
                <text:p>-6.073547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.999194">
                <text:p>-6.999194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.318905">
                <text:p>-6.318905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8454">
                <text:p>-6.8454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600811">
                <text:p>-6.600811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245914">
                <text:p>-6.245914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767573">
                <text:p>-5.767573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.838283">
                <text:p>-4.838283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.992792">
                <text:p>-4.992792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156783">
                <text:p>-5.156783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491039">
                <text:p>-3.491039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.476426">
                <text:p>-4.476426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.676639">
                <text:p>-4.676639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5.765057">
                <text:p>-5.765057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463869">
                <text:p>-6.463869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.544508">
                <text:p>-7.544508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.624514">
                <text:p>-7.624514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.240897">
                <text:p>-6.240897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95043">
                <text:p>-6.95043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.581832">
                <text:p>-8.581832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0.883127">
                <text:p>-10.883127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0.59007">
                <text:p>-10.59007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.410743">
                <text:p>-12.410743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2.092208">
                <text:p>-12.092208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2.709385">
                <text:p>-12.709385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2.28063">
                <text:p>-12.28063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1.439541">
                <text:p>-11.439541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1.129392">
                <text:p>-11.129392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8.172037">
                <text:p>-8.172037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.687647">
                <text:p>-7.687647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.501972">
                <text:p>-6.501972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.549248">
                <text:p>-4.549248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.220317">
                <text:p>-4.220317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702511">
                <text:p>-3.702511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.034694">
                <text:p>-2.034694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.2892">
                <text:p>-2.2892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.645495">
                <text:p>-2.645495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.514932">
                <text:p>-3.514932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.530655">
                <text:p>-4.530655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.145892">
                <text:p>-5.145892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6.714814">
                <text:p>-6.714814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090115">
                <text:p>-5.090115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8.325721">
                <text:p>-8.325721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270086">
                <text:p>-8.270086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1.348403">
                <text:p>-11.348403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1.097893">
                <text:p>-11.097893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2.790124">
                <text:p>-12.790124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2.895573">
                <text:p>-12.895573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2.660619">
                <text:p>-12.660619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2.035912">
                <text:p>-12.035912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247789">
                <text:p>-9.247789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779331">
                <text:p>-9.779331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8.619016">
                <text:p>-8.619016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8.509571">
                <text:p>-8.509571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.518766">
                <text:p>-7.518766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.127994">
                <text:p>-7.127994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5.922239">
                <text:p>-5.922239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5.014815">
                <text:p>-5.014815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434517">
                <text:p>-3.434517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684068">
                <text:p>-1.684068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082728">
                <text:p>-1.082728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9215">
                <text:p>0.079215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4542">
                <text:p>0.74542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32934">
                <text:p>1.432934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36084">
                <text:p>1.736084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81679">
                <text:p>2.481679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94669">
                <text:p>2.994669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470216">
                <text:p>3.470216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97531">
                <text:p>3.97531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97979">
                <text:p>3.897979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58027">
                <text:p>3.958027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567455">
                <text:p>3.567455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201029">
                <text:p>3.201029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846182">
                <text:p>3.846182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99cm" svg:height="7.226cm" xlink:href=".." xlink:type="simple" chart:class="chart:scatter" chart:style-name="ch1">
        <chart:title svg:x="3.996cm" svg:y="0.28cm" chart:style-name="ch2">
          <text:p>con(qfs)</text:p>
        </chart:title>
        <chart:legend chart:legend-position="end" svg:x="8.488cm" svg:y="3.314cm" style:legend-expansion="high" chart:style-name="ch3"/>
        <chart:plot-area chart:style-name="ch4" table:cell-range-address="Sheet1.F2:Sheet1.F299 Sheet1.K1:Sheet1.K299" chart:data-source-has-labels="row" svg:x="0.195cm" svg:y="1.203cm" svg:width="8.098cm" svg:height="5.879cm">
          <chartooo:coordinate-region svg:x="0.433cm" svg:y="1.402cm" svg:width="7.673cm" svg:height="5.0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F2:Sheet1.F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5325">
                <text:p>-0.025325</text:p>
                <draw:g>
                  <svg:desc>Sheet1.F2:Sheet1.F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0061">
                <text:p>-0.080061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1083">
                <text:p>-0.101083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21167">
                <text:p>-0.221167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63252">
                <text:p>-0.263252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2863">
                <text:p>-0.462863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49316">
                <text:p>-0.449316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1256">
                <text:p>-0.51256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49541">
                <text:p>-0.449541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64142">
                <text:p>-0.464142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88718">
                <text:p>-0.488718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18102">
                <text:p>-0.418102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69713">
                <text:p>-0.569713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01395">
                <text:p>-0.601395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31384">
                <text:p>-0.631384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6344">
                <text:p>-0.876344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74592">
                <text:p>-0.974592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99781">
                <text:p>-1.099781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04056">
                <text:p>-1.004056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38901">
                <text:p>-1.238901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95052">
                <text:p>-1.195052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98784">
                <text:p>-1.298784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75439">
                <text:p>-1.175439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1802">
                <text:p>-1.01802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1406">
                <text:p>-0.91406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70977">
                <text:p>-0.770977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18095">
                <text:p>-0.618095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08973">
                <text:p>-0.508973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58872">
                <text:p>-0.358872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43979">
                <text:p>-0.243979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89859">
                <text:p>-0.089859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8531">
                <text:p>-0.008531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6779">
                <text:p>0.156779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4589">
                <text:p>0.204589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7327">
                <text:p>0.247327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5711">
                <text:p>0.515711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4692">
                <text:p>0.594692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1839">
                <text:p>0.711839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4448">
                <text:p>0.944448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08131">
                <text:p>0.808131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6272">
                <text:p>1.086272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9514">
                <text:p>1.069514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85252">
                <text:p>1.185252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10732">
                <text:p>1.110732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55579">
                <text:p>1.155579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208">
                <text:p>1.12208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03323">
                <text:p>1.103323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47527">
                <text:p>1.247527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9583">
                <text:p>1.379583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65672">
                <text:p>1.465672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6743">
                <text:p>1.636743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15034">
                <text:p>1.715034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04411">
                <text:p>2.004411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35837">
                <text:p>2.035837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56208">
                <text:p>2.356208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73412">
                <text:p>2.373412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70487">
                <text:p>2.570487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16502">
                <text:p>2.716502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27471">
                <text:p>3.127471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04135">
                <text:p>2.904135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58628">
                <text:p>2.558628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566">
                <text:p>2.6566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29013">
                <text:p>2.929013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64437">
                <text:p>2.464437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98943">
                <text:p>2.898943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859915">
                <text:p>2.859915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35326">
                <text:p>3.135326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70667">
                <text:p>3.270667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68023">
                <text:p>3.668023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97885">
                <text:p>3.697885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022">
                <text:p>3.88022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51174">
                <text:p>4.051174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242328">
                <text:p>4.242328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75397">
                <text:p>4.375397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74514">
                <text:p>4.774514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783997">
                <text:p>4.783997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17312">
                <text:p>5.017312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55273">
                <text:p>5.155273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02444">
                <text:p>4.402444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804604">
                <text:p>4.804604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905671">
                <text:p>4.905671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55826">
                <text:p>4.155826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909735">
                <text:p>4.909735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95541">
                <text:p>4.895541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21223">
                <text:p>5.621223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41079">
                <text:p>5.741079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415348">
                <text:p>6.415348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80086">
                <text:p>6.80086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460369">
                <text:p>7.460369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87381">
                <text:p>7.87381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381745">
                <text:p>8.381745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760976">
                <text:p>8.760976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585144">
                <text:p>8.585144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347305">
                <text:p>9.347305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973586">
                <text:p>7.973586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970437">
                <text:p>8.970437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825038">
                <text:p>8.825038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102281">
                <text:p>9.102281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743425">
                <text:p>9.743425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566891">
                <text:p>10.566891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007715">
                <text:p>11.007715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055642">
                <text:p>12.055642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410337">
                <text:p>12.410337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696506">
                <text:p>12.696506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710577">
                <text:p>13.710577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466315">
                <text:p>15.466315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153197">
                <text:p>15.153197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96933">
                <text:p>15.896933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986666">
                <text:p>15.986666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556193">
                <text:p>13.556193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08261">
                <text:p>15.08261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886684">
                <text:p>14.886684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334673">
                <text:p>15.334673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839787">
                <text:p>15.839787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305471">
                <text:p>13.305471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956071">
                <text:p>14.956071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973422">
                <text:p>14.973422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231043">
                <text:p>17.231043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925145">
                <text:p>16.925145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232432">
                <text:p>19.232432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98015">
                <text:p>18.98015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933016">
                <text:p>20.933016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997172">
                <text:p>20.997172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792679">
                <text:p>20.792679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66955">
                <text:p>21.466955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733357">
                <text:p>18.733357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932987">
                <text:p>18.932987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434018">
                <text:p>20.434018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454879">
                <text:p>21.454879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189763">
                <text:p>22.189763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614866">
                <text:p>23.614866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247555">
                <text:p>24.247555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.29252">
                <text:p>24.29252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370788">
                <text:p>25.370788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803891">
                <text:p>21.803891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699876">
                <text:p>24.699876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922319">
                <text:p>23.922319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796603">
                <text:p>25.796603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967802">
                <text:p>25.967802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845476">
                <text:p>25.845476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533476">
                <text:p>25.533476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.670088">
                <text:p>23.670088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056535">
                <text:p>25.056535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560528">
                <text:p>26.560528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715815">
                <text:p>21.715815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263825">
                <text:p>24.263825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662462">
                <text:p>24.662462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74708">
                <text:p>26.74708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786802">
                <text:p>27.786802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.64904">
                <text:p>29.64904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.416599">
                <text:p>29.416599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805704">
                <text:p>25.805704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697646">
                <text:p>26.697646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.673927">
                <text:p>29.673927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618001">
                <text:p>33.618001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.177508">
                <text:p>32.177508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.985357">
                <text:p>34.985357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.591887">
                <text:p>34.591887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681574">
                <text:p>36.681574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.081297">
                <text:p>37.081297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.667397">
                <text:p>36.667397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.328079">
                <text:p>38.328079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.462032">
                <text:p>31.462032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.834485">
                <text:p>32.834485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.426284">
                <text:p>32.426284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547343">
                <text:p>27.547343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453939">
                <text:p>29.453939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548885">
                <text:p>30.548885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816313">
                <text:p>24.816313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974311">
                <text:p>26.974311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845523">
                <text:p>28.845523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179375">
                <text:p>31.179375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.02831">
                <text:p>33.02831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.285256">
                <text:p>33.285256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.707969">
                <text:p>35.707969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455867">
                <text:p>30.455867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.065508">
                <text:p>36.065508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.741608">
                <text:p>34.741608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.432208">
                <text:p>39.432208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.877899">
                <text:p>37.877899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.436209">
                <text:p>40.436209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009435">
                <text:p>41.009435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.542395">
                <text:p>41.542395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.845356">
                <text:p>41.845356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955765">
                <text:p>35.955765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.973647">
                <text:p>39.973647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9.561273">
                <text:p>39.561273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.610233">
                <text:p>42.610233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.563717">
                <text:p>42.563717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666309">
                <text:p>45.666309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.934706">
                <text:p>45.934706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.827007">
                <text:p>48.827007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855282">
                <text:p>46.855282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.965511">
                <text:p>39.965511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803198">
                <text:p>44.803198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.713781">
                <text:p>43.713781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.764467">
                <text:p>46.764467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.619858">
                <text:p>46.619858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.949282">
                <text:p>51.949282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.420917">
                <text:p>49.420917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.36777">
                <text:p>49.36777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.93543">
                <text:p>48.93543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.814632">
                <text:p>42.814632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328623">
                <text:p>46.328623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.343017">
                <text:p>46.343017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.625171">
                <text:p>48.625171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.913466">
                <text:p>48.913466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.231209">
                <text:p>39.231209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86cm" svg:height="6.487cm" xlink:href=".." xlink:type="simple" chart:class="chart:scatter" chart:style-name="ch1">
        <chart:title svg:x="3.89cm" svg:y="0.265cm" chart:style-name="ch2">
          <text:p>con(qfn)</text:p>
        </chart:title>
        <chart:legend chart:legend-position="end" svg:x="8.275cm" svg:y="2.944cm" style:legend-expansion="high" chart:style-name="ch3"/>
        <chart:plot-area chart:style-name="ch4" table:cell-range-address="Sheet1.G2:Sheet1.G299 Sheet1.K1:Sheet1.K299" chart:data-source-has-labels="row" svg:x="0.191cm" svg:y="1.173cm" svg:width="7.893cm" svg:height="5.185cm">
          <chartooo:coordinate-region svg:x="0.337cm" svg:y="1.372cm" svg:width="7.56cm" svg:height="4.33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G2:Sheet1.G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917">
                <text:p>0.033917</text:p>
                <draw:g>
                  <svg:desc>Sheet1.G2:Sheet1.G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092">
                <text:p>0.095092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1">
                <text:p>0.0581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3632">
                <text:p>-0.113632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18366">
                <text:p>-0.218366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774">
                <text:p>-0.5774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38394">
                <text:p>-0.638394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4788">
                <text:p>-0.94788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03857">
                <text:p>-1.003857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65421">
                <text:p>-1.165421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98861">
                <text:p>-1.198861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1471">
                <text:p>-1.01471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778">
                <text:p>-1.3778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359152">
                <text:p>-1.359152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65187">
                <text:p>-1.365187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818">
                <text:p>-1.7818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57114">
                <text:p>-1.857114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994478">
                <text:p>-1.994478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787261">
                <text:p>-1.787261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168414">
                <text:p>-2.168414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06076">
                <text:p>-2.06076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298302">
                <text:p>-2.298302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12425">
                <text:p>-2.12425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927884">
                <text:p>-1.927884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00644">
                <text:p>-2.00644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773856">
                <text:p>-1.773856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756296">
                <text:p>-1.756296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91469">
                <text:p>-1.491469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33168">
                <text:p>-1.433168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351226">
                <text:p>-1.351226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80601">
                <text:p>-1.380601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47971">
                <text:p>-1.247971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98436">
                <text:p>-1.198436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3618">
                <text:p>-1.03618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83748">
                <text:p>-0.883748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890293">
                <text:p>-0.890293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9124">
                <text:p>-0.79124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09093">
                <text:p>-0.709093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53128">
                <text:p>-0.653128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2676">
                <text:p>-0.52676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7343">
                <text:p>-0.47343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80026">
                <text:p>-0.380026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11664">
                <text:p>-0.311664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57583">
                <text:p>-0.257583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53028">
                <text:p>-0.253028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3583">
                <text:p>-0.23583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33561">
                <text:p>-0.233561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8858">
                <text:p>-0.28858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24235">
                <text:p>-0.324235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33598">
                <text:p>-0.333598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40954">
                <text:p>-0.340954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98185">
                <text:p>-0.298185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8813">
                <text:p>-0.258813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88727">
                <text:p>-0.188727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11138">
                <text:p>-0.111138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4948">
                <text:p>-0.034948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1889">
                <text:p>0.061889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846">
                <text:p>0.156846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766">
                <text:p>0.30766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3187">
                <text:p>0.343187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7736">
                <text:p>0.347736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5121">
                <text:p>0.415121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8462">
                <text:p>0.478462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1513">
                <text:p>0.431513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52926">
                <text:p>0.452926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4014">
                <text:p>0.424014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2725">
                <text:p>0.372725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9304">
                <text:p>0.309304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037">
                <text:p>0.245037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2012">
                <text:p>0.242012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675">
                <text:p>0.23675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2853">
                <text:p>0.242853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149">
                <text:p>0.25149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5552">
                <text:p>0.265552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679">
                <text:p>0.29679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1364">
                <text:p>0.351364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35986">
                <text:p>0.435986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1409">
                <text:p>0.541409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4007">
                <text:p>0.524007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45756">
                <text:p>0.645756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22697">
                <text:p>0.722697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9602">
                <text:p>0.669602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9243">
                <text:p>0.79243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228">
                <text:p>0.8228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35616">
                <text:p>0.935616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7114">
                <text:p>0.997114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34683">
                <text:p>1.134683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0347">
                <text:p>1.260347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45656">
                <text:p>1.445656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99324">
                <text:p>1.599324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7532">
                <text:p>1.77532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3355">
                <text:p>1.93355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78991">
                <text:p>1.978991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23688">
                <text:p>2.223688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75921">
                <text:p>1.975921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01415">
                <text:p>2.201415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872">
                <text:p>2.1872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50571">
                <text:p>2.250571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9206">
                <text:p>2.39206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0664">
                <text:p>2.60664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92187">
                <text:p>2.792187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168259">
                <text:p>3.168259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1831">
                <text:p>3.41831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74492">
                <text:p>3.674492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159193">
                <text:p>4.159193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911183">
                <text:p>4.911183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008552">
                <text:p>5.008552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481524">
                <text:p>5.481524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89576">
                <text:p>5.689576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953559">
                <text:p>4.953559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686311">
                <text:p>5.686311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664795">
                <text:p>5.664795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896358">
                <text:p>5.896358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096245">
                <text:p>6.096245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23551">
                <text:p>5.23551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69587">
                <text:p>5.69587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578505">
                <text:p>5.578505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05961">
                <text:p>6.05961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846124">
                <text:p>5.846124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210736">
                <text:p>6.210736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041493">
                <text:p>6.041493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371182">
                <text:p>6.371182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368547">
                <text:p>6.368547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302903">
                <text:p>6.302903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456671">
                <text:p>6.456671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773313">
                <text:p>5.773313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28624">
                <text:p>5.728624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980923">
                <text:p>5.980923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196716">
                <text:p>6.196716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398034">
                <text:p>6.398034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838881">
                <text:p>6.838881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21699">
                <text:p>7.21699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51124">
                <text:p>7.51124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175582">
                <text:p>8.175582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285965">
                <text:p>7.285965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480787">
                <text:p>8.480787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42872">
                <text:p>8.42872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251108">
                <text:p>9.251108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77322">
                <text:p>9.477322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567187">
                <text:p>9.567187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560904">
                <text:p>9.560904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004586">
                <text:p>9.004586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467353">
                <text:p>9.467353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921078">
                <text:p>9.921078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75571">
                <text:p>8.375571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930439">
                <text:p>8.930439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827901">
                <text:p>8.827901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030703">
                <text:p>9.030703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997402">
                <text:p>8.997402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163475">
                <text:p>9.163475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977668">
                <text:p>8.977668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023273">
                <text:p>8.023273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946502">
                <text:p>7.946502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374151">
                <text:p>8.374151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11158">
                <text:p>9.11158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33585">
                <text:p>8.933585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54399">
                <text:p>9.654399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011412">
                <text:p>10.011412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155424">
                <text:p>11.155424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14214">
                <text:p>12.114214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874106">
                <text:p>12.874106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44508">
                <text:p>14.44508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380357">
                <text:p>12.380357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566806">
                <text:p>13.566806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926288">
                <text:p>13.926288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291187">
                <text:p>12.291187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394858">
                <text:p>13.394858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031208">
                <text:p>14.031208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850996">
                <text:p>11.850996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637766">
                <text:p>12.637766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194307">
                <text:p>13.194307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663032">
                <text:p>13.663032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832177">
                <text:p>13.832177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492153">
                <text:p>13.492153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710941">
                <text:p>13.710941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927149">
                <text:p>11.927149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795506">
                <text:p>12.795506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170175">
                <text:p>12.170175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74614">
                <text:p>12.874614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361082">
                <text:p>12.361082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855392">
                <text:p>12.855392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178041">
                <text:p>13.178041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650312">
                <text:p>13.650312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222301">
                <text:p>14.222301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698615">
                <text:p>12.698615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42129">
                <text:p>14.42129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.808371">
                <text:p>14.808371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01896">
                <text:p>16.501896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126393">
                <text:p>17.126393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085608">
                <text:p>19.085608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966302">
                <text:p>19.966302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094775">
                <text:p>22.094775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.979103">
                <text:p>21.979103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304416">
                <text:p>19.304416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.308055">
                <text:p>22.308055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.220735">
                <text:p>22.220735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060701">
                <text:p>24.060701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232613">
                <text:p>24.232613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966109">
                <text:p>26.966109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934687">
                <text:p>25.934687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079829">
                <text:p>26.079829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049293">
                <text:p>26.049293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.195752">
                <text:p>23.195752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970743">
                <text:p>24.970743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918257">
                <text:p>24.918257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.805849">
                <text:p>25.805849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.682339">
                <text:p>25.682339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.163466">
                <text:p>21.163466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74cm" svg:height="6.582cm" xlink:href=".." xlink:type="simple" chart:class="chart:scatter" chart:style-name="ch1">
        <chart:legend chart:legend-position="end" svg:x="10.363cm" svg:y="2.992cm" style:legend-expansion="high" chart:style-name="ch2"/>
        <chart:plot-area chart:style-name="ch3" table:cell-range-address="Sheet1.H2:Sheet1.H299 Sheet1.K1:Sheet1.K299" chart:data-source-has-labels="row" svg:x="0.233cm" svg:y="0.131cm" svg:width="9.897cm" svg:height="6.32cm">
          <chartooo:coordinate-region svg:x="0.471cm" svg:y="0.33cm" svg:width="9.472cm" svg:height="5.4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99" chart:label-cell-address="Sheet1.K1:Sheet1.K1" chart:class="chart:scatter">
            <chart:domain table:cell-range-address="Sheet1.H2:Sheet1.H299"/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02581">
                <text:p>-0.202581</text:p>
                <draw:g>
                  <svg:desc>Sheet1.H2:Sheet1.H299</svg:desc>
                </draw:g>
              </table:table-cell>
              <table:table-cell office:value-type="float" office:value="9.996642">
                <text:p>9.996642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09928">
                <text:p>-0.709928</text:p>
              </table:table-cell>
              <table:table-cell office:value-type="float" office:value="10.27372">
                <text:p>10.27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11904">
                <text:p>-0.911904</text:p>
              </table:table-cell>
              <table:table-cell office:value-type="float" office:value="10.515971">
                <text:p>10.515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73634">
                <text:p>-1.173634</text:p>
              </table:table-cell>
              <table:table-cell office:value-type="float" office:value="10.94512">
                <text:p>10.94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83349">
                <text:p>-0.883349</text:p>
              </table:table-cell>
              <table:table-cell office:value-type="float" office:value="11.119299">
                <text:p>11.119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37419">
                <text:p>-0.337419</text:p>
              </table:table-cell>
              <table:table-cell office:value-type="float" office:value="11.657669">
                <text:p>11.657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054">
                <text:p>0.040054</text:p>
              </table:table-cell>
              <table:table-cell office:value-type="float" office:value="11.862591">
                <text:p>11.862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528">
                <text:p>0.950528</text:p>
              </table:table-cell>
              <table:table-cell office:value-type="float" office:value="12.422767">
                <text:p>12.422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7994">
                <text:p>1.47994</text:p>
              </table:table-cell>
              <table:table-cell office:value-type="float" office:value="12.720705">
                <text:p>12.720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0275">
                <text:p>2.180275</text:p>
              </table:table-cell>
              <table:table-cell office:value-type="float" office:value="13.200852">
                <text:p>13.200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93461">
                <text:p>2.393461</text:p>
              </table:table-cell>
              <table:table-cell office:value-type="float" office:value="13.50564">
                <text:p>13.50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6211">
                <text:p>2.046211</text:p>
              </table:table-cell>
              <table:table-cell office:value-type="float" office:value="13.557146">
                <text:p>13.557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71272">
                <text:p>2.971272</text:p>
              </table:table-cell>
              <table:table-cell office:value-type="float" office:value="14.277917">
                <text:p>14.277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2904">
                <text:p>2.92904</text:p>
              </table:table-cell>
              <table:table-cell office:value-type="float" office:value="14.511603">
                <text:p>14.51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41">
                <text:p>2.941</text:p>
              </table:table-cell>
              <table:table-cell office:value-type="float" office:value="14.776579">
                <text:p>14.77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38597">
                <text:p>3.838597</text:p>
              </table:table-cell>
              <table:table-cell office:value-type="float" office:value="15.53434">
                <text:p>15.53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76411">
                <text:p>3.976411</text:p>
              </table:table-cell>
              <table:table-cell office:value-type="float" office:value="15.909681">
                <text:p>15.909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36627">
                <text:p>4.236627</text:p>
              </table:table-cell>
              <table:table-cell office:value-type="float" office:value="16.382992">
                <text:p>16.382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90696">
                <text:p>3.790696</text:p>
              </table:table-cell>
              <table:table-cell office:value-type="float" office:value="16.535151">
                <text:p>16.53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641191">
                <text:p>4.641191</text:p>
              </table:table-cell>
              <table:table-cell office:value-type="float" office:value="17.389232">
                <text:p>17.38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79797">
                <text:p>4.479797</text:p>
              </table:table-cell>
              <table:table-cell office:value-type="float" office:value="17.707876">
                <text:p>17.70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04566">
                <text:p>5.304566</text:p>
              </table:table-cell>
              <table:table-cell office:value-type="float" office:value="18.603882">
                <text:p>18.6038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07183">
                <text:p>5.107183</text:p>
              </table:table-cell>
              <table:table-cell office:value-type="float" office:value="18.947238">
                <text:p>18.94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95309">
                <text:p>4.895309</text:p>
              </table:table-cell>
              <table:table-cell office:value-type="float" office:value="19.298054">
                <text:p>19.298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94177">
                <text:p>5.794177</text:p>
              </table:table-cell>
              <table:table-cell office:value-type="float" office:value="20.274262">
                <text:p>20.27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343707">
                <text:p>5.343707</text:p>
              </table:table-cell>
              <table:table-cell office:value-type="float" office:value="20.546526">
                <text:p>20.546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044">
                <text:p>6.1044</text:p>
              </table:table-cell>
              <table:table-cell office:value-type="float" office:value="21.473205">
                <text:p>21.47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7901">
                <text:p>5.27901</text:p>
              </table:table-cell>
              <table:table-cell office:value-type="float" office:value="21.60726">
                <text:p>21.60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33528">
                <text:p>5.833528</text:p>
              </table:table-cell>
              <table:table-cell office:value-type="float" office:value="22.410925">
                <text:p>22.410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081464">
                <text:p>6.081464</text:p>
              </table:table-cell>
              <table:table-cell office:value-type="float" office:value="23.040198">
                <text:p>23.040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78446">
                <text:p>7.178446</text:p>
              </table:table-cell>
              <table:table-cell office:value-type="float" office:value="24.148406">
                <text:p>24.148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928878">
                <text:p>6.928878</text:p>
              </table:table-cell>
              <table:table-cell office:value-type="float" office:value="24.565731">
                <text:p>24.565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7143">
                <text:p>7.67143</text:p>
              </table:table-cell>
              <table:table-cell office:value-type="float" office:value="25.496764">
                <text:p>25.496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031215">
                <text:p>7.031215</text:p>
              </table:table-cell>
              <table:table-cell office:value-type="float" office:value="25.788358">
                <text:p>25.7883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1711">
                <text:p>6.41711</text:p>
              </table:table-cell>
              <table:table-cell office:value-type="float" office:value="26.088747">
                <text:p>26.088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796241">
                <text:p>7.796241</text:p>
              </table:table-cell>
              <table:table-cell office:value-type="float" office:value="27.403483">
                <text:p>27.403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67286">
                <text:p>7.567286</text:p>
              </table:table-cell>
              <table:table-cell office:value-type="float" office:value="27.860888">
                <text:p>27.860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687154">
                <text:p>7.687154</text:p>
              </table:table-cell>
              <table:table-cell office:value-type="float" office:value="28.502343">
                <text:p>28.502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90554">
                <text:p>8.690554</text:p>
              </table:table-cell>
              <table:table-cell office:value-type="float" office:value="29.582591">
                <text:p>29.58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74855">
                <text:p>7.274855</text:p>
              </table:table-cell>
              <table:table-cell office:value-type="float" office:value="29.642098">
                <text:p>29.64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34597">
                <text:p>8.834597</text:p>
              </table:table-cell>
              <table:table-cell office:value-type="float" office:value="31.112473">
                <text:p>31.112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567096">
                <text:p>8.567096</text:p>
              </table:table-cell>
              <table:table-cell office:value-type="float" office:value="31.621192">
                <text:p>31.621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908772">
                <text:p>9.908772</text:p>
              </table:table-cell>
              <table:table-cell office:value-type="float" office:value="33.070348">
                <text:p>33.070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74082">
                <text:p>9.574082</text:p>
              </table:table-cell>
              <table:table-cell office:value-type="float" office:value="33.619314">
                <text:p>33.619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835975">
                <text:p>10.835975</text:p>
              </table:table-cell>
              <table:table-cell office:value-type="float" office:value="35.103333">
                <text:p>35.10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473509">
                <text:p>10.473509</text:p>
              </table:table-cell>
              <table:table-cell office:value-type="float" office:value="35.698545">
                <text:p>35.698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9827">
                <text:p>10.29827</text:p>
              </table:table-cell>
              <table:table-cell office:value-type="float" office:value="36.461386">
                <text:p>36.461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3528">
                <text:p>11.43528</text:p>
              </table:table-cell>
              <table:table-cell office:value-type="float" office:value="37.904194">
                <text:p>37.904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146071">
                <text:p>12.146071</text:p>
              </table:table-cell>
              <table:table-cell office:value-type="float" office:value="39.059951">
                <text:p>39.059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592684">
                <text:p>12.592684</text:p>
              </table:table-cell>
              <table:table-cell office:value-type="float" office:value="40.147658">
                <text:p>40.147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619918">
                <text:p>13.619918</text:p>
              </table:table-cell>
              <table:table-cell office:value-type="float" office:value="41.582491">
                <text:p>41.5824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38002">
                <text:p>13.638002</text:p>
              </table:table-cell>
              <table:table-cell office:value-type="float" office:value="42.524169">
                <text:p>42.5241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64987">
                <text:p>15.064987</text:p>
              </table:table-cell>
              <table:table-cell office:value-type="float" office:value="44.309197">
                <text:p>44.3091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522529">
                <text:p>14.522529</text:p>
              </table:table-cell>
              <table:table-cell office:value-type="float" office:value="45.072163">
                <text:p>45.07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65485">
                <text:p>15.865485</text:p>
              </table:table-cell>
              <table:table-cell office:value-type="float" office:value="46.963496">
                <text:p>46.963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3671">
                <text:p>15.23671</text:p>
              </table:table-cell>
              <table:table-cell office:value-type="float" office:value="47.771882">
                <text:p>47.771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73093">
                <text:p>15.773093</text:p>
              </table:table-cell>
              <table:table-cell office:value-type="float" office:value="49.318155">
                <text:p>49.318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910976">
                <text:p>15.910976</text:p>
              </table:table-cell>
              <table:table-cell office:value-type="float" office:value="50.606453">
                <text:p>50.606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454262">
                <text:p>17.454262</text:p>
              </table:table-cell>
              <table:table-cell office:value-type="float" office:value="52.766465">
                <text:p>52.766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692108">
                <text:p>15.692108</text:p>
              </table:table-cell>
              <table:table-cell office:value-type="float" office:value="53.234728">
                <text:p>53.234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561352">
                <text:p>13.561352</text:p>
              </table:table-cell>
              <table:table-cell office:value-type="float" office:value="53.637936">
                <text:p>53.637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709628">
                <text:p>13.709628</text:p>
              </table:table-cell>
              <table:table-cell office:value-type="float" office:value="55.108107">
                <text:p>55.10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5949">
                <text:p>14.5949</text:p>
              </table:table-cell>
              <table:table-cell office:value-type="float" office:value="56.952856">
                <text:p>56.952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046235">
                <text:p>12.046235</text:p>
              </table:table-cell>
              <table:table-cell office:value-type="float" office:value="57.038696">
                <text:p>57.038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232013">
                <text:p>14.232013</text:p>
              </table:table-cell>
              <table:table-cell office:value-type="float" office:value="59.857124">
                <text:p>59.857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88693">
                <text:p>13.88693</text:p>
              </table:table-cell>
              <table:table-cell office:value-type="float" office:value="60.940362">
                <text:p>60.940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530687">
                <text:p>15.530687</text:p>
              </table:table-cell>
              <table:table-cell office:value-type="float" office:value="63.276248">
                <text:p>63.276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28407">
                <text:p>16.28407</text:p>
              </table:table-cell>
              <table:table-cell office:value-type="float" office:value="64.959405">
                <text:p>64.959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569674">
                <text:p>18.569674</text:p>
              </table:table-cell>
              <table:table-cell office:value-type="float" office:value="67.633736">
                <text:p>67.633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588505">
                <text:p>18.588505</text:p>
              </table:table-cell>
              <table:table-cell office:value-type="float" office:value="69.083989">
                <text:p>69.083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605467">
                <text:p>19.605467</text:p>
              </table:table-cell>
              <table:table-cell office:value-type="float" office:value="71.215364">
                <text:p>71.215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51297">
                <text:p>20.451297</text:p>
              </table:table-cell>
              <table:table-cell office:value-type="float" office:value="73.271106">
                <text:p>73.27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82266">
                <text:p>21.482266</text:p>
              </table:table-cell>
              <table:table-cell office:value-type="float" office:value="75.501031">
                <text:p>75.501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176497">
                <text:p>22.176497</text:p>
              </table:table-cell>
              <table:table-cell office:value-type="float" office:value="77.58168">
                <text:p>77.58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280598">
                <text:p>24.280598</text:p>
              </table:table-cell>
              <table:table-cell office:value-type="float" office:value="80.50845">
                <text:p>80.5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897902">
                <text:p>23.897902</text:p>
              </table:table-cell>
              <table:table-cell office:value-type="float" office:value="82.081042">
                <text:p>82.081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732941">
                <text:p>24.732941</text:p>
              </table:table-cell>
              <table:table-cell office:value-type="float" office:value="84.442661">
                <text:p>84.4426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726619">
                <text:p>24.726619</text:p>
              </table:table-cell>
              <table:table-cell office:value-type="float" office:value="86.363688">
                <text:p>86.363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639361">
                <text:p>20.639361</text:p>
              </table:table-cell>
              <table:table-cell office:value-type="float" office:value="86.597185">
                <text:p>86.597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151683">
                <text:p>22.151683</text:p>
              </table:table-cell>
              <table:table-cell office:value-type="float" office:value="89.6273">
                <text:p>89.6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854161">
                <text:p>21.854161</text:p>
              </table:table-cell>
              <table:table-cell office:value-type="float" office:value="91.454199">
                <text:p>91.454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119286">
                <text:p>18.119286</text:p>
              </table:table-cell>
              <table:table-cell office:value-type="float" office:value="91.700672">
                <text:p>91.700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36272">
                <text:p>21.36272</text:p>
              </table:table-cell>
              <table:table-cell office:value-type="float" office:value="95.925765">
                <text:p>95.925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826804">
                <text:p>20.826804</text:p>
              </table:table-cell>
              <table:table-cell office:value-type="float" office:value="97.574432">
                <text:p>97.574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987137">
                <text:p>23.987137</text:p>
              </table:table-cell>
              <table:table-cell office:value-type="float" office:value="101.565575">
                <text:p>101.565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119013">
                <text:p>24.119013</text:p>
              </table:table-cell>
              <table:table-cell office:value-type="float" office:value="103.614539">
                <text:p>103.614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703532">
                <text:p>26.703532</text:p>
              </table:table-cell>
              <table:table-cell office:value-type="float" office:value="107.151374">
                <text:p>107.15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596228">
                <text:p>27.596228</text:p>
              </table:table-cell>
              <table:table-cell office:value-type="float" office:value="109.70932">
                <text:p>109.70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63454">
                <text:p>29.63454</text:p>
              </table:table-cell>
              <table:table-cell office:value-type="float" office:value="113.039769">
                <text:p>113.03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613831">
                <text:p>30.613831</text:p>
              </table:table-cell>
              <table:table-cell office:value-type="float" office:value="115.844935">
                <text:p>115.8449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158358">
                <text:p>32.158358</text:p>
              </table:table-cell>
              <table:table-cell office:value-type="float" office:value="119.077271">
                <text:p>119.0772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32032">
                <text:p>33.232032</text:p>
              </table:table-cell>
              <table:table-cell office:value-type="float" office:value="122.093267">
                <text:p>122.093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.15978">
                <text:p>32.15978</text:p>
              </table:table-cell>
              <table:table-cell office:value-type="float" office:value="124.146987">
                <text:p>124.14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025016">
                <text:p>35.025016</text:p>
              </table:table-cell>
              <table:table-cell office:value-type="float" office:value="128.387471">
                <text:p>128.38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4625">
                <text:p>29.094625</text:p>
              </table:table-cell>
              <table:table-cell office:value-type="float" office:value="128.596776">
                <text:p>128.5967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137211">
                <text:p>33.137211</text:p>
              </table:table-cell>
              <table:table-cell office:value-type="float" office:value="133.926849">
                <text:p>133.926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952743">
                <text:p>31.952743</text:p>
              </table:table-cell>
              <table:table-cell office:value-type="float" office:value="136.001177">
                <text:p>136.001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.975846">
                <text:p>32.975846</text:p>
              </table:table-cell>
              <table:table-cell office:value-type="float" office:value="139.458453">
                <text:p>139.4584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293683">
                <text:p>35.293683</text:p>
              </table:table-cell>
              <table:table-cell office:value-type="float" office:value="143.564501">
                <text:p>143.5645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000915">
                <text:p>38.000915</text:p>
              </table:table-cell>
              <table:table-cell office:value-type="float" office:value="147.863468">
                <text:p>147.86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891329">
                <text:p>38.891329</text:p>
              </table:table-cell>
              <table:table-cell office:value-type="float" office:value="151.240071">
                <text:p>151.24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840382">
                <text:p>41.840382</text:p>
              </table:table-cell>
              <table:table-cell office:value-type="float" office:value="155.869583">
                <text:p>155.869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.889499">
                <text:p>41.889499</text:p>
              </table:table-cell>
              <table:table-cell office:value-type="float" office:value="159.025246">
                <text:p>159.025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.886429">
                <text:p>41.886429</text:p>
              </table:table-cell>
              <table:table-cell office:value-type="float" office:value="162.377693">
                <text:p>162.377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305603">
                <text:p>44.305603</text:p>
              </table:table-cell>
              <table:table-cell office:value-type="float" office:value="167.084341">
                <text:p>167.084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949473">
                <text:p>48.949473</text:p>
              </table:table-cell>
              <table:table-cell office:value-type="float" office:value="173.003726">
                <text:p>173.003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692223">
                <text:p>46.692223</text:p>
              </table:table-cell>
              <table:table-cell office:value-type="float" office:value="175.43748">
                <text:p>175.437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.347755">
                <text:p>48.347755</text:p>
              </table:table-cell>
              <table:table-cell office:value-type="float" office:value="180.066569">
                <text:p>180.066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336925">
                <text:p>47.336925</text:p>
              </table:table-cell>
              <table:table-cell office:value-type="float" office:value="183.306003">
                <text:p>183.306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048558">
                <text:p>39.048558</text:p>
              </table:table-cell>
              <table:table-cell office:value-type="float" office:value="183.73309">
                <text:p>183.733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282963">
                <text:p>43.282963</text:p>
              </table:table-cell>
              <table:table-cell office:value-type="float" office:value="190.514072">
                <text:p>190.514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.399574">
                <text:p>41.399574</text:p>
              </table:table-cell>
              <table:table-cell office:value-type="float" office:value="193.498548">
                <text:p>193.498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.299468">
                <text:p>42.299468</text:p>
              </table:table-cell>
              <table:table-cell office:value-type="float" office:value="198.2693">
                <text:p>198.2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424364">
                <text:p>43.424364</text:p>
              </table:table-cell>
              <table:table-cell office:value-type="float" office:value="203.065589">
                <text:p>203.0655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363164">
                <text:p>35.363164</text:p>
              </table:table-cell>
              <table:table-cell office:value-type="float" office:value="203.415941">
                <text:p>203.415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804691">
                <text:p>40.804691</text:p>
              </table:table-cell>
              <table:table-cell office:value-type="float" office:value="211.191086">
                <text:p>211.1910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25995">
                <text:p>40.025995</text:p>
              </table:table-cell>
              <table:table-cell office:value-type="float" office:value="214.804355">
                <text:p>214.8043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.656071">
                <text:p>46.656071</text:p>
              </table:table-cell>
              <table:table-cell office:value-type="float" office:value="223.198482">
                <text:p>223.198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5.052206">
                <text:p>45.052206</text:p>
              </table:table-cell>
              <table:table-cell office:value-type="float" office:value="226.535029">
                <text:p>226.5350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.910351">
                <text:p>51.910351</text:p>
              </table:table-cell>
              <table:table-cell office:value-type="float" office:value="234.885289">
                <text:p>234.8852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206354">
                <text:p>50.206354</text:p>
              </table:table-cell>
              <table:table-cell office:value-type="float" office:value="238.299209">
                <text:p>238.29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.553887">
                <text:p>55.553887</text:p>
              </table:table-cell>
              <table:table-cell office:value-type="float" office:value="245.712481">
                <text:p>245.712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789128">
                <text:p>54.789128</text:p>
              </table:table-cell>
              <table:table-cell office:value-type="float" office:value="249.799016">
                <text:p>249.799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838469">
                <text:p>53.838469</text:p>
              </table:table-cell>
              <table:table-cell office:value-type="float" office:value="254.018423">
                <text:p>254.018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.525644">
                <text:p>55.525644</text:p>
              </table:table-cell>
              <table:table-cell office:value-type="float" office:value="259.660583">
                <text:p>259.660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.23369">
                <text:p>47.23369</text:p>
              </table:table-cell>
              <table:table-cell office:value-type="float" office:value="260.806213">
                <text:p>260.806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.17802">
                <text:p>48.17802</text:p>
              </table:table-cell>
              <table:table-cell office:value-type="float" office:value="266.308043">
                <text:p>266.308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.4825">
                <text:p>52.4825</text:p>
              </table:table-cell>
              <table:table-cell office:value-type="float" office:value="273.748907">
                <text:p>273.7489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.357657">
                <text:p>55.357657</text:p>
              </table:table-cell>
              <table:table-cell office:value-type="float" office:value="280.278742">
                <text:p>280.2787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.512777">
                <text:p>57.512777</text:p>
              </table:table-cell>
              <table:table-cell office:value-type="float" office:value="286.356905">
                <text:p>286.3569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.312613">
                <text:p>61.312613</text:p>
              </table:table-cell>
              <table:table-cell office:value-type="float" office:value="293.262891">
                <text:p>293.262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.963585">
                <text:p>61.963585</text:p>
              </table:table-cell>
              <table:table-cell office:value-type="float" office:value="298.476296">
                <text:p>298.476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840423">
                <text:p>60.840423</text:p>
              </table:table-cell>
              <table:table-cell office:value-type="float" office:value="303.01326">
                <text:p>303.01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.412112">
                <text:p>62.412112</text:p>
              </table:table-cell>
              <table:table-cell office:value-type="float" office:value="309.052186">
                <text:p>309.0521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.809773">
                <text:p>51.809773</text:p>
              </table:table-cell>
              <table:table-cell office:value-type="float" office:value="309.910148">
                <text:p>309.910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.882781">
                <text:p>58.882781</text:p>
              </table:table-cell>
              <table:table-cell office:value-type="float" office:value="319.993749">
                <text:p>319.9937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426074">
                <text:p>55.426074</text:p>
              </table:table-cell>
              <table:table-cell office:value-type="float" office:value="323.695963">
                <text:p>323.695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.953637">
                <text:p>59.953637</text:p>
              </table:table-cell>
              <table:table-cell office:value-type="float" office:value="332.001417">
                <text:p>332.001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.603095">
                <text:p>59.603095</text:p>
              </table:table-cell>
              <table:table-cell office:value-type="float" office:value="337.210389">
                <text:p>337.2103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.709751">
                <text:p>58.709751</text:p>
              </table:table-cell>
              <table:table-cell office:value-type="float" office:value="342.181889">
                <text:p>342.1818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13678">
                <text:p>57.13678</text:p>
              </table:table-cell>
              <table:table-cell office:value-type="float" office:value="346.853836">
                <text:p>346.8538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647238">
                <text:p>51.647238</text:p>
              </table:table-cell>
              <table:table-cell office:value-type="float" office:value="349.759554">
                <text:p>349.759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.55088">
                <text:p>54.55088</text:p>
              </table:table-cell>
              <table:table-cell office:value-type="float" office:value="357.184957">
                <text:p>357.184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196803">
                <text:p>57.196803</text:p>
              </table:table-cell>
              <table:table-cell office:value-type="float" office:value="364.486938">
                <text:p>364.486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652797">
                <text:p>44.652797</text:p>
              </table:table-cell>
              <table:table-cell office:value-type="float" office:value="364.585106">
                <text:p>364.585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01911">
                <text:p>51.501911</text:p>
              </table:table-cell>
              <table:table-cell office:value-type="float" office:value="375.166169">
                <text:p>375.1661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129318">
                <text:p>52.129318</text:p>
              </table:table-cell>
              <table:table-cell office:value-type="float" office:value="381.397254">
                <text:p>381.397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.749482">
                <text:p>57.749482</text:p>
              </table:table-cell>
              <table:table-cell office:value-type="float" office:value="390.639592">
                <text:p>390.6395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.276485">
                <text:p>60.276485</text:p>
              </table:table-cell>
              <table:table-cell office:value-type="float" office:value="397.621097">
                <text:p>397.6210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4.77054">
                <text:p>64.77054</text:p>
              </table:table-cell>
              <table:table-cell office:value-type="float" office:value="405.524093">
                <text:p>405.524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.405183">
                <text:p>63.405183</text:p>
              </table:table-cell>
              <table:table-cell office:value-type="float" office:value="410.375302">
                <text:p>410.375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020325">
                <text:p>54.020325</text:p>
              </table:table-cell>
              <table:table-cell office:value-type="float" office:value="412.028585">
                <text:p>412.028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.221012">
                <text:p>56.221012</text:p>
              </table:table-cell>
              <table:table-cell office:value-type="float" office:value="419.126372">
                <text:p>419.126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3.252622">
                <text:p>63.252622</text:p>
              </table:table-cell>
              <table:table-cell office:value-type="float" office:value="429.360397">
                <text:p>429.360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.009604">
                <text:p>73.009604</text:p>
              </table:table-cell>
              <table:table-cell office:value-type="float" office:value="441.131448">
                <text:p>441.1314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41756">
                <text:p>69.41756</text:p>
              </table:table-cell>
              <table:table-cell office:value-type="float" office:value="445.344099">
                <text:p>445.344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.960764">
                <text:p>76.960764</text:p>
              </table:table-cell>
              <table:table-cell office:value-type="float" office:value="455.013332">
                <text:p>455.013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5.009035">
                <text:p>75.009035</text:p>
              </table:table-cell>
              <table:table-cell office:value-type="float" office:value="459.642697">
                <text:p>459.642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8.869999">
                <text:p>78.869999</text:p>
              </table:table-cell>
              <table:table-cell office:value-type="float" office:value="466.997895">
                <text:p>466.997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.941822">
                <text:p>77.941822</text:p>
              </table:table-cell>
              <table:table-cell office:value-type="float" office:value="472.092895">
                <text:p>472.092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5.307806">
                <text:p>75.307806</text:p>
              </table:table-cell>
              <table:table-cell office:value-type="float" office:value="476.656454">
                <text:p>476.656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7.224499">
                <text:p>77.224499</text:p>
              </table:table-cell>
              <table:table-cell office:value-type="float" office:value="483.384582">
                <text:p>483.384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.694232">
                <text:p>60.694232</text:p>
              </table:table-cell>
              <table:table-cell office:value-type="float" office:value="483.635492">
                <text:p>483.6354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.720167">
                <text:p>62.720167</text:p>
              </table:table-cell>
              <table:table-cell office:value-type="float" office:value="491.629121">
                <text:p>491.629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.196114">
                <text:p>60.196114</text:p>
              </table:table-cell>
              <table:table-cell office:value-type="float" office:value="496.947049">
                <text:p>496.947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.946685">
                <text:p>48.946685</text:p>
              </table:table-cell>
              <table:table-cell office:value-type="float" office:value="498.212423">
                <text:p>498.2124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.495655">
                <text:p>52.495655</text:p>
              </table:table-cell>
              <table:table-cell office:value-type="float" office:value="507.821769">
                <text:p>507.8217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3.861184">
                <text:p>53.861184</text:p>
              </table:table-cell>
              <table:table-cell office:value-type="float" office:value="515.630409">
                <text:p>515.630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.261447">
                <text:p>41.261447</text:p>
              </table:table-cell>
              <table:table-cell office:value-type="float" office:value="515.958671">
                <text:p>515.958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236405">
                <text:p>46.236405</text:p>
              </table:table-cell>
              <table:table-cell office:value-type="float" office:value="526.680881">
                <text:p>526.6808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.155128">
                <text:p>50.155128</text:p>
              </table:table-cell>
              <table:table-cell office:value-type="float" office:value="536.252986">
                <text:p>536.252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.476617">
                <text:p>55.476617</text:p>
              </table:table-cell>
              <table:table-cell office:value-type="float" office:value="546.245313">
                <text:p>546.245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.871081">
                <text:p>48.871081</text:p>
              </table:table-cell>
              <table:table-cell office:value-type="float" office:value="553.64456">
                <text:p>553.644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918252">
                <text:p>26.918252</text:p>
              </table:table-cell>
              <table:table-cell office:value-type="float" office:value="556.901753">
                <text:p>556.9017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551">
                <text:p>30.99551</text:p>
              </table:table-cell>
              <table:table-cell office:value-type="float" office:value="561.572975">
                <text:p>561.572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845929">
                <text:p>25.845929</text:p>
              </table:table-cell>
              <table:table-cell office:value-type="float" office:value="562.137826">
                <text:p>562.1378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.207742">
                <text:p>34.207742</text:p>
              </table:table-cell>
              <table:table-cell office:value-type="float" office:value="571.431061">
                <text:p>571.431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68563">
                <text:p>33.68563</text:p>
              </table:table-cell>
              <table:table-cell office:value-type="float" office:value="573.905472">
                <text:p>573.9054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.281435">
                <text:p>41.281435</text:p>
              </table:table-cell>
              <table:table-cell office:value-type="float" office:value="581.483915">
                <text:p>581.483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.231867">
                <text:p>40.231867</text:p>
              </table:table-cell>
              <table:table-cell office:value-type="float" office:value="583.377411">
                <text:p>583.3774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.415437">
                <text:p>44.415437</text:p>
              </table:table-cell>
              <table:table-cell office:value-type="float" office:value="587.991442">
                <text:p>587.991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5.109707">
                <text:p>45.109707</text:p>
              </table:table-cell>
              <table:table-cell office:value-type="float" office:value="590.223921">
                <text:p>590.2239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5.196376">
                <text:p>45.196376</text:p>
              </table:table-cell>
              <table:table-cell office:value-type="float" office:value="592.253386">
                <text:p>592.2533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.528597">
                <text:p>44.528597</text:p>
              </table:table-cell>
              <table:table-cell office:value-type="float" office:value="594.079082">
                <text:p>594.0790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.886928">
                <text:p>36.886928</text:p>
              </table:table-cell>
              <table:table-cell office:value-type="float" office:value="594.424074">
                <text:p>594.424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.205333">
                <text:p>40.205333</text:p>
              </table:table-cell>
              <table:table-cell office:value-type="float" office:value="600.936328">
                <text:p>600.936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.415597">
                <text:p>38.415597</text:p>
              </table:table-cell>
              <table:table-cell office:value-type="float" office:value="603.490447">
                <text:p>603.490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.217877">
                <text:p>40.217877</text:p>
              </table:table-cell>
              <table:table-cell office:value-type="float" office:value="608.245287">
                <text:p>608.2452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.798783">
                <text:p>38.798783</text:p>
              </table:table-cell>
              <table:table-cell office:value-type="float" office:value="610.350546">
                <text:p>610.35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0.133943">
                <text:p>40.133943</text:p>
              </table:table-cell>
              <table:table-cell office:value-type="float" office:value="613.59134">
                <text:p>613.5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514294">
                <text:p>38.514294</text:p>
              </table:table-cell>
              <table:table-cell office:value-type="float" office:value="614.614331">
                <text:p>614.6143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.84504">
                <text:p>38.84504</text:p>
              </table:table-cell>
              <table:table-cell office:value-type="float" office:value="616.262121">
                <text:p>616.262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.237605">
                <text:p>35.237605</text:p>
              </table:table-cell>
              <table:table-cell office:value-type="float" office:value="616.388201">
                <text:p>616.388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351469">
                <text:p>28.351469</text:p>
              </table:table-cell>
              <table:table-cell office:value-type="float" office:value="616.603729">
                <text:p>616.6037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240684">
                <text:p>30.240684</text:p>
              </table:table-cell>
              <table:table-cell office:value-type="float" office:value="622.633552">
                <text:p>622.6335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1105">
                <text:p>28.01105</text:p>
              </table:table-cell>
              <table:table-cell office:value-type="float" office:value="624.707011">
                <text:p>624.7070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09364">
                <text:p>29.09364</text:p>
              </table:table-cell>
              <table:table-cell office:value-type="float" office:value="629.20237">
                <text:p>629.202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184609">
                <text:p>28.184609</text:p>
              </table:table-cell>
              <table:table-cell office:value-type="float" office:value="631.458284">
                <text:p>631.4582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329578">
                <text:p>31.329578</text:p>
              </table:table-cell>
              <table:table-cell office:value-type="float" office:value="635.615183">
                <text:p>635.615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17463">
                <text:p>28.717463</text:p>
              </table:table-cell>
              <table:table-cell office:value-type="float" office:value="635.805695">
                <text:p>635.8056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944301">
                <text:p>27.944301</text:p>
              </table:table-cell>
              <table:table-cell office:value-type="float" office:value="637.162596">
                <text:p>637.162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942374">
                <text:p>26.942374</text:p>
              </table:table-cell>
              <table:table-cell office:value-type="float" office:value="638.616603">
                <text:p>638.6166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.255508">
                <text:p>22.255508</text:p>
              </table:table-cell>
              <table:table-cell office:value-type="float" office:value="639.226852">
                <text:p>639.226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534643">
                <text:p>24.534643</text:p>
              </table:table-cell>
              <table:table-cell office:value-type="float" office:value="645.011187">
                <text:p>645.011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531497">
                <text:p>24.531497</text:p>
              </table:table-cell>
              <table:table-cell office:value-type="float" office:value="648.362143">
                <text:p>648.3621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684396">
                <text:p>26.684396</text:p>
              </table:table-cell>
              <table:table-cell office:value-type="float" office:value="653.16513">
                <text:p>653.16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509714">
                <text:p>27.509714</text:p>
              </table:table-cell>
              <table:table-cell office:value-type="float" office:value="656.370893">
                <text:p>656.370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273314">
                <text:p>20.273314</text:p>
              </table:table-cell>
              <table:table-cell office:value-type="float" office:value="656.428191">
                <text:p>656.4281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44cm" svg:height="7.9cm" xlink:href=".." xlink:type="simple" chart:class="chart:scatter" chart:style-name="ch1">
        <chart:title svg:x="5.536cm" svg:y="0.294cm" chart:style-name="ch2">
          <text:p>(pfw-pfe)(con)</text:p>
        </chart:title>
        <chart:legend chart:legend-position="end" svg:x="13.183cm" svg:y="3.651cm" style:legend-expansion="high" chart:style-name="ch3"/>
        <chart:plot-area chart:style-name="ch4" table:cell-range-address="Sheet1.I1:Sheet1.I299 Sheet1.K1:Sheet1.K299" chart:data-source-has-labels="row" svg:x="0.28cm" svg:y="1.231cm" svg:width="12.623cm" svg:height="6.511cm">
          <chartooo:coordinate-region svg:x="0.518cm" svg:y="1.43cm" svg:width="12.199cm" svg:height="5.6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scatter">
            <chart:domain table:cell-range-address="Sheet1.I2:Sheet1.I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143339">
                <text:p>-0.143339</text:p>
                <draw:g>
                  <svg:desc>Sheet1.I2:Sheet1.I299</svg:desc>
                </draw:g>
              </table:table-cell>
            </table:table-row>
            <table:table-row>
              <table:table-cell office:value-type="string"/>
              <table:table-cell office:value-type="float" office:value="-0.534775">
                <text:p>-0.534775</text:p>
              </table:table-cell>
            </table:table-row>
            <table:table-row>
              <table:table-cell office:value-type="string"/>
              <table:table-cell office:value-type="float" office:value="-0.752721">
                <text:p>-0.7527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1.066099">
                <text:p>-1.066099</text:p>
              </table:table-cell>
            </table:table-row>
            <table:table-row>
              <table:table-cell office:value-type="string"/>
              <table:table-cell office:value-type="float" office:value="-0.838463">
                <text:p>-0.8384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451956">
                <text:p>-0.451956</text:p>
              </table:table-cell>
            </table:table-row>
            <table:table-row>
              <table:table-cell office:value-type="string"/>
              <table:table-cell office:value-type="float" office:value="-0.149024">
                <text:p>-0.1490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208">
                <text:p>0.515208</text:p>
              </table:table-cell>
            </table:table-row>
            <table:table-row>
              <table:table-cell office:value-type="string"/>
              <table:table-cell office:value-type="float" office:value="0.925624">
                <text:p>0.9256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478996">
                <text:p>1.478996</text:p>
              </table:table-cell>
            </table:table-row>
            <table:table-row>
              <table:table-cell office:value-type="string"/>
              <table:table-cell office:value-type="float" office:value="1.683318">
                <text:p>1.683318</text:p>
              </table:table-cell>
            </table:table-row>
            <table:table-row>
              <table:table-cell office:value-type="string"/>
              <table:table-cell office:value-type="float" office:value="1.449603">
                <text:p>1.4496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163185">
                <text:p>2.163185</text:p>
              </table:table-cell>
            </table:table-row>
            <table:table-row>
              <table:table-cell office:value-type="string"/>
              <table:table-cell office:value-type="float" office:value="2.171283">
                <text:p>2.1712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207197">
                <text:p>2.207197</text:p>
              </table:table-cell>
            </table:table-row>
            <table:table-row>
              <table:table-cell office:value-type="string"/>
              <table:table-cell office:value-type="float" office:value="2.933141">
                <text:p>2.9331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093889">
                <text:p>3.093889</text:p>
              </table:table-cell>
            </table:table-row>
            <table:table-row>
              <table:table-cell office:value-type="string"/>
              <table:table-cell office:value-type="float" office:value="3.34193">
                <text:p>3.34193</text:p>
              </table:table-cell>
            </table:table-row>
            <table:table-row>
              <table:table-cell office:value-type="string"/>
              <table:table-cell office:value-type="float" office:value="3.007491">
                <text:p>3.0074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711678">
                <text:p>3.711678</text:p>
              </table:table-cell>
            </table:table-row>
            <table:table-row>
              <table:table-cell office:value-type="string"/>
              <table:table-cell office:value-type="float" office:value="3.614089">
                <text:p>3.6140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305048">
                <text:p>4.305048</text:p>
              </table:table-cell>
            </table:table-row>
            <table:table-row>
              <table:table-cell office:value-type="string"/>
              <table:table-cell office:value-type="float" office:value="4.158372">
                <text:p>4.1583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985445">
                <text:p>3.985445</text:p>
              </table:table-cell>
            </table:table-row>
            <table:table-row>
              <table:table-cell office:value-type="string"/>
              <table:table-cell office:value-type="float" office:value="4.701797">
                <text:p>4.7017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340828">
                <text:p>4.340828</text:p>
              </table:table-cell>
            </table:table-row>
            <table:table-row>
              <table:table-cell office:value-type="string"/>
              <table:table-cell office:value-type="float" office:value="4.966199">
                <text:p>4.966199</text:p>
              </table:table-cell>
            </table:table-row>
            <table:table-row>
              <table:table-cell office:value-type="string"/>
              <table:table-cell office:value-type="float" office:value="4.296514">
                <text:p>4.2965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759232">
                <text:p>4.759232</text:p>
              </table:table-cell>
            </table:table-row>
            <table:table-row>
              <table:table-cell office:value-type="string"/>
              <table:table-cell office:value-type="float" office:value="4.974217">
                <text:p>4.9742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887704">
                <text:p>5.887704</text:p>
              </table:table-cell>
            </table:table-row>
            <table:table-row>
              <table:table-cell office:value-type="string"/>
              <table:table-cell office:value-type="float" office:value="5.689438">
                <text:p>5.6894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316215">
                <text:p>6.316215</text:p>
              </table:table-cell>
            </table:table-row>
            <table:table-row>
              <table:table-cell office:value-type="string"/>
              <table:table-cell office:value-type="float" office:value="5.790446">
                <text:p>5.790446</text:p>
              </table:table-cell>
            </table:table-row>
            <table:table-row>
              <table:table-cell office:value-type="string"/>
              <table:table-cell office:value-type="float" office:value="5.286035">
                <text:p>5.2860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390237">
                <text:p>6.390237</text:p>
              </table:table-cell>
            </table:table-row>
            <table:table-row>
              <table:table-cell office:value-type="string"/>
              <table:table-cell office:value-type="float" office:value="6.181354">
                <text:p>6.1813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266222">
                <text:p>6.266222</text:p>
              </table:table-cell>
            </table:table-row>
            <table:table-row>
              <table:table-cell office:value-type="string"/>
              <table:table-cell office:value-type="float" office:value="7.092978">
                <text:p>7.092978</text:p>
              </table:table-cell>
            </table:table-row>
            <table:table-row>
              <table:table-cell office:value-type="string"/>
              <table:table-cell office:value-type="float" office:value="5.939964">
                <text:p>5.9399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274895">
                <text:p>7.274895</text:p>
              </table:table-cell>
            </table:table-row>
            <table:table-row>
              <table:table-cell office:value-type="string"/>
              <table:table-cell office:value-type="float" office:value="7.117556">
                <text:p>7.1175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.411856">
                <text:p>8.411856</text:p>
              </table:table-cell>
            </table:table-row>
            <table:table-row>
              <table:table-cell office:value-type="string"/>
              <table:table-cell office:value-type="float" office:value="8.205767">
                <text:p>8.2057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9.427368">
                <text:p>9.427368</text:p>
              </table:table-cell>
            </table:table-row>
            <table:table-row>
              <table:table-cell office:value-type="string"/>
              <table:table-cell office:value-type="float" office:value="9.115599">
                <text:p>9.1155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.961386">
                <text:p>8.961386</text:p>
              </table:table-cell>
            </table:table-row>
            <table:table-row>
              <table:table-cell office:value-type="string"/>
              <table:table-cell office:value-type="float" office:value="9.899173">
                <text:p>9.8991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.442253">
                <text:p>10.442253</text:p>
              </table:table-cell>
            </table:table-row>
            <table:table-row>
              <table:table-cell office:value-type="string"/>
              <table:table-cell office:value-type="float" office:value="10.793414">
                <text:p>10.7934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.642221">
                <text:p>11.642221</text:p>
              </table:table-cell>
            </table:table-row>
            <table:table-row>
              <table:table-cell office:value-type="string"/>
              <table:table-cell office:value-type="float" office:value="11.624783">
                <text:p>11.6247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2.801763">
                <text:p>12.801763</text:p>
              </table:table-cell>
            </table:table-row>
            <table:table-row>
              <table:table-cell office:value-type="string"/>
              <table:table-cell office:value-type="float" office:value="12.297965">
                <text:p>12.2979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3.398139">
                <text:p>13.398139</text:p>
              </table:table-cell>
            </table:table-row>
            <table:table-row>
              <table:table-cell office:value-type="string"/>
              <table:table-cell office:value-type="float" office:value="12.82835">
                <text:p>12.828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3.264495">
                <text:p>13.264495</text:p>
              </table:table-cell>
            </table:table-row>
            <table:table-row>
              <table:table-cell office:value-type="string"/>
              <table:table-cell office:value-type="float" office:value="13.35132">
                <text:p>13.351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4.634451">
                <text:p>14.634451</text:p>
              </table:table-cell>
            </table:table-row>
            <table:table-row>
              <table:table-cell office:value-type="string"/>
              <table:table-cell office:value-type="float" office:value="13.13116">
                <text:p>13.13116</text:p>
              </table:table-cell>
            </table:table-row>
            <table:table-row>
              <table:table-cell office:value-type="string"/>
              <table:table-cell office:value-type="float" office:value="11.35046">
                <text:p>11.350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.468149">
                <text:p>11.468149</text:p>
              </table:table-cell>
            </table:table-row>
            <table:table-row>
              <table:table-cell office:value-type="string"/>
              <table:table-cell office:value-type="float" office:value="12.144349">
                <text:p>12.144349</text:p>
              </table:table-cell>
            </table:table-row>
            <table:table-row>
              <table:table-cell office:value-type="string"/>
              <table:table-cell office:value-type="float" office:value="10.013311">
                <text:p>10.0133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.785996">
                <text:p>11.785996</text:p>
              </table:table-cell>
            </table:table-row>
            <table:table-row>
              <table:table-cell office:value-type="string"/>
              <table:table-cell office:value-type="float" office:value="11.451029">
                <text:p>11.4510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2.768086">
                <text:p>12.768086</text:p>
              </table:table-cell>
            </table:table-row>
            <table:table-row>
              <table:table-cell office:value-type="string"/>
              <table:table-cell office:value-type="float" office:value="13.322707">
                <text:p>13.3227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5.146688">
                <text:p>15.146688</text:p>
              </table:table-cell>
            </table:table-row>
            <table:table-row>
              <table:table-cell office:value-type="string"/>
              <table:table-cell office:value-type="float" office:value="15.132632">
                <text:p>15.1326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5.961997">
                <text:p>15.961997</text:p>
              </table:table-cell>
            </table:table-row>
            <table:table-row>
              <table:table-cell office:value-type="string"/>
              <table:table-cell office:value-type="float" office:value="16.642976">
                <text:p>16.6429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.491428">
                <text:p>17.491428</text:p>
              </table:table-cell>
            </table:table-row>
            <table:table-row>
              <table:table-cell office:value-type="string"/>
              <table:table-cell office:value-type="float" office:value="18.066652">
                <text:p>18.0666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.802874">
                <text:p>19.802874</text:p>
              </table:table-cell>
            </table:table-row>
            <table:table-row>
              <table:table-cell office:value-type="string"/>
              <table:table-cell office:value-type="float" office:value="19.465269">
                <text:p>19.4652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0.151615">
                <text:p>20.151615</text:p>
              </table:table-cell>
            </table:table-row>
            <table:table-row>
              <table:table-cell office:value-type="string"/>
              <table:table-cell office:value-type="float" office:value="20.112755">
                <text:p>20.112755</text:p>
              </table:table-cell>
            </table:table-row>
            <table:table-row>
              <table:table-cell office:value-type="string"/>
              <table:table-cell office:value-type="float" office:value="16.760924">
                <text:p>16.7609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.992835">
                <text:p>17.992835</text:p>
              </table:table-cell>
            </table:table-row>
            <table:table-row>
              <table:table-cell office:value-type="string"/>
              <table:table-cell office:value-type="float" office:value="17.671187">
                <text:p>17.671187</text:p>
              </table:table-cell>
            </table:table-row>
            <table:table-row>
              <table:table-cell office:value-type="string"/>
              <table:table-cell office:value-type="float" office:value="14.633062">
                <text:p>14.6330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.245415">
                <text:p>17.245415</text:p>
              </table:table-cell>
            </table:table-row>
            <table:table-row>
              <table:table-cell office:value-type="string"/>
              <table:table-cell office:value-type="float" office:value="16.754063">
                <text:p>16.7540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.30153">
                <text:p>19.30153</text:p>
              </table:table-cell>
            </table:table-row>
            <table:table-row>
              <table:table-cell office:value-type="string"/>
              <table:table-cell office:value-type="float" office:value="19.375048">
                <text:p>19.3750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1.422867">
                <text:p>21.422867</text:p>
              </table:table-cell>
            </table:table-row>
            <table:table-row>
              <table:table-cell office:value-type="string"/>
              <table:table-cell office:value-type="float" office:value="22.055715">
                <text:p>22.0557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3.619827">
                <text:p>23.619827</text:p>
              </table:table-cell>
            </table:table-row>
            <table:table-row>
              <table:table-cell office:value-type="string"/>
              <table:table-cell office:value-type="float" office:value="24.339345">
                <text:p>24.3393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.551933">
                <text:p>25.551933</text:p>
              </table:table-cell>
            </table:table-row>
            <table:table-row>
              <table:table-cell office:value-type="string"/>
              <table:table-cell office:value-type="float" office:value="26.404606">
                <text:p>26.40460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.553627">
                <text:p>25.553627</text:p>
              </table:table-cell>
            </table:table-row>
            <table:table-row>
              <table:table-cell office:value-type="string"/>
              <table:table-cell office:value-type="float" office:value="27.901399">
                <text:p>27.901399</text:p>
              </table:table-cell>
            </table:table-row>
            <table:table-row>
              <table:table-cell office:value-type="string"/>
              <table:table-cell office:value-type="float" office:value="23.09696">
                <text:p>23.096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6.368189">
                <text:p>26.368189</text:p>
              </table:table-cell>
            </table:table-row>
            <table:table-row>
              <table:table-cell office:value-type="string"/>
              <table:table-cell office:value-type="float" office:value="25.314905">
                <text:p>25.3149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6.124136">
                <text:p>26.124136</text:p>
              </table:table-cell>
            </table:table-row>
            <table:table-row>
              <table:table-cell office:value-type="string"/>
              <table:table-cell office:value-type="float" office:value="27.942318">
                <text:p>27.9423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0.040664">
                <text:p>30.040664</text:p>
              </table:table-cell>
            </table:table-row>
            <table:table-row>
              <table:table-cell office:value-type="string"/>
              <table:table-cell office:value-type="float" office:value="30.675801">
                <text:p>30.6758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2.952999">
                <text:p>32.952999</text:p>
              </table:table-cell>
            </table:table-row>
            <table:table-row>
              <table:table-cell office:value-type="string"/>
              <table:table-cell office:value-type="float" office:value="32.897472">
                <text:p>32.8974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2.864415">
                <text:p>32.864415</text:p>
              </table:table-cell>
            </table:table-row>
            <table:table-row>
              <table:table-cell office:value-type="string"/>
              <table:table-cell office:value-type="float" office:value="34.754219">
                <text:p>34.7542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8.394341">
                <text:p>38.394341</text:p>
              </table:table-cell>
            </table:table-row>
            <table:table-row>
              <table:table-cell office:value-type="string"/>
              <table:table-cell office:value-type="float" office:value="36.547578">
                <text:p>36.5475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7.932346">
                <text:p>37.932346</text:p>
              </table:table-cell>
            </table:table-row>
            <table:table-row>
              <table:table-cell office:value-type="string"/>
              <table:table-cell office:value-type="float" office:value="37.039835">
                <text:p>37.039835</text:p>
              </table:table-cell>
            </table:table-row>
            <table:table-row>
              <table:table-cell office:value-type="string"/>
              <table:table-cell office:value-type="float" office:value="30.445924">
                <text:p>30.4459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.886664">
                <text:p>33.886664</text:p>
              </table:table-cell>
            </table:table-row>
            <table:table-row>
              <table:table-cell office:value-type="string"/>
              <table:table-cell office:value-type="float" office:value="32.177685">
                <text:p>32.1776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2.861153">
                <text:p>32.861153</text:p>
              </table:table-cell>
            </table:table-row>
            <table:table-row>
              <table:table-cell office:value-type="string"/>
              <table:table-cell office:value-type="float" office:value="33.680822">
                <text:p>33.680822</text:p>
              </table:table-cell>
            </table:table-row>
            <table:table-row>
              <table:table-cell office:value-type="string"/>
              <table:table-cell office:value-type="float" office:value="27.293203">
                <text:p>27.2932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1.54449">
                <text:p>31.54449</text:p>
              </table:table-cell>
            </table:table-row>
            <table:table-row>
              <table:table-cell office:value-type="string"/>
              <table:table-cell office:value-type="float" office:value="30.631078">
                <text:p>30.6310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5.484638">
                <text:p>35.484638</text:p>
              </table:table-cell>
            </table:table-row>
            <table:table-row>
              <table:table-cell office:value-type="string"/>
              <table:table-cell office:value-type="float" office:value="33.973185">
                <text:p>33.9731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8.888655">
                <text:p>38.888655</text:p>
              </table:table-cell>
            </table:table-row>
            <table:table-row>
              <table:table-cell office:value-type="string"/>
              <table:table-cell office:value-type="float" office:value="37.267697">
                <text:p>37.2676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0.992053">
                <text:p>40.992053</text:p>
              </table:table-cell>
            </table:table-row>
            <table:table-row>
              <table:table-cell office:value-type="string"/>
              <table:table-cell office:value-type="float" office:value="40.160503">
                <text:p>40.1605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9.348693">
                <text:p>39.348693</text:p>
              </table:table-cell>
            </table:table-row>
            <table:table-row>
              <table:table-cell office:value-type="string"/>
              <table:table-cell office:value-type="float" office:value="40.51536">
                <text:p>40.51536</text:p>
              </table:table-cell>
            </table:table-row>
            <table:table-row>
              <table:table-cell office:value-type="string"/>
              <table:table-cell office:value-type="float" office:value="34.273646">
                <text:p>34.2736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4.973657">
                <text:p>34.973657</text:p>
              </table:table-cell>
            </table:table-row>
            <table:table-row>
              <table:table-cell office:value-type="string"/>
              <table:table-cell office:value-type="float" office:value="38.029405">
                <text:p>38.0294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0.099494">
                <text:p>40.099494</text:p>
              </table:table-cell>
            </table:table-row>
            <table:table-row>
              <table:table-cell office:value-type="string"/>
              <table:table-cell office:value-type="float" office:value="41.721048">
                <text:p>41.7210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536628">
                <text:p>44.536628</text:p>
              </table:table-cell>
            </table:table-row>
            <table:table-row>
              <table:table-cell office:value-type="string"/>
              <table:table-cell office:value-type="float" office:value="44.93302">
                <text:p>44.933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059143">
                <text:p>44.059143</text:p>
              </table:table-cell>
            </table:table-row>
            <table:table-row>
              <table:table-cell office:value-type="string"/>
              <table:table-cell office:value-type="float" office:value="45.216906">
                <text:p>45.216906</text:p>
              </table:table-cell>
            </table:table-row>
            <table:table-row>
              <table:table-cell office:value-type="string"/>
              <table:table-cell office:value-type="float" office:value="37.291847">
                <text:p>37.2918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2.663692">
                <text:p>42.663692</text:p>
              </table:table-cell>
            </table:table-row>
            <table:table-row>
              <table:table-cell office:value-type="string"/>
              <table:table-cell office:value-type="float" office:value="39.932475">
                <text:p>39.9324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408142">
                <text:p>43.408142</text:p>
              </table:table-cell>
            </table:table-row>
            <table:table-row>
              <table:table-cell office:value-type="string"/>
              <table:table-cell office:value-type="float" office:value="43.112615">
                <text:p>43.1126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2.431462">
                <text:p>42.431462</text:p>
              </table:table-cell>
            </table:table-row>
            <table:table-row>
              <table:table-cell office:value-type="string"/>
              <table:table-cell office:value-type="float" office:value="41.164208">
                <text:p>41.164208</text:p>
              </table:table-cell>
            </table:table-row>
            <table:table-row>
              <table:table-cell office:value-type="string"/>
              <table:table-cell office:value-type="float" office:value="36.981736">
                <text:p>36.9817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8.961698">
                <text:p>38.961698</text:p>
              </table:table-cell>
            </table:table-row>
            <table:table-row>
              <table:table-cell office:value-type="string"/>
              <table:table-cell office:value-type="float" office:value="40.557353">
                <text:p>40.557353</text:p>
              </table:table-cell>
            </table:table-row>
            <table:table-row>
              <table:table-cell office:value-type="string"/>
              <table:table-cell office:value-type="float" office:value="31.312553">
                <text:p>31.3125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6.168525">
                <text:p>36.168525</text:p>
              </table:table-cell>
            </table:table-row>
            <table:table-row>
              <table:table-cell office:value-type="string"/>
              <table:table-cell office:value-type="float" office:value="36.294757">
                <text:p>36.2947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0.033105">
                <text:p>40.033105</text:p>
              </table:table-cell>
            </table:table-row>
            <table:table-row>
              <table:table-cell office:value-type="string"/>
              <table:table-cell office:value-type="float" office:value="41.487085">
                <text:p>41.4870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.284975">
                <text:p>44.284975</text:p>
              </table:table-cell>
            </table:table-row>
            <table:table-row>
              <table:table-cell office:value-type="string"/>
              <table:table-cell office:value-type="float" office:value="42.966252">
                <text:p>42.966252</text:p>
              </table:table-cell>
            </table:table-row>
            <table:table-row>
              <table:table-cell office:value-type="string"/>
              <table:table-cell office:value-type="float" office:value="36.237894">
                <text:p>36.2378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7.469868">
                <text:p>37.469868</text:p>
              </table:table-cell>
            </table:table-row>
            <table:table-row>
              <table:table-cell office:value-type="string"/>
              <table:table-cell office:value-type="float" office:value="41.952846">
                <text:p>41.9528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8.503183">
                <text:p>48.503183</text:p>
              </table:table-cell>
            </table:table-row>
            <table:table-row>
              <table:table-cell office:value-type="string"/>
              <table:table-cell office:value-type="float" office:value="46.173637">
                <text:p>46.1736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1.629806">
                <text:p>51.629806</text:p>
              </table:table-cell>
            </table:table-row>
            <table:table-row>
              <table:table-cell office:value-type="string"/>
              <table:table-cell office:value-type="float" office:value="50.42856">
                <text:p>50.428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3.343849">
                <text:p>53.343849</text:p>
              </table:table-cell>
            </table:table-row>
            <table:table-row>
              <table:table-cell office:value-type="string"/>
              <table:table-cell office:value-type="float" office:value="52.974739">
                <text:p>52.9747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1.514515">
                <text:p>51.514515</text:p>
              </table:table-cell>
            </table:table-row>
            <table:table-row>
              <table:table-cell office:value-type="string"/>
              <table:table-cell office:value-type="float" office:value="53.3415">
                <text:p>53.3415</text:p>
              </table:table-cell>
            </table:table-row>
            <table:table-row>
              <table:table-cell office:value-type="string"/>
              <table:table-cell office:value-type="float" office:value="41.612557">
                <text:p>41.6125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3.452488">
                <text:p>43.452488</text:p>
              </table:table-cell>
            </table:table-row>
            <table:table-row>
              <table:table-cell office:value-type="string"/>
              <table:table-cell office:value-type="float" office:value="41.696118">
                <text:p>41.696118</text:p>
              </table:table-cell>
            </table:table-row>
            <table:table-row>
              <table:table-cell office:value-type="string"/>
              <table:table-cell office:value-type="float" office:value="33.690529">
                <text:p>33.6905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6.436574">
                <text:p>36.436574</text:p>
              </table:table-cell>
            </table:table-row>
            <table:table-row>
              <table:table-cell office:value-type="string"/>
              <table:table-cell office:value-type="float" office:value="37.343507">
                <text:p>37.343507</text:p>
              </table:table-cell>
            </table:table-row>
            <table:table-row>
              <table:table-cell office:value-type="string"/>
              <table:table-cell office:value-type="float" office:value="28.29613">
                <text:p>28.296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1.89986">
                <text:p>31.89986</text:p>
              </table:table-cell>
            </table:table-row>
            <table:table-row>
              <table:table-cell office:value-type="string"/>
              <table:table-cell office:value-type="float" office:value="34.503912">
                <text:p>34.5039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7.960274">
                <text:p>37.960274</text:p>
              </table:table-cell>
            </table:table-row>
            <table:table-row>
              <table:table-cell office:value-type="string"/>
              <table:table-cell office:value-type="float" office:value="29.674948">
                <text:p>29.6749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125149">
                <text:p>7.125149</text:p>
              </table:table-cell>
            </table:table-row>
            <table:table-row>
              <table:table-cell office:value-type="string"/>
              <table:table-cell office:value-type="float" office:value="8.998482">
                <text:p>8.998482</text:p>
              </table:table-cell>
            </table:table-row>
            <table:table-row>
              <table:table-cell office:value-type="string"/>
              <table:table-cell office:value-type="float" office:value="7.317211">
                <text:p>7.3172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.93774">
                <text:p>10.93774</text:p>
              </table:table-cell>
            </table:table-row>
            <table:table-row>
              <table:table-cell office:value-type="string"/>
              <table:table-cell office:value-type="float" office:value="11.114197">
                <text:p>11.1141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4.723841">
                <text:p>14.723841</text:p>
              </table:table-cell>
            </table:table-row>
            <table:table-row>
              <table:table-cell office:value-type="string"/>
              <table:table-cell office:value-type="float" office:value="14.71505">
                <text:p>14.715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6.83462">
                <text:p>16.83462</text:p>
              </table:table-cell>
            </table:table-row>
            <table:table-row>
              <table:table-cell office:value-type="string"/>
              <table:table-cell office:value-type="float" office:value="17.278313">
                <text:p>17.2783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.304293">
                <text:p>17.304293</text:p>
              </table:table-cell>
            </table:table-row>
            <table:table-row>
              <table:table-cell office:value-type="string"/>
              <table:table-cell office:value-type="float" office:value="16.905542">
                <text:p>16.905542</text:p>
              </table:table-cell>
            </table:table-row>
            <table:table-row>
              <table:table-cell office:value-type="string"/>
              <table:table-cell office:value-type="float" office:value="13.629778">
                <text:p>13.6297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4.652976">
                <text:p>14.652976</text:p>
              </table:table-cell>
            </table:table-row>
            <table:table-row>
              <table:table-cell office:value-type="string"/>
              <table:table-cell office:value-type="float" office:value="13.662695">
                <text:p>13.66269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4.10954">
                <text:p>14.10954</text:p>
              </table:table-cell>
            </table:table-row>
            <table:table-row>
              <table:table-cell office:value-type="string"/>
              <table:table-cell office:value-type="float" office:value="13.361459">
                <text:p>13.3614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3.553242">
                <text:p>13.553242</text:p>
              </table:table-cell>
            </table:table-row>
            <table:table-row>
              <table:table-cell office:value-type="string"/>
              <table:table-cell office:value-type="float" office:value="12.54589">
                <text:p>12.545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2.112808">
                <text:p>12.112808</text:p>
              </table:table-cell>
            </table:table-row>
            <table:table-row>
              <table:table-cell office:value-type="string"/>
              <table:table-cell office:value-type="float" office:value="10.361426">
                <text:p>10.361426</text:p>
              </table:table-cell>
            </table:table-row>
            <table:table-row>
              <table:table-cell office:value-type="string"/>
              <table:table-cell office:value-type="float" office:value="7.690374">
                <text:p>7.6903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745541">
                <text:p>7.745541</text:p>
              </table:table-cell>
            </table:table-row>
            <table:table-row>
              <table:table-cell office:value-type="string"/>
              <table:table-cell office:value-type="float" office:value="6.518004">
                <text:p>6.5180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389874">
                <text:p>6.389874</text:p>
              </table:table-cell>
            </table:table-row>
            <table:table-row>
              <table:table-cell office:value-type="string"/>
              <table:table-cell office:value-type="float" office:value="5.797364">
                <text:p>5.7973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346405">
                <text:p>6.346405</text:p>
              </table:table-cell>
            </table:table-row>
            <table:table-row>
              <table:table-cell office:value-type="string"/>
              <table:table-cell office:value-type="float" office:value="5.231233">
                <text:p>5.2312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65636">
                <text:p>4.65636</text:p>
              </table:table-cell>
            </table:table-row>
            <table:table-row>
              <table:table-cell office:value-type="string"/>
              <table:table-cell office:value-type="float" office:value="4.056237">
                <text:p>4.056237</text:p>
              </table:table-cell>
            </table:table-row>
            <table:table-row>
              <table:table-cell office:value-type="string"/>
              <table:table-cell office:value-type="float" office:value="2.636628">
                <text:p>2.6366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176763">
                <text:p>3.176763</text:p>
              </table:table-cell>
            </table:table-row>
            <table:table-row>
              <table:table-cell office:value-type="string"/>
              <table:table-cell office:value-type="float" office:value="3.106737">
                <text:p>3.1067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865074">
                <text:p>3.865074</text:p>
              </table:table-cell>
            </table:table-row>
            <table:table-row>
              <table:table-cell office:value-type="string"/>
              <table:table-cell office:value-type="float" office:value="4.278587">
                <text:p>4.278587</text:p>
              </table:table-cell>
            </table:table-row>
            <table:table-row>
              <table:table-cell office:value-type="string"/>
              <table:table-cell office:value-type="float" office:value="2.205571">
                <text:p>2.20557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